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2.3516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16_II-reference-bootscan-plot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Position in alignment</text:p>
          </table:table-cell>
          <table:table-cell office:value-type="string" calcext:value-type="string">
            <text:p>BHV5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SP1777</text:p>
          </table:table-cell>
          <table:table-cell office:value-type="string" calcext:value-type="string">
            <text:p>K22</text:p>
          </table:table-cell>
          <table:table-cell office:value-type="string" calcext:value-type="string">
            <text:p>B589</text:p>
          </table:table-cell>
          <table:table-cell office:value-type="string" calcext:value-type="string">
            <text:p>Cooper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0000001" calcext:value-type="float">
            <text:p>24.9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24.90000001" calcext:value-type="float">
            <text:p>24.9000000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5000001" calcext:value-type="float">
            <text:p>24.85000001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24.85000001" calcext:value-type="float">
            <text:p>24.8500000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60000002" calcext:value-type="float">
            <text:p>24.60000002</text:p>
          </table:table-cell>
          <table:table-cell office:value-type="float" office:value="0.733333349" calcext:value-type="float">
            <text:p>0.733333349</text:p>
          </table:table-cell>
          <table:table-cell office:value-type="float" office:value="0.366666675" calcext:value-type="float">
            <text:p>0.366666675</text:p>
          </table:table-cell>
          <table:table-cell office:value-type="float" office:value="0.500000015" calcext:value-type="float">
            <text:p>0.500000015</text:p>
          </table:table-cell>
          <table:table-cell office:value-type="float" office:value="24.60000002" calcext:value-type="float">
            <text:p>24.6000000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60000002" calcext:value-type="float">
            <text:p>24.60000002</text:p>
          </table:table-cell>
          <table:table-cell office:value-type="float" office:value="0.700000018" calcext:value-type="float">
            <text:p>0.700000018</text:p>
          </table:table-cell>
          <table:table-cell office:value-type="float" office:value="0" calcext:value-type="float">
            <text:p>0</text:p>
          </table:table-cell>
          <table:table-cell office:value-type="float" office:value="0.900000021" calcext:value-type="float">
            <text:p>0.900000021</text:p>
          </table:table-cell>
          <table:table-cell office:value-type="float" office:value="24.60000002" calcext:value-type="float">
            <text:p>24.6000000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55000003" calcext:value-type="float">
            <text:p>24.55000003</text:p>
          </table:table-cell>
          <table:table-cell office:value-type="float" office:value="0.900000021" calcext:value-type="float">
            <text:p>0.900000021</text:p>
          </table:table-cell>
          <table:table-cell office:value-type="float" office:value="0" calcext:value-type="float">
            <text:p>0</text:p>
          </table:table-cell>
          <table:table-cell office:value-type="float" office:value="0.900000021" calcext:value-type="float">
            <text:p>0.900000021</text:p>
          </table:table-cell>
          <table:table-cell office:value-type="float" office:value="24.55000003" calcext:value-type="float">
            <text:p>24.5500000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90000007" calcext:value-type="float">
            <text:p>23.90000007</text:p>
          </table:table-cell>
          <table:table-cell office:value-type="float" office:value="1.500000045" calcext:value-type="float">
            <text:p>1.500000045</text:p>
          </table:table-cell>
          <table:table-cell office:value-type="float" office:value="0" calcext:value-type="float">
            <text:p>0</text:p>
          </table:table-cell>
          <table:table-cell office:value-type="float" office:value="2.900000066" calcext:value-type="float">
            <text:p>2.900000066</text:p>
          </table:table-cell>
          <table:table-cell office:value-type="float" office:value="23.90000007" calcext:value-type="float">
            <text:p>23.90000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75000001" calcext:value-type="float">
            <text:p>24.75000001</text:p>
          </table:table-cell>
          <table:table-cell office:value-type="float" office:value="0.500000015" calcext:value-type="float">
            <text:p>0.500000015</text:p>
          </table:table-cell>
          <table:table-cell office:value-type="float" office:value="0" calcext:value-type="float">
            <text:p>0</text:p>
          </table:table-cell>
          <table:table-cell office:value-type="float" office:value="0.500000015" calcext:value-type="float">
            <text:p>0.500000015</text:p>
          </table:table-cell>
          <table:table-cell office:value-type="float" office:value="24.75000001" calcext:value-type="float">
            <text:p>24.7500000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.41666667" calcext:value-type="float">
            <text:p>11.41666667</text:p>
          </table:table-cell>
          <table:table-cell office:value-type="float" office:value="0.666666672" calcext:value-type="float">
            <text:p>0.666666672</text:p>
          </table:table-cell>
          <table:table-cell office:value-type="float" office:value="0" calcext:value-type="float">
            <text:p>0</text:p>
          </table:table-cell>
          <table:table-cell office:value-type="float" office:value="0.666666672" calcext:value-type="float">
            <text:p>0.666666672</text:p>
          </table:table-cell>
          <table:table-cell office:value-type="float" office:value="11.41666667" calcext:value-type="float">
            <text:p>11.41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16666667" calcext:value-type="float">
            <text:p>10.16666667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10.16666667" calcext:value-type="float">
            <text:p>10.1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166666672" calcext:value-type="float">
            <text:p>9.16666667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9.166666672" calcext:value-type="float">
            <text:p>9.16666667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892857149" calcext:value-type="float">
            <text:p>8.892857149</text:p>
          </table:table-cell>
          <table:table-cell table:number-columns-repeated="3" office:value-type="float" office:value="0.142857149" calcext:value-type="float">
            <text:p>0.142857149</text:p>
          </table:table-cell>
          <table:table-cell office:value-type="float" office:value="8.892857149" calcext:value-type="float">
            <text:p>8.89285714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25" calcext:value-type="float">
            <text:p>9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75" calcext:value-type="float">
            <text:p>1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5261905" calcext:value-type="float">
            <text:p>24.5261905</text:p>
          </table:table-cell>
          <table:table-cell office:value-type="float" office:value="1.276190504" calcext:value-type="float">
            <text:p>1.276190504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476190493" calcext:value-type="float">
            <text:p>0.476190493</text:p>
          </table:table-cell>
          <table:table-cell office:value-type="float" office:value="24.5261905" calcext:value-type="float">
            <text:p>24.52619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40.28333339" calcext:value-type="float">
            <text:p>40.28333339</text:p>
          </table:table-cell>
          <table:table-cell office:value-type="float" office:value="8.116666675" calcext:value-type="float">
            <text:p>8.116666675</text:p>
          </table:table-cell>
          <table:table-cell office:value-type="float" office:value="40.28333339" calcext:value-type="float">
            <text:p>40.28333339</text:p>
          </table:table-cell>
          <table:table-cell office:value-type="float" office:value="2.533333391" calcext:value-type="float">
            <text:p>2.533333391</text:p>
          </table:table-cell>
          <table:table-cell office:value-type="float" office:value="0.666666672" calcext:value-type="float">
            <text:p>0.666666672</text:p>
          </table:table-cell>
          <table:table-cell office:value-type="float" office:value="0" calcext:value-type="float">
            <text:p>0</text:p>
          </table:table-cell>
          <table:table-cell office:value-type="float" office:value="8.116666675" calcext:value-type="float">
            <text:p>8.11666667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12.61666669" calcext:value-type="float">
            <text:p>12.61666669</text:p>
          </table:table-cell>
          <table:table-cell office:value-type="float" office:value="3.450000003" calcext:value-type="float">
            <text:p>3.450000003</text:p>
          </table:table-cell>
          <table:table-cell office:value-type="float" office:value="12.61666669" calcext:value-type="float">
            <text:p>12.61666669</text:p>
          </table:table-cell>
          <table:table-cell office:value-type="float" office:value="0.86666669" calcext:value-type="float">
            <text:p>0.86666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0000003" calcext:value-type="float">
            <text:p>3.45000000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3.200000033" calcext:value-type="float">
            <text:p>3.200000033</text:p>
          </table:table-cell>
          <table:table-cell office:value-type="float" office:value="1.033333346" calcext:value-type="float">
            <text:p>1.033333346</text:p>
          </table:table-cell>
          <table:table-cell office:value-type="float" office:value="2.700000033" calcext:value-type="float">
            <text:p>2.700000033</text:p>
          </table:table-cell>
          <table:table-cell office:value-type="float" office:value="6.200000033" calcext:value-type="float">
            <text:p>6.200000033</text:p>
          </table:table-cell>
          <table:table-cell office:value-type="float" office:value="0" calcext:value-type="float">
            <text:p>0</text:p>
          </table:table-cell>
          <table:table-cell office:value-type="float" office:value="0.833333343" calcext:value-type="float">
            <text:p>0.833333343</text:p>
          </table:table-cell>
          <table:table-cell office:value-type="float" office:value="1.033333346" calcext:value-type="float">
            <text:p>1.03333334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3.666666687" calcext:value-type="float">
            <text:p>3.666666687</text:p>
          </table:table-cell>
          <table:table-cell office:value-type="float" office:value="0.583333343" calcext:value-type="float">
            <text:p>0.583333343</text:p>
          </table:table-cell>
          <table:table-cell office:value-type="float" office:value="3.666666687" calcext:value-type="float">
            <text:p>3.666666687</text:p>
          </table:table-cell>
          <table:table-cell office:value-type="float" office:value="3.916666687" calcext:value-type="float">
            <text:p>3.916666687</text:p>
          </table:table-cell>
          <table:table-cell office:value-type="float" office:value="0.916666672" calcext:value-type="float">
            <text:p>0.916666672</text:p>
          </table:table-cell>
          <table:table-cell office:value-type="float" office:value="0.666666672" calcext:value-type="float">
            <text:p>0.666666672</text:p>
          </table:table-cell>
          <table:table-cell office:value-type="float" office:value="0.583333343" calcext:value-type="float">
            <text:p>0.58333334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400" calcext:value-type="float">
            <text:p>3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500" calcext:value-type="float">
            <text:p>35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600" calcext:value-type="float">
            <text:p>3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700" calcext:value-type="float">
            <text:p>37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800" calcext:value-type="float">
            <text:p>38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900" calcext:value-type="float">
            <text:p>39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200" calcext:value-type="float">
            <text:p>42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500" calcext:value-type="float">
            <text:p>45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66666675" calcext:value-type="float">
            <text:p>0.366666675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0.366666675" calcext:value-type="float">
            <text:p>0.36666667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800" calcext:value-type="float">
            <text:p>4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900" calcext:value-type="float">
            <text:p>4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00000003" calcext:value-type="float">
            <text:p>0.200000003</text:p>
          </table:table-cell>
          <table:table-cell office:value-type="float" office:value="14.7" calcext:value-type="float">
            <text:p>14.7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33333334" calcext:value-type="float">
            <text:p>15.33333334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1.333333343" calcext:value-type="float">
            <text:p>1.333333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00000003" calcext:value-type="float">
            <text:p>1.200000003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0000003" calcext:value-type="float">
            <text:p>1.20000000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00000003" calcext:value-type="float">
            <text:p>1.200000003</text:p>
          </table:table-cell>
          <table:table-cell office:value-type="float" office:value="8.533333346" calcext:value-type="float">
            <text:p>8.533333346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1.333333343" calcext:value-type="float">
            <text:p>1.333333343</text:p>
          </table:table-cell>
          <table:table-cell office:value-type="float" office:value="1.200000003" calcext:value-type="float">
            <text:p>1.20000000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666672" calcext:value-type="float">
            <text:p>0.66666667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666666672" calcext:value-type="float">
            <text:p>0.66666667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416666672" calcext:value-type="float">
            <text:p>1.416666672</text:p>
          </table:table-cell>
          <table:table-cell office:value-type="float" office:value="2.166666672" calcext:value-type="float">
            <text:p>2.166666672</text:p>
          </table:table-cell>
          <table:table-cell office:value-type="float" office:value="0" calcext:value-type="float">
            <text:p>0</text:p>
          </table:table-cell>
          <table:table-cell office:value-type="float" office:value="2.166666672" calcext:value-type="float">
            <text:p>2.166666672</text:p>
          </table:table-cell>
          <table:table-cell office:value-type="float" office:value="1.416666672" calcext:value-type="float">
            <text:p>1.41666667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416666672" calcext:value-type="float">
            <text:p>1.41666667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1.416666672" calcext:value-type="float">
            <text:p>1.41666667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75" calcext:value-type="float">
            <text:p>4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5" calcext:value-type="float">
            <text:p>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12.25000027" calcext:value-type="float">
            <text:p>12.2500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5000027" calcext:value-type="float">
            <text:p>12.2500002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.583333403" calcext:value-type="float">
            <text:p>2.5833334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83333403" calcext:value-type="float">
            <text:p>2.58333340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666666746" calcext:value-type="float">
            <text:p>3.666666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746" calcext:value-type="float">
            <text:p>3.66666674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4.416666746" calcext:value-type="float">
            <text:p>4.416666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16666746" calcext:value-type="float">
            <text:p>4.41666674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.833333373" calcext:value-type="float">
            <text:p>2.833333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33333373" calcext:value-type="float">
            <text:p>2.83333337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.416666716" calcext:value-type="float">
            <text:p>2.41666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16666716" calcext:value-type="float">
            <text:p>2.416666716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.833333403" calcext:value-type="float">
            <text:p>2.833333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33333403" calcext:value-type="float">
            <text:p>2.83333340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216666684" calcext:value-type="float">
            <text:p>9.216666684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766666681" calcext:value-type="float">
            <text:p>0.766666681</text:p>
          </table:table-cell>
          <table:table-cell office:value-type="float" office:value="9.216666684" calcext:value-type="float">
            <text:p>9.21666668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150000006" calcext:value-type="float">
            <text:p>8.150000006</text:p>
          </table:table-cell>
          <table:table-cell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0" calcext:value-type="float">
            <text:p>0</text:p>
          </table:table-cell>
          <table:table-cell office:value-type="float" office:value="8.150000006" calcext:value-type="float">
            <text:p>8.15000000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30952385" calcext:value-type="float">
            <text:p>24.30952385</text:p>
          </table:table-cell>
          <table:table-cell office:value-type="float" office:value="0.509523824" calcext:value-type="float">
            <text:p>0.509523824</text:p>
          </table:table-cell>
          <table:table-cell office:value-type="float" office:value="1.709523842" calcext:value-type="float">
            <text:p>1.709523842</text:p>
          </table:table-cell>
          <table:table-cell office:value-type="float" office:value="0.542857155" calcext:value-type="float">
            <text:p>0.542857155</text:p>
          </table:table-cell>
          <table:table-cell office:value-type="float" office:value="24.30952385" calcext:value-type="float">
            <text:p>24.3095238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25000004" calcext:value-type="float">
            <text:p>24.25000004</text:p>
          </table:table-cell>
          <table:table-cell office:value-type="float" office:value="1.900000036" calcext:value-type="float">
            <text:p>1.900000036</text:p>
          </table:table-cell>
          <table:table-cell office:value-type="float" office:value="1.100000024" calcext:value-type="float">
            <text:p>1.100000024</text:p>
          </table:table-cell>
          <table:table-cell office:value-type="float" office:value="0" calcext:value-type="float">
            <text:p>0</text:p>
          </table:table-cell>
          <table:table-cell office:value-type="float" office:value="24.25000004" calcext:value-type="float">
            <text:p>24.2500000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28333338" calcext:value-type="float">
            <text:p>24.28333338</text:p>
          </table:table-cell>
          <table:table-cell office:value-type="float" office:value="1.63333337" calcext:value-type="float">
            <text:p>1.63333337</text:p>
          </table:table-cell>
          <table:table-cell office:value-type="float" office:value="1.233333364" calcext:value-type="float">
            <text:p>1.233333364</text:p>
          </table:table-cell>
          <table:table-cell office:value-type="float" office:value="0" calcext:value-type="float">
            <text:p>0</text:p>
          </table:table-cell>
          <table:table-cell office:value-type="float" office:value="24.28333338" calcext:value-type="float">
            <text:p>24.2833333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98333339" calcext:value-type="float">
            <text:p>23.98333339</text:p>
          </table:table-cell>
          <table:table-cell office:value-type="float" office:value="0.666666687" calcext:value-type="float">
            <text:p>0.666666687</text:p>
          </table:table-cell>
          <table:table-cell office:value-type="float" office:value="3.033333391" calcext:value-type="float">
            <text:p>3.033333391</text:p>
          </table:table-cell>
          <table:table-cell office:value-type="float" office:value="0.366666675" calcext:value-type="float">
            <text:p>0.366666675</text:p>
          </table:table-cell>
          <table:table-cell office:value-type="float" office:value="23.98333339" calcext:value-type="float">
            <text:p>23.9833333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83333358" calcext:value-type="float">
            <text:p>9.583333358</text:p>
          </table:table-cell>
          <table:table-cell table:number-columns-repeated="2" office:value-type="float" office:value="0.833333358" calcext:value-type="float">
            <text:p>0.833333358</text:p>
          </table:table-cell>
          <table:table-cell office:value-type="float" office:value="0" calcext:value-type="float">
            <text:p>0</text:p>
          </table:table-cell>
          <table:table-cell office:value-type="float" office:value="9.583333358" calcext:value-type="float">
            <text:p>9.58333335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83333343" calcext:value-type="float">
            <text:p>9.583333343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  <table:table-cell office:value-type="float" office:value="9.583333343" calcext:value-type="float">
            <text:p>9.58333334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176190495" calcext:value-type="float">
            <text:p>8.176190495</text:p>
          </table:table-cell>
          <table:table-cell table:number-columns-repeated="2" office:value-type="float" office:value="0.476190493" calcext:value-type="float">
            <text:p>0.476190493</text:p>
          </table:table-cell>
          <table:table-cell office:value-type="float" office:value="0.342857152" calcext:value-type="float">
            <text:p>0.342857152</text:p>
          </table:table-cell>
          <table:table-cell office:value-type="float" office:value="8.176190495" calcext:value-type="float">
            <text:p>8.17619049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5" calcext:value-type="float">
            <text:p>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75" calcext:value-type="float">
            <text:p>1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" calcext:value-type="float">
            <text:p>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75" calcext:value-type="float">
            <text:p>9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66666669" calcext:value-type="float">
            <text:p>24.66666669</text:p>
          </table:table-cell>
          <table:table-cell office:value-type="float" office:value="0.966666684" calcext:value-type="float">
            <text:p>0.966666684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24.66666669" calcext:value-type="float">
            <text:p>24.6666666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85000007" calcext:value-type="float">
            <text:p>23.85000007</text:p>
          </table:table-cell>
          <table:table-cell office:value-type="float" office:value="3.300000057" calcext:value-type="float">
            <text:p>3.300000057</text:p>
          </table:table-cell>
          <table:table-cell office:value-type="float" office:value="0.966666684" calcext:value-type="float">
            <text:p>0.966666684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23.85000007" calcext:value-type="float">
            <text:p>23.850000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87619054" calcext:value-type="float">
            <text:p>23.87619054</text:p>
          </table:table-cell>
          <table:table-cell office:value-type="float" office:value="1.576190516" calcext:value-type="float">
            <text:p>1.576190516</text:p>
          </table:table-cell>
          <table:table-cell office:value-type="float" office:value="2.776190534" calcext:value-type="float">
            <text:p>2.776190534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23.87619054" calcext:value-type="float">
            <text:p>23.87619054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75952382" calcext:value-type="float">
            <text:p>24.75952382</text:p>
          </table:table-cell>
          <table:table-cell office:value-type="float" office:value="0.509523824" calcext:value-type="float">
            <text:p>0.509523824</text:p>
          </table:table-cell>
          <table:table-cell office:value-type="float" office:value="0.309523821" calcext:value-type="float">
            <text:p>0.309523821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24.75952382" calcext:value-type="float">
            <text:p>24.75952382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70952383" calcext:value-type="float">
            <text:p>24.70952383</text:p>
          </table:table-cell>
          <table:table-cell office:value-type="float" office:value="0.709523827" calcext:value-type="float">
            <text:p>0.709523827</text:p>
          </table:table-cell>
          <table:table-cell office:value-type="float" office:value="0.309523821" calcext:value-type="float">
            <text:p>0.309523821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24.70952383" calcext:value-type="float">
            <text:p>24.70952383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1300" calcext:value-type="float">
            <text:p>11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1666668" calcext:value-type="float">
            <text:p>24.81666668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.366666675" calcext:value-type="float">
            <text:p>0.366666675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24.81666668" calcext:value-type="float">
            <text:p>24.8166666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20000005" calcext:value-type="float">
            <text:p>24.20000005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2.700000048" calcext:value-type="float">
            <text:p>2.700000048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24.20000005" calcext:value-type="float">
            <text:p>24.2000000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33333337" calcext:value-type="float">
            <text:p>24.33333337</text:p>
          </table:table-cell>
          <table:table-cell office:value-type="float" office:value="0" calcext:value-type="float">
            <text:p>0</text:p>
          </table:table-cell>
          <table:table-cell office:value-type="float" office:value="2.333333373" calcext:value-type="float">
            <text:p>2.333333373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24.33333337" calcext:value-type="float">
            <text:p>24.33333337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1600" calcext:value-type="float">
            <text:p>11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07619053" calcext:value-type="float">
            <text:p>24.07619053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2.576190531" calcext:value-type="float">
            <text:p>2.576190531</text:p>
          </table:table-cell>
          <table:table-cell office:value-type="float" office:value="0.976190507" calcext:value-type="float">
            <text:p>0.976190507</text:p>
          </table:table-cell>
          <table:table-cell office:value-type="float" office:value="24.07619053" calcext:value-type="float">
            <text:p>24.07619053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1700" calcext:value-type="float">
            <text:p>11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28333338" calcext:value-type="float">
            <text:p>24.28333338</text:p>
          </table:table-cell>
          <table:table-cell office:value-type="float" office:value="0" calcext:value-type="float">
            <text:p>0</text:p>
          </table:table-cell>
          <table:table-cell office:value-type="float" office:value="2.533333376" calcext:value-type="float">
            <text:p>2.533333376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24.28333338" calcext:value-type="float">
            <text:p>24.28333338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18333338" calcext:value-type="float">
            <text:p>24.18333338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2.933333382" calcext:value-type="float">
            <text:p>2.93333338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24.18333338" calcext:value-type="float">
            <text:p>24.1833333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1900" calcext:value-type="float">
            <text:p>11900</text:p>
          </table:table-cell>
          <table:table-cell office:value-type="float" office:value="0.166666672" calcext:value-type="float">
            <text:p>0.166666672</text:p>
          </table:table-cell>
          <table:table-cell table:number-columns-repeated="3" office:value-type="float" office:value="19.67619079" calcext:value-type="float">
            <text:p>19.67619079</text:p>
          </table:table-cell>
          <table:table-cell office:value-type="float" office:value="0.642857164" calcext:value-type="float">
            <text:p>0.642857164</text:p>
          </table:table-cell>
          <table:table-cell office:value-type="float" office:value="19.67619079" calcext:value-type="float">
            <text:p>19.67619079</text:p>
          </table:table-cell>
          <table:table-cell office:value-type="float" office:value="0.809523836" calcext:value-type="float">
            <text:p>0.809523836</text:p>
          </table:table-cell>
          <table:table-cell office:value-type="float" office:value="19.67619079" calcext:value-type="float">
            <text:p>19.676190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0" calcext:value-type="float">
            <text:p>12000</text:p>
          </table:table-cell>
          <table:table-cell office:value-type="float" office:value="0.400000006" calcext:value-type="float">
            <text:p>0.400000006</text:p>
          </table:table-cell>
          <table:table-cell table:number-columns-repeated="3" office:value-type="float" office:value="24.13333338" calcext:value-type="float">
            <text:p>24.13333338</text:p>
          </table:table-cell>
          <table:table-cell office:value-type="float" office:value="0" calcext:value-type="float">
            <text:p>0</text:p>
          </table:table-cell>
          <table:table-cell office:value-type="float" office:value="2.733333379" calcext:value-type="float">
            <text:p>2.733333379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24.13333338" calcext:value-type="float">
            <text:p>24.13333338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2100" calcext:value-type="float">
            <text:p>12100</text:p>
          </table:table-cell>
          <table:table-cell office:value-type="float" office:value="17.36666667" calcext:value-type="float">
            <text:p>17.36666667</text:p>
          </table:table-cell>
          <table:table-cell table:number-columns-repeated="3" office:value-type="float" office:value="7.11666669" calcext:value-type="float">
            <text:p>7.11666669</text:p>
          </table:table-cell>
          <table:table-cell office:value-type="float" office:value="0" calcext:value-type="float">
            <text:p>0</text:p>
          </table:table-cell>
          <table:table-cell office:value-type="float" office:value="12.16666669" calcext:value-type="float">
            <text:p>12.16666669</text:p>
          </table:table-cell>
          <table:table-cell office:value-type="float" office:value="0" calcext:value-type="float">
            <text:p>0</text:p>
          </table:table-cell>
          <table:table-cell office:value-type="float" office:value="7.11666669" calcext:value-type="float">
            <text:p>7.1166666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2200" calcext:value-type="float">
            <text:p>12200</text:p>
          </table:table-cell>
          <table:table-cell office:value-type="float" office:value="23.60000001" calcext:value-type="float">
            <text:p>23.60000001</text:p>
          </table:table-cell>
          <table:table-cell table:number-columns-repeated="3" office:value-type="float" office:value="7.850000009" calcext:value-type="float">
            <text:p>7.850000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50000009" calcext:value-type="float">
            <text:p>7.850000009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2300" calcext:value-type="float">
            <text:p>12300</text:p>
          </table:table-cell>
          <table:table-cell office:value-type="float" office:value="18.60000001" calcext:value-type="float">
            <text:p>18.60000001</text:p>
          </table:table-cell>
          <table:table-cell table:number-columns-repeated="3" office:value-type="float" office:value="9.600000009" calcext:value-type="float">
            <text:p>9.600000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600000009" calcext:value-type="float">
            <text:p>9.60000000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400" calcext:value-type="float">
            <text:p>12400</text:p>
          </table:table-cell>
          <table:table-cell office:value-type="float" office:value="61.60000001" calcext:value-type="float">
            <text:p>61.60000001</text:p>
          </table:table-cell>
          <table:table-cell table:number-columns-repeated="3" office:value-type="float" office:value="3.850000009" calcext:value-type="float">
            <text:p>3.850000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50000009" calcext:value-type="float">
            <text:p>3.8500000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500" calcext:value-type="float">
            <text:p>1250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2600" calcext:value-type="float">
            <text:p>1260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2700" calcext:value-type="float">
            <text:p>1270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900" calcext:value-type="float">
            <text:p>129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3100" calcext:value-type="float">
            <text:p>1310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3300" calcext:value-type="float">
            <text:p>13300</text:p>
          </table:table-cell>
          <table:table-cell office:value-type="float" office:value="0" calcext:value-type="float">
            <text:p>0</text:p>
          </table:table-cell>
          <table:table-cell office:value-type="float" office:value="63.16666667" calcext:value-type="float">
            <text:p>63.16666667</text:p>
          </table:table-cell>
          <table:table-cell table:number-columns-repeated="2" office:value-type="float" office:value="12.16666667" calcext:value-type="float">
            <text:p>12.1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12.16666667" calcext:value-type="float">
            <text:p>12.16666667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66.25" calcext:value-type="float">
            <text:p>66.25</text:p>
          </table:table-cell>
          <table:table-cell table:number-columns-repeated="2" office:value-type="float" office:value="11.25" calcext:value-type="float">
            <text:p>1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3500" calcext:value-type="float">
            <text:p>1350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71.45" calcext:value-type="float">
            <text:p>71.45</text:p>
          </table:table-cell>
          <table:table-cell table:number-columns-repeated="2" office:value-type="float" office:value="9.450000003" calcext:value-type="float">
            <text:p>9.450000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50000003" calcext:value-type="float">
            <text:p>9.450000003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700" calcext:value-type="float">
            <text:p>13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25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" calcext:value-type="float">
            <text:p>14000</text:p>
          </table:table-cell>
          <table:table-cell office:value-type="float" office:value="0.166666672" calcext:value-type="float">
            <text:p>0.166666672</text:p>
          </table:table-cell>
          <table:table-cell table:number-columns-repeated="3" office:value-type="float" office:value="0.583333343" calcext:value-type="float">
            <text:p>0.583333343</text:p>
          </table:table-cell>
          <table:table-cell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583333343" calcext:value-type="float">
            <text:p>0.583333343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4100" calcext:value-type="float">
            <text:p>14100</text:p>
          </table:table-cell>
          <table:table-cell office:value-type="float" office:value="0.366666675" calcext:value-type="float">
            <text:p>0.366666675</text:p>
          </table:table-cell>
          <table:table-cell table:number-columns-repeated="3" office:value-type="float" office:value="1.783333346" calcext:value-type="float">
            <text:p>1.783333346</text:p>
          </table:table-cell>
          <table:table-cell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1.783333346" calcext:value-type="float">
            <text:p>1.783333346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00000003" calcext:value-type="float">
            <text:p>1.700000003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1.700000003" calcext:value-type="float">
            <text:p>1.700000003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4300" calcext:value-type="float">
            <text:p>14300</text:p>
          </table:table-cell>
          <table:table-cell office:value-type="float" office:value="0.410714298" calcext:value-type="float">
            <text:p>0.410714298</text:p>
          </table:table-cell>
          <table:table-cell table:number-columns-repeated="3" office:value-type="float" office:value="1.32738097" calcext:value-type="float">
            <text:p>1.32738097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57738097" calcext:value-type="float">
            <text:p>0.57738097</text:p>
          </table:table-cell>
          <table:table-cell office:value-type="float" office:value="1.32738097" calcext:value-type="float">
            <text:p>1.3273809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619047642" calcext:value-type="float">
            <text:p>1.619047642</text:p>
          </table:table-cell>
          <table:table-cell office:value-type="float" office:value="0.285714298" calcext:value-type="float">
            <text:p>0.285714298</text:p>
          </table:table-cell>
          <table:table-cell table:number-columns-repeated="2" office:value-type="float" office:value="0.619047642" calcext:value-type="float">
            <text:p>0.619047642</text:p>
          </table:table-cell>
          <table:table-cell office:value-type="float" office:value="1.619047642" calcext:value-type="float">
            <text:p>1.61904764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4500" calcext:value-type="float">
            <text:p>14500</text:p>
          </table:table-cell>
          <table:table-cell office:value-type="float" office:value="0.678571448" calcext:value-type="float">
            <text:p>0.678571448</text:p>
          </table:table-cell>
          <table:table-cell table:number-columns-repeated="3" office:value-type="float" office:value="21.90476207" calcext:value-type="float">
            <text:p>21.90476207</text:p>
          </table:table-cell>
          <table:table-cell office:value-type="float" office:value="1.392857194" calcext:value-type="float">
            <text:p>1.392857194</text:p>
          </table:table-cell>
          <table:table-cell table:number-columns-repeated="2" office:value-type="float" office:value="5.154762074" calcext:value-type="float">
            <text:p>5.154762074</text:p>
          </table:table-cell>
          <table:table-cell office:value-type="float" office:value="21.90476207" calcext:value-type="float">
            <text:p>21.90476207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4600" calcext:value-type="float">
            <text:p>1460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9.75000027" calcext:value-type="float">
            <text:p>19.75000027</text:p>
          </table:table-cell>
          <table:table-cell table:number-columns-repeated="3" office:value-type="float" office:value="6.750000268" calcext:value-type="float">
            <text:p>6.750000268</text:p>
          </table:table-cell>
          <table:table-cell office:value-type="float" office:value="19.75000027" calcext:value-type="float">
            <text:p>19.75000027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4700" calcext:value-type="float">
            <text:p>14700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23.66071434" calcext:value-type="float">
            <text:p>23.66071434</text:p>
          </table:table-cell>
          <table:table-cell table:number-columns-repeated="3" office:value-type="float" office:value="1.660714343" calcext:value-type="float">
            <text:p>1.660714343</text:p>
          </table:table-cell>
          <table:table-cell office:value-type="float" office:value="23.66071434" calcext:value-type="float">
            <text:p>23.6607143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4800" calcext:value-type="float">
            <text:p>14800</text:p>
          </table:table-cell>
          <table:table-cell office:value-type="float" office:value="0.809523836" calcext:value-type="float">
            <text:p>0.809523836</text:p>
          </table:table-cell>
          <table:table-cell table:number-columns-repeated="3" office:value-type="float" office:value="8.261904791" calcext:value-type="float">
            <text:p>8.261904791</text:p>
          </table:table-cell>
          <table:table-cell table:number-columns-repeated="2" office:value-type="float" office:value="2.928571478" calcext:value-type="float">
            <text:p>2.928571478</text:p>
          </table:table-cell>
          <table:table-cell office:value-type="float" office:value="0.285714298" calcext:value-type="float">
            <text:p>0.285714298</text:p>
          </table:table-cell>
          <table:table-cell office:value-type="float" office:value="8.261904791" calcext:value-type="float">
            <text:p>8.26190479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30952382" calcext:value-type="float">
            <text:p>10.30952382</text:p>
          </table:table-cell>
          <table:table-cell table:number-columns-repeated="2" office:value-type="float" office:value="2.642857164" calcext:value-type="float">
            <text:p>2.642857164</text:p>
          </table:table-cell>
          <table:table-cell office:value-type="float" office:value="0.476190493" calcext:value-type="float">
            <text:p>0.476190493</text:p>
          </table:table-cell>
          <table:table-cell office:value-type="float" office:value="10.30952382" calcext:value-type="float">
            <text:p>10.309523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976190493" calcext:value-type="float">
            <text:p>8.976190493</text:p>
          </table:table-cell>
          <table:table-cell table:number-columns-repeated="2" office:value-type="float" office:value="2.642857179" calcext:value-type="float">
            <text:p>2.642857179</text:p>
          </table:table-cell>
          <table:table-cell office:value-type="float" office:value="0.809523836" calcext:value-type="float">
            <text:p>0.809523836</text:p>
          </table:table-cell>
          <table:table-cell office:value-type="float" office:value="8.976190493" calcext:value-type="float">
            <text:p>8.976190493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5100" calcext:value-type="float">
            <text:p>15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000000015" calcext:value-type="float">
            <text:p>4.000000015</text:p>
          </table:table-cell>
          <table:table-cell office:value-type="float" office:value="0.500000015" calcext:value-type="float">
            <text:p>0.500000015</text:p>
          </table:table-cell>
          <table:table-cell office:value-type="float" office:value="1.833333358" calcext:value-type="float">
            <text:p>1.833333358</text:p>
          </table:table-cell>
          <table:table-cell office:value-type="float" office:value="0.666666687" calcext:value-type="float">
            <text:p>0.666666687</text:p>
          </table:table-cell>
          <table:table-cell office:value-type="float" office:value="4.000000015" calcext:value-type="float">
            <text:p>4.00000001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666666672" calcext:value-type="float">
            <text:p>3.66666667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2.166666672" calcext:value-type="float">
            <text:p>2.166666672</text:p>
          </table:table-cell>
          <table:table-cell office:value-type="float" office:value="0" calcext:value-type="float">
            <text:p>0</text:p>
          </table:table-cell>
          <table:table-cell office:value-type="float" office:value="3.666666672" calcext:value-type="float">
            <text:p>3.66666667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5300" calcext:value-type="float">
            <text:p>15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083333343" calcext:value-type="float">
            <text:p>4.083333343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2.333333343" calcext:value-type="float">
            <text:p>2.333333343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4.083333343" calcext:value-type="float">
            <text:p>4.083333343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900000006" calcext:value-type="float">
            <text:p>3.900000006</text:p>
          </table:table-cell>
          <table:table-cell office:value-type="float" office:value="0" calcext:value-type="float">
            <text:p>0</text:p>
          </table:table-cell>
          <table:table-cell office:value-type="float" office:value="3.400000006" calcext:value-type="float">
            <text:p>3.400000006</text:p>
          </table:table-cell>
          <table:table-cell office:value-type="float" office:value="1" calcext:value-type="float">
            <text:p>1</text:p>
          </table:table-cell>
          <table:table-cell office:value-type="float" office:value="3.900000006" calcext:value-type="float">
            <text:p>3.90000000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783333465" calcext:value-type="float">
            <text:p>5.783333465</text:p>
          </table:table-cell>
          <table:table-cell office:value-type="float" office:value="0.5" calcext:value-type="float">
            <text:p>0.5</text:p>
          </table:table-cell>
          <table:table-cell office:value-type="float" office:value="4.950000003" calcext:value-type="float">
            <text:p>4.950000003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5.783333465" calcext:value-type="float">
            <text:p>5.78333346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office:value-type="float" office:value="2.833333343" calcext:value-type="float">
            <text:p>2.833333343</text:p>
          </table:table-cell>
          <table:table-cell table:number-columns-repeated="2" office:value-type="float" office:value="7.500000134" calcext:value-type="float">
            <text:p>7.500000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33333358" calcext:value-type="float">
            <text:p>1.333333358</text:p>
          </table:table-cell>
          <table:table-cell office:value-type="float" office:value="7.500000134" calcext:value-type="float">
            <text:p>7.500000134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5700" calcext:value-type="float">
            <text:p>15700</text:p>
          </table:table-cell>
          <table:table-cell office:value-type="float" office:value="0" calcext:value-type="float">
            <text:p>0</text:p>
          </table:table-cell>
          <table:table-cell office:value-type="float" office:value="4.250000015" calcext:value-type="float">
            <text:p>4.250000015</text:p>
          </table:table-cell>
          <table:table-cell table:number-columns-repeated="2" office:value-type="float" office:value="11.78333355" calcext:value-type="float">
            <text:p>11.783333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00000033" calcext:value-type="float">
            <text:p>1.700000033</text:p>
          </table:table-cell>
          <table:table-cell office:value-type="float" office:value="11.78333355" calcext:value-type="float">
            <text:p>11.78333355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133333534" calcext:value-type="float">
            <text:p>8.1333335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0000012" calcext:value-type="float">
            <text:p>0.800000012</text:p>
          </table:table-cell>
          <table:table-cell office:value-type="float" office:value="8.133333534" calcext:value-type="float">
            <text:p>8.13333353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10.83333334" calcext:value-type="float">
            <text:p>10.83333334</text:p>
          </table:table-cell>
          <table:table-cell table:number-columns-repeated="2" office:value-type="float" office:value="28.70000052" calcext:value-type="float">
            <text:p>28.70000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33333361" calcext:value-type="float">
            <text:p>1.533333361</text:p>
          </table:table-cell>
          <table:table-cell office:value-type="float" office:value="28.70000052" calcext:value-type="float">
            <text:p>28.700000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8.016666681" calcext:value-type="float">
            <text:p>8.016666681</text:p>
          </table:table-cell>
          <table:table-cell table:number-columns-repeated="2" office:value-type="float" office:value="29.51666729" calcext:value-type="float">
            <text:p>29.51666729</text:p>
          </table:table-cell>
          <table:table-cell office:value-type="float" office:value="0" calcext:value-type="float">
            <text:p>0</text:p>
          </table:table-cell>
          <table:table-cell office:value-type="float" office:value="2.266666695" calcext:value-type="float">
            <text:p>2.266666695</text:p>
          </table:table-cell>
          <table:table-cell office:value-type="float" office:value="1.166666687" calcext:value-type="float">
            <text:p>1.166666687</text:p>
          </table:table-cell>
          <table:table-cell office:value-type="float" office:value="29.51666729" calcext:value-type="float">
            <text:p>29.51666729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6100" calcext:value-type="float">
            <text:p>16100</text:p>
          </table:table-cell>
          <table:table-cell office:value-type="float" office:value="0" calcext:value-type="float">
            <text:p>0</text:p>
          </table:table-cell>
          <table:table-cell office:value-type="float" office:value="10.73333335" calcext:value-type="float">
            <text:p>10.73333335</text:p>
          </table:table-cell>
          <table:table-cell table:number-columns-repeated="2" office:value-type="float" office:value="29.26666723" calcext:value-type="float">
            <text:p>29.26666723</text:p>
          </table:table-cell>
          <table:table-cell office:value-type="float" office:value="0" calcext:value-type="float">
            <text:p>0</text:p>
          </table:table-cell>
          <table:table-cell office:value-type="float" office:value="0.933333352" calcext:value-type="float">
            <text:p>0.933333352</text:p>
          </table:table-cell>
          <table:table-cell office:value-type="float" office:value="0.533333346" calcext:value-type="float">
            <text:p>0.533333346</text:p>
          </table:table-cell>
          <table:table-cell office:value-type="float" office:value="29.26666723" calcext:value-type="float">
            <text:p>29.26666723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.66666734" calcext:value-type="float">
            <text:p>30.66666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66666734" calcext:value-type="float">
            <text:p>30.6666673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6300" calcext:value-type="float">
            <text:p>16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1666667" calcext:value-type="float">
            <text:p>24.91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24.91666667" calcext:value-type="float">
            <text:p>24.9166666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6400" calcext:value-type="float">
            <text:p>16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6600" calcext:value-type="float">
            <text:p>16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6700" calcext:value-type="float">
            <text:p>16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6800" calcext:value-type="float">
            <text:p>16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6900" calcext:value-type="float">
            <text:p>169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.75000003" calcext:value-type="float">
            <text:p>1.750000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000003" calcext:value-type="float">
            <text:p>1.75000003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7100" calcext:value-type="float">
            <text:p>17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666666687" calcext:value-type="float">
            <text:p>0.66666668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6687" calcext:value-type="float">
            <text:p>0.666666687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200" calcext:value-type="float">
            <text:p>17200</text:p>
          </table:table-cell>
          <table:table-cell office:value-type="float" office:value="0" calcext:value-type="float">
            <text:p>0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1.916666687" calcext:value-type="float">
            <text:p>1.9166666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6666687" calcext:value-type="float">
            <text:p>1.916666687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7300" calcext:value-type="float">
            <text:p>17300</text:p>
          </table:table-cell>
          <table:table-cell office:value-type="float" office:value="0" calcext:value-type="float">
            <text:p>0</text:p>
          </table:table-cell>
          <table:table-cell office:value-type="float" office:value="20.75" calcext:value-type="float">
            <text:p>20.75</text:p>
          </table:table-cell>
          <table:table-cell table:number-columns-repeated="2" office:value-type="float" office:value="1.083333343" calcext:value-type="float">
            <text:p>1.0833333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3333343" calcext:value-type="float">
            <text:p>1.08333334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400" calcext:value-type="float">
            <text:p>17400</text:p>
          </table:table-cell>
          <table:table-cell office:value-type="float" office:value="0" calcext:value-type="float">
            <text:p>0</text:p>
          </table:table-cell>
          <table:table-cell office:value-type="float" office:value="27.25" calcext:value-type="float">
            <text:p>27.25</text:p>
          </table:table-cell>
          <table:table-cell table:number-columns-repeated="2" office:value-type="float" office:value="4.583333433" calcext:value-type="float">
            <text:p>4.583333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83333433" calcext:value-type="float">
            <text:p>4.583333433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0.75" calcext:value-type="float">
            <text:p>20.75</text:p>
          </table:table-cell>
          <table:table-cell table:number-columns-repeated="2" office:value-type="float" office:value="5.416666776" calcext:value-type="float">
            <text:p>5.4166667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16666776" calcext:value-type="float">
            <text:p>5.41666677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600" calcext:value-type="float">
            <text:p>17600</text:p>
          </table:table-cell>
          <table:table-cell office:value-type="float" office:value="0" calcext:value-type="float">
            <text:p>0</text:p>
          </table:table-cell>
          <table:table-cell office:value-type="float" office:value="27.75" calcext:value-type="float">
            <text:p>27.75</text:p>
          </table:table-cell>
          <table:table-cell table:number-columns-repeated="2" office:value-type="float" office:value="5.083333462" calcext:value-type="float">
            <text:p>5.0833334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083333462" calcext:value-type="float">
            <text:p>5.083333462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7700" calcext:value-type="float">
            <text:p>177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.000000119" calcext:value-type="float">
            <text:p>5.000000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000000119" calcext:value-type="float">
            <text:p>5.000000119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800" calcext:value-type="float">
            <text:p>1780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450000003" calcext:value-type="float">
            <text:p>7.45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0000003" calcext:value-type="float">
            <text:p>3.200000003</text:p>
          </table:table-cell>
          <table:table-cell office:value-type="float" office:value="7.450000003" calcext:value-type="float">
            <text:p>7.4500000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05000001" calcext:value-type="float">
            <text:p>10.0500000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.30000001" calcext:value-type="float">
            <text:p>16.30000001</text:p>
          </table:table-cell>
          <table:table-cell office:value-type="float" office:value="10.05000001" calcext:value-type="float">
            <text:p>10.05000001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8200" calcext:value-type="float">
            <text:p>18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8300" calcext:value-type="float">
            <text:p>18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8400" calcext:value-type="float">
            <text:p>18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42.75" calcext:value-type="float">
            <text:p>42.75</text:p>
          </table:table-cell>
          <table:table-cell office:value-type="float" office:value="3.25000006" calcext:value-type="float">
            <text:p>3.25000006</text:p>
          </table:table-cell>
          <table:table-cell office:value-type="float" office:value="31.75000006" calcext:value-type="float">
            <text:p>31.75000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000006" calcext:value-type="float">
            <text:p>3.2500000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8600" calcext:value-type="float">
            <text:p>18600</text:p>
          </table:table-cell>
          <table:table-cell office:value-type="float" office:value="0" calcext:value-type="float">
            <text:p>0</text:p>
          </table:table-cell>
          <table:table-cell office:value-type="float" office:value="43.25" calcext:value-type="float">
            <text:p>43.25</text:p>
          </table:table-cell>
          <table:table-cell office:value-type="float" office:value="3.916666746" calcext:value-type="float">
            <text:p>3.916666746</text:p>
          </table:table-cell>
          <table:table-cell office:value-type="float" office:value="25.91666675" calcext:value-type="float">
            <text:p>25.91666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16666746" calcext:value-type="float">
            <text:p>3.91666674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8700" calcext:value-type="float">
            <text:p>187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.000000149" calcext:value-type="float">
            <text:p>6.000000149</text:p>
          </table:table-cell>
          <table:table-cell office:value-type="float" office:value="28.00000015" calcext:value-type="float">
            <text:p>28.0000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000000149" calcext:value-type="float">
            <text:p>6.000000149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8800" calcext:value-type="float">
            <text:p>18800</text:p>
          </table:table-cell>
          <table:table-cell office:value-type="float" office:value="0" calcext:value-type="float">
            <text:p>0</text:p>
          </table:table-cell>
          <table:table-cell office:value-type="float" office:value="38.08333334" calcext:value-type="float">
            <text:p>38.08333334</text:p>
          </table:table-cell>
          <table:table-cell office:value-type="float" office:value="3.583333403" calcext:value-type="float">
            <text:p>3.583333403</text:p>
          </table:table-cell>
          <table:table-cell office:value-type="float" office:value="30.91666675" calcext:value-type="float">
            <text:p>30.91666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33333343" calcext:value-type="float">
            <text:p>4.833333343</text:p>
          </table:table-cell>
          <table:table-cell office:value-type="float" office:value="3.583333403" calcext:value-type="float">
            <text:p>3.583333403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office:value-type="float" office:value="27.3000001" calcext:value-type="float">
            <text:p>27.3000001</text:p>
          </table:table-cell>
          <table:table-cell office:value-type="float" office:value="4.383333385" calcext:value-type="float">
            <text:p>4.383333385</text:p>
          </table:table-cell>
          <table:table-cell office:value-type="float" office:value="25.38333347" calcext:value-type="float">
            <text:p>25.38333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500001" calcext:value-type="float">
            <text:p>33.5500001</text:p>
          </table:table-cell>
          <table:table-cell office:value-type="float" office:value="4.383333385" calcext:value-type="float">
            <text:p>4.3833333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15.86666676" calcext:value-type="float">
            <text:p>15.86666676</text:p>
          </table:table-cell>
          <table:table-cell office:value-type="float" office:value="4.700000018" calcext:value-type="float">
            <text:p>4.700000018</text:p>
          </table:table-cell>
          <table:table-cell office:value-type="float" office:value="13.36666676" calcext:value-type="float">
            <text:p>13.36666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36666676" calcext:value-type="float">
            <text:p>61.36666676</text:p>
          </table:table-cell>
          <table:table-cell office:value-type="float" office:value="4.700000018" calcext:value-type="float">
            <text:p>4.700000018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9100" calcext:value-type="float">
            <text:p>19100</text:p>
          </table:table-cell>
          <table:table-cell office:value-type="float" office:value="0" calcext:value-type="float">
            <text:p>0</text:p>
          </table:table-cell>
          <table:table-cell office:value-type="float" office:value="15.0333335" calcext:value-type="float">
            <text:p>15.0333335</text:p>
          </table:table-cell>
          <table:table-cell office:value-type="float" office:value="2.700000003" calcext:value-type="float">
            <text:p>2.700000003</text:p>
          </table:table-cell>
          <table:table-cell office:value-type="float" office:value="12.0333335" calcext:value-type="float">
            <text:p>12.0333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333335" calcext:value-type="float">
            <text:p>67.5333335</text:p>
          </table:table-cell>
          <table:table-cell office:value-type="float" office:value="2.700000003" calcext:value-type="float">
            <text:p>2.70000000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office:value-type="float" office:value="19.13333343" calcext:value-type="float">
            <text:p>19.13333343</text:p>
          </table:table-cell>
          <table:table-cell office:value-type="float" office:value="4.300000027" calcext:value-type="float">
            <text:p>4.300000027</text:p>
          </table:table-cell>
          <table:table-cell office:value-type="float" office:value="10.13333343" calcext:value-type="float">
            <text:p>10.13333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3333343" calcext:value-type="float">
            <text:p>62.13333343</text:p>
          </table:table-cell>
          <table:table-cell office:value-type="float" office:value="4.300000027" calcext:value-type="float">
            <text:p>4.300000027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9300" calcext:value-type="float">
            <text:p>19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.0000003" calcext:value-type="float">
            <text:p>20.0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.0000003" calcext:value-type="float">
            <text:p>20.0000003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9400" calcext:value-type="float">
            <text:p>19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40000004" calcext:value-type="float">
            <text:p>24.40000004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2.200000033" calcext:value-type="float">
            <text:p>2.200000033</text:p>
          </table:table-cell>
          <table:table-cell office:value-type="float" office:value="24.40000004" calcext:value-type="float">
            <text:p>24.4000000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06666672" calcext:value-type="float">
            <text:p>24.0666667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1.166666687" calcext:value-type="float">
            <text:p>1.166666687</text:p>
          </table:table-cell>
          <table:table-cell office:value-type="float" office:value="2.400000036" calcext:value-type="float">
            <text:p>2.400000036</text:p>
          </table:table-cell>
          <table:table-cell office:value-type="float" office:value="24.06666672" calcext:value-type="float">
            <text:p>24.06666672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9600" calcext:value-type="float">
            <text:p>19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37619051" calcext:value-type="float">
            <text:p>24.37619051</text:p>
          </table:table-cell>
          <table:table-cell office:value-type="float" office:value="0.309523821" calcext:value-type="float">
            <text:p>0.309523821</text:p>
          </table:table-cell>
          <table:table-cell office:value-type="float" office:value="0.876190498" calcext:value-type="float">
            <text:p>0.876190498</text:p>
          </table:table-cell>
          <table:table-cell office:value-type="float" office:value="1.309523836" calcext:value-type="float">
            <text:p>1.309523836</text:p>
          </table:table-cell>
          <table:table-cell office:value-type="float" office:value="24.37619051" calcext:value-type="float">
            <text:p>24.37619051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9700" calcext:value-type="float">
            <text:p>19700</text:p>
          </table:table-cell>
          <table:table-cell office:value-type="float" office:value="0" calcext:value-type="float">
            <text:p>0</text:p>
          </table:table-cell>
          <table:table-cell office:value-type="float" office:value="68.65000002" calcext:value-type="float">
            <text:p>68.65000002</text:p>
          </table:table-cell>
          <table:table-cell table:number-columns-repeated="2" office:value-type="float" office:value="8.816666678" calcext:value-type="float">
            <text:p>8.816666678</text:p>
          </table:table-cell>
          <table:table-cell office:value-type="float" office:value="0" calcext:value-type="float">
            <text:p>0</text:p>
          </table:table-cell>
          <table:table-cell office:value-type="float" office:value="1.700000018" calcext:value-type="float">
            <text:p>1.700000018</text:p>
          </table:table-cell>
          <table:table-cell office:value-type="float" office:value="3.200000018" calcext:value-type="float">
            <text:p>3.200000018</text:p>
          </table:table-cell>
          <table:table-cell office:value-type="float" office:value="8.816666678" calcext:value-type="float">
            <text:p>8.816666678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9800" calcext:value-type="float">
            <text:p>19800</text:p>
          </table:table-cell>
          <table:table-cell office:value-type="float" office:value="0" calcext:value-type="float">
            <text:p>0</text:p>
          </table:table-cell>
          <table:table-cell office:value-type="float" office:value="50.5" calcext:value-type="float">
            <text:p>5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42.38333337" calcext:value-type="float">
            <text:p>42.38333337</text:p>
          </table:table-cell>
          <table:table-cell table:number-columns-repeated="2" office:value-type="float" office:value="4.550000027" calcext:value-type="float">
            <text:p>4.550000027</text:p>
          </table:table-cell>
          <table:table-cell office:value-type="float" office:value="3.433333367" calcext:value-type="float">
            <text:p>3.433333367</text:p>
          </table:table-cell>
          <table:table-cell office:value-type="float" office:value="2.033333346" calcext:value-type="float">
            <text:p>2.033333346</text:p>
          </table:table-cell>
          <table:table-cell office:value-type="float" office:value="0.500000015" calcext:value-type="float">
            <text:p>0.500000015</text:p>
          </table:table-cell>
          <table:table-cell office:value-type="float" office:value="4.550000027" calcext:value-type="float">
            <text:p>4.5500000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9.20000003" calcext:value-type="float">
            <text:p>29.20000003</text:p>
          </table:table-cell>
          <table:table-cell table:number-columns-repeated="2" office:value-type="float" office:value="1.700000003" calcext:value-type="float">
            <text:p>1.700000003</text:p>
          </table:table-cell>
          <table:table-cell office:value-type="float" office:value="19.86666669" calcext:value-type="float">
            <text:p>19.86666669</text:p>
          </table:table-cell>
          <table:table-cell office:value-type="float" office:value="1.50000003" calcext:value-type="float">
            <text:p>1.50000003</text:p>
          </table:table-cell>
          <table:table-cell office:value-type="float" office:value="1.333333343" calcext:value-type="float">
            <text:p>1.333333343</text:p>
          </table:table-cell>
          <table:table-cell office:value-type="float" office:value="1.700000003" calcext:value-type="float">
            <text:p>1.700000003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0100" calcext:value-type="float">
            <text:p>20100</text:p>
          </table:table-cell>
          <table:table-cell office:value-type="float" office:value="0" calcext:value-type="float">
            <text:p>0</text:p>
          </table:table-cell>
          <table:table-cell office:value-type="float" office:value="32.45" calcext:value-type="float">
            <text:p>32.45</text:p>
          </table:table-cell>
          <table:table-cell table:number-columns-repeated="2" office:value-type="float" office:value="1.450000003" calcext:value-type="float">
            <text:p>1.450000003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50000003" calcext:value-type="float">
            <text:p>1.450000003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0200" calcext:value-type="float">
            <text:p>20200</text:p>
          </table:table-cell>
          <table:table-cell office:value-type="float" office:value="0" calcext:value-type="float">
            <text:p>0</text:p>
          </table:table-cell>
          <table:table-cell office:value-type="float" office:value="14.86666669" calcext:value-type="float">
            <text:p>14.86666669</text:p>
          </table:table-cell>
          <table:table-cell table:number-columns-repeated="2" office:value-type="float" office:value="1.200000003" calcext:value-type="float">
            <text:p>1.200000003</text:p>
          </table:table-cell>
          <table:table-cell office:value-type="float" office:value="8.36666669" calcext:value-type="float">
            <text:p>8.36666669</text:p>
          </table:table-cell>
          <table:table-cell office:value-type="float" office:value="0" calcext:value-type="float">
            <text:p>0</text:p>
          </table:table-cell>
          <table:table-cell office:value-type="float" office:value="19.16666669" calcext:value-type="float">
            <text:p>19.16666669</text:p>
          </table:table-cell>
          <table:table-cell office:value-type="float" office:value="1.200000003" calcext:value-type="float">
            <text:p>1.200000003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0300" calcext:value-type="float">
            <text:p>20300</text:p>
          </table:table-cell>
          <table:table-cell office:value-type="float" office:value="0" calcext:value-type="float">
            <text:p>0</text:p>
          </table:table-cell>
          <table:table-cell office:value-type="float" office:value="13.68333337" calcext:value-type="float">
            <text:p>13.68333337</text:p>
          </table:table-cell>
          <table:table-cell table:number-columns-repeated="2" office:value-type="float" office:value="1.016666681" calcext:value-type="float">
            <text:p>1.016666681</text:p>
          </table:table-cell>
          <table:table-cell office:value-type="float" office:value="29.93333337" calcext:value-type="float">
            <text:p>29.93333337</text:p>
          </table:table-cell>
          <table:table-cell office:value-type="float" office:value="1" calcext:value-type="float">
            <text:p>1</text:p>
          </table:table-cell>
          <table:table-cell office:value-type="float" office:value="9.333333358" calcext:value-type="float">
            <text:p>9.333333358</text:p>
          </table:table-cell>
          <table:table-cell office:value-type="float" office:value="1.016666681" calcext:value-type="float">
            <text:p>1.01666668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0400" calcext:value-type="float">
            <text:p>20400</text:p>
          </table:table-cell>
          <table:table-cell office:value-type="float" office:value="0" calcext:value-type="float">
            <text:p>0</text:p>
          </table:table-cell>
          <table:table-cell office:value-type="float" office:value="8.333333373" calcext:value-type="float">
            <text:p>8.33333337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34.83333337" calcext:value-type="float">
            <text:p>34.83333337</text:p>
          </table:table-cell>
          <table:table-cell office:value-type="float" office:value="0.5" calcext:value-type="float">
            <text:p>0.5</text:p>
          </table:table-cell>
          <table:table-cell office:value-type="float" office:value="16.83333337" calcext:value-type="float">
            <text:p>16.8333333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0600" calcext:value-type="float">
            <text:p>20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0000003" calcext:value-type="float">
            <text:p>0.950000003</text:p>
          </table:table-cell>
          <table:table-cell office:value-type="float" office:value="32" calcext:value-type="float">
            <text:p>32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33" calcext:value-type="float">
            <text:p>33</text:p>
          </table:table-cell>
          <table:table-cell office:value-type="float" office:value="0.950000003" calcext:value-type="float">
            <text:p>0.950000003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0700" calcext:value-type="float">
            <text:p>20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150000006" calcext:value-type="float">
            <text:p>3.150000006</text:p>
          </table:table-cell>
          <table:table-cell office:value-type="float" office:value="9.200000003" calcext:value-type="float">
            <text:p>9.200000003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3.150000006" calcext:value-type="float">
            <text:p>3.150000006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0800" calcext:value-type="float">
            <text:p>20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700000003" calcext:value-type="float">
            <text:p>3.7000000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3.700000003" calcext:value-type="float">
            <text:p>3.700000003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1100" calcext:value-type="float">
            <text:p>211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1200" calcext:value-type="float">
            <text:p>2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25" calcext:value-type="float">
            <text:p>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1300" calcext:value-type="float">
            <text:p>21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1400" calcext:value-type="float">
            <text:p>21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25" calcext:value-type="float">
            <text:p>1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40000001" calcext:value-type="float">
            <text:p>10.4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00000006" calcext:value-type="float">
            <text:p>9.400000006</text:p>
          </table:table-cell>
          <table:table-cell office:value-type="float" office:value="10.40000001" calcext:value-type="float">
            <text:p>10.4000000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1600" calcext:value-type="float">
            <text:p>21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" calcext:value-type="float">
            <text:p>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1700" calcext:value-type="float">
            <text:p>21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1800" calcext:value-type="float">
            <text:p>21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1900" calcext:value-type="float">
            <text:p>21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2100" calcext:value-type="float">
            <text:p>22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2200" calcext:value-type="float">
            <text:p>22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.25000063" calcext:value-type="float">
            <text:p>30.2500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2300" calcext:value-type="float">
            <text:p>2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.583334" calcext:value-type="float">
            <text:p>30.583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2400" calcext:value-type="float">
            <text:p>2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9.41666719" calcext:value-type="float">
            <text:p>29.41666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.16666728" calcext:value-type="float">
            <text:p>30.16666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2600" calcext:value-type="float">
            <text:p>22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833333492" calcext:value-type="float">
            <text:p>7.833333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2700" calcext:value-type="float">
            <text:p>22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41666687" calcext:value-type="float">
            <text:p>10.41666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2800" calcext:value-type="float">
            <text:p>22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.83333358" calcext:value-type="float">
            <text:p>11.83333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22900" calcext:value-type="float">
            <text:p>22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916666895" calcext:value-type="float">
            <text:p>9.916666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200000003" calcext:value-type="float">
            <text:p>8.20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8.200000003" calcext:value-type="float">
            <text:p>8.200000003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3100" calcext:value-type="float">
            <text:p>23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25" calcext:value-type="float">
            <text:p>8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3200" calcext:value-type="float">
            <text:p>23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3300" calcext:value-type="float">
            <text:p>23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75" calcext:value-type="float">
            <text:p>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3400" calcext:value-type="float">
            <text:p>23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" calcext:value-type="float">
            <text:p>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3500" calcext:value-type="float">
            <text:p>23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5" calcext:value-type="float">
            <text:p>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3600" calcext:value-type="float">
            <text:p>23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3700" calcext:value-type="float">
            <text:p>23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75" calcext:value-type="float">
            <text:p>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3800" calcext:value-type="float">
            <text:p>23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950000018" calcext:value-type="float">
            <text:p>8.950000018</text:p>
          </table:table-cell>
          <table:table-cell table:number-columns-repeated="2" office:value-type="float" office:value="0.500000015" calcext:value-type="float">
            <text:p>0.500000015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8.950000018" calcext:value-type="float">
            <text:p>8.950000018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3900" calcext:value-type="float">
            <text:p>23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033333346" calcext:value-type="float">
            <text:p>8.033333346</text:p>
          </table:table-cell>
          <table:table-cell office:value-type="float" office:value="0.533333346" calcext:value-type="float">
            <text:p>0.533333346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8.033333346" calcext:value-type="float">
            <text:p>8.0333333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39523819" calcext:value-type="float">
            <text:p>23.39523819</text:p>
          </table:table-cell>
          <table:table-cell table:number-columns-repeated="2" office:value-type="float" office:value="2.595238179" calcext:value-type="float">
            <text:p>2.595238179</text:p>
          </table:table-cell>
          <table:table-cell office:value-type="float" office:value="1.22857146" calcext:value-type="float">
            <text:p>1.22857146</text:p>
          </table:table-cell>
          <table:table-cell office:value-type="float" office:value="23.39523819" calcext:value-type="float">
            <text:p>23.39523819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4100" calcext:value-type="float">
            <text:p>241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6.30952433" calcext:value-type="float">
            <text:p>16.30952433</text:p>
          </table:table-cell>
          <table:table-cell office:value-type="float" office:value="2.142857239" calcext:value-type="float">
            <text:p>2.142857239</text:p>
          </table:table-cell>
          <table:table-cell office:value-type="float" office:value="16.30952433" calcext:value-type="float">
            <text:p>16.30952433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4200" calcext:value-type="float">
            <text:p>242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4300" calcext:value-type="float">
            <text:p>243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4400" calcext:value-type="float">
            <text:p>244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.03571452" calcext:value-type="float">
            <text:p>21.03571452</text:p>
          </table:table-cell>
          <table:table-cell table:number-columns-repeated="3" office:value-type="float" office:value="5.285714522" calcext:value-type="float">
            <text:p>5.285714522</text:p>
          </table:table-cell>
          <table:table-cell office:value-type="float" office:value="21.03571452" calcext:value-type="float">
            <text:p>21.03571452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4600" calcext:value-type="float">
            <text:p>24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14285719" calcext:value-type="float">
            <text:p>24.14285719</text:p>
          </table:table-cell>
          <table:table-cell table:number-columns-repeated="3" office:value-type="float" office:value="1.142857194" calcext:value-type="float">
            <text:p>1.142857194</text:p>
          </table:table-cell>
          <table:table-cell office:value-type="float" office:value="24.14285719" calcext:value-type="float">
            <text:p>24.14285719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4700" calcext:value-type="float">
            <text:p>24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7857143" calcext:value-type="float">
            <text:p>24.7857143</text:p>
          </table:table-cell>
          <table:table-cell table:number-columns-repeated="3" office:value-type="float" office:value="0.285714298" calcext:value-type="float">
            <text:p>0.285714298</text:p>
          </table:table-cell>
          <table:table-cell office:value-type="float" office:value="24.7857143" calcext:value-type="float">
            <text:p>24.7857143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4800" calcext:value-type="float">
            <text:p>2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4900" calcext:value-type="float">
            <text:p>24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5100" calcext:value-type="float">
            <text:p>25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5200" calcext:value-type="float">
            <text:p>25200</text:p>
          </table:table-cell>
          <table:table-cell office:value-type="float" office:value="0.200000003" calcext:value-type="float">
            <text:p>0.200000003</text:p>
          </table:table-cell>
          <table:table-cell table:number-columns-repeated="3" office:value-type="float" office:value="24.95" calcext:value-type="float">
            <text:p>24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25300" calcext:value-type="float">
            <text:p>25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5400" calcext:value-type="float">
            <text:p>25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25700" calcext:value-type="float">
            <text:p>25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5800" calcext:value-type="float">
            <text:p>25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25" calcext:value-type="float">
            <text:p>8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5900" calcext:value-type="float">
            <text:p>25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26100" calcext:value-type="float">
            <text:p>26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428571448" calcext:value-type="float">
            <text:p>8.428571448</text:p>
          </table:table-cell>
          <table:table-cell table:number-columns-repeated="3" office:value-type="float" office:value="0.428571448" calcext:value-type="float">
            <text:p>0.428571448</text:p>
          </table:table-cell>
          <table:table-cell office:value-type="float" office:value="8.428571448" calcext:value-type="float">
            <text:p>8.428571448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6200" calcext:value-type="float">
            <text:p>26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2857143" calcext:value-type="float">
            <text:p>10.2857143</text:p>
          </table:table-cell>
          <table:table-cell table:number-columns-repeated="3" office:value-type="float" office:value="0.285714298" calcext:value-type="float">
            <text:p>0.285714298</text:p>
          </table:table-cell>
          <table:table-cell office:value-type="float" office:value="10.2857143" calcext:value-type="float">
            <text:p>10.2857143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6300" calcext:value-type="float">
            <text:p>26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964285746" calcext:value-type="float">
            <text:p>7.964285746</text:p>
          </table:table-cell>
          <table:table-cell table:number-columns-repeated="3" office:value-type="float" office:value="0.714285746" calcext:value-type="float">
            <text:p>0.714285746</text:p>
          </table:table-cell>
          <table:table-cell office:value-type="float" office:value="7.964285746" calcext:value-type="float">
            <text:p>7.964285746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6400" calcext:value-type="float">
            <text:p>26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642857194" calcext:value-type="float">
            <text:p>8.642857194</text:p>
          </table:table-cell>
          <table:table-cell table:number-columns-repeated="3" office:value-type="float" office:value="1.142857194" calcext:value-type="float">
            <text:p>1.142857194</text:p>
          </table:table-cell>
          <table:table-cell office:value-type="float" office:value="8.642857194" calcext:value-type="float">
            <text:p>8.642857194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6500" calcext:value-type="float">
            <text:p>26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750000104" calcext:value-type="float">
            <text:p>9.750000104</text:p>
          </table:table-cell>
          <table:table-cell office:value-type="float" office:value="12.66666682" calcext:value-type="float">
            <text:p>12.66666682</text:p>
          </table:table-cell>
          <table:table-cell office:value-type="float" office:value="2.666666761" calcext:value-type="float">
            <text:p>2.666666761</text:p>
          </table:table-cell>
          <table:table-cell office:value-type="float" office:value="12.66666682" calcext:value-type="float">
            <text:p>12.66666682</text:p>
          </table:table-cell>
          <table:table-cell office:value-type="float" office:value="9.750000104" calcext:value-type="float">
            <text:p>9.750000104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6600" calcext:value-type="float">
            <text:p>26600</text:p>
          </table:table-cell>
          <table:table-cell office:value-type="float" office:value="0" calcext:value-type="float">
            <text:p>0</text:p>
          </table:table-cell>
          <table:table-cell office:value-type="float" office:value="4.535714313" calcext:value-type="float">
            <text:p>4.535714313</text:p>
          </table:table-cell>
          <table:table-cell table:number-columns-repeated="2" office:value-type="float" office:value="10.96904781" calcext:value-type="float">
            <text:p>10.96904781</text:p>
          </table:table-cell>
          <table:table-cell office:value-type="float" office:value="13.38571438" calcext:value-type="float">
            <text:p>13.38571438</text:p>
          </table:table-cell>
          <table:table-cell office:value-type="float" office:value="1.785714343" calcext:value-type="float">
            <text:p>1.785714343</text:p>
          </table:table-cell>
          <table:table-cell office:value-type="float" office:value="13.38571438" calcext:value-type="float">
            <text:p>13.38571438</text:p>
          </table:table-cell>
          <table:table-cell office:value-type="float" office:value="10.96904781" calcext:value-type="float">
            <text:p>10.96904781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26700" calcext:value-type="float">
            <text:p>26700</text:p>
          </table:table-cell>
          <table:table-cell office:value-type="float" office:value="0" calcext:value-type="float">
            <text:p>0</text:p>
          </table:table-cell>
          <table:table-cell office:value-type="float" office:value="3.00000003" calcext:value-type="float">
            <text:p>3.00000003</text:p>
          </table:table-cell>
          <table:table-cell table:number-columns-repeated="2" office:value-type="float" office:value="10.33333357" calcext:value-type="float">
            <text:p>10.33333357</text:p>
          </table:table-cell>
          <table:table-cell office:value-type="float" office:value="13.16666673" calcext:value-type="float">
            <text:p>13.16666673</text:p>
          </table:table-cell>
          <table:table-cell office:value-type="float" office:value="0.666666687" calcext:value-type="float">
            <text:p>0.666666687</text:p>
          </table:table-cell>
          <table:table-cell office:value-type="float" office:value="13.16666673" calcext:value-type="float">
            <text:p>13.16666673</text:p>
          </table:table-cell>
          <table:table-cell office:value-type="float" office:value="10.33333357" calcext:value-type="float">
            <text:p>10.33333357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6800" calcext:value-type="float">
            <text:p>26800</text:p>
          </table:table-cell>
          <table:table-cell office:value-type="float" office:value="0" calcext:value-type="float">
            <text:p>0</text:p>
          </table:table-cell>
          <table:table-cell office:value-type="float" office:value="3.366666734" calcext:value-type="float">
            <text:p>3.366666734</text:p>
          </table:table-cell>
          <table:table-cell table:number-columns-repeated="2" office:value-type="float" office:value="8.716666758" calcext:value-type="float">
            <text:p>8.716666758</text:p>
          </table:table-cell>
          <table:table-cell office:value-type="float" office:value="55.21666676" calcext:value-type="float">
            <text:p>55.21666676</text:p>
          </table:table-cell>
          <table:table-cell office:value-type="float" office:value="0.900000006" calcext:value-type="float">
            <text:p>0.900000006</text:p>
          </table:table-cell>
          <table:table-cell office:value-type="float" office:value="14.36666672" calcext:value-type="float">
            <text:p>14.36666672</text:p>
          </table:table-cell>
          <table:table-cell office:value-type="float" office:value="8.716666758" calcext:value-type="float">
            <text:p>8.716666758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26900" calcext:value-type="float">
            <text:p>26900</text:p>
          </table:table-cell>
          <table:table-cell office:value-type="float" office:value="0" calcext:value-type="float">
            <text:p>0</text:p>
          </table:table-cell>
          <table:table-cell office:value-type="float" office:value="3.016666695" calcext:value-type="float">
            <text:p>3.016666695</text:p>
          </table:table-cell>
          <table:table-cell table:number-columns-repeated="2" office:value-type="float" office:value="10.80000021" calcext:value-type="float">
            <text:p>10.80000021</text:p>
          </table:table-cell>
          <table:table-cell office:value-type="float" office:value="29.21666671" calcext:value-type="float">
            <text:p>29.21666671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3.200000033" calcext:value-type="float">
            <text:p>3.200000033</text:p>
          </table:table-cell>
          <table:table-cell office:value-type="float" office:value="10.80000021" calcext:value-type="float">
            <text:p>10.800000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  <table:table-cell office:value-type="float" office:value="4.450000003" calcext:value-type="float">
            <text:p>4.450000003</text:p>
          </table:table-cell>
          <table:table-cell table:number-columns-repeated="2" office:value-type="float" office:value="12.28333355" calcext:value-type="float">
            <text:p>12.28333355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7.950000003" calcext:value-type="float">
            <text:p>7.950000003</text:p>
          </table:table-cell>
          <table:table-cell office:value-type="float" office:value="12.28333355" calcext:value-type="float">
            <text:p>12.28333355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7100" calcext:value-type="float">
            <text:p>27100</text:p>
          </table:table-cell>
          <table:table-cell office:value-type="float" office:value="0" calcext:value-type="float">
            <text:p>0</text:p>
          </table:table-cell>
          <table:table-cell office:value-type="float" office:value="3.700000003" calcext:value-type="float">
            <text:p>3.700000003</text:p>
          </table:table-cell>
          <table:table-cell table:number-columns-repeated="2" office:value-type="float" office:value="10.95000021" calcext:value-type="float">
            <text:p>10.950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0000003" calcext:value-type="float">
            <text:p>2.450000003</text:p>
          </table:table-cell>
          <table:table-cell office:value-type="float" office:value="10.95000021" calcext:value-type="float">
            <text:p>10.95000021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7200" calcext:value-type="float">
            <text:p>27200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11.58333358" calcext:value-type="float">
            <text:p>11.58333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.58333358" calcext:value-type="float">
            <text:p>11.58333358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7300" calcext:value-type="float">
            <text:p>27300</text:p>
          </table:table-cell>
          <table:table-cell office:value-type="float" office:value="0" calcext:value-type="float">
            <text:p>0</text:p>
          </table:table-cell>
          <table:table-cell office:value-type="float" office:value="12.45" calcext:value-type="float">
            <text:p>12.45</text:p>
          </table:table-cell>
          <table:table-cell table:number-columns-repeated="2" office:value-type="float" office:value="29.03333382" calcext:value-type="float">
            <text:p>29.03333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000003" calcext:value-type="float">
            <text:p>0.450000003</text:p>
          </table:table-cell>
          <table:table-cell office:value-type="float" office:value="29.03333382" calcext:value-type="float">
            <text:p>29.03333382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7400" calcext:value-type="float">
            <text:p>27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0000001" calcext:value-type="float">
            <text:p>24.9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24.90000001" calcext:value-type="float">
            <text:p>24.90000001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7500" calcext:value-type="float">
            <text:p>27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5000001" calcext:value-type="float">
            <text:p>24.85000001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24.85000001" calcext:value-type="float">
            <text:p>24.85000001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7600" calcext:value-type="float">
            <text:p>27600</text:p>
          </table:table-cell>
          <table:table-cell office:value-type="float" office:value="0" calcext:value-type="float">
            <text:p>0</text:p>
          </table:table-cell>
          <table:table-cell office:value-type="float" office:value="41.33333336" calcext:value-type="float">
            <text:p>41.33333336</text:p>
          </table:table-cell>
          <table:table-cell office:value-type="float" office:value="7.916666672" calcext:value-type="float">
            <text:p>7.916666672</text:p>
          </table:table-cell>
          <table:table-cell office:value-type="float" office:value="41.33333336" calcext:value-type="float">
            <text:p>41.333333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0000015" calcext:value-type="float">
            <text:p>0.750000015</text:p>
          </table:table-cell>
          <table:table-cell office:value-type="float" office:value="7.916666672" calcext:value-type="float">
            <text:p>7.916666672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7700" calcext:value-type="float">
            <text:p>27700</text:p>
          </table:table-cell>
          <table:table-cell office:value-type="float" office:value="0" calcext:value-type="float">
            <text:p>0</text:p>
          </table:table-cell>
          <table:table-cell office:value-type="float" office:value="39.35000007" calcext:value-type="float">
            <text:p>39.35000007</text:p>
          </table:table-cell>
          <table:table-cell office:value-type="float" office:value="8.600000009" calcext:value-type="float">
            <text:p>8.600000009</text:p>
          </table:table-cell>
          <table:table-cell office:value-type="float" office:value="39.35000007" calcext:value-type="float">
            <text:p>39.35000007</text:p>
          </table:table-cell>
          <table:table-cell office:value-type="float" office:value="0" calcext:value-type="float">
            <text:p>0</text:p>
          </table:table-cell>
          <table:table-cell office:value-type="float" office:value="3.350000069" calcext:value-type="float">
            <text:p>3.350000069</text:p>
          </table:table-cell>
          <table:table-cell office:value-type="float" office:value="0.75" calcext:value-type="float">
            <text:p>0.75</text:p>
          </table:table-cell>
          <table:table-cell office:value-type="float" office:value="8.600000009" calcext:value-type="float">
            <text:p>8.600000009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7800" calcext:value-type="float">
            <text:p>27800</text:p>
          </table:table-cell>
          <table:table-cell office:value-type="float" office:value="0" calcext:value-type="float">
            <text:p>0</text:p>
          </table:table-cell>
          <table:table-cell office:value-type="float" office:value="36.90000008" calcext:value-type="float">
            <text:p>36.90000008</text:p>
          </table:table-cell>
          <table:table-cell office:value-type="float" office:value="10.3666667" calcext:value-type="float">
            <text:p>10.3666667</text:p>
          </table:table-cell>
          <table:table-cell office:value-type="float" office:value="36.90000008" calcext:value-type="float">
            <text:p>36.90000008</text:p>
          </table:table-cell>
          <table:table-cell office:value-type="float" office:value="0.900000021" calcext:value-type="float">
            <text:p>0.900000021</text:p>
          </table:table-cell>
          <table:table-cell office:value-type="float" office:value="2.466666713" calcext:value-type="float">
            <text:p>2.466666713</text:p>
          </table:table-cell>
          <table:table-cell office:value-type="float" office:value="2.100000039" calcext:value-type="float">
            <text:p>2.100000039</text:p>
          </table:table-cell>
          <table:table-cell office:value-type="float" office:value="10.3666667" calcext:value-type="float">
            <text:p>10.3666667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7900" calcext:value-type="float">
            <text:p>27900</text:p>
          </table:table-cell>
          <table:table-cell office:value-type="float" office:value="0" calcext:value-type="float">
            <text:p>0</text:p>
          </table:table-cell>
          <table:table-cell office:value-type="float" office:value="38.00000013" calcext:value-type="float">
            <text:p>38.00000013</text:p>
          </table:table-cell>
          <table:table-cell office:value-type="float" office:value="6.800000042" calcext:value-type="float">
            <text:p>6.800000042</text:p>
          </table:table-cell>
          <table:table-cell office:value-type="float" office:value="38.00000013" calcext:value-type="float">
            <text:p>38.00000013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2.700000018" calcext:value-type="float">
            <text:p>2.700000018</text:p>
          </table:table-cell>
          <table:table-cell office:value-type="float" office:value="7.500000134" calcext:value-type="float">
            <text:p>7.500000134</text:p>
          </table:table-cell>
          <table:table-cell office:value-type="float" office:value="6.800000042" calcext:value-type="float">
            <text:p>6.800000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34.94523826" calcext:value-type="float">
            <text:p>34.94523826</text:p>
          </table:table-cell>
          <table:table-cell office:value-type="float" office:value="7.645238161" calcext:value-type="float">
            <text:p>7.645238161</text:p>
          </table:table-cell>
          <table:table-cell office:value-type="float" office:value="34.94523826" calcext:value-type="float">
            <text:p>34.94523826</text:p>
          </table:table-cell>
          <table:table-cell office:value-type="float" office:value="3.228571475" calcext:value-type="float">
            <text:p>3.228571475</text:p>
          </table:table-cell>
          <table:table-cell office:value-type="float" office:value="2.395238131" calcext:value-type="float">
            <text:p>2.395238131</text:p>
          </table:table-cell>
          <table:table-cell office:value-type="float" office:value="9.195238262" calcext:value-type="float">
            <text:p>9.195238262</text:p>
          </table:table-cell>
          <table:table-cell office:value-type="float" office:value="7.645238161" calcext:value-type="float">
            <text:p>7.645238161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8100" calcext:value-type="float">
            <text:p>28100</text:p>
          </table:table-cell>
          <table:table-cell office:value-type="float" office:value="0" calcext:value-type="float">
            <text:p>0</text:p>
          </table:table-cell>
          <table:table-cell office:value-type="float" office:value="37.76666674" calcext:value-type="float">
            <text:p>37.76666674</text:p>
          </table:table-cell>
          <table:table-cell office:value-type="float" office:value="9.183333367" calcext:value-type="float">
            <text:p>9.183333367</text:p>
          </table:table-cell>
          <table:table-cell office:value-type="float" office:value="37.76666674" calcext:value-type="float">
            <text:p>37.76666674</text:p>
          </table:table-cell>
          <table:table-cell office:value-type="float" office:value="0.916666687" calcext:value-type="float">
            <text:p>0.916666687</text:p>
          </table:table-cell>
          <table:table-cell office:value-type="float" office:value="1.166666672" calcext:value-type="float">
            <text:p>1.166666672</text:p>
          </table:table-cell>
          <table:table-cell office:value-type="float" office:value="4.01666674" calcext:value-type="float">
            <text:p>4.01666674</text:p>
          </table:table-cell>
          <table:table-cell office:value-type="float" office:value="9.183333367" calcext:value-type="float">
            <text:p>9.183333367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8200" calcext:value-type="float">
            <text:p>28200</text:p>
          </table:table-cell>
          <table:table-cell office:value-type="float" office:value="0" calcext:value-type="float">
            <text:p>0</text:p>
          </table:table-cell>
          <table:table-cell office:value-type="float" office:value="39.18333338" calcext:value-type="float">
            <text:p>39.18333338</text:p>
          </table:table-cell>
          <table:table-cell office:value-type="float" office:value="6.583333358" calcext:value-type="float">
            <text:p>6.583333358</text:p>
          </table:table-cell>
          <table:table-cell office:value-type="float" office:value="39.18333338" calcext:value-type="float">
            <text:p>39.18333338</text:p>
          </table:table-cell>
          <table:table-cell office:value-type="float" office:value="3.433333382" calcext:value-type="float">
            <text:p>3.433333382</text:p>
          </table:table-cell>
          <table:table-cell office:value-type="float" office:value="1.600000024" calcext:value-type="float">
            <text:p>1.600000024</text:p>
          </table:table-cell>
          <table:table-cell office:value-type="float" office:value="3.433333382" calcext:value-type="float">
            <text:p>3.433333382</text:p>
          </table:table-cell>
          <table:table-cell office:value-type="float" office:value="6.583333358" calcext:value-type="float">
            <text:p>6.583333358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8300" calcext:value-type="float">
            <text:p>28300</text:p>
          </table:table-cell>
          <table:table-cell office:value-type="float" office:value="0" calcext:value-type="float">
            <text:p>0</text:p>
          </table:table-cell>
          <table:table-cell office:value-type="float" office:value="37.26666677" calcext:value-type="float">
            <text:p>37.26666677</text:p>
          </table:table-cell>
          <table:table-cell office:value-type="float" office:value="8.733333364" calcext:value-type="float">
            <text:p>8.733333364</text:p>
          </table:table-cell>
          <table:table-cell office:value-type="float" office:value="37.26666677" calcext:value-type="float">
            <text:p>37.26666677</text:p>
          </table:table-cell>
          <table:table-cell office:value-type="float" office:value="5.76666677" calcext:value-type="float">
            <text:p>5.76666677</text:p>
          </table:table-cell>
          <table:table-cell office:value-type="float" office:value="0.700000003" calcext:value-type="float">
            <text:p>0.700000003</text:p>
          </table:table-cell>
          <table:table-cell office:value-type="float" office:value="1.533333346" calcext:value-type="float">
            <text:p>1.533333346</text:p>
          </table:table-cell>
          <table:table-cell office:value-type="float" office:value="8.733333364" calcext:value-type="float">
            <text:p>8.733333364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8400" calcext:value-type="float">
            <text:p>28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761904806" calcext:value-type="float">
            <text:p>7.761904806</text:p>
          </table:table-cell>
          <table:table-cell office:value-type="float" office:value="7.595238149" calcext:value-type="float">
            <text:p>7.595238149</text:p>
          </table:table-cell>
          <table:table-cell office:value-type="float" office:value="1.595238134" calcext:value-type="float">
            <text:p>1.595238134</text:p>
          </table:table-cell>
          <table:table-cell office:value-type="float" office:value="1.761904806" calcext:value-type="float">
            <text:p>1.761904806</text:p>
          </table:table-cell>
          <table:table-cell office:value-type="float" office:value="7.761904806" calcext:value-type="float">
            <text:p>7.761904806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8500" calcext:value-type="float">
            <text:p>28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183333352" calcext:value-type="float">
            <text:p>7.183333352</text:p>
          </table:table-cell>
          <table:table-cell office:value-type="float" office:value="16.2666667" calcext:value-type="float">
            <text:p>16.2666667</text:p>
          </table:table-cell>
          <table:table-cell office:value-type="float" office:value="0.666666687" calcext:value-type="float">
            <text:p>0.666666687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7.183333352" calcext:value-type="float">
            <text:p>7.183333352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8600" calcext:value-type="float">
            <text:p>28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25000003" calcext:value-type="float">
            <text:p>10.25000003</text:p>
          </table:table-cell>
          <table:table-cell office:value-type="float" office:value="10.00000003" calcext:value-type="float">
            <text:p>10.00000003</text:p>
          </table:table-cell>
          <table:table-cell office:value-type="float" office:value="2.000000015" calcext:value-type="float">
            <text:p>2.000000015</text:p>
          </table:table-cell>
          <table:table-cell office:value-type="float" office:value="0" calcext:value-type="float">
            <text:p>0</text:p>
          </table:table-cell>
          <table:table-cell office:value-type="float" office:value="10.25000003" calcext:value-type="float">
            <text:p>10.25000003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8700" calcext:value-type="float">
            <text:p>28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983333364" calcext:value-type="float">
            <text:p>9.983333364</text:p>
          </table:table-cell>
          <table:table-cell office:value-type="float" office:value="5.733333364" calcext:value-type="float">
            <text:p>5.733333364</text:p>
          </table:table-cell>
          <table:table-cell office:value-type="float" office:value="2.333333358" calcext:value-type="float">
            <text:p>2.333333358</text:p>
          </table:table-cell>
          <table:table-cell office:value-type="float" office:value="0" calcext:value-type="float">
            <text:p>0</text:p>
          </table:table-cell>
          <table:table-cell office:value-type="float" office:value="9.983333364" calcext:value-type="float">
            <text:p>9.983333364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8800" calcext:value-type="float">
            <text:p>28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75" calcext:value-type="float">
            <text:p>8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8900" calcext:value-type="float">
            <text:p>28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866666675" calcext:value-type="float">
            <text:p>9.866666675</text:p>
          </table:table-cell>
          <table:table-cell office:value-type="float" office:value="3.166666672" calcext:value-type="float">
            <text:p>3.166666672</text:p>
          </table:table-cell>
          <table:table-cell office:value-type="float" office:value="2.366666675" calcext:value-type="float">
            <text:p>2.366666675</text:p>
          </table:table-cell>
          <table:table-cell office:value-type="float" office:value="0" calcext:value-type="float">
            <text:p>0</text:p>
          </table:table-cell>
          <table:table-cell office:value-type="float" office:value="9.866666675" calcext:value-type="float">
            <text:p>9.8666666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616666675" calcext:value-type="float">
            <text:p>9.616666675</text:p>
          </table:table-cell>
          <table:table-cell office:value-type="float" office:value="5.866666675" calcext:value-type="float">
            <text:p>5.866666675</text:p>
          </table:table-cell>
          <table:table-cell office:value-type="float" office:value="2.666666672" calcext:value-type="float">
            <text:p>2.666666672</text:p>
          </table:table-cell>
          <table:table-cell office:value-type="float" office:value="0" calcext:value-type="float">
            <text:p>0</text:p>
          </table:table-cell>
          <table:table-cell office:value-type="float" office:value="9.616666675" calcext:value-type="float">
            <text:p>9.616666675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9100" calcext:value-type="float">
            <text:p>29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600000009" calcext:value-type="float">
            <text:p>8.600000009</text:p>
          </table:table-cell>
          <table:table-cell office:value-type="float" office:value="6.900000006" calcext:value-type="float">
            <text:p>6.900000006</text:p>
          </table:table-cell>
          <table:table-cell office:value-type="float" office:value="1.700000003" calcext:value-type="float">
            <text:p>1.700000003</text:p>
          </table:table-cell>
          <table:table-cell office:value-type="float" office:value="0" calcext:value-type="float">
            <text:p>0</text:p>
          </table:table-cell>
          <table:table-cell office:value-type="float" office:value="8.600000009" calcext:value-type="float">
            <text:p>8.600000009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9200" calcext:value-type="float">
            <text:p>29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6666667" calcext:value-type="float">
            <text:p>24.86666667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366666675" calcext:value-type="float">
            <text:p>0.366666675</text:p>
          </table:table-cell>
          <table:table-cell office:value-type="float" office:value="0" calcext:value-type="float">
            <text:p>0</text:p>
          </table:table-cell>
          <table:table-cell office:value-type="float" office:value="24.86666667" calcext:value-type="float">
            <text:p>24.86666667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9300" calcext:value-type="float">
            <text:p>29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0000001" calcext:value-type="float">
            <text:p>24.90000001</text:p>
          </table:table-cell>
          <table:table-cell table:number-columns-repeated="2"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24.90000001" calcext:value-type="float">
            <text:p>24.90000001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9400" calcext:value-type="float">
            <text:p>29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9600" calcext:value-type="float">
            <text:p>29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" calcext:value-type="float">
            <text:p>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9700" calcext:value-type="float">
            <text:p>29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9800" calcext:value-type="float">
            <text:p>29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9900" calcext:value-type="float">
            <text:p>29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30100" calcext:value-type="float">
            <text:p>30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0200" calcext:value-type="float">
            <text:p>302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0300" calcext:value-type="float">
            <text:p>303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0400" calcext:value-type="float">
            <text:p>30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0500" calcext:value-type="float">
            <text:p>30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0600" calcext:value-type="float">
            <text:p>30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700000003" calcext:value-type="float">
            <text:p>2.700000003</text:p>
          </table:table-cell>
          <table:table-cell office:value-type="float" office:value="0.200000003" calcext:value-type="float">
            <text:p>0.20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0000003" calcext:value-type="float">
            <text:p>2.700000003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0700" calcext:value-type="float">
            <text:p>30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75" calcext:value-type="float">
            <text:p>7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0800" calcext:value-type="float">
            <text:p>30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350000009" calcext:value-type="float">
            <text:p>9.350000009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1.200000003" calcext:value-type="float">
            <text:p>1.200000003</text:p>
          </table:table-cell>
          <table:table-cell office:value-type="float" office:value="1" calcext:value-type="float">
            <text:p>1</text:p>
          </table:table-cell>
          <table:table-cell office:value-type="float" office:value="9.350000009" calcext:value-type="float">
            <text:p>9.350000009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30900" calcext:value-type="float">
            <text:p>30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0000001" calcext:value-type="float">
            <text:p>24.90000001</text:p>
          </table:table-cell>
          <table:table-cell table:number-columns-repeated="2"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24.90000001" calcext:value-type="float">
            <text:p>24.9000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3333334" calcext:value-type="float">
            <text:p>24.83333334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  <table:table-cell office:value-type="float" office:value="24.83333334" calcext:value-type="float">
            <text:p>24.83333334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31100" calcext:value-type="float">
            <text:p>31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25" calcext:value-type="float">
            <text:p>8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1200" calcext:value-type="float">
            <text:p>3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31300" calcext:value-type="float">
            <text:p>313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1400" calcext:value-type="float">
            <text:p>31400</text:p>
          </table:table-cell>
          <table:table-cell office:value-type="float" office:value="0" calcext:value-type="float">
            <text:p>0</text:p>
          </table:table-cell>
          <table:table-cell office:value-type="float" office:value="35.41666667" calcext:value-type="float">
            <text:p>35.41666667</text:p>
          </table:table-cell>
          <table:table-cell table:number-columns-repeated="2" office:value-type="float" office:value="1.416666672" calcext:value-type="float">
            <text:p>1.416666672</text:p>
          </table:table-cell>
          <table:table-cell office:value-type="float" office:value="0" calcext:value-type="float">
            <text:p>0</text:p>
          </table:table-cell>
          <table:table-cell office:value-type="float" office:value="2.166666672" calcext:value-type="float">
            <text:p>2.16666667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1.416666672" calcext:value-type="float">
            <text:p>1.416666672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1600" calcext:value-type="float">
            <text:p>31600</text:p>
          </table:table-cell>
          <table:table-cell office:value-type="float" office:value="0" calcext:value-type="float">
            <text:p>0</text:p>
          </table:table-cell>
          <table:table-cell office:value-type="float" office:value="30.65000001" calcext:value-type="float">
            <text:p>30.65000001</text:p>
          </table:table-cell>
          <table:table-cell table:number-columns-repeated="2" office:value-type="float" office:value="1.650000006" calcext:value-type="float">
            <text:p>1.650000006</text:p>
          </table:table-cell>
          <table:table-cell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4" calcext:value-type="float">
            <text:p>4</text:p>
          </table:table-cell>
          <table:table-cell office:value-type="float" office:value="1.650000006" calcext:value-type="float">
            <text:p>1.650000006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1700" calcext:value-type="float">
            <text:p>31700</text:p>
          </table:table-cell>
          <table:table-cell office:value-type="float" office:value="0" calcext:value-type="float">
            <text:p>0</text:p>
          </table:table-cell>
          <table:table-cell office:value-type="float" office:value="40.75" calcext:value-type="float">
            <text:p>40.75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31800" calcext:value-type="float">
            <text:p>31800</text:p>
          </table:table-cell>
          <table:table-cell office:value-type="float" office:value="0" calcext:value-type="float">
            <text:p>0</text:p>
          </table:table-cell>
          <table:table-cell office:value-type="float" office:value="20.45" calcext:value-type="float">
            <text:p>20.45</text:p>
          </table:table-cell>
          <table:table-cell table:number-columns-repeated="2" office:value-type="float" office:value="1.450000003" calcext:value-type="float">
            <text:p>1.45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1.450000003" calcext:value-type="float">
            <text:p>1.450000003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31900" calcext:value-type="float">
            <text:p>31900</text:p>
          </table:table-cell>
          <table:table-cell office:value-type="float" office:value="0" calcext:value-type="float">
            <text:p>0</text:p>
          </table:table-cell>
          <table:table-cell office:value-type="float" office:value="57.08333334" calcext:value-type="float">
            <text:p>57.08333334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1.833333343" calcext:value-type="float">
            <text:p>1.83333334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47.58333334" calcext:value-type="float">
            <text:p>47.58333334</text:p>
          </table:table-cell>
          <table:table-cell table:number-columns-repeated="2"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2100" calcext:value-type="float">
            <text:p>32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0000001" calcext:value-type="float">
            <text:p>24.9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24.90000001" calcext:value-type="float">
            <text:p>24.90000001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2200" calcext:value-type="float">
            <text:p>32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2300" calcext:value-type="float">
            <text:p>3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1666667" calcext:value-type="float">
            <text:p>24.91666667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24.91666667" calcext:value-type="float">
            <text:p>24.9166666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2400" calcext:value-type="float">
            <text:p>3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office:value-type="float" office:value="0.200000003" calcext:value-type="float">
            <text:p>0.20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2600" calcext:value-type="float">
            <text:p>32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25" calcext:value-type="float">
            <text:p>1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2700" calcext:value-type="float">
            <text:p>32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2800" calcext:value-type="float">
            <text:p>32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2900" calcext:value-type="float">
            <text:p>32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0" calcext:value-type="float">
            <text:p>330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3100" calcext:value-type="float">
            <text:p>33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3200" calcext:value-type="float">
            <text:p>33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3300" calcext:value-type="float">
            <text:p>33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3400" calcext:value-type="float">
            <text:p>33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500" calcext:value-type="float">
            <text:p>33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3600" calcext:value-type="float">
            <text:p>33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350000009" calcext:value-type="float">
            <text:p>8.350000009</text:p>
          </table:table-cell>
          <table:table-cell office:value-type="float" office:value="0" calcext:value-type="float">
            <text:p>0</text:p>
          </table:table-cell>
          <table:table-cell office:value-type="float" office:value="0.600000009" calcext:value-type="float">
            <text:p>0.600000009</text:p>
          </table:table-cell>
          <table:table-cell office:value-type="float" office:value="0" calcext:value-type="float">
            <text:p>0</text:p>
          </table:table-cell>
          <table:table-cell office:value-type="float" office:value="8.350000009" calcext:value-type="float">
            <text:p>8.350000009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3700" calcext:value-type="float">
            <text:p>33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266666681" calcext:value-type="float">
            <text:p>8.266666681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766666681" calcext:value-type="float">
            <text:p>0.766666681</text:p>
          </table:table-cell>
          <table:table-cell office:value-type="float" office:value="0" calcext:value-type="float">
            <text:p>0</text:p>
          </table:table-cell>
          <table:table-cell office:value-type="float" office:value="8.266666681" calcext:value-type="float">
            <text:p>8.266666681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3800" calcext:value-type="float">
            <text:p>33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892857149" calcext:value-type="float">
            <text:p>2.892857149</text:p>
          </table:table-cell>
          <table:table-cell table:number-columns-repeated="2" office:value-type="float" office:value="0.976190493" calcext:value-type="float">
            <text:p>0.976190493</text:p>
          </table:table-cell>
          <table:table-cell office:value-type="float" office:value="0.476190493" calcext:value-type="float">
            <text:p>0.476190493</text:p>
          </table:table-cell>
          <table:table-cell office:value-type="float" office:value="2.892857149" calcext:value-type="float">
            <text:p>2.892857149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3900" calcext:value-type="float">
            <text:p>33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2" office:value-type="float" office:value="0.833333343" calcext:value-type="float">
            <text:p>0.833333343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28333335" calcext:value-type="float">
            <text:p>10.28333335</text:p>
          </table:table-cell>
          <table:table-cell office:value-type="float" office:value="2.533333346" calcext:value-type="float">
            <text:p>2.533333346</text:p>
          </table:table-cell>
          <table:table-cell office:value-type="float" office:value="1.166666672" calcext:value-type="float">
            <text:p>1.16666667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10.28333335" calcext:value-type="float">
            <text:p>10.28333335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4200" calcext:value-type="float">
            <text:p>34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000000015" calcext:value-type="float">
            <text:p>1.000000015</text:p>
          </table:table-cell>
          <table:table-cell office:value-type="float" office:value="38.03333341" calcext:value-type="float">
            <text:p>38.03333341</text:p>
          </table:table-cell>
          <table:table-cell office:value-type="float" office:value="34.13333341" calcext:value-type="float">
            <text:p>34.13333341</text:p>
          </table:table-cell>
          <table:table-cell office:value-type="float" office:value="6.833333403" calcext:value-type="float">
            <text:p>6.833333403</text:p>
          </table:table-cell>
          <table:table-cell office:value-type="float" office:value="1.000000015" calcext:value-type="float">
            <text:p>1.000000015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4300" calcext:value-type="float">
            <text:p>34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office:value-type="float" office:value="22.00000003" calcext:value-type="float">
            <text:p>22.00000003</text:p>
          </table:table-cell>
          <table:table-cell office:value-type="float" office:value="25.00000003" calcext:value-type="float">
            <text:p>25.00000003</text:p>
          </table:table-cell>
          <table:table-cell office:value-type="float" office:value="1.00000003" calcext:value-type="float">
            <text:p>1.0000000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400" calcext:value-type="float">
            <text:p>34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00000003" calcext:value-type="float">
            <text:p>1.700000003</text:p>
          </table:table-cell>
          <table:table-cell office:value-type="float" office:value="7.36666669" calcext:value-type="float">
            <text:p>7.36666669</text:p>
          </table:table-cell>
          <table:table-cell office:value-type="float" office:value="38.16666669" calcext:value-type="float">
            <text:p>38.16666669</text:p>
          </table:table-cell>
          <table:table-cell office:value-type="float" office:value="6.666666687" calcext:value-type="float">
            <text:p>6.666666687</text:p>
          </table:table-cell>
          <table:table-cell office:value-type="float" office:value="1.700000003" calcext:value-type="float">
            <text:p>1.70000000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500" calcext:value-type="float">
            <text:p>34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" calcext:value-type="float">
            <text:p>1.75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9.333333343" calcext:value-type="float">
            <text:p>9.333333343</text:p>
          </table:table-cell>
          <table:table-cell office:value-type="float" office:value="3.333333343" calcext:value-type="float">
            <text:p>3.333333343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600" calcext:value-type="float">
            <text:p>34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450000003" calcext:value-type="float">
            <text:p>4.450000003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4.833333343" calcext:value-type="float">
            <text:p>4.833333343</text:p>
          </table:table-cell>
          <table:table-cell office:value-type="float" office:value="4.033333346" calcext:value-type="float">
            <text:p>4.033333346</text:p>
          </table:table-cell>
          <table:table-cell office:value-type="float" office:value="4.450000003" calcext:value-type="float">
            <text:p>4.450000003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4700" calcext:value-type="float">
            <text:p>34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4800" calcext:value-type="float">
            <text:p>3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4900" calcext:value-type="float">
            <text:p>34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75" calcext:value-type="float">
            <text:p>9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5100" calcext:value-type="float">
            <text:p>35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25" calcext:value-type="float">
            <text:p>9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5200" calcext:value-type="float">
            <text:p>35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200000003" calcext:value-type="float">
            <text:p>4.200000003</text:p>
          </table:table-cell>
          <table:table-cell office:value-type="float" office:value="0.200000003" calcext:value-type="float">
            <text:p>0.20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00000003" calcext:value-type="float">
            <text:p>4.200000003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5300" calcext:value-type="float">
            <text:p>35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683333352" calcext:value-type="float">
            <text:p>3.683333352</text:p>
          </table:table-cell>
          <table:table-cell office:value-type="float" office:value="0.933333352" calcext:value-type="float">
            <text:p>0.933333352</text:p>
          </table:table-cell>
          <table:table-cell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3.683333352" calcext:value-type="float">
            <text:p>3.683333352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5400" calcext:value-type="float">
            <text:p>35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700000003" calcext:value-type="float">
            <text:p>2.70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2.700000003" calcext:value-type="float">
            <text:p>2.70000000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5500" calcext:value-type="float">
            <text:p>35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242857188" calcext:value-type="float">
            <text:p>9.242857188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642857164" calcext:value-type="float">
            <text:p>0.642857164</text:p>
          </table:table-cell>
          <table:table-cell office:value-type="float" office:value="2.242857188" calcext:value-type="float">
            <text:p>2.242857188</text:p>
          </table:table-cell>
          <table:table-cell office:value-type="float" office:value="9.242857188" calcext:value-type="float">
            <text:p>9.242857188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5600" calcext:value-type="float">
            <text:p>35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5" calcext:value-type="float">
            <text:p>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5700" calcext:value-type="float">
            <text:p>35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5800" calcext:value-type="float">
            <text:p>35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5900" calcext:value-type="float">
            <text:p>35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166666672" calcext:value-type="float">
            <text:p>4.1666666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666672" calcext:value-type="float">
            <text:p>0.666666672</text:p>
          </table:table-cell>
          <table:table-cell office:value-type="float" office:value="4.166666672" calcext:value-type="float">
            <text:p>4.1666666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.916666672" calcext:value-type="float">
            <text:p>6.9166666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66666672" calcext:value-type="float">
            <text:p>1.166666672</text:p>
          </table:table-cell>
          <table:table-cell office:value-type="float" office:value="6.916666672" calcext:value-type="float">
            <text:p>6.916666672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6100" calcext:value-type="float">
            <text:p>36100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12.08333358" calcext:value-type="float">
            <text:p>12.08333358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2.08333358" calcext:value-type="float">
            <text:p>12.08333358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6200" calcext:value-type="float">
            <text:p>36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.66666692" calcext:value-type="float">
            <text:p>10.66666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6666692" calcext:value-type="float">
            <text:p>10.66666692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6300" calcext:value-type="float">
            <text:p>36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.00000024" calcext:value-type="float">
            <text:p>10.00000024</text:p>
          </table:table-cell>
          <table:table-cell table:number-columns-repeated="2" office:value-type="float" office:value="1.50000003" calcext:value-type="float">
            <text:p>1.50000003</text:p>
          </table:table-cell>
          <table:table-cell office:value-type="float" office:value="1.00000003" calcext:value-type="float">
            <text:p>1.00000003</text:p>
          </table:table-cell>
          <table:table-cell office:value-type="float" office:value="10.00000024" calcext:value-type="float">
            <text:p>10.00000024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6400" calcext:value-type="float">
            <text:p>36400</text:p>
          </table:table-cell>
          <table:table-cell office:value-type="float" office:value="0" calcext:value-type="float">
            <text:p>0</text:p>
          </table:table-cell>
          <table:table-cell office:value-type="float" office:value="3.119047642" calcext:value-type="float">
            <text:p>3.119047642</text:p>
          </table:table-cell>
          <table:table-cell table:number-columns-repeated="2" office:value-type="float" office:value="10.78571452" calcext:value-type="float">
            <text:p>10.78571452</text:p>
          </table:table-cell>
          <table:table-cell table:number-columns-repeated="2" office:value-type="float" office:value="12.78571443" calcext:value-type="float">
            <text:p>12.78571443</text:p>
          </table:table-cell>
          <table:table-cell office:value-type="float" office:value="3.952381074" calcext:value-type="float">
            <text:p>3.952381074</text:p>
          </table:table-cell>
          <table:table-cell office:value-type="float" office:value="10.78571452" calcext:value-type="float">
            <text:p>10.78571452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6500" calcext:value-type="float">
            <text:p>36500</text:p>
          </table:table-cell>
          <table:table-cell office:value-type="float" office:value="0" calcext:value-type="float">
            <text:p>0</text:p>
          </table:table-cell>
          <table:table-cell office:value-type="float" office:value="2.345238119" calcext:value-type="float">
            <text:p>2.345238119</text:p>
          </table:table-cell>
          <table:table-cell table:number-columns-repeated="2" office:value-type="float" office:value="10.14523834" calcext:value-type="float">
            <text:p>10.14523834</text:p>
          </table:table-cell>
          <table:table-cell table:number-columns-repeated="2" office:value-type="float" office:value="13.72857156" calcext:value-type="float">
            <text:p>13.72857156</text:p>
          </table:table-cell>
          <table:table-cell office:value-type="float" office:value="3.76190488" calcext:value-type="float">
            <text:p>3.76190488</text:p>
          </table:table-cell>
          <table:table-cell office:value-type="float" office:value="10.14523834" calcext:value-type="float">
            <text:p>10.14523834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6600" calcext:value-type="float">
            <text:p>36600</text:p>
          </table:table-cell>
          <table:table-cell office:value-type="float" office:value="0" calcext:value-type="float">
            <text:p>0</text:p>
          </table:table-cell>
          <table:table-cell office:value-type="float" office:value="2.726190537" calcext:value-type="float">
            <text:p>2.726190537</text:p>
          </table:table-cell>
          <table:table-cell table:number-columns-repeated="2" office:value-type="float" office:value="1.576190516" calcext:value-type="float">
            <text:p>1.576190516</text:p>
          </table:table-cell>
          <table:table-cell table:number-columns-repeated="2" office:value-type="float" office:value="5.992857233" calcext:value-type="float">
            <text:p>5.992857233</text:p>
          </table:table-cell>
          <table:table-cell office:value-type="float" office:value="1.559523836" calcext:value-type="float">
            <text:p>1.559523836</text:p>
          </table:table-cell>
          <table:table-cell office:value-type="float" office:value="1.576190516" calcext:value-type="float">
            <text:p>1.576190516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6700" calcext:value-type="float">
            <text:p>36700</text:p>
          </table:table-cell>
          <table:table-cell office:value-type="float" office:value="0" calcext:value-type="float">
            <text:p>0</text:p>
          </table:table-cell>
          <table:table-cell office:value-type="float" office:value="0.976190507" calcext:value-type="float">
            <text:p>0.976190507</text:p>
          </table:table-cell>
          <table:table-cell table:number-columns-repeated="2" office:value-type="float" office:value="0.876190498" calcext:value-type="float">
            <text:p>0.876190498</text:p>
          </table:table-cell>
          <table:table-cell table:number-columns-repeated="2" office:value-type="float" office:value="3.876190528" calcext:value-type="float">
            <text:p>3.876190528</text:p>
          </table:table-cell>
          <table:table-cell office:value-type="float" office:value="0.642857164" calcext:value-type="float">
            <text:p>0.642857164</text:p>
          </table:table-cell>
          <table:table-cell office:value-type="float" office:value="0.876190498" calcext:value-type="float">
            <text:p>0.876190498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6800" calcext:value-type="float">
            <text:p>36800</text:p>
          </table:table-cell>
          <table:table-cell office:value-type="float" office:value="0" calcext:value-type="float">
            <text:p>0</text:p>
          </table:table-cell>
          <table:table-cell office:value-type="float" office:value="1.166666672" calcext:value-type="float">
            <text:p>1.166666672</text:p>
          </table:table-cell>
          <table:table-cell table:number-columns-repeated="2" office:value-type="float" office:value="1.383333355" calcext:value-type="float">
            <text:p>1.383333355</text:p>
          </table:table-cell>
          <table:table-cell office:value-type="float" office:value="1.400000021" calcext:value-type="float">
            <text:p>1.400000021</text:p>
          </table:table-cell>
          <table:table-cell office:value-type="float" office:value="8.216666698" calcext:value-type="float">
            <text:p>8.216666698</text:p>
          </table:table-cell>
          <table:table-cell office:value-type="float" office:value="2.066666692" calcext:value-type="float">
            <text:p>2.066666692</text:p>
          </table:table-cell>
          <table:table-cell office:value-type="float" office:value="1.383333355" calcext:value-type="float">
            <text:p>1.383333355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36900" calcext:value-type="float">
            <text:p>36900</text:p>
          </table:table-cell>
          <table:table-cell office:value-type="float" office:value="0" calcext:value-type="float">
            <text:p>0</text:p>
          </table:table-cell>
          <table:table-cell office:value-type="float" office:value="1.559523851" calcext:value-type="float">
            <text:p>1.559523851</text:p>
          </table:table-cell>
          <table:table-cell table:number-columns-repeated="2" office:value-type="float" office:value="0.309523821" calcext:value-type="float">
            <text:p>0.309523821</text:p>
          </table:table-cell>
          <table:table-cell office:value-type="float" office:value="1.726190522" calcext:value-type="float">
            <text:p>1.726190522</text:p>
          </table:table-cell>
          <table:table-cell table:number-columns-repeated="2" office:value-type="float" office:value="4.892857224" calcext:value-type="float">
            <text:p>4.892857224</text:p>
          </table:table-cell>
          <table:table-cell office:value-type="float" office:value="0.309523821" calcext:value-type="float">
            <text:p>0.3095238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office:value-type="float" office:value="1.50000003" calcext:value-type="float">
            <text:p>1.50000003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1.833333373" calcext:value-type="float">
            <text:p>1.833333373</text:p>
          </table:table-cell>
          <table:table-cell table:number-columns-repeated="2" office:value-type="float" office:value="4.333333403" calcext:value-type="float">
            <text:p>4.333333403</text:p>
          </table:table-cell>
          <table:table-cell office:value-type="float" office:value="0.333333343" calcext:value-type="float">
            <text:p>0.333333343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7100" calcext:value-type="float">
            <text:p>37100</text:p>
          </table:table-cell>
          <table:table-cell office:value-type="float" office:value="0" calcext:value-type="float">
            <text:p>0</text:p>
          </table:table-cell>
          <table:table-cell office:value-type="float" office:value="0.642857149" calcext:value-type="float">
            <text:p>0.642857149</text:p>
          </table:table-cell>
          <table:table-cell table:number-columns-repeated="2" office:value-type="float" office:value="0.142857149" calcext:value-type="float">
            <text:p>0.142857149</text:p>
          </table:table-cell>
          <table:table-cell office:value-type="float" office:value="0.976190493" calcext:value-type="float">
            <text:p>0.976190493</text:p>
          </table:table-cell>
          <table:table-cell table:number-columns-repeated="2" office:value-type="float" office:value="3.976190493" calcext:value-type="float">
            <text:p>3.976190493</text:p>
          </table:table-cell>
          <table:table-cell office:value-type="float" office:value="0.142857149" calcext:value-type="float">
            <text:p>0.142857149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float" office:value="4.416666672" calcext:value-type="float">
            <text:p>4.416666672</text:p>
          </table:table-cell>
          <table:table-cell table:number-columns-repeated="2" office:value-type="float" office:value="0.416666672" calcext:value-type="float">
            <text:p>0.416666672</text:p>
          </table:table-cell>
          <table:table-cell office:value-type="float" office:value="0.333333343" calcext:value-type="float">
            <text:p>0.333333343</text:p>
          </table:table-cell>
          <table:table-cell table:number-columns-repeated="2" office:value-type="float" office:value="2.000000015" calcext:value-type="float">
            <text:p>2.000000015</text:p>
          </table:table-cell>
          <table:table-cell office:value-type="float" office:value="0.416666672" calcext:value-type="float">
            <text:p>0.416666672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37300" calcext:value-type="float">
            <text:p>373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  <table:table-cell table:number-columns-repeated="2" office:value-type="float" office:value="1.333333343" calcext:value-type="float">
            <text:p>1.33333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7400" calcext:value-type="float">
            <text:p>37400</text:p>
          </table:table-cell>
          <table:table-cell office:value-type="float" office:value="0" calcext:value-type="float">
            <text:p>0</text:p>
          </table:table-cell>
          <table:table-cell office:value-type="float" office:value="49.75000003" calcext:value-type="float">
            <text:p>49.75000003</text:p>
          </table:table-cell>
          <table:table-cell table:number-columns-repeated="2" office:value-type="float" office:value="4.083333343" calcext:value-type="float">
            <text:p>4.0833333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00000003" calcext:value-type="float">
            <text:p>2.00000003</text:p>
          </table:table-cell>
          <table:table-cell office:value-type="float" office:value="4.083333343" calcext:value-type="float">
            <text:p>4.083333343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40.83333334" calcext:value-type="float">
            <text:p>40.83333334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.083333343" calcext:value-type="float">
            <text:p>1.083333343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7600" calcext:value-type="float">
            <text:p>37600</text:p>
          </table:table-cell>
          <table:table-cell office:value-type="float" office:value="0" calcext:value-type="float">
            <text:p>0</text:p>
          </table:table-cell>
          <table:table-cell office:value-type="float" office:value="73.08333334" calcext:value-type="float">
            <text:p>73.08333334</text:p>
          </table:table-cell>
          <table:table-cell table:number-columns-repeated="2" office:value-type="float" office:value="8.25" calcext:value-type="float">
            <text:p>8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33333343" calcext:value-type="float">
            <text:p>0.833333343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37700" calcext:value-type="float">
            <text:p>3770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7800" calcext:value-type="float">
            <text:p>37800</text:p>
          </table:table-cell>
          <table:table-cell office:value-type="float" office:value="0" calcext:value-type="float">
            <text:p>0</text:p>
          </table:table-cell>
          <table:table-cell office:value-type="float" office:value="70.75" calcext:value-type="float">
            <text:p>70.75</text:p>
          </table:table-cell>
          <table:table-cell table:number-columns-repeated="2" office:value-type="float" office:value="9.75" calcext:value-type="float">
            <text:p>9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37900" calcext:value-type="float">
            <text:p>37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3333334" calcext:value-type="float">
            <text:p>24.833333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24.83333334" calcext:value-type="float">
            <text:p>24.833333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30.583334" calcext:value-type="float">
            <text:p>30.583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583334" calcext:value-type="float">
            <text:p>30.583334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38100" calcext:value-type="float">
            <text:p>38100</text:p>
          </table:table-cell>
          <table:table-cell office:value-type="float" office:value="0" calcext:value-type="float">
            <text:p>0</text:p>
          </table:table-cell>
          <table:table-cell office:value-type="float" office:value="7.892857149" calcext:value-type="float">
            <text:p>7.892857149</text:p>
          </table:table-cell>
          <table:table-cell table:number-columns-repeated="2" office:value-type="float" office:value="30.42619115" calcext:value-type="float">
            <text:p>30.42619115</text:p>
          </table:table-cell>
          <table:table-cell office:value-type="float" office:value="0.342857152" calcext:value-type="float">
            <text:p>0.342857152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342857152" calcext:value-type="float">
            <text:p>0.342857152</text:p>
          </table:table-cell>
          <table:table-cell office:value-type="float" office:value="30.42619115" calcext:value-type="float">
            <text:p>30.42619115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8200" calcext:value-type="float">
            <text:p>38200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29.50000054" calcext:value-type="float">
            <text:p>29.5000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50000054" calcext:value-type="float">
            <text:p>29.50000054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38300" calcext:value-type="float">
            <text:p>38300</text:p>
          </table:table-cell>
          <table:table-cell office:value-type="float" office:value="0" calcext:value-type="float">
            <text:p>0</text:p>
          </table:table-cell>
          <table:table-cell office:value-type="float" office:value="7.642857149" calcext:value-type="float">
            <text:p>7.642857149</text:p>
          </table:table-cell>
          <table:table-cell table:number-columns-repeated="2" office:value-type="float" office:value="30.50952449" calcext:value-type="float">
            <text:p>30.50952449</text:p>
          </table:table-cell>
          <table:table-cell office:value-type="float" office:value="0.342857152" calcext:value-type="float">
            <text:p>0.342857152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342857152" calcext:value-type="float">
            <text:p>0.342857152</text:p>
          </table:table-cell>
          <table:table-cell office:value-type="float" office:value="30.50952449" calcext:value-type="float">
            <text:p>30.50952449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8400" calcext:value-type="float">
            <text:p>38400</text:p>
          </table:table-cell>
          <table:table-cell office:value-type="float" office:value="0" calcext:value-type="float">
            <text:p>0</text:p>
          </table:table-cell>
          <table:table-cell office:value-type="float" office:value="10.91666667" calcext:value-type="float">
            <text:p>10.91666667</text:p>
          </table:table-cell>
          <table:table-cell table:number-columns-repeated="2" office:value-type="float" office:value="29.25000055" calcext:value-type="float">
            <text:p>29.25000055</text:p>
          </table:table-cell>
          <table:table-cell office:value-type="float" office:value="0.500000015" calcext:value-type="float">
            <text:p>0.500000015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.500000015" calcext:value-type="float">
            <text:p>0.500000015</text:p>
          </table:table-cell>
          <table:table-cell office:value-type="float" office:value="29.25000055" calcext:value-type="float">
            <text:p>29.25000055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8500" calcext:value-type="float">
            <text:p>38500</text:p>
          </table:table-cell>
          <table:table-cell office:value-type="float" office:value="0" calcext:value-type="float">
            <text:p>0</text:p>
          </table:table-cell>
          <table:table-cell office:value-type="float" office:value="10.28571431" calcext:value-type="float">
            <text:p>10.28571431</text:p>
          </table:table-cell>
          <table:table-cell table:number-columns-repeated="2" office:value-type="float" office:value="27.3857148" calcext:value-type="float">
            <text:p>27.3857148</text:p>
          </table:table-cell>
          <table:table-cell office:value-type="float" office:value="1.119047657" calcext:value-type="float">
            <text:p>1.119047657</text:p>
          </table:table-cell>
          <table:table-cell table:number-columns-repeated="2" office:value-type="float" office:value="3.219047695" calcext:value-type="float">
            <text:p>3.219047695</text:p>
          </table:table-cell>
          <table:table-cell office:value-type="float" office:value="27.3857148" calcext:value-type="float">
            <text:p>27.3857148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38600" calcext:value-type="float">
            <text:p>38600</text:p>
          </table:table-cell>
          <table:table-cell office:value-type="float" office:value="0" calcext:value-type="float">
            <text:p>0</text:p>
          </table:table-cell>
          <table:table-cell office:value-type="float" office:value="9.511904791" calcext:value-type="float">
            <text:p>9.511904791</text:p>
          </table:table-cell>
          <table:table-cell table:number-columns-repeated="2" office:value-type="float" office:value="28.47857201" calcext:value-type="float">
            <text:p>28.47857201</text:p>
          </table:table-cell>
          <table:table-cell office:value-type="float" office:value="0.928571463" calcext:value-type="float">
            <text:p>0.928571463</text:p>
          </table:table-cell>
          <table:table-cell table:number-columns-repeated="2" office:value-type="float" office:value="2.061904818" calcext:value-type="float">
            <text:p>2.061904818</text:p>
          </table:table-cell>
          <table:table-cell office:value-type="float" office:value="28.47857201" calcext:value-type="float">
            <text:p>28.47857201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38700" calcext:value-type="float">
            <text:p>38700</text:p>
          </table:table-cell>
          <table:table-cell office:value-type="float" office:value="0" calcext:value-type="float">
            <text:p>0</text:p>
          </table:table-cell>
          <table:table-cell office:value-type="float" office:value="8.119047657" calcext:value-type="float">
            <text:p>8.119047657</text:p>
          </table:table-cell>
          <table:table-cell table:number-columns-repeated="2" office:value-type="float" office:value="28.75238159" calcext:value-type="float">
            <text:p>28.75238159</text:p>
          </table:table-cell>
          <table:table-cell office:value-type="float" office:value="0.785714313" calcext:value-type="float">
            <text:p>0.785714313</text:p>
          </table:table-cell>
          <table:table-cell table:number-columns-repeated="2" office:value-type="float" office:value="2.419047683" calcext:value-type="float">
            <text:p>2.419047683</text:p>
          </table:table-cell>
          <table:table-cell office:value-type="float" office:value="28.75238159" calcext:value-type="float">
            <text:p>28.75238159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38800" calcext:value-type="float">
            <text:p>38800</text:p>
          </table:table-cell>
          <table:table-cell office:value-type="float" office:value="0" calcext:value-type="float">
            <text:p>0</text:p>
          </table:table-cell>
          <table:table-cell office:value-type="float" office:value="66.7023811" calcext:value-type="float">
            <text:p>66.7023811</text:p>
          </table:table-cell>
          <table:table-cell table:number-columns-repeated="2" office:value-type="float" office:value="7.452381015" calcext:value-type="float">
            <text:p>7.452381015</text:p>
          </table:table-cell>
          <table:table-cell office:value-type="float" office:value="0.535714298" calcext:value-type="float">
            <text:p>0.535714298</text:p>
          </table:table-cell>
          <table:table-cell table:number-columns-repeated="2" office:value-type="float" office:value="5.202381104" calcext:value-type="float">
            <text:p>5.202381104</text:p>
          </table:table-cell>
          <table:table-cell office:value-type="float" office:value="7.452381015" calcext:value-type="float">
            <text:p>7.452381015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38900" calcext:value-type="float">
            <text:p>38900</text:p>
          </table:table-cell>
          <table:table-cell office:value-type="float" office:value="0" calcext:value-type="float">
            <text:p>0</text:p>
          </table:table-cell>
          <table:table-cell office:value-type="float" office:value="76.08333336" calcext:value-type="float">
            <text:p>76.08333336</text:p>
          </table:table-cell>
          <table:table-cell table:number-columns-repeated="2" office:value-type="float" office:value="7.416666672" calcext:value-type="float">
            <text:p>7.4166666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3333358" calcext:value-type="float">
            <text:p>0.833333358</text:p>
          </table:table-cell>
          <table:table-cell office:value-type="float" office:value="7.416666672" calcext:value-type="float">
            <text:p>7.4166666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office:value-type="float" office:value="83.75000003" calcext:value-type="float">
            <text:p>83.75000003</text:p>
          </table:table-cell>
          <table:table-cell table:number-columns-repeated="2"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0000003" calcext:value-type="float">
            <text:p>1.00000003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39100" calcext:value-type="float">
            <text:p>39100</text:p>
          </table:table-cell>
          <table:table-cell office:value-type="float" office:value="0" calcext:value-type="float">
            <text:p>0</text:p>
          </table:table-cell>
          <table:table-cell office:value-type="float" office:value="81.33333334" calcext:value-type="float">
            <text:p>81.333333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39200" calcext:value-type="float">
            <text:p>39200</text:p>
          </table:table-cell>
          <table:table-cell office:value-type="float" office:value="0" calcext:value-type="float">
            <text:p>0</text:p>
          </table:table-cell>
          <table:table-cell office:value-type="float" office:value="85.9166667" calcext:value-type="float">
            <text:p>85.9166667</text:p>
          </table:table-cell>
          <table:table-cell table:number-columns-repeated="2" office:value-type="float" office:value="3.916666672" calcext:value-type="float">
            <text:p>3.9166666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66666701" calcext:value-type="float">
            <text:p>1.166666701</text:p>
          </table:table-cell>
          <table:table-cell office:value-type="float" office:value="3.916666672" calcext:value-type="float">
            <text:p>3.916666672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39300" calcext:value-type="float">
            <text:p>39300</text:p>
          </table:table-cell>
          <table:table-cell office:value-type="float" office:value="0" calcext:value-type="float">
            <text:p>0</text:p>
          </table:table-cell>
          <table:table-cell office:value-type="float" office:value="82.33333337" calcext:value-type="float">
            <text:p>82.33333337</text:p>
          </table:table-cell>
          <table:table-cell table:number-columns-repeated="2" office:value-type="float" office:value="4.25" calcext:value-type="float">
            <text:p>4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.083333373" calcext:value-type="float">
            <text:p>2.083333373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39400" calcext:value-type="float">
            <text:p>39400</text:p>
          </table:table-cell>
          <table:table-cell office:value-type="float" office:value="0" calcext:value-type="float">
            <text:p>0</text:p>
          </table:table-cell>
          <table:table-cell office:value-type="float" office:value="86.41666667" calcext:value-type="float">
            <text:p>86.41666667</text:p>
          </table:table-cell>
          <table:table-cell table:number-columns-repeated="2" office:value-type="float" office:value="4.416666672" calcext:value-type="float">
            <text:p>4.4166666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4.416666672" calcext:value-type="float">
            <text:p>4.416666672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39500" calcext:value-type="float">
            <text:p>39500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39600" calcext:value-type="float">
            <text:p>39600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39700" calcext:value-type="float">
            <text:p>397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39800" calcext:value-type="float">
            <text:p>39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75" calcext:value-type="float">
            <text:p>4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39900" calcext:value-type="float">
            <text:p>39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75" calcext:value-type="float">
            <text:p>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75" calcext:value-type="float">
            <text:p>3.75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40100" calcext:value-type="float">
            <text:p>40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40200" calcext:value-type="float">
            <text:p>40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40300" calcext:value-type="float">
            <text:p>403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40400" calcext:value-type="float">
            <text:p>40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0500" calcext:value-type="float">
            <text:p>405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40600" calcext:value-type="float">
            <text:p>40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40700" calcext:value-type="float">
            <text:p>407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40800" calcext:value-type="float">
            <text:p>408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40900" calcext:value-type="float">
            <text:p>409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00" calcext:value-type="float">
            <text:p>410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41100" calcext:value-type="float">
            <text:p>41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0000003" calcext:value-type="float">
            <text:p>1.00000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0000003" calcext:value-type="float">
            <text:p>1.00000003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41200" calcext:value-type="float">
            <text:p>4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41300" calcext:value-type="float">
            <text:p>41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41400" calcext:value-type="float">
            <text:p>41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1500" calcext:value-type="float">
            <text:p>41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1600" calcext:value-type="float">
            <text:p>41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333333343" calcext:value-type="float">
            <text:p>4.333333343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  <table:table-cell office:value-type="float" office:value="4.333333343" calcext:value-type="float">
            <text:p>4.333333343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41700" calcext:value-type="float">
            <text:p>41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6666667" calcext:value-type="float">
            <text:p>24.86666667</text:p>
          </table:table-cell>
          <table:table-cell office:value-type="float" office:value="0.366666675" calcext:value-type="float">
            <text:p>0.366666675</text:p>
          </table:table-cell>
          <table:table-cell office:value-type="float" office:value="0" calcext:value-type="float">
            <text:p>0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24.86666667" calcext:value-type="float">
            <text:p>24.86666667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41800" calcext:value-type="float">
            <text:p>41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6666667" calcext:value-type="float">
            <text:p>24.86666667</text:p>
          </table:table-cell>
          <table:table-cell office:value-type="float" office:value="0.200000003" calcext:value-type="float">
            <text:p>0.200000003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24.86666667" calcext:value-type="float">
            <text:p>24.86666667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41900" calcext:value-type="float">
            <text:p>41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1666667" calcext:value-type="float">
            <text:p>24.91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24.91666667" calcext:value-type="float">
            <text:p>24.91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25000004" calcext:value-type="float">
            <text:p>24.25000004</text:p>
          </table:table-cell>
          <table:table-cell office:value-type="float" office:value="1.200000033" calcext:value-type="float">
            <text:p>1.200000033</text:p>
          </table:table-cell>
          <table:table-cell office:value-type="float" office:value="0.86666669" calcext:value-type="float">
            <text:p>0.86666669</text:p>
          </table:table-cell>
          <table:table-cell office:value-type="float" office:value="0.933333352" calcext:value-type="float">
            <text:p>0.933333352</text:p>
          </table:table-cell>
          <table:table-cell office:value-type="float" office:value="24.25000004" calcext:value-type="float">
            <text:p>24.25000004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42100" calcext:value-type="float">
            <text:p>42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78333335" calcext:value-type="float">
            <text:p>24.78333335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533333346" calcext:value-type="float">
            <text:p>0.533333346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24.78333335" calcext:value-type="float">
            <text:p>24.78333335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2200" calcext:value-type="float">
            <text:p>42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office:value-type="float" office:value="0.200000003" calcext:value-type="float">
            <text:p>0.20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42300" calcext:value-type="float">
            <text:p>4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5000001" calcext:value-type="float">
            <text:p>24.85000001</text:p>
          </table:table-cell>
          <table:table-cell office:value-type="float" office:value="0" calcext:value-type="float">
            <text:p>0</text:p>
          </table:table-cell>
          <table:table-cell office:value-type="float" office:value="0.600000009" calcext:value-type="float">
            <text:p>0.600000009</text:p>
          </table:table-cell>
          <table:table-cell office:value-type="float" office:value="0" calcext:value-type="float">
            <text:p>0</text:p>
          </table:table-cell>
          <table:table-cell office:value-type="float" office:value="24.85000001" calcext:value-type="float">
            <text:p>24.85000001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2400" calcext:value-type="float">
            <text:p>4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0000001" calcext:value-type="float">
            <text:p>24.90000001</text:p>
          </table:table-cell>
          <table:table-cell table:number-columns-repeated="2"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24.90000001" calcext:value-type="float">
            <text:p>24.90000001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2500" calcext:value-type="float">
            <text:p>42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066666678" calcext:value-type="float">
            <text:p>9.066666678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566666678" calcext:value-type="float">
            <text:p>0.566666678</text:p>
          </table:table-cell>
          <table:table-cell office:value-type="float" office:value="0" calcext:value-type="float">
            <text:p>0</text:p>
          </table:table-cell>
          <table:table-cell office:value-type="float" office:value="9.066666678" calcext:value-type="float">
            <text:p>9.066666678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2600" calcext:value-type="float">
            <text:p>42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416666672" calcext:value-type="float">
            <text:p>3.416666672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3.416666672" calcext:value-type="float">
            <text:p>3.416666672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42700" calcext:value-type="float">
            <text:p>42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2800" calcext:value-type="float">
            <text:p>42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42900" calcext:value-type="float">
            <text:p>42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" calcext:value-type="float">
            <text:p>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450000003" calcext:value-type="float">
            <text:p>1.450000003</text:p>
          </table:table-cell>
          <table:table-cell office:value-type="float" office:value="0.200000003" calcext:value-type="float">
            <text:p>0.20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0000003" calcext:value-type="float">
            <text:p>1.450000003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43100" calcext:value-type="float">
            <text:p>43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43300" calcext:value-type="float">
            <text:p>43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450000003" calcext:value-type="float">
            <text:p>2.450000003</text:p>
          </table:table-cell>
          <table:table-cell office:value-type="float" office:value="0.200000003" calcext:value-type="float">
            <text:p>0.20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0000003" calcext:value-type="float">
            <text:p>2.450000003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43400" calcext:value-type="float">
            <text:p>43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25000006" calcext:value-type="float">
            <text:p>8.25000006</text:p>
          </table:table-cell>
          <table:table-cell office:value-type="float" office:value="1.000000015" calcext:value-type="float">
            <text:p>1.000000015</text:p>
          </table:table-cell>
          <table:table-cell table:number-columns-repeated="2" office:value-type="float" office:value="1.500000045" calcext:value-type="float">
            <text:p>1.500000045</text:p>
          </table:table-cell>
          <table:table-cell office:value-type="float" office:value="8.25000006" calcext:value-type="float">
            <text:p>8.25000006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3500" calcext:value-type="float">
            <text:p>43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485714346" calcext:value-type="float">
            <text:p>8.485714346</text:p>
          </table:table-cell>
          <table:table-cell office:value-type="float" office:value="2.485714331" calcext:value-type="float">
            <text:p>2.485714331</text:p>
          </table:table-cell>
          <table:table-cell table:number-columns-repeated="2" office:value-type="float" office:value="0.785714313" calcext:value-type="float">
            <text:p>0.785714313</text:p>
          </table:table-cell>
          <table:table-cell office:value-type="float" office:value="8.485714346" calcext:value-type="float">
            <text:p>8.485714346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43600" calcext:value-type="float">
            <text:p>43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31666677" calcext:value-type="float">
            <text:p>23.31666677</text:p>
          </table:table-cell>
          <table:table-cell office:value-type="float" office:value="2.400000066" calcext:value-type="float">
            <text:p>2.400000066</text:p>
          </table:table-cell>
          <table:table-cell table:number-columns-repeated="2" office:value-type="float" office:value="2.166666746" calcext:value-type="float">
            <text:p>2.166666746</text:p>
          </table:table-cell>
          <table:table-cell office:value-type="float" office:value="23.31666677" calcext:value-type="float">
            <text:p>23.31666677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43700" calcext:value-type="float">
            <text:p>43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.25000022" calcext:value-type="float">
            <text:p>21.25000022</text:p>
          </table:table-cell>
          <table:table-cell office:value-type="float" office:value="2.000000089" calcext:value-type="float">
            <text:p>2.000000089</text:p>
          </table:table-cell>
          <table:table-cell table:number-columns-repeated="2" office:value-type="float" office:value="6.500000224" calcext:value-type="float">
            <text:p>6.500000224</text:p>
          </table:table-cell>
          <table:table-cell office:value-type="float" office:value="21.25000022" calcext:value-type="float">
            <text:p>21.25000022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43800" calcext:value-type="float">
            <text:p>43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.14285737" calcext:value-type="float">
            <text:p>21.14285737</text:p>
          </table:table-cell>
          <table:table-cell office:value-type="float" office:value="2.142857239" calcext:value-type="float">
            <text:p>2.142857239</text:p>
          </table:table-cell>
          <table:table-cell table:number-columns-repeated="2" office:value-type="float" office:value="6.642857373" calcext:value-type="float">
            <text:p>6.642857373</text:p>
          </table:table-cell>
          <table:table-cell office:value-type="float" office:value="21.14285737" calcext:value-type="float">
            <text:p>21.14285737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43900" calcext:value-type="float">
            <text:p>43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738095284" calcext:value-type="float">
            <text:p>8.738095284</text:p>
          </table:table-cell>
          <table:table-cell office:value-type="float" office:value="0.571428597" calcext:value-type="float">
            <text:p>0.571428597</text:p>
          </table:table-cell>
          <table:table-cell table:number-columns-repeated="2" office:value-type="float" office:value="1.238095284" calcext:value-type="float">
            <text:p>1.238095284</text:p>
          </table:table-cell>
          <table:table-cell office:value-type="float" office:value="8.738095284" calcext:value-type="float">
            <text:p>8.7380952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0" calcext:value-type="float">
            <text:p>44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25" calcext:value-type="float">
            <text:p>1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44100" calcext:value-type="float">
            <text:p>44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5" calcext:value-type="float">
            <text:p>1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44200" calcext:value-type="float">
            <text:p>44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.5" calcext:value-type="float">
            <text:p>1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44300" calcext:value-type="float">
            <text:p>44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25" calcext:value-type="float">
            <text:p>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44400" calcext:value-type="float">
            <text:p>44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4500" calcext:value-type="float">
            <text:p>44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5" calcext:value-type="float">
            <text:p>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4600" calcext:value-type="float">
            <text:p>44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44700" calcext:value-type="float">
            <text:p>44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4800" calcext:value-type="float">
            <text:p>4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44900" calcext:value-type="float">
            <text:p>44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45100" calcext:value-type="float">
            <text:p>45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45200" calcext:value-type="float">
            <text:p>45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45300" calcext:value-type="float">
            <text:p>45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45400" calcext:value-type="float">
            <text:p>45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5500" calcext:value-type="float">
            <text:p>45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45600" calcext:value-type="float">
            <text:p>45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45700" calcext:value-type="float">
            <text:p>45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5800" calcext:value-type="float">
            <text:p>45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45900" calcext:value-type="float">
            <text:p>45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0" calcext:value-type="float">
            <text:p>46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46100" calcext:value-type="float">
            <text:p>46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42857146" calcext:value-type="float">
            <text:p>24.42857146</text:p>
          </table:table-cell>
          <table:table-cell office:value-type="float" office:value="0.928571463" calcext:value-type="float">
            <text:p>0.928571463</text:p>
          </table:table-cell>
          <table:table-cell office:value-type="float" office:value="0.428571448" calcext:value-type="float">
            <text:p>0.428571448</text:p>
          </table:table-cell>
          <table:table-cell office:value-type="float" office:value="0.928571463" calcext:value-type="float">
            <text:p>0.928571463</text:p>
          </table:table-cell>
          <table:table-cell office:value-type="float" office:value="24.42857146" calcext:value-type="float">
            <text:p>24.42857146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46200" calcext:value-type="float">
            <text:p>46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55238098" calcext:value-type="float">
            <text:p>24.55238098</text:p>
          </table:table-cell>
          <table:table-cell office:value-type="float" office:value="1.052380979" calcext:value-type="float">
            <text:p>1.052380979</text:p>
          </table:table-cell>
          <table:table-cell office:value-type="float" office:value="0.45238097" calcext:value-type="float">
            <text:p>0.45238097</text:p>
          </table:table-cell>
          <table:table-cell office:value-type="float" office:value="0.285714298" calcext:value-type="float">
            <text:p>0.285714298</text:p>
          </table:table-cell>
          <table:table-cell office:value-type="float" office:value="24.55238098" calcext:value-type="float">
            <text:p>24.55238098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46300" calcext:value-type="float">
            <text:p>46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01190482" calcext:value-type="float">
            <text:p>24.01190482</text:p>
          </table:table-cell>
          <table:table-cell office:value-type="float" office:value="2.261904821" calcext:value-type="float">
            <text:p>2.261904821</text:p>
          </table:table-cell>
          <table:table-cell office:value-type="float" office:value="1.261904806" calcext:value-type="float">
            <text:p>1.261904806</text:p>
          </table:table-cell>
          <table:table-cell office:value-type="float" office:value="0.428571448" calcext:value-type="float">
            <text:p>0.428571448</text:p>
          </table:table-cell>
          <table:table-cell office:value-type="float" office:value="24.01190482" calcext:value-type="float">
            <text:p>24.01190482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46400" calcext:value-type="float">
            <text:p>46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7.15714332" calcext:value-type="float">
            <text:p>17.15714332</text:p>
          </table:table-cell>
          <table:table-cell office:value-type="float" office:value="7.523809791" calcext:value-type="float">
            <text:p>7.523809791</text:p>
          </table:table-cell>
          <table:table-cell office:value-type="float" office:value="6.690476432" calcext:value-type="float">
            <text:p>6.690476432</text:p>
          </table:table-cell>
          <table:table-cell office:value-type="float" office:value="17.15714332" calcext:value-type="float">
            <text:p>17.15714332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6500" calcext:value-type="float">
            <text:p>465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.085714445" calcext:value-type="float">
            <text:p>8.085714445</text:p>
          </table:table-cell>
          <table:table-cell table:number-columns-repeated="2" office:value-type="float" office:value="1.285714328" calcext:value-type="float">
            <text:p>1.285714328</text:p>
          </table:table-cell>
          <table:table-cell office:value-type="float" office:value="8.085714445" calcext:value-type="float">
            <text:p>8.085714445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46600" calcext:value-type="float">
            <text:p>46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550000012" calcext:value-type="float">
            <text:p>8.550000012</text:p>
          </table:table-cell>
          <table:table-cell office:value-type="float" office:value="0.400000006" calcext:value-type="float">
            <text:p>0.400000006</text:p>
          </table:table-cell>
          <table:table-cell table:number-columns-repeated="2" office:value-type="float" office:value="0.200000003" calcext:value-type="float">
            <text:p>0.200000003</text:p>
          </table:table-cell>
          <table:table-cell office:value-type="float" office:value="8.550000012" calcext:value-type="float">
            <text:p>8.550000012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46700" calcext:value-type="float">
            <text:p>46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333333343" calcext:value-type="float">
            <text:p>9.333333343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9.333333343" calcext:value-type="float">
            <text:p>9.333333343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46800" calcext:value-type="float">
            <text:p>46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900000006" calcext:value-type="float">
            <text:p>7.9000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7.900000006" calcext:value-type="float">
            <text:p>7.900000006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46900" calcext:value-type="float">
            <text:p>46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200000003" calcext:value-type="float">
            <text:p>4.200000003</text:p>
          </table:table-cell>
          <table:table-cell office:value-type="float" office:value="3.5" calcext:value-type="float">
            <text:p>3.5</text:p>
          </table:table-cell>
          <table:table-cell office:value-type="float" office:value="4.700000003" calcext:value-type="float">
            <text:p>4.700000003</text:p>
          </table:table-cell>
          <table:table-cell office:value-type="float" office:value="0" calcext:value-type="float">
            <text:p>0</text:p>
          </table:table-cell>
          <table:table-cell office:value-type="float" office:value="4.200000003" calcext:value-type="float">
            <text:p>4.2000000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0" calcext:value-type="float">
            <text:p>47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150000006" calcext:value-type="float">
            <text:p>4.150000006</text:p>
          </table:table-cell>
          <table:table-cell office:value-type="float" office:value="5.700000003" calcext:value-type="float">
            <text:p>5.700000003</text:p>
          </table:table-cell>
          <table:table-cell office:value-type="float" office:value="3.5" calcext:value-type="float">
            <text:p>3.5</text:p>
          </table:table-cell>
          <table:table-cell office:value-type="float" office:value="1.200000003" calcext:value-type="float">
            <text:p>1.200000003</text:p>
          </table:table-cell>
          <table:table-cell office:value-type="float" office:value="4.150000006" calcext:value-type="float">
            <text:p>4.150000006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47100" calcext:value-type="float">
            <text:p>47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90952383" calcext:value-type="float">
            <text:p>3.90952383</text:p>
          </table:table-cell>
          <table:table-cell office:value-type="float" office:value="4.309523821" calcext:value-type="float">
            <text:p>4.309523821</text:p>
          </table:table-cell>
          <table:table-cell office:value-type="float" office:value="3.709523827" calcext:value-type="float">
            <text:p>3.709523827</text:p>
          </table:table-cell>
          <table:table-cell office:value-type="float" office:value="1.342857152" calcext:value-type="float">
            <text:p>1.342857152</text:p>
          </table:table-cell>
          <table:table-cell office:value-type="float" office:value="3.90952383" calcext:value-type="float">
            <text:p>3.90952383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47200" calcext:value-type="float">
            <text:p>47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476190493" calcext:value-type="float">
            <text:p>4.476190493</text:p>
          </table:table-cell>
          <table:table-cell office:value-type="float" office:value="2.309523821" calcext:value-type="float">
            <text:p>2.309523821</text:p>
          </table:table-cell>
          <table:table-cell office:value-type="float" office:value="4.476190493" calcext:value-type="float">
            <text:p>4.476190493</text:p>
          </table:table-cell>
          <table:table-cell office:value-type="float" office:value="1.309523821" calcext:value-type="float">
            <text:p>1.309523821</text:p>
          </table:table-cell>
          <table:table-cell office:value-type="float" office:value="4.476190493" calcext:value-type="float">
            <text:p>4.476190493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7300" calcext:value-type="float">
            <text:p>47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61666669" calcext:value-type="float">
            <text:p>8.61666669</text:p>
          </table:table-cell>
          <table:table-cell office:value-type="float" office:value="1.000000015" calcext:value-type="float">
            <text:p>1.000000015</text:p>
          </table:table-cell>
          <table:table-cell office:value-type="float" office:value="9.800000027" calcext:value-type="float">
            <text:p>9.800000027</text:p>
          </table:table-cell>
          <table:table-cell office:value-type="float" office:value="3.733333349" calcext:value-type="float">
            <text:p>3.733333349</text:p>
          </table:table-cell>
          <table:table-cell office:value-type="float" office:value="8.61666669" calcext:value-type="float">
            <text:p>8.61666669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47400" calcext:value-type="float">
            <text:p>47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285714522" calcext:value-type="float">
            <text:p>5.285714522</text:p>
          </table:table-cell>
          <table:table-cell table:number-columns-repeated="3" office:value-type="float" office:value="26.28571515" calcext:value-type="float">
            <text:p>26.28571515</text:p>
          </table:table-cell>
          <table:table-cell office:value-type="float" office:value="5.285714522" calcext:value-type="float">
            <text:p>5.285714522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7500" calcext:value-type="float">
            <text:p>47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.809524044" calcext:value-type="float">
            <text:p>6.809524044</text:p>
          </table:table-cell>
          <table:table-cell table:number-columns-repeated="2" office:value-type="float" office:value="31.80952425" calcext:value-type="float">
            <text:p>31.80952425</text:p>
          </table:table-cell>
          <table:table-cell office:value-type="float" office:value="9.142857447" calcext:value-type="float">
            <text:p>9.142857447</text:p>
          </table:table-cell>
          <table:table-cell office:value-type="float" office:value="6.809524044" calcext:value-type="float">
            <text:p>6.809524044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47600" calcext:value-type="float">
            <text:p>47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690476358" calcext:value-type="float">
            <text:p>4.690476358</text:p>
          </table:table-cell>
          <table:table-cell table:number-columns-repeated="2" office:value-type="float" office:value="36.35714322" calcext:value-type="float">
            <text:p>36.35714322</text:p>
          </table:table-cell>
          <table:table-cell office:value-type="float" office:value="8.523809806" calcext:value-type="float">
            <text:p>8.523809806</text:p>
          </table:table-cell>
          <table:table-cell office:value-type="float" office:value="4.690476358" calcext:value-type="float">
            <text:p>4.690476358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47700" calcext:value-type="float">
            <text:p>477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8.25238135" calcext:value-type="float">
            <text:p>18.25238135</text:p>
          </table:table-cell>
          <table:table-cell office:value-type="float" office:value="6.119047806" calcext:value-type="float">
            <text:p>6.119047806</text:p>
          </table:table-cell>
          <table:table-cell office:value-type="float" office:value="2.619047701" calcext:value-type="float">
            <text:p>2.619047701</text:p>
          </table:table-cell>
          <table:table-cell office:value-type="float" office:value="18.25238135" calcext:value-type="float">
            <text:p>18.25238135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47800" calcext:value-type="float">
            <text:p>47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119047761" calcext:value-type="float">
            <text:p>7.119047761</text:p>
          </table:table-cell>
          <table:table-cell office:value-type="float" office:value="54.11904779" calcext:value-type="float">
            <text:p>54.11904779</text:p>
          </table:table-cell>
          <table:table-cell office:value-type="float" office:value="13.78571437" calcext:value-type="float">
            <text:p>13.78571437</text:p>
          </table:table-cell>
          <table:table-cell office:value-type="float" office:value="3.619047672" calcext:value-type="float">
            <text:p>3.619047672</text:p>
          </table:table-cell>
          <table:table-cell office:value-type="float" office:value="7.119047761" calcext:value-type="float">
            <text:p>7.119047761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47900" calcext:value-type="float">
            <text:p>47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842857167" calcext:value-type="float">
            <text:p>1.842857167</text:p>
          </table:table-cell>
          <table:table-cell office:value-type="float" office:value="13.30952384" calcext:value-type="float">
            <text:p>13.30952384</text:p>
          </table:table-cell>
          <table:table-cell office:value-type="float" office:value="11.17619051" calcext:value-type="float">
            <text:p>11.17619051</text:p>
          </table:table-cell>
          <table:table-cell office:value-type="float" office:value="2.142857164" calcext:value-type="float">
            <text:p>2.142857164</text:p>
          </table:table-cell>
          <table:table-cell office:value-type="float" office:value="1.842857167" calcext:value-type="float">
            <text:p>1.8428571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009523854" calcext:value-type="float">
            <text:p>3.009523854</text:p>
          </table:table-cell>
          <table:table-cell office:value-type="float" office:value="13.10952385" calcext:value-type="float">
            <text:p>13.10952385</text:p>
          </table:table-cell>
          <table:table-cell office:value-type="float" office:value="7.876190513" calcext:value-type="float">
            <text:p>7.876190513</text:p>
          </table:table-cell>
          <table:table-cell office:value-type="float" office:value="5.976190507" calcext:value-type="float">
            <text:p>5.976190507</text:p>
          </table:table-cell>
          <table:table-cell office:value-type="float" office:value="3.009523854" calcext:value-type="float">
            <text:p>3.009523854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48100" calcext:value-type="float">
            <text:p>48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092857152" calcext:value-type="float">
            <text:p>1.092857152</text:p>
          </table:table-cell>
          <table:table-cell office:value-type="float" office:value="21.84285718" calcext:value-type="float">
            <text:p>21.84285718</text:p>
          </table:table-cell>
          <table:table-cell office:value-type="float" office:value="19.14285718" calcext:value-type="float">
            <text:p>19.14285718</text:p>
          </table:table-cell>
          <table:table-cell office:value-type="float" office:value="6.642857179" calcext:value-type="float">
            <text:p>6.642857179</text:p>
          </table:table-cell>
          <table:table-cell office:value-type="float" office:value="1.092857152" calcext:value-type="float">
            <text:p>1.092857152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48200" calcext:value-type="float">
            <text:p>48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016666681" calcext:value-type="float">
            <text:p>1.016666681</text:p>
          </table:table-cell>
          <table:table-cell office:value-type="float" office:value="20.66666667" calcext:value-type="float">
            <text:p>20.66666667</text:p>
          </table:table-cell>
          <table:table-cell office:value-type="float" office:value="25.40000001" calcext:value-type="float">
            <text:p>25.40000001</text:p>
          </table:table-cell>
          <table:table-cell office:value-type="float" office:value="3.866666675" calcext:value-type="float">
            <text:p>3.866666675</text:p>
          </table:table-cell>
          <table:table-cell office:value-type="float" office:value="1.016666681" calcext:value-type="float">
            <text:p>1.016666681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48300" calcext:value-type="float">
            <text:p>48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66666695" calcext:value-type="float">
            <text:p>1.766666695</text:p>
          </table:table-cell>
          <table:table-cell office:value-type="float" office:value="24.76666671" calcext:value-type="float">
            <text:p>24.76666671</text:p>
          </table:table-cell>
          <table:table-cell office:value-type="float" office:value="21.83333337" calcext:value-type="float">
            <text:p>21.83333337</text:p>
          </table:table-cell>
          <table:table-cell office:value-type="float" office:value="4.333333358" calcext:value-type="float">
            <text:p>4.333333358</text:p>
          </table:table-cell>
          <table:table-cell office:value-type="float" office:value="1.766666695" calcext:value-type="float">
            <text:p>1.766666695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48400" calcext:value-type="float">
            <text:p>48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400000021" calcext:value-type="float">
            <text:p>1.400000021</text:p>
          </table:table-cell>
          <table:table-cell office:value-type="float" office:value="20.3666667" calcext:value-type="float">
            <text:p>20.3666667</text:p>
          </table:table-cell>
          <table:table-cell office:value-type="float" office:value="22.20000003" calcext:value-type="float">
            <text:p>22.20000003</text:p>
          </table:table-cell>
          <table:table-cell office:value-type="float" office:value="4.833333358" calcext:value-type="float">
            <text:p>4.833333358</text:p>
          </table:table-cell>
          <table:table-cell office:value-type="float" office:value="1.400000021" calcext:value-type="float">
            <text:p>1.400000021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48500" calcext:value-type="float">
            <text:p>48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042857155" calcext:value-type="float">
            <text:p>1.042857155</text:p>
          </table:table-cell>
          <table:table-cell office:value-type="float" office:value="2.142857149" calcext:value-type="float">
            <text:p>2.142857149</text:p>
          </table:table-cell>
          <table:table-cell office:value-type="float" office:value="13.04285716" calcext:value-type="float">
            <text:p>13.04285716</text:p>
          </table:table-cell>
          <table:table-cell office:value-type="float" office:value="0.642857149" calcext:value-type="float">
            <text:p>0.642857149</text:p>
          </table:table-cell>
          <table:table-cell office:value-type="float" office:value="1.042857155" calcext:value-type="float">
            <text:p>1.042857155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48600" calcext:value-type="float">
            <text:p>48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411904797" calcext:value-type="float">
            <text:p>4.411904797</text:p>
          </table:table-cell>
          <table:table-cell office:value-type="float" office:value="2.761904821" calcext:value-type="float">
            <text:p>2.761904821</text:p>
          </table:table-cell>
          <table:table-cell office:value-type="float" office:value="6.661904827" calcext:value-type="float">
            <text:p>6.661904827</text:p>
          </table:table-cell>
          <table:table-cell office:value-type="float" office:value="2.928571478" calcext:value-type="float">
            <text:p>2.928571478</text:p>
          </table:table-cell>
          <table:table-cell office:value-type="float" office:value="4.411904797" calcext:value-type="float">
            <text:p>4.411904797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48700" calcext:value-type="float">
            <text:p>48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178571492" calcext:value-type="float">
            <text:p>8.178571492</text:p>
          </table:table-cell>
          <table:table-cell table:number-columns-repeated="2" office:value-type="float" office:value="13.2619049" calcext:value-type="float">
            <text:p>13.2619049</text:p>
          </table:table-cell>
          <table:table-cell office:value-type="float" office:value="2.761904851" calcext:value-type="float">
            <text:p>2.761904851</text:p>
          </table:table-cell>
          <table:table-cell office:value-type="float" office:value="8.178571492" calcext:value-type="float">
            <text:p>8.178571492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48800" calcext:value-type="float">
            <text:p>48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616666719" calcext:value-type="float">
            <text:p>7.616666719</text:p>
          </table:table-cell>
          <table:table-cell office:value-type="float" office:value="3.333333388" calcext:value-type="float">
            <text:p>3.333333388</text:p>
          </table:table-cell>
          <table:table-cell office:value-type="float" office:value="25.36666675" calcext:value-type="float">
            <text:p>25.36666675</text:p>
          </table:table-cell>
          <table:table-cell office:value-type="float" office:value="4.833333373" calcext:value-type="float">
            <text:p>4.833333373</text:p>
          </table:table-cell>
          <table:table-cell office:value-type="float" office:value="7.616666719" calcext:value-type="float">
            <text:p>7.616666719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48900" calcext:value-type="float">
            <text:p>48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2.37142873" calcext:value-type="float">
            <text:p>22.37142873</text:p>
          </table:table-cell>
          <table:table-cell office:value-type="float" office:value="2.071428642" calcext:value-type="float">
            <text:p>2.071428642</text:p>
          </table:table-cell>
          <table:table-cell office:value-type="float" office:value="6.371428728" calcext:value-type="float">
            <text:p>6.371428728</text:p>
          </table:table-cell>
          <table:table-cell office:value-type="float" office:value="2.071428642" calcext:value-type="float">
            <text:p>2.071428642</text:p>
          </table:table-cell>
          <table:table-cell office:value-type="float" office:value="22.37142873" calcext:value-type="float">
            <text:p>22.371428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0" calcext:value-type="float">
            <text:p>49000</text:p>
          </table:table-cell>
          <table:table-cell office:value-type="float" office:value="0" calcext:value-type="float">
            <text:p>0</text:p>
          </table:table-cell>
          <table:table-cell office:value-type="float" office:value="28.85238159" calcext:value-type="float">
            <text:p>28.85238159</text:p>
          </table:table-cell>
          <table:table-cell office:value-type="float" office:value="7.45238097" calcext:value-type="float">
            <text:p>7.45238097</text:p>
          </table:table-cell>
          <table:table-cell office:value-type="float" office:value="28.85238159" calcext:value-type="float">
            <text:p>28.85238159</text:p>
          </table:table-cell>
          <table:table-cell office:value-type="float" office:value="0.952380985" calcext:value-type="float">
            <text:p>0.952380985</text:p>
          </table:table-cell>
          <table:table-cell table:number-columns-repeated="2" office:value-type="float" office:value="2.519047678" calcext:value-type="float">
            <text:p>2.519047678</text:p>
          </table:table-cell>
          <table:table-cell office:value-type="float" office:value="28.85238159" calcext:value-type="float">
            <text:p>28.85238159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49100" calcext:value-type="float">
            <text:p>49100</text:p>
          </table:table-cell>
          <table:table-cell office:value-type="float" office:value="0" calcext:value-type="float">
            <text:p>0</text:p>
          </table:table-cell>
          <table:table-cell office:value-type="float" office:value="28.01904811" calcext:value-type="float">
            <text:p>28.01904811</text:p>
          </table:table-cell>
          <table:table-cell office:value-type="float" office:value="11.76904765" calcext:value-type="float">
            <text:p>11.76904765</text:p>
          </table:table-cell>
          <table:table-cell office:value-type="float" office:value="28.01904811" calcext:value-type="float">
            <text:p>28.01904811</text:p>
          </table:table-cell>
          <table:table-cell office:value-type="float" office:value="0.652380973" calcext:value-type="float">
            <text:p>0.652380973</text:p>
          </table:table-cell>
          <table:table-cell office:value-type="float" office:value="1.252380982" calcext:value-type="float">
            <text:p>1.252380982</text:p>
          </table:table-cell>
          <table:table-cell office:value-type="float" office:value="2.269047663" calcext:value-type="float">
            <text:p>2.269047663</text:p>
          </table:table-cell>
          <table:table-cell office:value-type="float" office:value="28.01904811" calcext:value-type="float">
            <text:p>28.01904811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49200" calcext:value-type="float">
            <text:p>49200</text:p>
          </table:table-cell>
          <table:table-cell office:value-type="float" office:value="0" calcext:value-type="float">
            <text:p>0</text:p>
          </table:table-cell>
          <table:table-cell office:value-type="float" office:value="29.86666726" calcext:value-type="float">
            <text:p>29.86666726</text:p>
          </table:table-cell>
          <table:table-cell office:value-type="float" office:value="9.700000003" calcext:value-type="float">
            <text:p>9.700000003</text:p>
          </table:table-cell>
          <table:table-cell office:value-type="float" office:value="29.86666726" calcext:value-type="float">
            <text:p>29.86666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0000003" calcext:value-type="float">
            <text:p>0.700000003</text:p>
          </table:table-cell>
          <table:table-cell office:value-type="float" office:value="29.86666726" calcext:value-type="float">
            <text:p>29.86666726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49300" calcext:value-type="float">
            <text:p>49300</text:p>
          </table:table-cell>
          <table:table-cell office:value-type="float" office:value="0" calcext:value-type="float">
            <text:p>0</text:p>
          </table:table-cell>
          <table:table-cell office:value-type="float" office:value="1.50000003" calcext:value-type="float">
            <text:p>1.50000003</text:p>
          </table:table-cell>
          <table:table-cell office:value-type="float" office:value="0.5" calcext:value-type="float">
            <text:p>0.5</text:p>
          </table:table-cell>
          <table:table-cell office:value-type="float" office:value="1.50000003" calcext:value-type="float">
            <text:p>1.50000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0000003" calcext:value-type="float">
            <text:p>1.50000003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49400" calcext:value-type="float">
            <text:p>49400</text:p>
          </table:table-cell>
          <table:table-cell office:value-type="float" office:value="0" calcext:value-type="float">
            <text:p>0</text:p>
          </table:table-cell>
          <table:table-cell office:value-type="float" office:value="2.25000006" calcext:value-type="float">
            <text:p>2.25000006</text:p>
          </table:table-cell>
          <table:table-cell office:value-type="float" office:value="0.25" calcext:value-type="float">
            <text:p>0.25</text:p>
          </table:table-cell>
          <table:table-cell office:value-type="float" office:value="2.25000006" calcext:value-type="float">
            <text:p>2.25000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000006" calcext:value-type="float">
            <text:p>2.25000006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49500" calcext:value-type="float">
            <text:p>49500</text:p>
          </table:table-cell>
          <table:table-cell office:value-type="float" office:value="0" calcext:value-type="float">
            <text:p>0</text:p>
          </table:table-cell>
          <table:table-cell office:value-type="float" office:value="2.083333373" calcext:value-type="float">
            <text:p>2.083333373</text:p>
          </table:table-cell>
          <table:table-cell office:value-type="float" office:value="0.75" calcext:value-type="float">
            <text:p>0.75</text:p>
          </table:table-cell>
          <table:table-cell office:value-type="float" office:value="2.083333373" calcext:value-type="float">
            <text:p>2.083333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83333373" calcext:value-type="float">
            <text:p>2.083333373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49600" calcext:value-type="float">
            <text:p>49600</text:p>
          </table:table-cell>
          <table:table-cell office:value-type="float" office:value="0" calcext:value-type="float">
            <text:p>0</text:p>
          </table:table-cell>
          <table:table-cell office:value-type="float" office:value="1.583333373" calcext:value-type="float">
            <text:p>1.583333373</text:p>
          </table:table-cell>
          <table:table-cell office:value-type="float" office:value="0.25" calcext:value-type="float">
            <text:p>0.25</text:p>
          </table:table-cell>
          <table:table-cell office:value-type="float" office:value="1.583333373" calcext:value-type="float">
            <text:p>1.583333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83333373" calcext:value-type="float">
            <text:p>1.583333373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49700" calcext:value-type="float">
            <text:p>49700</text:p>
          </table:table-cell>
          <table:table-cell office:value-type="float" office:value="0" calcext:value-type="float">
            <text:p>0</text:p>
          </table:table-cell>
          <table:table-cell office:value-type="float" office:value="1.50000003" calcext:value-type="float">
            <text:p>1.50000003</text:p>
          </table:table-cell>
          <table:table-cell office:value-type="float" office:value="0.25" calcext:value-type="float">
            <text:p>0.25</text:p>
          </table:table-cell>
          <table:table-cell office:value-type="float" office:value="1.50000003" calcext:value-type="float">
            <text:p>1.5000000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000003" calcext:value-type="float">
            <text:p>1.50000003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49800" calcext:value-type="float">
            <text:p>49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49900" calcext:value-type="float">
            <text:p>49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166666672" calcext:value-type="float">
            <text:p>3.166666672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3.166666672" calcext:value-type="float">
            <text:p>3.1666666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142857149" calcext:value-type="float">
            <text:p>0.142857149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50100" calcext:value-type="float">
            <text:p>50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785714388" calcext:value-type="float">
            <text:p>8.785714388</text:p>
          </table:table-cell>
          <table:table-cell table:number-columns-repeated="3" office:value-type="float" office:value="2.285714388" calcext:value-type="float">
            <text:p>2.285714388</text:p>
          </table:table-cell>
          <table:table-cell office:value-type="float" office:value="8.785714388" calcext:value-type="float">
            <text:p>8.785714388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50200" calcext:value-type="float">
            <text:p>50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642857194" calcext:value-type="float">
            <text:p>2.642857194</text:p>
          </table:table-cell>
          <table:table-cell table:number-columns-repeated="3" office:value-type="float" office:value="1.142857194" calcext:value-type="float">
            <text:p>1.142857194</text:p>
          </table:table-cell>
          <table:table-cell office:value-type="float" office:value="2.642857194" calcext:value-type="float">
            <text:p>2.642857194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50300" calcext:value-type="float">
            <text:p>50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85714298" calcext:value-type="float">
            <text:p>3.285714298</text:p>
          </table:table-cell>
          <table:table-cell table:number-columns-repeated="3" office:value-type="float" office:value="0.285714298" calcext:value-type="float">
            <text:p>0.285714298</text:p>
          </table:table-cell>
          <table:table-cell office:value-type="float" office:value="3.285714298" calcext:value-type="float">
            <text:p>3.285714298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50400" calcext:value-type="float">
            <text:p>50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464285746" calcext:value-type="float">
            <text:p>3.464285746</text:p>
          </table:table-cell>
          <table:table-cell table:number-columns-repeated="3" office:value-type="float" office:value="0.714285746" calcext:value-type="float">
            <text:p>0.714285746</text:p>
          </table:table-cell>
          <table:table-cell office:value-type="float" office:value="3.464285746" calcext:value-type="float">
            <text:p>3.464285746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50500" calcext:value-type="float">
            <text:p>50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892857149" calcext:value-type="float">
            <text:p>1.892857149</text:p>
          </table:table-cell>
          <table:table-cell table:number-columns-repeated="3" office:value-type="float" office:value="0.142857149" calcext:value-type="float">
            <text:p>0.142857149</text:p>
          </table:table-cell>
          <table:table-cell office:value-type="float" office:value="1.892857149" calcext:value-type="float">
            <text:p>1.892857149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50600" calcext:value-type="float">
            <text:p>50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178571448" calcext:value-type="float">
            <text:p>1.178571448</text:p>
          </table:table-cell>
          <table:table-cell table:number-columns-repeated="3" office:value-type="float" office:value="2.428571507" calcext:value-type="float">
            <text:p>2.428571507</text:p>
          </table:table-cell>
          <table:table-cell office:value-type="float" office:value="1.178571448" calcext:value-type="float">
            <text:p>1.178571448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50700" calcext:value-type="float">
            <text:p>50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4285746" calcext:value-type="float">
            <text:p>0.964285746</text:p>
          </table:table-cell>
          <table:table-cell table:number-columns-repeated="3" office:value-type="float" office:value="1.714285776" calcext:value-type="float">
            <text:p>1.714285776</text:p>
          </table:table-cell>
          <table:table-cell office:value-type="float" office:value="0.964285746" calcext:value-type="float">
            <text:p>0.964285746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50800" calcext:value-type="float">
            <text:p>50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5" calcext:value-type="float">
            <text:p>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50900" calcext:value-type="float">
            <text:p>50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0" calcext:value-type="float">
            <text:p>51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25" calcext:value-type="float">
            <text:p>8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51100" calcext:value-type="float">
            <text:p>51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25" calcext:value-type="float">
            <text:p>8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51200" calcext:value-type="float">
            <text:p>5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5" calcext:value-type="float">
            <text:p>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51300" calcext:value-type="float">
            <text:p>51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51400" calcext:value-type="float">
            <text:p>51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75" calcext:value-type="float">
            <text:p>1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51500" calcext:value-type="float">
            <text:p>51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75" calcext:value-type="float">
            <text:p>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51600" calcext:value-type="float">
            <text:p>51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916666672" calcext:value-type="float">
            <text:p>4.91666667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4.916666672" calcext:value-type="float">
            <text:p>4.916666672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51700" calcext:value-type="float">
            <text:p>51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51800" calcext:value-type="float">
            <text:p>51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5" calcext:value-type="float">
            <text:p>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51900" calcext:value-type="float">
            <text:p>51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821428597" calcext:value-type="float">
            <text:p>5.821428597</text:p>
          </table:table-cell>
          <table:table-cell table:number-columns-repeated="3" office:value-type="float" office:value="0.571428597" calcext:value-type="float">
            <text:p>0.571428597</text:p>
          </table:table-cell>
          <table:table-cell office:value-type="float" office:value="5.821428597" calcext:value-type="float">
            <text:p>5.8214285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0" calcext:value-type="float">
            <text:p>52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976190493" calcext:value-type="float">
            <text:p>7.976190493</text:p>
          </table:table-cell>
          <table:table-cell office:value-type="float" office:value="0.476190493" calcext:value-type="float">
            <text:p>0.476190493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476190493" calcext:value-type="float">
            <text:p>0.476190493</text:p>
          </table:table-cell>
          <table:table-cell office:value-type="float" office:value="7.976190493" calcext:value-type="float">
            <text:p>7.976190493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52100" calcext:value-type="float">
            <text:p>52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726190493" calcext:value-type="float">
            <text:p>9.726190493</text:p>
          </table:table-cell>
          <table:table-cell office:value-type="float" office:value="0.476190493" calcext:value-type="float">
            <text:p>0.476190493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476190493" calcext:value-type="float">
            <text:p>0.476190493</text:p>
          </table:table-cell>
          <table:table-cell office:value-type="float" office:value="9.726190493" calcext:value-type="float">
            <text:p>9.726190493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52200" calcext:value-type="float">
            <text:p>52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095238134" calcext:value-type="float">
            <text:p>9.095238134</text:p>
          </table:table-cell>
          <table:table-cell office:value-type="float" office:value="1.095238134" calcext:value-type="float">
            <text:p>1.095238134</text:p>
          </table:table-cell>
          <table:table-cell office:value-type="float" office:value="0.428571448" calcext:value-type="float">
            <text:p>0.428571448</text:p>
          </table:table-cell>
          <table:table-cell office:value-type="float" office:value="1.095238134" calcext:value-type="float">
            <text:p>1.095238134</text:p>
          </table:table-cell>
          <table:table-cell office:value-type="float" office:value="9.095238134" calcext:value-type="float">
            <text:p>9.095238134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52300" calcext:value-type="float">
            <text:p>5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40476194" calcext:value-type="float">
            <text:p>24.40476194</text:p>
          </table:table-cell>
          <table:table-cell office:value-type="float" office:value="0.90476194" calcext:value-type="float">
            <text:p>0.90476194</text:p>
          </table:table-cell>
          <table:table-cell office:value-type="float" office:value="0.571428597" calcext:value-type="float">
            <text:p>0.571428597</text:p>
          </table:table-cell>
          <table:table-cell office:value-type="float" office:value="0.90476194" calcext:value-type="float">
            <text:p>0.90476194</text:p>
          </table:table-cell>
          <table:table-cell office:value-type="float" office:value="24.40476194" calcext:value-type="float">
            <text:p>24.40476194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52400" calcext:value-type="float">
            <text:p>5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59523812" calcext:value-type="float">
            <text:p>24.59523812</text:p>
          </table:table-cell>
          <table:table-cell office:value-type="float" office:value="0.595238119" calcext:value-type="float">
            <text:p>0.595238119</text:p>
          </table:table-cell>
          <table:table-cell office:value-type="float" office:value="0.428571448" calcext:value-type="float">
            <text:p>0.428571448</text:p>
          </table:table-cell>
          <table:table-cell office:value-type="float" office:value="0.595238119" calcext:value-type="float">
            <text:p>0.595238119</text:p>
          </table:table-cell>
          <table:table-cell office:value-type="float" office:value="24.59523812" calcext:value-type="float">
            <text:p>24.59523812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52500" calcext:value-type="float">
            <text:p>52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0952382" calcext:value-type="float">
            <text:p>24.80952382</text:p>
          </table:table-cell>
          <table:table-cell office:value-type="float" office:value="0.309523821" calcext:value-type="float">
            <text:p>0.309523821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309523821" calcext:value-type="float">
            <text:p>0.309523821</text:p>
          </table:table-cell>
          <table:table-cell office:value-type="float" office:value="24.80952382" calcext:value-type="float">
            <text:p>24.80952382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52600" calcext:value-type="float">
            <text:p>52600</text:p>
          </table:table-cell>
          <table:table-cell office:value-type="float" office:value="0" calcext:value-type="float">
            <text:p>0</text:p>
          </table:table-cell>
          <table:table-cell office:value-type="float" office:value="7.892857149" calcext:value-type="float">
            <text:p>7.892857149</text:p>
          </table:table-cell>
          <table:table-cell table:number-columns-repeated="2" office:value-type="float" office:value="30.25952448" calcext:value-type="float">
            <text:p>30.25952448</text:p>
          </table:table-cell>
          <table:table-cell office:value-type="float" office:value="0.509523824" calcext:value-type="float">
            <text:p>0.509523824</text:p>
          </table:table-cell>
          <table:table-cell office:value-type="float" office:value="0.309523821" calcext:value-type="float">
            <text:p>0.309523821</text:p>
          </table:table-cell>
          <table:table-cell office:value-type="float" office:value="0.509523824" calcext:value-type="float">
            <text:p>0.509523824</text:p>
          </table:table-cell>
          <table:table-cell office:value-type="float" office:value="30.25952448" calcext:value-type="float">
            <text:p>30.25952448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52700" calcext:value-type="float">
            <text:p>52700</text:p>
          </table:table-cell>
          <table:table-cell office:value-type="float" office:value="0" calcext:value-type="float">
            <text:p>0</text:p>
          </table:table-cell>
          <table:table-cell office:value-type="float" office:value="9.892857149" calcext:value-type="float">
            <text:p>9.892857149</text:p>
          </table:table-cell>
          <table:table-cell table:number-columns-repeated="2" office:value-type="float" office:value="28.85952437" calcext:value-type="float">
            <text:p>28.85952437</text:p>
          </table:table-cell>
          <table:table-cell office:value-type="float" office:value="1.442857176" calcext:value-type="float">
            <text:p>1.442857176</text:p>
          </table:table-cell>
          <table:table-cell office:value-type="float" office:value="0.642857164" calcext:value-type="float">
            <text:p>0.642857164</text:p>
          </table:table-cell>
          <table:table-cell office:value-type="float" office:value="1.442857176" calcext:value-type="float">
            <text:p>1.442857176</text:p>
          </table:table-cell>
          <table:table-cell office:value-type="float" office:value="28.85952437" calcext:value-type="float">
            <text:p>28.85952437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52800" calcext:value-type="float">
            <text:p>52800</text:p>
          </table:table-cell>
          <table:table-cell office:value-type="float" office:value="0" calcext:value-type="float">
            <text:p>0</text:p>
          </table:table-cell>
          <table:table-cell office:value-type="float" office:value="8.392857194" calcext:value-type="float">
            <text:p>8.392857194</text:p>
          </table:table-cell>
          <table:table-cell table:number-columns-repeated="2" office:value-type="float" office:value="27.89285778" calcext:value-type="float">
            <text:p>27.89285778</text:p>
          </table:table-cell>
          <table:table-cell table:number-columns-repeated="3" office:value-type="float" office:value="2.642857239" calcext:value-type="float">
            <text:p>2.642857239</text:p>
          </table:table-cell>
          <table:table-cell office:value-type="float" office:value="27.89285778" calcext:value-type="float">
            <text:p>27.89285778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52900" calcext:value-type="float">
            <text:p>52900</text:p>
          </table:table-cell>
          <table:table-cell office:value-type="float" office:value="0" calcext:value-type="float">
            <text:p>0</text:p>
          </table:table-cell>
          <table:table-cell office:value-type="float" office:value="22.64285719" calcext:value-type="float">
            <text:p>22.64285719</text:p>
          </table:table-cell>
          <table:table-cell table:number-columns-repeated="2" office:value-type="float" office:value="11.32619072" calcext:value-type="float">
            <text:p>11.32619072</text:p>
          </table:table-cell>
          <table:table-cell office:value-type="float" office:value="4.826190576" calcext:value-type="float">
            <text:p>4.826190576</text:p>
          </table:table-cell>
          <table:table-cell office:value-type="float" office:value="1.726190522" calcext:value-type="float">
            <text:p>1.726190522</text:p>
          </table:table-cell>
          <table:table-cell office:value-type="float" office:value="4.826190576" calcext:value-type="float">
            <text:p>4.826190576</text:p>
          </table:table-cell>
          <table:table-cell office:value-type="float" office:value="11.32619072" calcext:value-type="float">
            <text:p>11.326190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00" calcext:value-type="float">
            <text:p>53000</text:p>
          </table:table-cell>
          <table:table-cell office:value-type="float" office:value="0" calcext:value-type="float">
            <text:p>0</text:p>
          </table:table-cell>
          <table:table-cell office:value-type="float" office:value="24.75000007" calcext:value-type="float">
            <text:p>24.75000007</text:p>
          </table:table-cell>
          <table:table-cell table:number-columns-repeated="2" office:value-type="float" office:value="10.16666688" calcext:value-type="float">
            <text:p>10.16666688</text:p>
          </table:table-cell>
          <table:table-cell office:value-type="float" office:value="11.91666679" calcext:value-type="float">
            <text:p>11.91666679</text:p>
          </table:table-cell>
          <table:table-cell office:value-type="float" office:value="0.916666687" calcext:value-type="float">
            <text:p>0.916666687</text:p>
          </table:table-cell>
          <table:table-cell office:value-type="float" office:value="11.91666679" calcext:value-type="float">
            <text:p>11.91666679</text:p>
          </table:table-cell>
          <table:table-cell office:value-type="float" office:value="10.16666688" calcext:value-type="float">
            <text:p>10.16666688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53100" calcext:value-type="float">
            <text:p>53100</text:p>
          </table:table-cell>
          <table:table-cell office:value-type="float" office:value="0" calcext:value-type="float">
            <text:p>0</text:p>
          </table:table-cell>
          <table:table-cell office:value-type="float" office:value="25.19285722" calcext:value-type="float">
            <text:p>25.19285722</text:p>
          </table:table-cell>
          <table:table-cell table:number-columns-repeated="2" office:value-type="float" office:value="8.842857316" calcext:value-type="float">
            <text:p>8.842857316</text:p>
          </table:table-cell>
          <table:table-cell office:value-type="float" office:value="18.92619057" calcext:value-type="float">
            <text:p>18.92619057</text:p>
          </table:table-cell>
          <table:table-cell office:value-type="float" office:value="1.626190513" calcext:value-type="float">
            <text:p>1.626190513</text:p>
          </table:table-cell>
          <table:table-cell office:value-type="float" office:value="3.726190537" calcext:value-type="float">
            <text:p>3.726190537</text:p>
          </table:table-cell>
          <table:table-cell office:value-type="float" office:value="8.842857316" calcext:value-type="float">
            <text:p>8.842857316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53200" calcext:value-type="float">
            <text:p>53200</text:p>
          </table:table-cell>
          <table:table-cell office:value-type="float" office:value="0" calcext:value-type="float">
            <text:p>0</text:p>
          </table:table-cell>
          <table:table-cell office:value-type="float" office:value="11.25000012" calcext:value-type="float">
            <text:p>11.25000012</text:p>
          </table:table-cell>
          <table:table-cell table:number-columns-repeated="2" office:value-type="float" office:value="7.316666767" calcext:value-type="float">
            <text:p>7.316666767</text:p>
          </table:table-cell>
          <table:table-cell office:value-type="float" office:value="47.9000002" calcext:value-type="float">
            <text:p>47.9000002</text:p>
          </table:table-cell>
          <table:table-cell office:value-type="float" office:value="3.883333415" calcext:value-type="float">
            <text:p>3.883333415</text:p>
          </table:table-cell>
          <table:table-cell office:value-type="float" office:value="15.01666681" calcext:value-type="float">
            <text:p>15.01666681</text:p>
          </table:table-cell>
          <table:table-cell office:value-type="float" office:value="7.316666767" calcext:value-type="float">
            <text:p>7.316666767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53300" calcext:value-type="float">
            <text:p>53300</text:p>
          </table:table-cell>
          <table:table-cell office:value-type="float" office:value="0" calcext:value-type="float">
            <text:p>0</text:p>
          </table:table-cell>
          <table:table-cell office:value-type="float" office:value="15.6833335" calcext:value-type="float">
            <text:p>15.6833335</text:p>
          </table:table-cell>
          <table:table-cell table:number-columns-repeated="2" office:value-type="float" office:value="7.183333412" calcext:value-type="float">
            <text:p>7.183333412</text:p>
          </table:table-cell>
          <table:table-cell office:value-type="float" office:value="43.43333356" calcext:value-type="float">
            <text:p>43.43333356</text:p>
          </table:table-cell>
          <table:table-cell office:value-type="float" office:value="4.750000075" calcext:value-type="float">
            <text:p>4.750000075</text:p>
          </table:table-cell>
          <table:table-cell office:value-type="float" office:value="14.58333351" calcext:value-type="float">
            <text:p>14.58333351</text:p>
          </table:table-cell>
          <table:table-cell office:value-type="float" office:value="7.183333412" calcext:value-type="float">
            <text:p>7.183333412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53400" calcext:value-type="float">
            <text:p>53400</text:p>
          </table:table-cell>
          <table:table-cell office:value-type="float" office:value="0" calcext:value-type="float">
            <text:p>0</text:p>
          </table:table-cell>
          <table:table-cell office:value-type="float" office:value="32.55714323" calcext:value-type="float">
            <text:p>32.55714323</text:p>
          </table:table-cell>
          <table:table-cell table:number-columns-repeated="2" office:value-type="float" office:value="7.723809704" calcext:value-type="float">
            <text:p>7.723809704</text:p>
          </table:table-cell>
          <table:table-cell office:value-type="float" office:value="32.55714323" calcext:value-type="float">
            <text:p>32.55714323</text:p>
          </table:table-cell>
          <table:table-cell office:value-type="float" office:value="4.357142985" calcext:value-type="float">
            <text:p>4.357142985</text:p>
          </table:table-cell>
          <table:table-cell office:value-type="float" office:value="7.357143074" calcext:value-type="float">
            <text:p>7.357143074</text:p>
          </table:table-cell>
          <table:table-cell office:value-type="float" office:value="7.723809704" calcext:value-type="float">
            <text:p>7.723809704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53500" calcext:value-type="float">
            <text:p>53500</text:p>
          </table:table-cell>
          <table:table-cell office:value-type="float" office:value="0" calcext:value-type="float">
            <text:p>0</text:p>
          </table:table-cell>
          <table:table-cell office:value-type="float" office:value="33.66904798" calcext:value-type="float">
            <text:p>33.66904798</text:p>
          </table:table-cell>
          <table:table-cell table:number-columns-repeated="2" office:value-type="float" office:value="6.919047773" calcext:value-type="float">
            <text:p>6.919047773</text:p>
          </table:table-cell>
          <table:table-cell office:value-type="float" office:value="33.66904798" calcext:value-type="float">
            <text:p>33.66904798</text:p>
          </table:table-cell>
          <table:table-cell office:value-type="float" office:value="3.20238103" calcext:value-type="float">
            <text:p>3.20238103</text:p>
          </table:table-cell>
          <table:table-cell office:value-type="float" office:value="8.702381194" calcext:value-type="float">
            <text:p>8.702381194</text:p>
          </table:table-cell>
          <table:table-cell office:value-type="float" office:value="6.919047773" calcext:value-type="float">
            <text:p>6.919047773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53600" calcext:value-type="float">
            <text:p>53600</text:p>
          </table:table-cell>
          <table:table-cell office:value-type="float" office:value="0" calcext:value-type="float">
            <text:p>0</text:p>
          </table:table-cell>
          <table:table-cell office:value-type="float" office:value="33.53095277" calcext:value-type="float">
            <text:p>33.53095277</text:p>
          </table:table-cell>
          <table:table-cell table:number-columns-repeated="2" office:value-type="float" office:value="7.114285871" calcext:value-type="float">
            <text:p>7.114285871</text:p>
          </table:table-cell>
          <table:table-cell office:value-type="float" office:value="33.53095277" calcext:value-type="float">
            <text:p>33.53095277</text:p>
          </table:table-cell>
          <table:table-cell office:value-type="float" office:value="2.797619134" calcext:value-type="float">
            <text:p>2.797619134</text:p>
          </table:table-cell>
          <table:table-cell office:value-type="float" office:value="8.797619313" calcext:value-type="float">
            <text:p>8.797619313</text:p>
          </table:table-cell>
          <table:table-cell office:value-type="float" office:value="7.114285871" calcext:value-type="float">
            <text:p>7.114285871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53700" calcext:value-type="float">
            <text:p>537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7.73333377" calcext:value-type="float">
            <text:p>17.73333377</text:p>
          </table:table-cell>
          <table:table-cell office:value-type="float" office:value="4.333333492" calcext:value-type="float">
            <text:p>4.333333492</text:p>
          </table:table-cell>
          <table:table-cell office:value-type="float" office:value="7.000000238" calcext:value-type="float">
            <text:p>7.000000238</text:p>
          </table:table-cell>
          <table:table-cell office:value-type="float" office:value="17.73333377" calcext:value-type="float">
            <text:p>17.73333377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53800" calcext:value-type="float">
            <text:p>538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5.78571483" calcext:value-type="float">
            <text:p>15.78571483</text:p>
          </table:table-cell>
          <table:table-cell office:value-type="float" office:value="5.285714522" calcext:value-type="float">
            <text:p>5.285714522</text:p>
          </table:table-cell>
          <table:table-cell office:value-type="float" office:value="15.78571483" calcext:value-type="float">
            <text:p>15.78571483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53900" calcext:value-type="float">
            <text:p>539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285714522" calcext:value-type="float">
            <text:p>5.285714522</text:p>
          </table:table-cell>
          <table:table-cell table:number-columns-repeated="3" office:value-type="float" office:value="26.28571515" calcext:value-type="float">
            <text:p>26.28571515</text:p>
          </table:table-cell>
          <table:table-cell office:value-type="float" office:value="5.285714522" calcext:value-type="float">
            <text:p>5.285714522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54100" calcext:value-type="float">
            <text:p>54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142857373" calcext:value-type="float">
            <text:p>5.142857373</text:p>
          </table:table-cell>
          <table:table-cell table:number-columns-repeated="3" office:value-type="float" office:value="26.47619134" calcext:value-type="float">
            <text:p>26.47619134</text:p>
          </table:table-cell>
          <table:table-cell office:value-type="float" office:value="5.142857373" calcext:value-type="float">
            <text:p>5.142857373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54200" calcext:value-type="float">
            <text:p>54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142857373" calcext:value-type="float">
            <text:p>5.142857373</text:p>
          </table:table-cell>
          <table:table-cell table:number-columns-repeated="3" office:value-type="float" office:value="26.47619134" calcext:value-type="float">
            <text:p>26.47619134</text:p>
          </table:table-cell>
          <table:table-cell office:value-type="float" office:value="5.142857373" calcext:value-type="float">
            <text:p>5.142857373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54300" calcext:value-type="float">
            <text:p>54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600000143" calcext:value-type="float">
            <text:p>5.600000143</text:p>
          </table:table-cell>
          <table:table-cell office:value-type="float" office:value="9.333333641" calcext:value-type="float">
            <text:p>9.333333641</text:p>
          </table:table-cell>
          <table:table-cell office:value-type="float" office:value="58.93333369" calcext:value-type="float">
            <text:p>58.93333369</text:p>
          </table:table-cell>
          <table:table-cell office:value-type="float" office:value="9.333333641" calcext:value-type="float">
            <text:p>9.333333641</text:p>
          </table:table-cell>
          <table:table-cell office:value-type="float" office:value="5.600000143" calcext:value-type="float">
            <text:p>5.600000143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54400" calcext:value-type="float">
            <text:p>54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228571609" calcext:value-type="float">
            <text:p>7.228571609</text:p>
          </table:table-cell>
          <table:table-cell office:value-type="float" office:value="9.761905089" calcext:value-type="float">
            <text:p>9.761905089</text:p>
          </table:table-cell>
          <table:table-cell office:value-type="float" office:value="51.56190516" calcext:value-type="float">
            <text:p>51.56190516</text:p>
          </table:table-cell>
          <table:table-cell office:value-type="float" office:value="9.761905089" calcext:value-type="float">
            <text:p>9.761905089</text:p>
          </table:table-cell>
          <table:table-cell office:value-type="float" office:value="7.228571609" calcext:value-type="float">
            <text:p>7.228571609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54500" calcext:value-type="float">
            <text:p>54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580952495" calcext:value-type="float">
            <text:p>5.580952495</text:p>
          </table:table-cell>
          <table:table-cell office:value-type="float" office:value="4.047619179" calcext:value-type="float">
            <text:p>4.047619179</text:p>
          </table:table-cell>
          <table:table-cell office:value-type="float" office:value="60.41428593" calcext:value-type="float">
            <text:p>60.41428593</text:p>
          </table:table-cell>
          <table:table-cell office:value-type="float" office:value="13.21428587" calcext:value-type="float">
            <text:p>13.21428587</text:p>
          </table:table-cell>
          <table:table-cell office:value-type="float" office:value="5.580952495" calcext:value-type="float">
            <text:p>5.580952495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54600" calcext:value-type="float">
            <text:p>54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.976190522" calcext:value-type="float">
            <text:p>6.976190522</text:p>
          </table:table-cell>
          <table:table-cell office:value-type="float" office:value="1.809523866" calcext:value-type="float">
            <text:p>1.809523866</text:p>
          </table:table-cell>
          <table:table-cell office:value-type="float" office:value="20.14285724" calcext:value-type="float">
            <text:p>20.14285724</text:p>
          </table:table-cell>
          <table:table-cell office:value-type="float" office:value="4.142857224" calcext:value-type="float">
            <text:p>4.142857224</text:p>
          </table:table-cell>
          <table:table-cell office:value-type="float" office:value="6.976190522" calcext:value-type="float">
            <text:p>6.976190522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54700" calcext:value-type="float">
            <text:p>54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95476197" calcext:value-type="float">
            <text:p>10.95476197</text:p>
          </table:table-cell>
          <table:table-cell office:value-type="float" office:value="2.071428612" calcext:value-type="float">
            <text:p>2.071428612</text:p>
          </table:table-cell>
          <table:table-cell office:value-type="float" office:value="6.171428636" calcext:value-type="float">
            <text:p>6.171428636</text:p>
          </table:table-cell>
          <table:table-cell office:value-type="float" office:value="6.938095286" calcext:value-type="float">
            <text:p>6.938095286</text:p>
          </table:table-cell>
          <table:table-cell office:value-type="float" office:value="10.95476197" calcext:value-type="float">
            <text:p>10.95476197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54800" calcext:value-type="float">
            <text:p>5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35000004" calcext:value-type="float">
            <text:p>24.35000004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1.533333361" calcext:value-type="float">
            <text:p>1.533333361</text:p>
          </table:table-cell>
          <table:table-cell office:value-type="float" office:value="0.900000021" calcext:value-type="float">
            <text:p>0.900000021</text:p>
          </table:table-cell>
          <table:table-cell office:value-type="float" office:value="24.35000004" calcext:value-type="float">
            <text:p>24.35000004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54900" calcext:value-type="float">
            <text:p>54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27619052" calcext:value-type="float">
            <text:p>24.27619052</text:p>
          </table:table-cell>
          <table:table-cell office:value-type="float" office:value="0.476190493" calcext:value-type="float">
            <text:p>0.476190493</text:p>
          </table:table-cell>
          <table:table-cell office:value-type="float" office:value="0.842857167" calcext:value-type="float">
            <text:p>0.842857167</text:p>
          </table:table-cell>
          <table:table-cell office:value-type="float" office:value="1.576190516" calcext:value-type="float">
            <text:p>1.576190516</text:p>
          </table:table-cell>
          <table:table-cell office:value-type="float" office:value="24.27619052" calcext:value-type="float">
            <text:p>24.276190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58333336" calcext:value-type="float">
            <text:p>24.58333336</text:p>
          </table:table-cell>
          <table:table-cell office:value-type="float" office:value="0" calcext:value-type="float">
            <text:p>0</text:p>
          </table:table-cell>
          <table:table-cell office:value-type="float" office:value="0.733333349" calcext:value-type="float">
            <text:p>0.733333349</text:p>
          </table:table-cell>
          <table:table-cell office:value-type="float" office:value="0.933333352" calcext:value-type="float">
            <text:p>0.933333352</text:p>
          </table:table-cell>
          <table:table-cell office:value-type="float" office:value="24.58333336" calcext:value-type="float">
            <text:p>24.58333336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55100" calcext:value-type="float">
            <text:p>55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44285718" calcext:value-type="float">
            <text:p>24.44285718</text:p>
          </table:table-cell>
          <table:table-cell office:value-type="float" office:value="0.342857152" calcext:value-type="float">
            <text:p>0.342857152</text:p>
          </table:table-cell>
          <table:table-cell office:value-type="float" office:value="0.642857164" calcext:value-type="float">
            <text:p>0.642857164</text:p>
          </table:table-cell>
          <table:table-cell office:value-type="float" office:value="1.242857173" calcext:value-type="float">
            <text:p>1.242857173</text:p>
          </table:table-cell>
          <table:table-cell office:value-type="float" office:value="24.44285718" calcext:value-type="float">
            <text:p>24.44285718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55200" calcext:value-type="float">
            <text:p>55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50000003" calcext:value-type="float">
            <text:p>24.50000003</text:p>
          </table:table-cell>
          <table:table-cell office:value-type="float" office:value="0.366666675" calcext:value-type="float">
            <text:p>0.366666675</text:p>
          </table:table-cell>
          <table:table-cell office:value-type="float" office:value="0.933333352" calcext:value-type="float">
            <text:p>0.933333352</text:p>
          </table:table-cell>
          <table:table-cell office:value-type="float" office:value="0.700000018" calcext:value-type="float">
            <text:p>0.700000018</text:p>
          </table:table-cell>
          <table:table-cell office:value-type="float" office:value="24.50000003" calcext:value-type="float">
            <text:p>24.50000003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55300" calcext:value-type="float">
            <text:p>55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0000001" calcext:value-type="float">
            <text:p>24.80000001</text:p>
          </table:table-cell>
          <table:table-cell table:number-columns-repeated="2" office:value-type="float" office:value="0.400000006" calcext:value-type="float">
            <text:p>0.400000006</text:p>
          </table:table-cell>
          <table:table-cell office:value-type="float" office:value="0" calcext:value-type="float">
            <text:p>0</text:p>
          </table:table-cell>
          <table:table-cell office:value-type="float" office:value="24.80000001" calcext:value-type="float">
            <text:p>24.80000001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55400" calcext:value-type="float">
            <text:p>55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55500" calcext:value-type="float">
            <text:p>55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55600" calcext:value-type="float">
            <text:p>55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55700" calcext:value-type="float">
            <text:p>55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55800" calcext:value-type="float">
            <text:p>55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55900" calcext:value-type="float">
            <text:p>55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00" calcext:value-type="float">
            <text:p>56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75" calcext:value-type="float">
            <text:p>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56100" calcext:value-type="float">
            <text:p>56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56200" calcext:value-type="float">
            <text:p>56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416666672" calcext:value-type="float">
            <text:p>7.4166666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7.416666672" calcext:value-type="float">
            <text:p>7.416666672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56300" calcext:value-type="float">
            <text:p>56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75" calcext:value-type="float">
            <text:p>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56400" calcext:value-type="float">
            <text:p>56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5" calcext:value-type="float">
            <text:p>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56500" calcext:value-type="float">
            <text:p>56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56600" calcext:value-type="float">
            <text:p>56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5" calcext:value-type="float">
            <text:p>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56700" calcext:value-type="float">
            <text:p>56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75" calcext:value-type="float">
            <text:p>9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56800" calcext:value-type="float">
            <text:p>56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56900" calcext:value-type="float">
            <text:p>56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0" calcext:value-type="float">
            <text:p>57000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9.583333492" calcext:value-type="float">
            <text:p>9.583333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83333492" calcext:value-type="float">
            <text:p>9.583333492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57100" calcext:value-type="float">
            <text:p>57100</text:p>
          </table:table-cell>
          <table:table-cell office:value-type="float" office:value="0" calcext:value-type="float">
            <text:p>0</text:p>
          </table:table-cell>
          <table:table-cell office:value-type="float" office:value="3.583333343" calcext:value-type="float">
            <text:p>3.583333343</text:p>
          </table:table-cell>
          <table:table-cell table:number-columns-repeated="2" office:value-type="float" office:value="12.08333358" calcext:value-type="float">
            <text:p>12.08333358</text:p>
          </table:table-cell>
          <table:table-cell office:value-type="float" office:value="0.166666672" calcext:value-type="float">
            <text:p>0.166666672</text:p>
          </table:table-cell>
          <table:table-cell table:number-columns-repeated="2" office:value-type="float" office:value="1.50000003" calcext:value-type="float">
            <text:p>1.50000003</text:p>
          </table:table-cell>
          <table:table-cell office:value-type="float" office:value="12.08333358" calcext:value-type="float">
            <text:p>12.08333358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57200" calcext:value-type="float">
            <text:p>57200</text:p>
          </table:table-cell>
          <table:table-cell office:value-type="float" office:value="0" calcext:value-type="float">
            <text:p>0</text:p>
          </table:table-cell>
          <table:table-cell office:value-type="float" office:value="2.65476194" calcext:value-type="float">
            <text:p>2.65476194</text:p>
          </table:table-cell>
          <table:table-cell table:number-columns-repeated="2" office:value-type="float" office:value="8.05476208" calcext:value-type="float">
            <text:p>8.05476208</text:p>
          </table:table-cell>
          <table:table-cell office:value-type="float" office:value="0.90476194" calcext:value-type="float">
            <text:p>0.90476194</text:p>
          </table:table-cell>
          <table:table-cell table:number-columns-repeated="2" office:value-type="float" office:value="2.638095304" calcext:value-type="float">
            <text:p>2.638095304</text:p>
          </table:table-cell>
          <table:table-cell office:value-type="float" office:value="8.05476208" calcext:value-type="float">
            <text:p>8.05476208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57300" calcext:value-type="float">
            <text:p>57300</text:p>
          </table:table-cell>
          <table:table-cell office:value-type="float" office:value="0" calcext:value-type="float">
            <text:p>0</text:p>
          </table:table-cell>
          <table:table-cell office:value-type="float" office:value="3.892857179" calcext:value-type="float">
            <text:p>3.892857179</text:p>
          </table:table-cell>
          <table:table-cell table:number-columns-repeated="2" office:value-type="float" office:value="8.126190633" calcext:value-type="float">
            <text:p>8.126190633</text:p>
          </table:table-cell>
          <table:table-cell office:value-type="float" office:value="0.309523821" calcext:value-type="float">
            <text:p>0.309523821</text:p>
          </table:table-cell>
          <table:table-cell table:number-columns-repeated="2" office:value-type="float" office:value="1.709523857" calcext:value-type="float">
            <text:p>1.709523857</text:p>
          </table:table-cell>
          <table:table-cell office:value-type="float" office:value="8.126190633" calcext:value-type="float">
            <text:p>8.126190633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57400" calcext:value-type="float">
            <text:p>57400</text:p>
          </table:table-cell>
          <table:table-cell office:value-type="float" office:value="0" calcext:value-type="float">
            <text:p>0</text:p>
          </table:table-cell>
          <table:table-cell office:value-type="float" office:value="3.059523851" calcext:value-type="float">
            <text:p>3.059523851</text:p>
          </table:table-cell>
          <table:table-cell table:number-columns-repeated="2" office:value-type="float" office:value="11.99285743" calcext:value-type="float">
            <text:p>11.99285743</text:p>
          </table:table-cell>
          <table:table-cell office:value-type="float" office:value="0.476190493" calcext:value-type="float">
            <text:p>0.476190493</text:p>
          </table:table-cell>
          <table:table-cell table:number-columns-repeated="2" office:value-type="float" office:value="3.242857218" calcext:value-type="float">
            <text:p>3.242857218</text:p>
          </table:table-cell>
          <table:table-cell office:value-type="float" office:value="11.99285743" calcext:value-type="float">
            <text:p>11.99285743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57500" calcext:value-type="float">
            <text:p>57500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4.416666746" calcext:value-type="float">
            <text:p>4.416666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16666746" calcext:value-type="float">
            <text:p>4.416666746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57600" calcext:value-type="float">
            <text:p>57600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5.083333433" calcext:value-type="float">
            <text:p>5.083333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83333433" calcext:value-type="float">
            <text:p>5.083333433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57700" calcext:value-type="float">
            <text:p>57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000000119" calcext:value-type="float">
            <text:p>5.000000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00000119" calcext:value-type="float">
            <text:p>5.000000119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57800" calcext:value-type="float">
            <text:p>57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25" calcext:value-type="float">
            <text:p>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57900" calcext:value-type="float">
            <text:p>57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.50000003" calcext:value-type="float">
            <text:p>11.50000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0000003" calcext:value-type="float">
            <text:p>1.00000003</text:p>
          </table:table-cell>
          <table:table-cell office:value-type="float" office:value="11.50000003" calcext:value-type="float">
            <text:p>11.50000003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58100" calcext:value-type="float">
            <text:p>58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66666678" calcext:value-type="float">
            <text:p>9.566666678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0.566666678" calcext:value-type="float">
            <text:p>0.566666678</text:p>
          </table:table-cell>
          <table:table-cell office:value-type="float" office:value="9.566666678" calcext:value-type="float">
            <text:p>9.566666678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58200" calcext:value-type="float">
            <text:p>58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833333343" calcext:value-type="float">
            <text:p>8.833333343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8.833333343" calcext:value-type="float">
            <text:p>8.833333343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58300" calcext:value-type="float">
            <text:p>58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43809527" calcext:value-type="float">
            <text:p>24.43809527</text:p>
          </table:table-cell>
          <table:table-cell office:value-type="float" office:value="0.571428597" calcext:value-type="float">
            <text:p>0.571428597</text:p>
          </table:table-cell>
          <table:table-cell office:value-type="float" office:value="0.738095269" calcext:value-type="float">
            <text:p>0.738095269</text:p>
          </table:table-cell>
          <table:table-cell office:value-type="float" office:value="0.938095272" calcext:value-type="float">
            <text:p>0.938095272</text:p>
          </table:table-cell>
          <table:table-cell office:value-type="float" office:value="24.43809527" calcext:value-type="float">
            <text:p>24.43809527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58400" calcext:value-type="float">
            <text:p>58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51904765" calcext:value-type="float">
            <text:p>24.51904765</text:p>
          </table:table-cell>
          <table:table-cell office:value-type="float" office:value="0.285714298" calcext:value-type="float">
            <text:p>0.285714298</text:p>
          </table:table-cell>
          <table:table-cell office:value-type="float" office:value="0.619047642" calcext:value-type="float">
            <text:p>0.619047642</text:p>
          </table:table-cell>
          <table:table-cell office:value-type="float" office:value="1.019047648" calcext:value-type="float">
            <text:p>1.019047648</text:p>
          </table:table-cell>
          <table:table-cell office:value-type="float" office:value="24.51904765" calcext:value-type="float">
            <text:p>24.51904765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58500" calcext:value-type="float">
            <text:p>58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55952384" calcext:value-type="float">
            <text:p>24.55952384</text:p>
          </table:table-cell>
          <table:table-cell office:value-type="float" office:value="0.809523836" calcext:value-type="float">
            <text:p>0.809523836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809523836" calcext:value-type="float">
            <text:p>0.809523836</text:p>
          </table:table-cell>
          <table:table-cell office:value-type="float" office:value="24.55952384" calcext:value-type="float">
            <text:p>24.55952384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58600" calcext:value-type="float">
            <text:p>58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58700" calcext:value-type="float">
            <text:p>58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9285715" calcext:value-type="float">
            <text:p>24.89285715</text:p>
          </table:table-cell>
          <table:table-cell table:number-columns-repeated="3" office:value-type="float" office:value="0.142857149" calcext:value-type="float">
            <text:p>0.142857149</text:p>
          </table:table-cell>
          <table:table-cell office:value-type="float" office:value="24.89285715" calcext:value-type="float">
            <text:p>24.89285715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58800" calcext:value-type="float">
            <text:p>58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0952382" calcext:value-type="float">
            <text:p>24.80952382</text:p>
          </table:table-cell>
          <table:table-cell office:value-type="float" office:value="0.309523821" calcext:value-type="float">
            <text:p>0.309523821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309523821" calcext:value-type="float">
            <text:p>0.309523821</text:p>
          </table:table-cell>
          <table:table-cell office:value-type="float" office:value="24.80952382" calcext:value-type="float">
            <text:p>24.80952382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58900" calcext:value-type="float">
            <text:p>58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7857143" calcext:value-type="float">
            <text:p>24.7857143</text:p>
          </table:table-cell>
          <table:table-cell table:number-columns-repeated="3" office:value-type="float" office:value="0.285714298" calcext:value-type="float">
            <text:p>0.285714298</text:p>
          </table:table-cell>
          <table:table-cell office:value-type="float" office:value="24.7857143" calcext:value-type="float">
            <text:p>24.78571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14285719" calcext:value-type="float">
            <text:p>24.14285719</text:p>
          </table:table-cell>
          <table:table-cell table:number-columns-repeated="3" office:value-type="float" office:value="1.142857194" calcext:value-type="float">
            <text:p>1.142857194</text:p>
          </table:table-cell>
          <table:table-cell office:value-type="float" office:value="24.14285719" calcext:value-type="float">
            <text:p>24.14285719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59100" calcext:value-type="float">
            <text:p>59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36904772" calcext:value-type="float">
            <text:p>23.36904772</text:p>
          </table:table-cell>
          <table:table-cell table:number-columns-repeated="2" office:value-type="float" office:value="2.619047716" calcext:value-type="float">
            <text:p>2.619047716</text:p>
          </table:table-cell>
          <table:table-cell office:value-type="float" office:value="1.285714343" calcext:value-type="float">
            <text:p>1.285714343</text:p>
          </table:table-cell>
          <table:table-cell office:value-type="float" office:value="23.36904772" calcext:value-type="float">
            <text:p>23.36904772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59200" calcext:value-type="float">
            <text:p>59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476190507" calcext:value-type="float">
            <text:p>7.476190507</text:p>
          </table:table-cell>
          <table:table-cell table:number-columns-repeated="2" office:value-type="float" office:value="4.142857194" calcext:value-type="float">
            <text:p>4.142857194</text:p>
          </table:table-cell>
          <table:table-cell office:value-type="float" office:value="0.809523836" calcext:value-type="float">
            <text:p>0.809523836</text:p>
          </table:table-cell>
          <table:table-cell office:value-type="float" office:value="7.476190507" calcext:value-type="float">
            <text:p>7.476190507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59300" calcext:value-type="float">
            <text:p>59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583333343" calcext:value-type="float">
            <text:p>8.583333343</text:p>
          </table:table-cell>
          <table:table-cell office:value-type="float" office:value="1.333333343" calcext:value-type="float">
            <text:p>1.333333343</text:p>
          </table:table-cell>
          <table:table-cell office:value-type="float" office:value="9.333333343" calcext:value-type="float">
            <text:p>9.333333343</text:p>
          </table:table-cell>
          <table:table-cell office:value-type="float" office:value="0" calcext:value-type="float">
            <text:p>0</text:p>
          </table:table-cell>
          <table:table-cell office:value-type="float" office:value="8.583333343" calcext:value-type="float">
            <text:p>8.583333343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59400" calcext:value-type="float">
            <text:p>59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816666678" calcext:value-type="float">
            <text:p>0.816666678</text:p>
          </table:table-cell>
          <table:table-cell office:value-type="float" office:value="63.53333336" calcext:value-type="float">
            <text:p>63.53333336</text:p>
          </table:table-cell>
          <table:table-cell office:value-type="float" office:value="18.53333336" calcext:value-type="float">
            <text:p>18.53333336</text:p>
          </table:table-cell>
          <table:table-cell office:value-type="float" office:value="4.666666687" calcext:value-type="float">
            <text:p>4.666666687</text:p>
          </table:table-cell>
          <table:table-cell office:value-type="float" office:value="0.816666678" calcext:value-type="float">
            <text:p>0.816666678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59500" calcext:value-type="float">
            <text:p>59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33333343" calcext:value-type="float">
            <text:p>8.833333343</text:p>
          </table:table-cell>
          <table:table-cell office:value-type="float" office:value="42.83333334" calcext:value-type="float">
            <text:p>42.83333334</text:p>
          </table:table-cell>
          <table:table-cell office:value-type="float" office:value="8" calcext:value-type="float">
            <text:p>8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59600" calcext:value-type="float">
            <text:p>59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2.58333334" calcext:value-type="float">
            <text:p>12.58333334</text:p>
          </table:table-cell>
          <table:table-cell office:value-type="float" office:value="32.83333334" calcext:value-type="float">
            <text:p>32.83333334</text:p>
          </table:table-cell>
          <table:table-cell office:value-type="float" office:value="1.833333343" calcext:value-type="float">
            <text:p>1.83333334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59700" calcext:value-type="float">
            <text:p>59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44.83333334" calcext:value-type="float">
            <text:p>44.83333334</text:p>
          </table:table-cell>
          <table:table-cell office:value-type="float" office:value="8.833333343" calcext:value-type="float">
            <text:p>8.833333343</text:p>
          </table:table-cell>
          <table:table-cell office:value-type="float" office:value="0.833333343" calcext:value-type="float">
            <text:p>0.83333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59800" calcext:value-type="float">
            <text:p>59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43" calcext:value-type="float">
            <text:p>2.333333343</text:p>
          </table:table-cell>
          <table:table-cell office:value-type="float" office:value="45.33333334" calcext:value-type="float">
            <text:p>45.33333334</text:p>
          </table:table-cell>
          <table:table-cell office:value-type="float" office:value="8.333333343" calcext:value-type="float">
            <text:p>8.333333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59900" calcext:value-type="float">
            <text:p>59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0000003" calcext:value-type="float">
            <text:p>0.200000003</text:p>
          </table:table-cell>
          <table:table-cell office:value-type="float" office:value="3.200000003" calcext:value-type="float">
            <text:p>3.200000003</text:p>
          </table:table-cell>
          <table:table-cell office:value-type="float" office:value="37.86666669" calcext:value-type="float">
            <text:p>37.86666669</text:p>
          </table:table-cell>
          <table:table-cell office:value-type="float" office:value="4.166666687" calcext:value-type="float">
            <text:p>4.166666687</text:p>
          </table:table-cell>
          <table:table-cell office:value-type="float" office:value="1.166666687" calcext:value-type="float">
            <text:p>1.166666687</text:p>
          </table:table-cell>
          <table:table-cell office:value-type="float" office:value="0.200000003" calcext:value-type="float">
            <text:p>0.2000000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60100" calcext:value-type="float">
            <text:p>60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9.75" calcext:value-type="float">
            <text:p>19.75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60200" calcext:value-type="float">
            <text:p>60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53.5" calcext:value-type="float">
            <text:p>53.5</text:p>
          </table:table-cell>
          <table:table-cell table:number-columns-repeated="3" office:value-type="float" office:value="1.333333373" calcext:value-type="float">
            <text:p>1.33333337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60300" calcext:value-type="float">
            <text:p>60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28571448" calcext:value-type="float">
            <text:p>2.428571448</text:p>
          </table:table-cell>
          <table:table-cell office:value-type="float" office:value="37.42857145" calcext:value-type="float">
            <text:p>37.42857145</text:p>
          </table:table-cell>
          <table:table-cell table:number-columns-repeated="3" office:value-type="float" office:value="4.095238224" calcext:value-type="float">
            <text:p>4.095238224</text:p>
          </table:table-cell>
          <table:table-cell office:value-type="float" office:value="2.428571448" calcext:value-type="float">
            <text:p>2.428571448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60400" calcext:value-type="float">
            <text:p>60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750000045" calcext:value-type="float">
            <text:p>4.750000045</text:p>
          </table:table-cell>
          <table:table-cell office:value-type="float" office:value="54.75000004" calcext:value-type="float">
            <text:p>54.75000004</text:p>
          </table:table-cell>
          <table:table-cell table:number-columns-repeated="3" office:value-type="float" office:value="2.000000075" calcext:value-type="float">
            <text:p>2.000000075</text:p>
          </table:table-cell>
          <table:table-cell office:value-type="float" office:value="4.750000045" calcext:value-type="float">
            <text:p>4.750000045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0500" calcext:value-type="float">
            <text:p>605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60600" calcext:value-type="float">
            <text:p>6060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60700" calcext:value-type="float">
            <text:p>607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60800" calcext:value-type="float">
            <text:p>608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60900" calcext:value-type="float">
            <text:p>609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00" calcext:value-type="float">
            <text:p>610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61100" calcext:value-type="float">
            <text:p>61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61200" calcext:value-type="float">
            <text:p>612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61300" calcext:value-type="float">
            <text:p>613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61400" calcext:value-type="float">
            <text:p>614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87" calcext:value-type="float">
            <text:p>0.666666687</text:p>
          </table:table-cell>
          <table:table-cell office:value-type="float" office:value="13.16666669" calcext:value-type="float">
            <text:p>13.16666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666687" calcext:value-type="float">
            <text:p>0.666666687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61500" calcext:value-type="float">
            <text:p>615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833333373" calcext:value-type="float">
            <text:p>1.833333373</text:p>
          </table:table-cell>
          <table:table-cell office:value-type="float" office:value="11.83333337" calcext:value-type="float">
            <text:p>11.83333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33333373" calcext:value-type="float">
            <text:p>1.833333373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61600" calcext:value-type="float">
            <text:p>6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6687" calcext:value-type="float">
            <text:p>0.666666687</text:p>
          </table:table-cell>
          <table:table-cell office:value-type="float" office:value="19.66666669" calcext:value-type="float">
            <text:p>19.66666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666687" calcext:value-type="float">
            <text:p>0.666666687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61700" calcext:value-type="float">
            <text:p>6170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.25000006" calcext:value-type="float">
            <text:p>2.25000006</text:p>
          </table:table-cell>
          <table:table-cell office:value-type="float" office:value="13.25000006" calcext:value-type="float">
            <text:p>13.25000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000006" calcext:value-type="float">
            <text:p>2.25000006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61800" calcext:value-type="float">
            <text:p>61800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3.250000089" calcext:value-type="float">
            <text:p>3.250000089</text:p>
          </table:table-cell>
          <table:table-cell office:value-type="float" office:value="28.75000009" calcext:value-type="float">
            <text:p>28.75000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50000089" calcext:value-type="float">
            <text:p>3.250000089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61900" calcext:value-type="float">
            <text:p>61900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4.083333448" calcext:value-type="float">
            <text:p>4.083333448</text:p>
          </table:table-cell>
          <table:table-cell office:value-type="float" office:value="34.58333345" calcext:value-type="float">
            <text:p>34.58333345</text:p>
          </table:table-cell>
          <table:table-cell table:number-columns-repeated="2" office:value-type="float" office:value="0.500000015" calcext:value-type="float">
            <text:p>0.500000015</text:p>
          </table:table-cell>
          <table:table-cell office:value-type="float" office:value="1.500000015" calcext:value-type="float">
            <text:p>1.500000015</text:p>
          </table:table-cell>
          <table:table-cell office:value-type="float" office:value="4.083333448" calcext:value-type="float">
            <text:p>4.0833334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833333462" calcext:value-type="float">
            <text:p>5.833333462</text:p>
          </table:table-cell>
          <table:table-cell office:value-type="float" office:value="31.66666681" calcext:value-type="float">
            <text:p>31.66666681</text:p>
          </table:table-cell>
          <table:table-cell table:number-columns-repeated="2" office:value-type="float" office:value="0.833333343" calcext:value-type="float">
            <text:p>0.833333343</text:p>
          </table:table-cell>
          <table:table-cell office:value-type="float" office:value="2" calcext:value-type="float">
            <text:p>2</text:p>
          </table:table-cell>
          <table:table-cell office:value-type="float" office:value="5.833333462" calcext:value-type="float">
            <text:p>5.833333462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62100" calcext:value-type="float">
            <text:p>62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866666675" calcext:value-type="float">
            <text:p>7.866666675</text:p>
          </table:table-cell>
          <table:table-cell table:number-columns-repeated="2" office:value-type="float" office:value="0.666666672" calcext:value-type="float">
            <text:p>0.666666672</text:p>
          </table:table-cell>
          <table:table-cell office:value-type="float" office:value="2.200000003" calcext:value-type="float">
            <text:p>2.200000003</text:p>
          </table:table-cell>
          <table:table-cell office:value-type="float" office:value="7.866666675" calcext:value-type="float">
            <text:p>7.866666675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62200" calcext:value-type="float">
            <text:p>62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166666672" calcext:value-type="float">
            <text:p>8.166666672</text:p>
          </table:table-cell>
          <table:table-cell table:number-columns-repeated="2" office:value-type="float" office:value="1.166666672" calcext:value-type="float">
            <text:p>1.166666672</text:p>
          </table:table-cell>
          <table:table-cell office:value-type="float" office:value="1" calcext:value-type="float">
            <text:p>1</text:p>
          </table:table-cell>
          <table:table-cell office:value-type="float" office:value="8.166666672" calcext:value-type="float">
            <text:p>8.166666672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62300" calcext:value-type="float">
            <text:p>6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1666667" calcext:value-type="float">
            <text:p>24.91666667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24.91666667" calcext:value-type="float">
            <text:p>24.91666667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62400" calcext:value-type="float">
            <text:p>6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78333335" calcext:value-type="float">
            <text:p>24.78333335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24.78333335" calcext:value-type="float">
            <text:p>24.78333335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2500" calcext:value-type="float">
            <text:p>62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62600" calcext:value-type="float">
            <text:p>62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71666668" calcext:value-type="float">
            <text:p>24.71666668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766666681" calcext:value-type="float">
            <text:p>0.766666681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24.71666668" calcext:value-type="float">
            <text:p>24.71666668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62700" calcext:value-type="float">
            <text:p>62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59285717" calcext:value-type="float">
            <text:p>24.59285717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542857155" calcext:value-type="float">
            <text:p>0.542857155</text:p>
          </table:table-cell>
          <table:table-cell office:value-type="float" office:value="0.942857161" calcext:value-type="float">
            <text:p>0.942857161</text:p>
          </table:table-cell>
          <table:table-cell office:value-type="float" office:value="24.59285717" calcext:value-type="float">
            <text:p>24.59285717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62800" calcext:value-type="float">
            <text:p>62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73333335" calcext:value-type="float">
            <text:p>24.73333335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.566666678" calcext:value-type="float">
            <text:p>0.566666678</text:p>
          </table:table-cell>
          <table:table-cell office:value-type="float" office:value="24.73333335" calcext:value-type="float">
            <text:p>24.73333335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62900" calcext:value-type="float">
            <text:p>62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60000001" calcext:value-type="float">
            <text:p>10.6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0000009" calcext:value-type="float">
            <text:p>0.600000009</text:p>
          </table:table-cell>
          <table:table-cell office:value-type="float" office:value="10.60000001" calcext:value-type="float">
            <text:p>10.6000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0" calcext:value-type="float">
            <text:p>6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826190501" calcext:value-type="float">
            <text:p>9.826190501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476190493" calcext:value-type="float">
            <text:p>0.476190493</text:p>
          </table:table-cell>
          <table:table-cell office:value-type="float" office:value="1.076190501" calcext:value-type="float">
            <text:p>1.076190501</text:p>
          </table:table-cell>
          <table:table-cell office:value-type="float" office:value="9.826190501" calcext:value-type="float">
            <text:p>9.826190501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63100" calcext:value-type="float">
            <text:p>63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10714294" calcext:value-type="float">
            <text:p>9.10714294</text:p>
          </table:table-cell>
          <table:table-cell office:value-type="float" office:value="0.857142895" calcext:value-type="float">
            <text:p>0.857142895</text:p>
          </table:table-cell>
          <table:table-cell table:number-columns-repeated="2" office:value-type="float" office:value="2.35714294" calcext:value-type="float">
            <text:p>2.35714294</text:p>
          </table:table-cell>
          <table:table-cell office:value-type="float" office:value="9.10714294" calcext:value-type="float">
            <text:p>9.10714294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63200" calcext:value-type="float">
            <text:p>63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107142955" calcext:value-type="float">
            <text:p>8.107142955</text:p>
          </table:table-cell>
          <table:table-cell office:value-type="float" office:value="0.857142895" calcext:value-type="float">
            <text:p>0.857142895</text:p>
          </table:table-cell>
          <table:table-cell table:number-columns-repeated="2" office:value-type="float" office:value="2.857142955" calcext:value-type="float">
            <text:p>2.857142955</text:p>
          </table:table-cell>
          <table:table-cell office:value-type="float" office:value="8.107142955" calcext:value-type="float">
            <text:p>8.107142955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63300" calcext:value-type="float">
            <text:p>63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059523821" calcext:value-type="float">
            <text:p>1.059523821</text:p>
          </table:table-cell>
          <table:table-cell office:value-type="float" office:value="0.809523836" calcext:value-type="float">
            <text:p>0.809523836</text:p>
          </table:table-cell>
          <table:table-cell table:number-columns-repeated="2" office:value-type="float" office:value="1.476190507" calcext:value-type="float">
            <text:p>1.476190507</text:p>
          </table:table-cell>
          <table:table-cell office:value-type="float" office:value="1.059523821" calcext:value-type="float">
            <text:p>1.059523821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63400" calcext:value-type="float">
            <text:p>63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059523821" calcext:value-type="float">
            <text:p>1.059523821</text:p>
          </table:table-cell>
          <table:table-cell table:number-columns-repeated="2" office:value-type="float" office:value="1.476190507" calcext:value-type="float">
            <text:p>1.476190507</text:p>
          </table:table-cell>
          <table:table-cell office:value-type="float" office:value="0.809523836" calcext:value-type="float">
            <text:p>0.809523836</text:p>
          </table:table-cell>
          <table:table-cell office:value-type="float" office:value="1.059523821" calcext:value-type="float">
            <text:p>1.059523821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63500" calcext:value-type="float">
            <text:p>63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.166666687" calcext:value-type="float">
            <text:p>3.166666687</text:p>
          </table:table-cell>
          <table:table-cell office:value-type="float" office:value="0.666666687" calcext:value-type="float">
            <text:p>0.666666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63600" calcext:value-type="float">
            <text:p>63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00000045" calcext:value-type="float">
            <text:p>1.500000045</text:p>
          </table:table-cell>
          <table:table-cell table:number-columns-repeated="2" office:value-type="float" office:value="5.500000045" calcext:value-type="float">
            <text:p>5.500000045</text:p>
          </table:table-cell>
          <table:table-cell office:value-type="float" office:value="0" calcext:value-type="float">
            <text:p>0</text:p>
          </table:table-cell>
          <table:table-cell office:value-type="float" office:value="1.500000045" calcext:value-type="float">
            <text:p>1.500000045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63700" calcext:value-type="float">
            <text:p>63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142857209" calcext:value-type="float">
            <text:p>2.142857209</text:p>
          </table:table-cell>
          <table:table-cell table:number-columns-repeated="2" office:value-type="float" office:value="14.14285727" calcext:value-type="float">
            <text:p>14.14285727</text:p>
          </table:table-cell>
          <table:table-cell table:number-columns-repeated="2" office:value-type="float" office:value="2.142857209" calcext:value-type="float">
            <text:p>2.142857209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63800" calcext:value-type="float">
            <text:p>63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928571492" calcext:value-type="float">
            <text:p>1.928571492</text:p>
          </table:table-cell>
          <table:table-cell table:number-columns-repeated="2" office:value-type="float" office:value="12.09523818" calcext:value-type="float">
            <text:p>12.09523818</text:p>
          </table:table-cell>
          <table:table-cell office:value-type="float" office:value="1.095238134" calcext:value-type="float">
            <text:p>1.095238134</text:p>
          </table:table-cell>
          <table:table-cell office:value-type="float" office:value="1.928571492" calcext:value-type="float">
            <text:p>1.928571492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63900" calcext:value-type="float">
            <text:p>63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.333333343" calcext:value-type="float">
            <text:p>1.333333343</text:p>
          </table:table-cell>
          <table:table-cell office:value-type="float" office:value="6.333333343" calcext:value-type="float">
            <text:p>6.3333333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0" calcext:value-type="float">
            <text:p>64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75" calcext:value-type="float">
            <text:p>2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4100" calcext:value-type="float">
            <text:p>64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652380973" calcext:value-type="float">
            <text:p>3.652380973</text:p>
          </table:table-cell>
          <table:table-cell table:number-columns-repeated="2" office:value-type="float" office:value="3.119047686" calcext:value-type="float">
            <text:p>3.119047686</text:p>
          </table:table-cell>
          <table:table-cell office:value-type="float" office:value="4.152381018" calcext:value-type="float">
            <text:p>4.152381018</text:p>
          </table:table-cell>
          <table:table-cell office:value-type="float" office:value="3.652380973" calcext:value-type="float">
            <text:p>3.652380973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64200" calcext:value-type="float">
            <text:p>64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6.333333343" calcext:value-type="float">
            <text:p>6.33333334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64300" calcext:value-type="float">
            <text:p>64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666666687" calcext:value-type="float">
            <text:p>0.666666687</text:p>
          </table:table-cell>
          <table:table-cell office:value-type="float" office:value="4.666666687" calcext:value-type="float">
            <text:p>4.666666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64400" calcext:value-type="float">
            <text:p>64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642857149" calcext:value-type="float">
            <text:p>1.642857149</text:p>
          </table:table-cell>
          <table:table-cell table:number-columns-repeated="2" office:value-type="float" office:value="1.142857179" calcext:value-type="float">
            <text:p>1.142857179</text:p>
          </table:table-cell>
          <table:table-cell office:value-type="float" office:value="12.14285718" calcext:value-type="float">
            <text:p>12.14285718</text:p>
          </table:table-cell>
          <table:table-cell office:value-type="float" office:value="1.642857149" calcext:value-type="float">
            <text:p>1.642857149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64500" calcext:value-type="float">
            <text:p>64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2" office:value-type="float" office:value="1.00000003" calcext:value-type="float">
            <text:p>1.00000003</text:p>
          </table:table-cell>
          <table:table-cell office:value-type="float" office:value="19.00000003" calcext:value-type="float">
            <text:p>19.000000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64600" calcext:value-type="float">
            <text:p>64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685714304" calcext:value-type="float">
            <text:p>2.685714304</text:p>
          </table:table-cell>
          <table:table-cell table:number-columns-repeated="2" office:value-type="float" office:value="0.619047642" calcext:value-type="float">
            <text:p>0.619047642</text:p>
          </table:table-cell>
          <table:table-cell office:value-type="float" office:value="11.01904765" calcext:value-type="float">
            <text:p>11.01904765</text:p>
          </table:table-cell>
          <table:table-cell office:value-type="float" office:value="2.685714304" calcext:value-type="float">
            <text:p>2.685714304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64700" calcext:value-type="float">
            <text:p>64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607142895" calcext:value-type="float">
            <text:p>1.607142895</text:p>
          </table:table-cell>
          <table:table-cell table:number-columns-repeated="3" office:value-type="float" office:value="5.190476358" calcext:value-type="float">
            <text:p>5.190476358</text:p>
          </table:table-cell>
          <table:table-cell office:value-type="float" office:value="1.607142895" calcext:value-type="float">
            <text:p>1.607142895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64800" calcext:value-type="float">
            <text:p>6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71428597" calcext:value-type="float">
            <text:p>0.571428597</text:p>
          </table:table-cell>
          <table:table-cell table:number-columns-repeated="3" office:value-type="float" office:value="11.90476227" calcext:value-type="float">
            <text:p>11.90476227</text:p>
          </table:table-cell>
          <table:table-cell office:value-type="float" office:value="0.571428597" calcext:value-type="float">
            <text:p>0.571428597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64900" calcext:value-type="float">
            <text:p>64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678571537" calcext:value-type="float">
            <text:p>7.678571537</text:p>
          </table:table-cell>
          <table:table-cell table:number-columns-repeated="3" office:value-type="float" office:value="2.428571537" calcext:value-type="float">
            <text:p>2.428571537</text:p>
          </table:table-cell>
          <table:table-cell office:value-type="float" office:value="7.678571537" calcext:value-type="float">
            <text:p>7.6785715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.25000022" calcext:value-type="float">
            <text:p>21.25000022</text:p>
          </table:table-cell>
          <table:table-cell table:number-columns-repeated="3" office:value-type="float" office:value="5.000000224" calcext:value-type="float">
            <text:p>5.000000224</text:p>
          </table:table-cell>
          <table:table-cell office:value-type="float" office:value="21.25000022" calcext:value-type="float">
            <text:p>21.25000022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65100" calcext:value-type="float">
            <text:p>65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.96428601" calcext:value-type="float">
            <text:p>19.96428601</text:p>
          </table:table-cell>
          <table:table-cell table:number-columns-repeated="3" office:value-type="float" office:value="6.714286014" calcext:value-type="float">
            <text:p>6.714286014</text:p>
          </table:table-cell>
          <table:table-cell office:value-type="float" office:value="19.96428601" calcext:value-type="float">
            <text:p>19.96428601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65200" calcext:value-type="float">
            <text:p>65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.82142882" calcext:value-type="float">
            <text:p>20.82142882</text:p>
          </table:table-cell>
          <table:table-cell table:number-columns-repeated="3" office:value-type="float" office:value="5.57142882" calcext:value-type="float">
            <text:p>5.57142882</text:p>
          </table:table-cell>
          <table:table-cell office:value-type="float" office:value="20.82142882" calcext:value-type="float">
            <text:p>20.82142882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65300" calcext:value-type="float">
            <text:p>65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.47619075" calcext:value-type="float">
            <text:p>20.47619075</text:p>
          </table:table-cell>
          <table:table-cell office:value-type="float" office:value="3.142857283" calcext:value-type="float">
            <text:p>3.142857283</text:p>
          </table:table-cell>
          <table:table-cell table:number-columns-repeated="2" office:value-type="float" office:value="7.476190746" calcext:value-type="float">
            <text:p>7.476190746</text:p>
          </table:table-cell>
          <table:table-cell office:value-type="float" office:value="20.47619075" calcext:value-type="float">
            <text:p>20.47619075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65400" calcext:value-type="float">
            <text:p>65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66666675" calcext:value-type="float">
            <text:p>23.666666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666666746" calcext:value-type="float">
            <text:p>2.666666746</text:p>
          </table:table-cell>
          <table:table-cell office:value-type="float" office:value="23.66666675" calcext:value-type="float">
            <text:p>23.66666675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65500" calcext:value-type="float">
            <text:p>65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58333336" calcext:value-type="float">
            <text:p>24.583333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3333358" calcext:value-type="float">
            <text:p>0.833333358</text:p>
          </table:table-cell>
          <table:table-cell office:value-type="float" office:value="24.58333336" calcext:value-type="float">
            <text:p>24.58333336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65600" calcext:value-type="float">
            <text:p>65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83333358" calcext:value-type="float">
            <text:p>9.583333358</text:p>
          </table:table-cell>
          <table:table-cell office:value-type="float" office:value="1.333333343" calcext:value-type="float">
            <text:p>1.333333343</text:p>
          </table:table-cell>
          <table:table-cell table:number-columns-repeated="2" office:value-type="float" office:value="1.666666701" calcext:value-type="float">
            <text:p>1.666666701</text:p>
          </table:table-cell>
          <table:table-cell office:value-type="float" office:value="9.583333358" calcext:value-type="float">
            <text:p>9.583333358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65700" calcext:value-type="float">
            <text:p>65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66666692" calcext:value-type="float">
            <text:p>9.566666692</text:p>
          </table:table-cell>
          <table:table-cell office:value-type="float" office:value="3.200000003" calcext:value-type="float">
            <text:p>3.200000003</text:p>
          </table:table-cell>
          <table:table-cell office:value-type="float" office:value="19.36666669" calcext:value-type="float">
            <text:p>19.36666669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9.566666692" calcext:value-type="float">
            <text:p>9.566666692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65800" calcext:value-type="float">
            <text:p>65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316666678" calcext:value-type="float">
            <text:p>9.316666678</text:p>
          </table:table-cell>
          <table:table-cell office:value-type="float" office:value="0.666666672" calcext:value-type="float">
            <text:p>0.666666672</text:p>
          </table:table-cell>
          <table:table-cell office:value-type="float" office:value="12.06666668" calcext:value-type="float">
            <text:p>12.06666668</text:p>
          </table:table-cell>
          <table:table-cell office:value-type="float" office:value="1" calcext:value-type="float">
            <text:p>1</text:p>
          </table:table-cell>
          <table:table-cell office:value-type="float" office:value="9.316666678" calcext:value-type="float">
            <text:p>9.316666678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65900" calcext:value-type="float">
            <text:p>65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450000003" calcext:value-type="float">
            <text:p>8.450000003</text:p>
          </table:table-cell>
          <table:table-cell office:value-type="float" office:value="0.5" calcext:value-type="float">
            <text:p>0.5</text:p>
          </table:table-cell>
          <table:table-cell office:value-type="float" office:value="9.200000003" calcext:value-type="float">
            <text:p>9.200000003</text:p>
          </table:table-cell>
          <table:table-cell office:value-type="float" office:value="0.5" calcext:value-type="float">
            <text:p>0.5</text:p>
          </table:table-cell>
          <table:table-cell office:value-type="float" office:value="8.450000003" calcext:value-type="float">
            <text:p>8.4500000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0" calcext:value-type="float">
            <text:p>66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816666678" calcext:value-type="float">
            <text:p>9.816666678</text:p>
          </table:table-cell>
          <table:table-cell office:value-type="float" office:value="2.166666672" calcext:value-type="float">
            <text:p>2.166666672</text:p>
          </table:table-cell>
          <table:table-cell office:value-type="float" office:value="9.066666678" calcext:value-type="float">
            <text:p>9.066666678</text:p>
          </table:table-cell>
          <table:table-cell office:value-type="float" office:value="0.5" calcext:value-type="float">
            <text:p>0.5</text:p>
          </table:table-cell>
          <table:table-cell office:value-type="float" office:value="9.816666678" calcext:value-type="float">
            <text:p>9.816666678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66100" calcext:value-type="float">
            <text:p>66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666666672" calcext:value-type="float">
            <text:p>8.666666672</text:p>
          </table:table-cell>
          <table:table-cell office:value-type="float" office:value="0.5" calcext:value-type="float">
            <text:p>0.5</text:p>
          </table:table-cell>
          <table:table-cell office:value-type="float" office:value="8.666666672" calcext:value-type="float">
            <text:p>8.666666672</text:p>
          </table:table-cell>
          <table:table-cell office:value-type="float" office:value="1.166666672" calcext:value-type="float">
            <text:p>1.166666672</text:p>
          </table:table-cell>
          <table:table-cell office:value-type="float" office:value="8.666666672" calcext:value-type="float">
            <text:p>8.666666672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66200" calcext:value-type="float">
            <text:p>66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066666678" calcext:value-type="float">
            <text:p>4.066666678</text:p>
          </table:table-cell>
          <table:table-cell office:value-type="float" office:value="1.333333358" calcext:value-type="float">
            <text:p>1.333333358</text:p>
          </table:table-cell>
          <table:table-cell office:value-type="float" office:value="14.73333336" calcext:value-type="float">
            <text:p>14.73333336</text:p>
          </table:table-cell>
          <table:table-cell office:value-type="float" office:value="1.666666687" calcext:value-type="float">
            <text:p>1.666666687</text:p>
          </table:table-cell>
          <table:table-cell office:value-type="float" office:value="4.066666678" calcext:value-type="float">
            <text:p>4.066666678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66300" calcext:value-type="float">
            <text:p>66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066666678" calcext:value-type="float">
            <text:p>4.066666678</text:p>
          </table:table-cell>
          <table:table-cell office:value-type="float" office:value="2.666666701" calcext:value-type="float">
            <text:p>2.666666701</text:p>
          </table:table-cell>
          <table:table-cell office:value-type="float" office:value="23.8666667" calcext:value-type="float">
            <text:p>23.8666667</text:p>
          </table:table-cell>
          <table:table-cell office:value-type="float" office:value="7.200000033" calcext:value-type="float">
            <text:p>7.200000033</text:p>
          </table:table-cell>
          <table:table-cell office:value-type="float" office:value="4.066666678" calcext:value-type="float">
            <text:p>4.066666678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66400" calcext:value-type="float">
            <text:p>66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750000015" calcext:value-type="float">
            <text:p>9.750000015</text:p>
          </table:table-cell>
          <table:table-cell office:value-type="float" office:value="2" calcext:value-type="float">
            <text:p>2</text:p>
          </table:table-cell>
          <table:table-cell office:value-type="float" office:value="16.00000001" calcext:value-type="float">
            <text:p>16.00000001</text:p>
          </table:table-cell>
          <table:table-cell office:value-type="float" office:value="0" calcext:value-type="float">
            <text:p>0</text:p>
          </table:table-cell>
          <table:table-cell office:value-type="float" office:value="9.750000015" calcext:value-type="float">
            <text:p>9.750000015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66500" calcext:value-type="float">
            <text:p>66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176190525" calcext:value-type="float">
            <text:p>9.176190525</text:p>
          </table:table-cell>
          <table:table-cell office:value-type="float" office:value="2.476190522" calcext:value-type="float">
            <text:p>2.476190522</text:p>
          </table:table-cell>
          <table:table-cell office:value-type="float" office:value="6.17619054" calcext:value-type="float">
            <text:p>6.17619054</text:p>
          </table:table-cell>
          <table:table-cell office:value-type="float" office:value="13.64285721" calcext:value-type="float">
            <text:p>13.64285721</text:p>
          </table:table-cell>
          <table:table-cell office:value-type="float" office:value="9.176190525" calcext:value-type="float">
            <text:p>9.176190525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66600" calcext:value-type="float">
            <text:p>66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700000018" calcext:value-type="float">
            <text:p>7.700000018</text:p>
          </table:table-cell>
          <table:table-cell office:value-type="float" office:value="10.33333336" calcext:value-type="float">
            <text:p>10.33333336</text:p>
          </table:table-cell>
          <table:table-cell office:value-type="float" office:value="3.333333343" calcext:value-type="float">
            <text:p>3.333333343</text:p>
          </table:table-cell>
          <table:table-cell office:value-type="float" office:value="3.533333346" calcext:value-type="float">
            <text:p>3.533333346</text:p>
          </table:table-cell>
          <table:table-cell office:value-type="float" office:value="7.700000018" calcext:value-type="float">
            <text:p>7.700000018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66700" calcext:value-type="float">
            <text:p>66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716666684" calcext:value-type="float">
            <text:p>3.716666684</text:p>
          </table:table-cell>
          <table:table-cell office:value-type="float" office:value="21.33333336" calcext:value-type="float">
            <text:p>21.33333336</text:p>
          </table:table-cell>
          <table:table-cell office:value-type="float" office:value="19.43333337" calcext:value-type="float">
            <text:p>19.43333337</text:p>
          </table:table-cell>
          <table:table-cell office:value-type="float" office:value="21.36666669" calcext:value-type="float">
            <text:p>21.36666669</text:p>
          </table:table-cell>
          <table:table-cell office:value-type="float" office:value="3.716666684" calcext:value-type="float">
            <text:p>3.716666684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66800" calcext:value-type="float">
            <text:p>66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433333352" calcext:value-type="float">
            <text:p>2.433333352</text:p>
          </table:table-cell>
          <table:table-cell office:value-type="float" office:value="16.70000002" calcext:value-type="float">
            <text:p>16.70000002</text:p>
          </table:table-cell>
          <table:table-cell office:value-type="float" office:value="21.90000002" calcext:value-type="float">
            <text:p>21.90000002</text:p>
          </table:table-cell>
          <table:table-cell office:value-type="float" office:value="20.66666669" calcext:value-type="float">
            <text:p>20.66666669</text:p>
          </table:table-cell>
          <table:table-cell office:value-type="float" office:value="2.433333352" calcext:value-type="float">
            <text:p>2.433333352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66900" calcext:value-type="float">
            <text:p>66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17.33333337" calcext:value-type="float">
            <text:p>17.33333337</text:p>
          </table:table-cell>
          <table:table-cell office:value-type="float" office:value="12.33333337" calcext:value-type="float">
            <text:p>12.33333337</text:p>
          </table:table-cell>
          <table:table-cell office:value-type="float" office:value="26.33333337" calcext:value-type="float">
            <text:p>26.3333333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0" calcext:value-type="float">
            <text:p>67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00000003" calcext:value-type="float">
            <text:p>0.200000003</text:p>
          </table:table-cell>
          <table:table-cell office:value-type="float" office:value="11.16666669" calcext:value-type="float">
            <text:p>11.16666669</text:p>
          </table:table-cell>
          <table:table-cell office:value-type="float" office:value="15.66666669" calcext:value-type="float">
            <text:p>15.66666669</text:p>
          </table:table-cell>
          <table:table-cell office:value-type="float" office:value="23.36666669" calcext:value-type="float">
            <text:p>23.36666669</text:p>
          </table:table-cell>
          <table:table-cell office:value-type="float" office:value="0.200000003" calcext:value-type="float">
            <text:p>0.200000003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67100" calcext:value-type="float">
            <text:p>67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16666684" calcext:value-type="float">
            <text:p>1.716666684</text:p>
          </table:table-cell>
          <table:table-cell office:value-type="float" office:value="23.06666671" calcext:value-type="float">
            <text:p>23.06666671</text:p>
          </table:table-cell>
          <table:table-cell office:value-type="float" office:value="12.90000004" calcext:value-type="float">
            <text:p>12.90000004</text:p>
          </table:table-cell>
          <table:table-cell office:value-type="float" office:value="9.166666701" calcext:value-type="float">
            <text:p>9.166666701</text:p>
          </table:table-cell>
          <table:table-cell office:value-type="float" office:value="1.716666684" calcext:value-type="float">
            <text:p>1.716666684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67200" calcext:value-type="float">
            <text:p>67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326190501" calcext:value-type="float">
            <text:p>1.326190501</text:p>
          </table:table-cell>
          <table:table-cell office:value-type="float" office:value="18.00952384" calcext:value-type="float">
            <text:p>18.00952384</text:p>
          </table:table-cell>
          <table:table-cell office:value-type="float" office:value="20.70952384" calcext:value-type="float">
            <text:p>20.70952384</text:p>
          </table:table-cell>
          <table:table-cell office:value-type="float" office:value="11.97619049" calcext:value-type="float">
            <text:p>11.97619049</text:p>
          </table:table-cell>
          <table:table-cell office:value-type="float" office:value="1.326190501" calcext:value-type="float">
            <text:p>1.326190501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67300" calcext:value-type="float">
            <text:p>67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09523824" calcext:value-type="float">
            <text:p>1.509523824</text:p>
          </table:table-cell>
          <table:table-cell office:value-type="float" office:value="6.309523851" calcext:value-type="float">
            <text:p>6.309523851</text:p>
          </table:table-cell>
          <table:table-cell office:value-type="float" office:value="16.84285718" calcext:value-type="float">
            <text:p>16.84285718</text:p>
          </table:table-cell>
          <table:table-cell office:value-type="float" office:value="12.80952385" calcext:value-type="float">
            <text:p>12.80952385</text:p>
          </table:table-cell>
          <table:table-cell office:value-type="float" office:value="1.509523824" calcext:value-type="float">
            <text:p>1.509523824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67400" calcext:value-type="float">
            <text:p>67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9523824" calcext:value-type="float">
            <text:p>0.759523824</text:p>
          </table:table-cell>
          <table:table-cell office:value-type="float" office:value="2.309523821" calcext:value-type="float">
            <text:p>2.309523821</text:p>
          </table:table-cell>
          <table:table-cell office:value-type="float" office:value="33.84285715" calcext:value-type="float">
            <text:p>33.84285715</text:p>
          </table:table-cell>
          <table:table-cell office:value-type="float" office:value="20.80952382" calcext:value-type="float">
            <text:p>20.80952382</text:p>
          </table:table-cell>
          <table:table-cell office:value-type="float" office:value="0.759523824" calcext:value-type="float">
            <text:p>0.759523824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67500" calcext:value-type="float">
            <text:p>67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11904794" calcext:value-type="float">
            <text:p>3.211904794</text:p>
          </table:table-cell>
          <table:table-cell office:value-type="float" office:value="4.928571507" calcext:value-type="float">
            <text:p>4.928571507</text:p>
          </table:table-cell>
          <table:table-cell office:value-type="float" office:value="12.29523817" calcext:value-type="float">
            <text:p>12.29523817</text:p>
          </table:table-cell>
          <table:table-cell office:value-type="float" office:value="4.928571507" calcext:value-type="float">
            <text:p>4.928571507</text:p>
          </table:table-cell>
          <table:table-cell office:value-type="float" office:value="3.211904794" calcext:value-type="float">
            <text:p>3.211904794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67600" calcext:value-type="float">
            <text:p>67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142857149" calcext:value-type="float">
            <text:p>1.142857149</text:p>
          </table:table-cell>
          <table:table-cell office:value-type="float" office:value="4.976190493" calcext:value-type="float">
            <text:p>4.976190493</text:p>
          </table:table-cell>
          <table:table-cell office:value-type="float" office:value="10.47619049" calcext:value-type="float">
            <text:p>10.47619049</text:p>
          </table:table-cell>
          <table:table-cell office:value-type="float" office:value="4.976190493" calcext:value-type="float">
            <text:p>4.976190493</text:p>
          </table:table-cell>
          <table:table-cell office:value-type="float" office:value="1.142857149" calcext:value-type="float">
            <text:p>1.142857149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67700" calcext:value-type="float">
            <text:p>67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916666672" calcext:value-type="float">
            <text:p>8.916666672</text:p>
          </table:table-cell>
          <table:table-cell office:value-type="float" office:value="1.333333358" calcext:value-type="float">
            <text:p>1.333333358</text:p>
          </table:table-cell>
          <table:table-cell office:value-type="float" office:value="2.666666687" calcext:value-type="float">
            <text:p>2.666666687</text:p>
          </table:table-cell>
          <table:table-cell office:value-type="float" office:value="1.333333358" calcext:value-type="float">
            <text:p>1.333333358</text:p>
          </table:table-cell>
          <table:table-cell office:value-type="float" office:value="8.916666672" calcext:value-type="float">
            <text:p>8.916666672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67800" calcext:value-type="float">
            <text:p>67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67900" calcext:value-type="float">
            <text:p>67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75" calcext:value-type="float">
            <text:p>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0" calcext:value-type="float">
            <text:p>68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75" calcext:value-type="float">
            <text:p>9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68100" calcext:value-type="float">
            <text:p>68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5" calcext:value-type="float">
            <text:p>1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68200" calcext:value-type="float">
            <text:p>68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25" calcext:value-type="float">
            <text:p>9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68300" calcext:value-type="float">
            <text:p>68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68400" calcext:value-type="float">
            <text:p>68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68500" calcext:value-type="float">
            <text:p>68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68600" calcext:value-type="float">
            <text:p>68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68700" calcext:value-type="float">
            <text:p>68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68800" calcext:value-type="float">
            <text:p>68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75" calcext:value-type="float">
            <text:p>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68900" calcext:value-type="float">
            <text:p>68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0" calcext:value-type="float">
            <text:p>69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69100" calcext:value-type="float">
            <text:p>69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69200" calcext:value-type="float">
            <text:p>69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69300" calcext:value-type="float">
            <text:p>69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69400" calcext:value-type="float">
            <text:p>69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75" calcext:value-type="float">
            <text:p>4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69500" calcext:value-type="float">
            <text:p>69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75" calcext:value-type="float">
            <text:p>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69600" calcext:value-type="float">
            <text:p>69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69700" calcext:value-type="float">
            <text:p>69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75" calcext:value-type="float">
            <text:p>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69800" calcext:value-type="float">
            <text:p>69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25" calcext:value-type="float">
            <text:p>9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69900" calcext:value-type="float">
            <text:p>69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5" calcext:value-type="float">
            <text:p>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70100" calcext:value-type="float">
            <text:p>70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70200" calcext:value-type="float">
            <text:p>70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300" calcext:value-type="float">
            <text:p>70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70400" calcext:value-type="float">
            <text:p>70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70500" calcext:value-type="float">
            <text:p>70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70600" calcext:value-type="float">
            <text:p>70600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70700" calcext:value-type="float">
            <text:p>70700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70800" calcext:value-type="float">
            <text:p>70800</text:p>
          </table:table-cell>
          <table:table-cell office:value-type="float" office:value="0" calcext:value-type="float">
            <text:p>0</text:p>
          </table:table-cell>
          <table:table-cell office:value-type="float" office:value="11.25" calcext:value-type="float">
            <text:p>11.2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70900" calcext:value-type="float">
            <text:p>709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12.15000001" calcext:value-type="float">
            <text:p>12.15000001</text:p>
          </table:table-cell>
          <table:table-cell table:number-columns-repeated="2" office:value-type="float" office:value="1.650000006" calcext:value-type="float">
            <text:p>1.650000006</text:p>
          </table:table-cell>
          <table:table-cell office:value-type="float" office:value="13.90000004" calcext:value-type="float">
            <text:p>13.90000004</text:p>
          </table:table-cell>
          <table:table-cell table:number-columns-repeated="2" office:value-type="float" office:value="1.50000003" calcext:value-type="float">
            <text:p>1.50000003</text:p>
          </table:table-cell>
          <table:table-cell office:value-type="float" office:value="1.650000006" calcext:value-type="float">
            <text:p>1.650000006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71100" calcext:value-type="float">
            <text:p>7110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0.200000003" calcext:value-type="float">
            <text:p>0.200000003</text:p>
          </table:table-cell>
          <table:table-cell office:value-type="float" office:value="11.36666669" calcext:value-type="float">
            <text:p>11.36666669</text:p>
          </table:table-cell>
          <table:table-cell table:number-columns-repeated="2" office:value-type="float" office:value="0.666666687" calcext:value-type="float">
            <text:p>0.666666687</text:p>
          </table:table-cell>
          <table:table-cell office:value-type="float" office:value="0.200000003" calcext:value-type="float">
            <text:p>0.200000003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71200" calcext:value-type="float">
            <text:p>71200</text:p>
          </table:table-cell>
          <table:table-cell office:value-type="float" office:value="0" calcext:value-type="float">
            <text:p>0</text:p>
          </table:table-cell>
          <table:table-cell office:value-type="float" office:value="38.45000003" calcext:value-type="float">
            <text:p>38.45000003</text:p>
          </table:table-cell>
          <table:table-cell table:number-columns-repeated="2" office:value-type="float" office:value="3.950000033" calcext:value-type="float">
            <text:p>3.950000033</text:p>
          </table:table-cell>
          <table:table-cell office:value-type="float" office:value="31.86666672" calcext:value-type="float">
            <text:p>31.86666672</text:p>
          </table:table-cell>
          <table:table-cell office:value-type="float" office:value="2.50000003" calcext:value-type="float">
            <text:p>2.50000003</text:p>
          </table:table-cell>
          <table:table-cell office:value-type="float" office:value="2.333333358" calcext:value-type="float">
            <text:p>2.333333358</text:p>
          </table:table-cell>
          <table:table-cell office:value-type="float" office:value="3.950000033" calcext:value-type="float">
            <text:p>3.950000033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71300" calcext:value-type="float">
            <text:p>71300</text:p>
          </table:table-cell>
          <table:table-cell office:value-type="float" office:value="0" calcext:value-type="float">
            <text:p>0</text:p>
          </table:table-cell>
          <table:table-cell office:value-type="float" office:value="37.93333335" calcext:value-type="float">
            <text:p>37.93333335</text:p>
          </table:table-cell>
          <table:table-cell table:number-columns-repeated="2" office:value-type="float" office:value="4.600000009" calcext:value-type="float">
            <text:p>4.600000009</text:p>
          </table:table-cell>
          <table:table-cell office:value-type="float" office:value="12.43333335" calcext:value-type="float">
            <text:p>12.43333335</text:p>
          </table:table-cell>
          <table:table-cell office:value-type="float" office:value="1.333333343" calcext:value-type="float">
            <text:p>1.333333343</text:p>
          </table:table-cell>
          <table:table-cell office:value-type="float" office:value="0.5" calcext:value-type="float">
            <text:p>0.5</text:p>
          </table:table-cell>
          <table:table-cell office:value-type="float" office:value="4.600000009" calcext:value-type="float">
            <text:p>4.600000009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71400" calcext:value-type="float">
            <text:p>71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166666672" calcext:value-type="float">
            <text:p>1.166666672</text:p>
          </table:table-cell>
          <table:table-cell office:value-type="float" office:value="3.166666672" calcext:value-type="float">
            <text:p>3.16666667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1.166666672" calcext:value-type="float">
            <text:p>1.166666672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71500" calcext:value-type="float">
            <text:p>71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50000012" calcext:value-type="float">
            <text:p>1.550000012</text:p>
          </table:table-cell>
          <table:table-cell office:value-type="float" office:value="4.800000012" calcext:value-type="float">
            <text:p>4.8000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0000012" calcext:value-type="float">
            <text:p>1.550000012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71600" calcext:value-type="float">
            <text:p>71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00000003" calcext:value-type="float">
            <text:p>0.70000000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00000003" calcext:value-type="float">
            <text:p>0.700000003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71700" calcext:value-type="float">
            <text:p>71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71800" calcext:value-type="float">
            <text:p>71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650000006" calcext:value-type="float">
            <text:p>2.650000006</text:p>
          </table:table-cell>
          <table:table-cell office:value-type="float" office:value="0.400000006" calcext:value-type="float">
            <text:p>0.4000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0000006" calcext:value-type="float">
            <text:p>2.650000006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71900" calcext:value-type="float">
            <text:p>71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75" calcext:value-type="float">
            <text:p>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0" calcext:value-type="float">
            <text:p>72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00000003" calcext:value-type="float">
            <text:p>3.200000003</text:p>
          </table:table-cell>
          <table:table-cell office:value-type="float" office:value="0.200000003" calcext:value-type="float">
            <text:p>0.20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0000003" calcext:value-type="float">
            <text:p>3.200000003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72100" calcext:value-type="float">
            <text:p>72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150000006" calcext:value-type="float">
            <text:p>4.1500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4.150000006" calcext:value-type="float">
            <text:p>4.150000006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72200" calcext:value-type="float">
            <text:p>72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80000007" calcext:value-type="float">
            <text:p>23.80000007</text:p>
          </table:table-cell>
          <table:table-cell office:value-type="float" office:value="2.000000045" calcext:value-type="float">
            <text:p>2.000000045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2.633333385" calcext:value-type="float">
            <text:p>2.633333385</text:p>
          </table:table-cell>
          <table:table-cell office:value-type="float" office:value="23.80000007" calcext:value-type="float">
            <text:p>23.80000007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72300" calcext:value-type="float">
            <text:p>7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2.1833335" calcext:value-type="float">
            <text:p>22.1833335</text:p>
          </table:table-cell>
          <table:table-cell office:value-type="float" office:value="3.333333433" calcext:value-type="float">
            <text:p>3.333333433</text:p>
          </table:table-cell>
          <table:table-cell office:value-type="float" office:value="0" calcext:value-type="float">
            <text:p>0</text:p>
          </table:table-cell>
          <table:table-cell office:value-type="float" office:value="7.933333501" calcext:value-type="float">
            <text:p>7.933333501</text:p>
          </table:table-cell>
          <table:table-cell office:value-type="float" office:value="22.1833335" calcext:value-type="float">
            <text:p>22.1833335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72400" calcext:value-type="float">
            <text:p>72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6.57142907" calcext:value-type="float">
            <text:p>16.57142907</text:p>
          </table:table-cell>
          <table:table-cell office:value-type="float" office:value="0.571428597" calcext:value-type="float">
            <text:p>0.571428597</text:p>
          </table:table-cell>
          <table:table-cell table:number-columns-repeated="2" office:value-type="float" office:value="16.57142907" calcext:value-type="float">
            <text:p>16.57142907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72500" calcext:value-type="float">
            <text:p>725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6.61904812" calcext:value-type="float">
            <text:p>16.61904812</text:p>
          </table:table-cell>
          <table:table-cell office:value-type="float" office:value="0.285714298" calcext:value-type="float">
            <text:p>0.285714298</text:p>
          </table:table-cell>
          <table:table-cell table:number-columns-repeated="2" office:value-type="float" office:value="16.61904812" calcext:value-type="float">
            <text:p>16.61904812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72600" calcext:value-type="float">
            <text:p>72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8.87619084" calcext:value-type="float">
            <text:p>18.87619084</text:p>
          </table:table-cell>
          <table:table-cell office:value-type="float" office:value="5.30952397" calcext:value-type="float">
            <text:p>5.30952397</text:p>
          </table:table-cell>
          <table:table-cell office:value-type="float" office:value="0.309523821" calcext:value-type="float">
            <text:p>0.309523821</text:p>
          </table:table-cell>
          <table:table-cell table:number-columns-repeated="2" office:value-type="float" office:value="18.87619084" calcext:value-type="float">
            <text:p>18.87619084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72700" calcext:value-type="float">
            <text:p>72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033333421" calcext:value-type="float">
            <text:p>5.033333421</text:p>
          </table:table-cell>
          <table:table-cell office:value-type="float" office:value="14.6666667" calcext:value-type="float">
            <text:p>14.6666667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64.86666676" calcext:value-type="float">
            <text:p>64.86666676</text:p>
          </table:table-cell>
          <table:table-cell office:value-type="float" office:value="5.033333421" calcext:value-type="float">
            <text:p>5.033333421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72800" calcext:value-type="float">
            <text:p>72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.666666791" calcext:value-type="float">
            <text:p>6.666666791</text:p>
          </table:table-cell>
          <table:table-cell office:value-type="float" office:value="8.166666716" calcext:value-type="float">
            <text:p>8.166666716</text:p>
          </table:table-cell>
          <table:table-cell office:value-type="float" office:value="0.5" calcext:value-type="float">
            <text:p>0.5</text:p>
          </table:table-cell>
          <table:table-cell office:value-type="float" office:value="64.66666679" calcext:value-type="float">
            <text:p>64.66666679</text:p>
          </table:table-cell>
          <table:table-cell office:value-type="float" office:value="6.666666791" calcext:value-type="float">
            <text:p>6.666666791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72900" calcext:value-type="float">
            <text:p>72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0" calcext:value-type="float">
            <text:p>7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916666672" calcext:value-type="float">
            <text:p>1.91666667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4.166666672" calcext:value-type="float">
            <text:p>4.166666672</text:p>
          </table:table-cell>
          <table:table-cell office:value-type="float" office:value="1.916666672" calcext:value-type="float">
            <text:p>1.916666672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73100" calcext:value-type="float">
            <text:p>73100</text:p>
          </table:table-cell>
          <table:table-cell office:value-type="float" office:value="0" calcext:value-type="float">
            <text:p>0</text:p>
          </table:table-cell>
          <table:table-cell office:value-type="float" office:value="25.75" calcext:value-type="float">
            <text:p>25.75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4.833333343" calcext:value-type="float">
            <text:p>4.83333334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73200" calcext:value-type="float">
            <text:p>73200</text:p>
          </table:table-cell>
          <table:table-cell office:value-type="float" office:value="0" calcext:value-type="float">
            <text:p>0</text:p>
          </table:table-cell>
          <table:table-cell office:value-type="float" office:value="30.75" calcext:value-type="float">
            <text:p>30.75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73300" calcext:value-type="float">
            <text:p>73300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73400" calcext:value-type="float">
            <text:p>734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73500" calcext:value-type="float">
            <text:p>735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73600" calcext:value-type="float">
            <text:p>73600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73700" calcext:value-type="float">
            <text:p>73700</text:p>
          </table:table-cell>
          <table:table-cell office:value-type="float" office:value="0" calcext:value-type="float">
            <text:p>0</text:p>
          </table:table-cell>
          <table:table-cell office:value-type="float" office:value="14.2666667" calcext:value-type="float">
            <text:p>14.2666667</text:p>
          </table:table-cell>
          <table:table-cell table:number-columns-repeated="2" office:value-type="float" office:value="1.933333352" calcext:value-type="float">
            <text:p>1.933333352</text:p>
          </table:table-cell>
          <table:table-cell office:value-type="float" office:value="0.666666687" calcext:value-type="float">
            <text:p>0.666666687</text:p>
          </table:table-cell>
          <table:table-cell office:value-type="float" office:value="0" calcext:value-type="float">
            <text:p>0</text:p>
          </table:table-cell>
          <table:table-cell office:value-type="float" office:value="2.266666695" calcext:value-type="float">
            <text:p>2.266666695</text:p>
          </table:table-cell>
          <table:table-cell office:value-type="float" office:value="1.933333352" calcext:value-type="float">
            <text:p>1.933333352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73800" calcext:value-type="float">
            <text:p>73800</text:p>
          </table:table-cell>
          <table:table-cell office:value-type="float" office:value="0" calcext:value-type="float">
            <text:p>0</text:p>
          </table:table-cell>
          <table:table-cell office:value-type="float" office:value="7.833333373" calcext:value-type="float">
            <text:p>7.833333373</text:p>
          </table:table-cell>
          <table:table-cell table:number-columns-repeated="2" office:value-type="float" office:value="1.333333343" calcext:value-type="float">
            <text:p>1.333333343</text:p>
          </table:table-cell>
          <table:table-cell office:value-type="float" office:value="1.00000003" calcext:value-type="float">
            <text:p>1.00000003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2.833333373" calcext:value-type="float">
            <text:p>2.833333373</text:p>
          </table:table-cell>
          <table:table-cell office:value-type="float" office:value="1.333333343" calcext:value-type="float">
            <text:p>1.333333343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73900" calcext:value-type="float">
            <text:p>73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650000006" calcext:value-type="float">
            <text:p>4.6500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4.650000006" calcext:value-type="float">
            <text:p>4.6500000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000" calcext:value-type="float">
            <text:p>74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392857149" calcext:value-type="float">
            <text:p>2.392857149</text:p>
          </table:table-cell>
          <table:table-cell table:number-columns-repeated="3" office:value-type="float" office:value="0.142857149" calcext:value-type="float">
            <text:p>0.142857149</text:p>
          </table:table-cell>
          <table:table-cell office:value-type="float" office:value="2.392857149" calcext:value-type="float">
            <text:p>2.392857149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74100" calcext:value-type="float">
            <text:p>74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74200" calcext:value-type="float">
            <text:p>74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883333355" calcext:value-type="float">
            <text:p>4.883333355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  <table:table-cell office:value-type="float" office:value="1.133333355" calcext:value-type="float">
            <text:p>1.133333355</text:p>
          </table:table-cell>
          <table:table-cell office:value-type="float" office:value="4.883333355" calcext:value-type="float">
            <text:p>4.883333355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74300" calcext:value-type="float">
            <text:p>74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950000003" calcext:value-type="float">
            <text:p>2.95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2.950000003" calcext:value-type="float">
            <text:p>2.950000003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74400" calcext:value-type="float">
            <text:p>74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" calcext:value-type="float">
            <text:p>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74500" calcext:value-type="float">
            <text:p>74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" calcext:value-type="float">
            <text:p>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74600" calcext:value-type="float">
            <text:p>74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74700" calcext:value-type="float">
            <text:p>74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74800" calcext:value-type="float">
            <text:p>7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74900" calcext:value-type="float">
            <text:p>74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.25" calcext:value-type="float">
            <text:p>12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.25" calcext:value-type="float">
            <text:p>11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75100" calcext:value-type="float">
            <text:p>75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" calcext:value-type="float">
            <text:p>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75200" calcext:value-type="float">
            <text:p>75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71666668" calcext:value-type="float">
            <text:p>24.71666668</text:p>
          </table:table-cell>
          <table:table-cell office:value-type="float" office:value="0.966666684" calcext:value-type="float">
            <text:p>0.966666684</text:p>
          </table:table-cell>
          <table:table-cell office:value-type="float" office:value="0" calcext:value-type="float">
            <text:p>0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24.71666668" calcext:value-type="float">
            <text:p>24.71666668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75300" calcext:value-type="float">
            <text:p>75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64285716" calcext:value-type="float">
            <text:p>24.64285716</text:p>
          </table:table-cell>
          <table:table-cell office:value-type="float" office:value="0.642857164" calcext:value-type="float">
            <text:p>0.642857164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642857164" calcext:value-type="float">
            <text:p>0.642857164</text:p>
          </table:table-cell>
          <table:table-cell office:value-type="float" office:value="24.64285716" calcext:value-type="float">
            <text:p>24.64285716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75400" calcext:value-type="float">
            <text:p>75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202381" calcext:value-type="float">
            <text:p>24.202381</text:p>
          </table:table-cell>
          <table:table-cell office:value-type="float" office:value="1.452381" calcext:value-type="float">
            <text:p>1.452381</text:p>
          </table:table-cell>
          <table:table-cell office:value-type="float" office:value="0.285714298" calcext:value-type="float">
            <text:p>0.285714298</text:p>
          </table:table-cell>
          <table:table-cell office:value-type="float" office:value="1.452381" calcext:value-type="float">
            <text:p>1.452381</text:p>
          </table:table-cell>
          <table:table-cell office:value-type="float" office:value="24.202381" calcext:value-type="float">
            <text:p>24.202381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75500" calcext:value-type="float">
            <text:p>75500</text:p>
          </table:table-cell>
          <table:table-cell office:value-type="float" office:value="0" calcext:value-type="float">
            <text:p>0</text:p>
          </table:table-cell>
          <table:table-cell office:value-type="float" office:value="8.583333343" calcext:value-type="float">
            <text:p>8.583333343</text:p>
          </table:table-cell>
          <table:table-cell table:number-columns-repeated="2" office:value-type="float" office:value="29.8166673" calcext:value-type="float">
            <text:p>29.8166673</text:p>
          </table:table-cell>
          <table:table-cell office:value-type="float" office:value="0.900000021" calcext:value-type="float">
            <text:p>0.900000021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900000021" calcext:value-type="float">
            <text:p>0.900000021</text:p>
          </table:table-cell>
          <table:table-cell office:value-type="float" office:value="29.8166673" calcext:value-type="float">
            <text:p>29.8166673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75600" calcext:value-type="float">
            <text:p>75600</text:p>
          </table:table-cell>
          <table:table-cell office:value-type="float" office:value="0" calcext:value-type="float">
            <text:p>0</text:p>
          </table:table-cell>
          <table:table-cell office:value-type="float" office:value="5.416666672" calcext:value-type="float">
            <text:p>5.416666672</text:p>
          </table:table-cell>
          <table:table-cell table:number-columns-repeated="2" office:value-type="float" office:value="29.7500007" calcext:value-type="float">
            <text:p>29.7500007</text:p>
          </table:table-cell>
          <table:table-cell office:value-type="float" office:value="2.500000045" calcext:value-type="float">
            <text:p>2.500000045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2.500000045" calcext:value-type="float">
            <text:p>2.500000045</text:p>
          </table:table-cell>
          <table:table-cell office:value-type="float" office:value="29.7500007" calcext:value-type="float">
            <text:p>29.7500007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75700" calcext:value-type="float">
            <text:p>75700</text:p>
          </table:table-cell>
          <table:table-cell office:value-type="float" office:value="0" calcext:value-type="float">
            <text:p>0</text:p>
          </table:table-cell>
          <table:table-cell office:value-type="float" office:value="8.928571463" calcext:value-type="float">
            <text:p>8.928571463</text:p>
          </table:table-cell>
          <table:table-cell table:number-columns-repeated="2" office:value-type="float" office:value="28.3952387" calcext:value-type="float">
            <text:p>28.3952387</text:p>
          </table:table-cell>
          <table:table-cell office:value-type="float" office:value="2.395238161" calcext:value-type="float">
            <text:p>2.395238161</text:p>
          </table:table-cell>
          <table:table-cell office:value-type="float" office:value="1.095238134" calcext:value-type="float">
            <text:p>1.095238134</text:p>
          </table:table-cell>
          <table:table-cell office:value-type="float" office:value="2.395238161" calcext:value-type="float">
            <text:p>2.395238161</text:p>
          </table:table-cell>
          <table:table-cell office:value-type="float" office:value="28.3952387" calcext:value-type="float">
            <text:p>28.3952387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75800" calcext:value-type="float">
            <text:p>75800</text:p>
          </table:table-cell>
          <table:table-cell office:value-type="float" office:value="0" calcext:value-type="float">
            <text:p>0</text:p>
          </table:table-cell>
          <table:table-cell office:value-type="float" office:value="8.769047663" calcext:value-type="float">
            <text:p>8.769047663</text:p>
          </table:table-cell>
          <table:table-cell table:number-columns-repeated="2" office:value-type="float" office:value="28.18571487" calcext:value-type="float">
            <text:p>28.18571487</text:p>
          </table:table-cell>
          <table:table-cell office:value-type="float" office:value="3.602381021" calcext:value-type="float">
            <text:p>3.602381021</text:p>
          </table:table-cell>
          <table:table-cell office:value-type="float" office:value="1.519047663" calcext:value-type="float">
            <text:p>1.519047663</text:p>
          </table:table-cell>
          <table:table-cell office:value-type="float" office:value="1.552380994" calcext:value-type="float">
            <text:p>1.552380994</text:p>
          </table:table-cell>
          <table:table-cell office:value-type="float" office:value="28.18571487" calcext:value-type="float">
            <text:p>28.18571487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75900" calcext:value-type="float">
            <text:p>75900</text:p>
          </table:table-cell>
          <table:table-cell office:value-type="float" office:value="0" calcext:value-type="float">
            <text:p>0</text:p>
          </table:table-cell>
          <table:table-cell office:value-type="float" office:value="7.461904824" calcext:value-type="float">
            <text:p>7.461904824</text:p>
          </table:table-cell>
          <table:table-cell table:number-columns-repeated="2" office:value-type="float" office:value="27.24523868" calcext:value-type="float">
            <text:p>27.24523868</text:p>
          </table:table-cell>
          <table:table-cell office:value-type="float" office:value="6.2452382" calcext:value-type="float">
            <text:p>6.2452382</text:p>
          </table:table-cell>
          <table:table-cell office:value-type="float" office:value="1.795238152" calcext:value-type="float">
            <text:p>1.795238152</text:p>
          </table:table-cell>
          <table:table-cell office:value-type="float" office:value="2.761904836" calcext:value-type="float">
            <text:p>2.761904836</text:p>
          </table:table-cell>
          <table:table-cell office:value-type="float" office:value="27.24523868" calcext:value-type="float">
            <text:p>27.245238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000" calcext:value-type="float">
            <text:p>76000</text:p>
          </table:table-cell>
          <table:table-cell office:value-type="float" office:value="0" calcext:value-type="float">
            <text:p>0</text:p>
          </table:table-cell>
          <table:table-cell office:value-type="float" office:value="7.280952558" calcext:value-type="float">
            <text:p>7.280952558</text:p>
          </table:table-cell>
          <table:table-cell table:number-columns-repeated="3" office:value-type="float" office:value="20.51428598" calcext:value-type="float">
            <text:p>20.51428598</text:p>
          </table:table-cell>
          <table:table-cell office:value-type="float" office:value="3.714285806" calcext:value-type="float">
            <text:p>3.714285806</text:p>
          </table:table-cell>
          <table:table-cell office:value-type="float" office:value="6.947619215" calcext:value-type="float">
            <text:p>6.947619215</text:p>
          </table:table-cell>
          <table:table-cell office:value-type="float" office:value="20.51428598" calcext:value-type="float">
            <text:p>20.51428598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76100" calcext:value-type="float">
            <text:p>76100</text:p>
          </table:table-cell>
          <table:table-cell office:value-type="float" office:value="0" calcext:value-type="float">
            <text:p>0</text:p>
          </table:table-cell>
          <table:table-cell office:value-type="float" office:value="7.752381116" calcext:value-type="float">
            <text:p>7.752381116</text:p>
          </table:table-cell>
          <table:table-cell table:number-columns-repeated="3" office:value-type="float" office:value="20.78571454" calcext:value-type="float">
            <text:p>20.78571454</text:p>
          </table:table-cell>
          <table:table-cell office:value-type="float" office:value="2.719047695" calcext:value-type="float">
            <text:p>2.719047695</text:p>
          </table:table-cell>
          <table:table-cell office:value-type="float" office:value="6.385714427" calcext:value-type="float">
            <text:p>6.385714427</text:p>
          </table:table-cell>
          <table:table-cell office:value-type="float" office:value="20.78571454" calcext:value-type="float">
            <text:p>20.78571454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76200" calcext:value-type="float">
            <text:p>76200</text:p>
          </table:table-cell>
          <table:table-cell office:value-type="float" office:value="0" calcext:value-type="float">
            <text:p>0</text:p>
          </table:table-cell>
          <table:table-cell office:value-type="float" office:value="0.842857167" calcext:value-type="float">
            <text:p>0.842857167</text:p>
          </table:table-cell>
          <table:table-cell table:number-columns-repeated="3" office:value-type="float" office:value="2.692857191" calcext:value-type="float">
            <text:p>2.692857191</text:p>
          </table:table-cell>
          <table:table-cell office:value-type="float" office:value="1.009523839" calcext:value-type="float">
            <text:p>1.009523839</text:p>
          </table:table-cell>
          <table:table-cell office:value-type="float" office:value="1.376190513" calcext:value-type="float">
            <text:p>1.376190513</text:p>
          </table:table-cell>
          <table:table-cell office:value-type="float" office:value="2.692857191" calcext:value-type="float">
            <text:p>2.692857191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76300" calcext:value-type="float">
            <text:p>763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.428571492" calcext:value-type="float">
            <text:p>2.428571492</text:p>
          </table:table-cell>
          <table:table-cell table:number-columns-repeated="2" office:value-type="float" office:value="0.928571463" calcext:value-type="float">
            <text:p>0.928571463</text:p>
          </table:table-cell>
          <table:table-cell office:value-type="float" office:value="2.428571492" calcext:value-type="float">
            <text:p>2.428571492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76400" calcext:value-type="float">
            <text:p>76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900000036" calcext:value-type="float">
            <text:p>1.900000036</text:p>
          </table:table-cell>
          <table:table-cell office:value-type="float" office:value="8.233333409" calcext:value-type="float">
            <text:p>8.233333409</text:p>
          </table:table-cell>
          <table:table-cell office:value-type="float" office:value="3.166666716" calcext:value-type="float">
            <text:p>3.166666716</text:p>
          </table:table-cell>
          <table:table-cell office:value-type="float" office:value="3.000000045" calcext:value-type="float">
            <text:p>3.000000045</text:p>
          </table:table-cell>
          <table:table-cell office:value-type="float" office:value="1.900000036" calcext:value-type="float">
            <text:p>1.900000036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76500" calcext:value-type="float">
            <text:p>76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66666678" calcext:value-type="float">
            <text:p>0.566666678</text:p>
          </table:table-cell>
          <table:table-cell office:value-type="float" office:value="9.400000021" calcext:value-type="float">
            <text:p>9.400000021</text:p>
          </table:table-cell>
          <table:table-cell office:value-type="float" office:value="2.500000015" calcext:value-type="float">
            <text:p>2.500000015</text:p>
          </table:table-cell>
          <table:table-cell office:value-type="float" office:value="0.833333343" calcext:value-type="float">
            <text:p>0.833333343</text:p>
          </table:table-cell>
          <table:table-cell office:value-type="float" office:value="0.566666678" calcext:value-type="float">
            <text:p>0.566666678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76600" calcext:value-type="float">
            <text:p>76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95238149" calcext:value-type="float">
            <text:p>1.595238149</text:p>
          </table:table-cell>
          <table:table-cell office:value-type="float" office:value="4.095238179" calcext:value-type="float">
            <text:p>4.095238179</text:p>
          </table:table-cell>
          <table:table-cell office:value-type="float" office:value="1.428571478" calcext:value-type="float">
            <text:p>1.428571478</text:p>
          </table:table-cell>
          <table:table-cell office:value-type="float" office:value="4.095238179" calcext:value-type="float">
            <text:p>4.095238179</text:p>
          </table:table-cell>
          <table:table-cell office:value-type="float" office:value="1.595238149" calcext:value-type="float">
            <text:p>1.595238149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76700" calcext:value-type="float">
            <text:p>76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76190493" calcext:value-type="float">
            <text:p>0.476190493</text:p>
          </table:table-cell>
          <table:table-cell office:value-type="float" office:value="4.476190552" calcext:value-type="float">
            <text:p>4.476190552</text:p>
          </table:table-cell>
          <table:table-cell office:value-type="float" office:value="2.142857209" calcext:value-type="float">
            <text:p>2.142857209</text:p>
          </table:table-cell>
          <table:table-cell office:value-type="float" office:value="4.476190552" calcext:value-type="float">
            <text:p>4.476190552</text:p>
          </table:table-cell>
          <table:table-cell office:value-type="float" office:value="0.476190493" calcext:value-type="float">
            <text:p>0.476190493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76800" calcext:value-type="float">
            <text:p>76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85714343" calcext:value-type="float">
            <text:p>1.285714343</text:p>
          </table:table-cell>
          <table:table-cell table:number-columns-repeated="3" office:value-type="float" office:value="3.285714403" calcext:value-type="float">
            <text:p>3.285714403</text:p>
          </table:table-cell>
          <table:table-cell office:value-type="float" office:value="1.285714343" calcext:value-type="float">
            <text:p>1.285714343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76900" calcext:value-type="float">
            <text:p>76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009523839" calcext:value-type="float">
            <text:p>1.009523839</text:p>
          </table:table-cell>
          <table:table-cell office:value-type="float" office:value="1.642857164" calcext:value-type="float">
            <text:p>1.642857164</text:p>
          </table:table-cell>
          <table:table-cell office:value-type="float" office:value="1.976190507" calcext:value-type="float">
            <text:p>1.976190507</text:p>
          </table:table-cell>
          <table:table-cell office:value-type="float" office:value="8.342857182" calcext:value-type="float">
            <text:p>8.342857182</text:p>
          </table:table-cell>
          <table:table-cell office:value-type="float" office:value="1.009523839" calcext:value-type="float">
            <text:p>1.0095238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000" calcext:value-type="float">
            <text:p>77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628571615" calcext:value-type="float">
            <text:p>7.628571615</text:p>
          </table:table-cell>
          <table:table-cell office:value-type="float" office:value="12.09523822" calcext:value-type="float">
            <text:p>12.09523822</text:p>
          </table:table-cell>
          <table:table-cell office:value-type="float" office:value="11.26190491" calcext:value-type="float">
            <text:p>11.26190491</text:p>
          </table:table-cell>
          <table:table-cell office:value-type="float" office:value="46.12857167" calcext:value-type="float">
            <text:p>46.12857167</text:p>
          </table:table-cell>
          <table:table-cell office:value-type="float" office:value="7.628571615" calcext:value-type="float">
            <text:p>7.628571615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77100" calcext:value-type="float">
            <text:p>77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728571549" calcext:value-type="float">
            <text:p>4.728571549</text:p>
          </table:table-cell>
          <table:table-cell office:value-type="float" office:value="11.76190497" calcext:value-type="float">
            <text:p>11.76190497</text:p>
          </table:table-cell>
          <table:table-cell office:value-type="float" office:value="15.5952383" calcext:value-type="float">
            <text:p>15.5952383</text:p>
          </table:table-cell>
          <table:table-cell office:value-type="float" office:value="53.7285717" calcext:value-type="float">
            <text:p>53.7285717</text:p>
          </table:table-cell>
          <table:table-cell office:value-type="float" office:value="4.728571549" calcext:value-type="float">
            <text:p>4.728571549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77200" calcext:value-type="float">
            <text:p>77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.42619069" calcext:value-type="float">
            <text:p>21.42619069</text:p>
          </table:table-cell>
          <table:table-cell office:value-type="float" office:value="2.309523895" calcext:value-type="float">
            <text:p>2.309523895</text:p>
          </table:table-cell>
          <table:table-cell office:value-type="float" office:value="6.109523952" calcext:value-type="float">
            <text:p>6.109523952</text:p>
          </table:table-cell>
          <table:table-cell office:value-type="float" office:value="5.876190633" calcext:value-type="float">
            <text:p>5.876190633</text:p>
          </table:table-cell>
          <table:table-cell office:value-type="float" office:value="21.42619069" calcext:value-type="float">
            <text:p>21.42619069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77300" calcext:value-type="float">
            <text:p>77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100000009" calcext:value-type="float">
            <text:p>1.100000009</text:p>
          </table:table-cell>
          <table:table-cell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1.100000009" calcext:value-type="float">
            <text:p>1.100000009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77400" calcext:value-type="float">
            <text:p>77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09523824" calcext:value-type="float">
            <text:p>0.509523824</text:p>
          </table:table-cell>
          <table:table-cell office:value-type="float" office:value="0.309523821" calcext:value-type="float">
            <text:p>0.309523821</text:p>
          </table:table-cell>
          <table:table-cell office:value-type="float" office:value="0.142857149" calcext:value-type="float">
            <text:p>0.142857149</text:p>
          </table:table-cell>
          <table:table-cell table:number-columns-repeated="2" office:value-type="float" office:value="0.509523824" calcext:value-type="float">
            <text:p>0.509523824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77500" calcext:value-type="float">
            <text:p>77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00000006" calcext:value-type="float">
            <text:p>0.900000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0000003" calcext:value-type="float">
            <text:p>0.200000003</text:p>
          </table:table-cell>
          <table:table-cell office:value-type="float" office:value="0.900000006" calcext:value-type="float">
            <text:p>0.900000006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77600" calcext:value-type="float">
            <text:p>77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77700" calcext:value-type="float">
            <text:p>77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00000003" calcext:value-type="float">
            <text:p>1.200000003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1.200000003" calcext:value-type="float">
            <text:p>1.200000003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77800" calcext:value-type="float">
            <text:p>77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92857155" calcext:value-type="float">
            <text:p>1.292857155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542857155" calcext:value-type="float">
            <text:p>0.542857155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1.292857155" calcext:value-type="float">
            <text:p>1.292857155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77900" calcext:value-type="float">
            <text:p>77900</text:p>
          </table:table-cell>
          <table:table-cell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0" calcext:value-type="float">
            <text:p>78000</text:p>
          </table:table-cell>
          <table:table-cell office:value-type="float" office:value="0" calcext:value-type="float">
            <text:p>0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78100" calcext:value-type="float">
            <text:p>78100</text:p>
          </table:table-cell>
          <table:table-cell office:value-type="float" office:value="0" calcext:value-type="float">
            <text:p>0</text:p>
          </table:table-cell>
          <table:table-cell office:value-type="float" office:value="16.75000001" calcext:value-type="float">
            <text:p>16.75000001</text:p>
          </table:table-cell>
          <table:table-cell table:number-columns-repeated="2" office:value-type="float" office:value="0.916666672" calcext:value-type="float">
            <text:p>0.916666672</text:p>
          </table:table-cell>
          <table:table-cell office:value-type="float" office:value="3.000000015" calcext:value-type="float">
            <text:p>3.000000015</text:p>
          </table:table-cell>
          <table:table-cell office:value-type="float" office:value="15.33333334" calcext:value-type="float">
            <text:p>15.33333334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916666672" calcext:value-type="float">
            <text:p>0.916666672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78200" calcext:value-type="float">
            <text:p>78200</text:p>
          </table:table-cell>
          <table:table-cell office:value-type="float" office:value="0" calcext:value-type="float">
            <text:p>0</text:p>
          </table:table-cell>
          <table:table-cell office:value-type="float" office:value="40.75952384" calcext:value-type="float">
            <text:p>40.75952384</text:p>
          </table:table-cell>
          <table:table-cell table:number-columns-repeated="2" office:value-type="float" office:value="4.092857152" calcext:value-type="float">
            <text:p>4.092857152</text:p>
          </table:table-cell>
          <table:table-cell office:value-type="float" office:value="1.809523836" calcext:value-type="float">
            <text:p>1.809523836</text:p>
          </table:table-cell>
          <table:table-cell office:value-type="float" office:value="13.00952384" calcext:value-type="float">
            <text:p>13.00952384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4.092857152" calcext:value-type="float">
            <text:p>4.092857152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78300" calcext:value-type="float">
            <text:p>78300</text:p>
          </table:table-cell>
          <table:table-cell office:value-type="float" office:value="0" calcext:value-type="float">
            <text:p>0</text:p>
          </table:table-cell>
          <table:table-cell office:value-type="float" office:value="45.95" calcext:value-type="float">
            <text:p>45.95</text:p>
          </table:table-cell>
          <table:table-cell table:number-columns-repeated="2" office:value-type="float" office:value="4.950000003" calcext:value-type="float">
            <text:p>4.950000003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4.950000003" calcext:value-type="float">
            <text:p>4.950000003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78400" calcext:value-type="float">
            <text:p>78400</text:p>
          </table:table-cell>
          <table:table-cell office:value-type="float" office:value="0" calcext:value-type="float">
            <text:p>0</text:p>
          </table:table-cell>
          <table:table-cell office:value-type="float" office:value="52.65000002" calcext:value-type="float">
            <text:p>52.65000002</text:p>
          </table:table-cell>
          <table:table-cell table:number-columns-repeated="2" office:value-type="float" office:value="3.316666678" calcext:value-type="float">
            <text:p>3.316666678</text:p>
          </table:table-cell>
          <table:table-cell office:value-type="float" office:value="3.000000015" calcext:value-type="float">
            <text:p>3.000000015</text:p>
          </table:table-cell>
          <table:table-cell office:value-type="float" office:value="8.400000021" calcext:value-type="float">
            <text:p>8.400000021</text:p>
          </table:table-cell>
          <table:table-cell office:value-type="float" office:value="0" calcext:value-type="float">
            <text:p>0</text:p>
          </table:table-cell>
          <table:table-cell office:value-type="float" office:value="3.316666678" calcext:value-type="float">
            <text:p>3.316666678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78500" calcext:value-type="float">
            <text:p>78500</text:p>
          </table:table-cell>
          <table:table-cell office:value-type="float" office:value="0" calcext:value-type="float">
            <text:p>0</text:p>
          </table:table-cell>
          <table:table-cell office:value-type="float" office:value="44.08333334" calcext:value-type="float">
            <text:p>44.08333334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3.333333343" calcext:value-type="float">
            <text:p>3.333333343</text:p>
          </table:table-cell>
          <table:table-cell office:value-type="float" office:value="3.833333343" calcext:value-type="float">
            <text:p>3.833333343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78600" calcext:value-type="float">
            <text:p>78600</text:p>
          </table:table-cell>
          <table:table-cell office:value-type="float" office:value="0" calcext:value-type="float">
            <text:p>0</text:p>
          </table:table-cell>
          <table:table-cell office:value-type="float" office:value="55.58333334" calcext:value-type="float">
            <text:p>55.58333334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5.333333343" calcext:value-type="float">
            <text:p>5.333333343</text:p>
          </table:table-cell>
          <table:table-cell office:value-type="float" office:value="2.833333343" calcext:value-type="float">
            <text:p>2.833333343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78700" calcext:value-type="float">
            <text:p>78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600000009" calcext:value-type="float">
            <text:p>7.600000009</text:p>
          </table:table-cell>
          <table:table-cell office:value-type="float" office:value="7.900000006" calcext:value-type="float">
            <text:p>7.900000006</text:p>
          </table:table-cell>
          <table:table-cell office:value-type="float" office:value="3.700000003" calcext:value-type="float">
            <text:p>3.700000003</text:p>
          </table:table-cell>
          <table:table-cell office:value-type="float" office:value="0" calcext:value-type="float">
            <text:p>0</text:p>
          </table:table-cell>
          <table:table-cell office:value-type="float" office:value="7.600000009" calcext:value-type="float">
            <text:p>7.600000009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78800" calcext:value-type="float">
            <text:p>78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092857167" calcext:value-type="float">
            <text:p>9.092857167</text:p>
          </table:table-cell>
          <table:table-cell office:value-type="float" office:value="4.67619051" calcext:value-type="float">
            <text:p>4.67619051</text:p>
          </table:table-cell>
          <table:table-cell office:value-type="float" office:value="0.476190493" calcext:value-type="float">
            <text:p>0.476190493</text:p>
          </table:table-cell>
          <table:table-cell office:value-type="float" office:value="1.476190507" calcext:value-type="float">
            <text:p>1.476190507</text:p>
          </table:table-cell>
          <table:table-cell office:value-type="float" office:value="9.092857167" calcext:value-type="float">
            <text:p>9.092857167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78900" calcext:value-type="float">
            <text:p>78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97619054" calcext:value-type="float">
            <text:p>23.97619054</text:p>
          </table:table-cell>
          <table:table-cell office:value-type="float" office:value="2.976190537" calcext:value-type="float">
            <text:p>2.976190537</text:p>
          </table:table-cell>
          <table:table-cell office:value-type="float" office:value="0.642857164" calcext:value-type="float">
            <text:p>0.642857164</text:p>
          </table:table-cell>
          <table:table-cell office:value-type="float" office:value="0.476190493" calcext:value-type="float">
            <text:p>0.476190493</text:p>
          </table:table-cell>
          <table:table-cell office:value-type="float" office:value="23.97619054" calcext:value-type="float">
            <text:p>23.976190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0" calcext:value-type="float">
            <text:p>79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450000048" calcext:value-type="float">
            <text:p>7.450000048</text:p>
          </table:table-cell>
          <table:table-cell office:value-type="float" office:value="2.700000048" calcext:value-type="float">
            <text:p>2.700000048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7.450000048" calcext:value-type="float">
            <text:p>7.450000048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79100" calcext:value-type="float">
            <text:p>791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.061904877" calcext:value-type="float">
            <text:p>6.061904877</text:p>
          </table:table-cell>
          <table:table-cell office:value-type="float" office:value="0.428571448" calcext:value-type="float">
            <text:p>0.428571448</text:p>
          </table:table-cell>
          <table:table-cell office:value-type="float" office:value="1.261904806" calcext:value-type="float">
            <text:p>1.261904806</text:p>
          </table:table-cell>
          <table:table-cell office:value-type="float" office:value="6.061904877" calcext:value-type="float">
            <text:p>6.061904877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79200" calcext:value-type="float">
            <text:p>79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.719047785" calcext:value-type="float">
            <text:p>8.719047785</text:p>
          </table:table-cell>
          <table:table-cell office:value-type="float" office:value="0.785714313" calcext:value-type="float">
            <text:p>0.785714313</text:p>
          </table:table-cell>
          <table:table-cell office:value-type="float" office:value="1.619047672" calcext:value-type="float">
            <text:p>1.619047672</text:p>
          </table:table-cell>
          <table:table-cell office:value-type="float" office:value="8.719047785" calcext:value-type="float">
            <text:p>8.719047785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79300" calcext:value-type="float">
            <text:p>793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.90000011" calcext:value-type="float">
            <text:p>5.90000011</text:p>
          </table:table-cell>
          <table:table-cell office:value-type="float" office:value="1.00000003" calcext:value-type="float">
            <text:p>1.00000003</text:p>
          </table:table-cell>
          <table:table-cell office:value-type="float" office:value="0.500000015" calcext:value-type="float">
            <text:p>0.500000015</text:p>
          </table:table-cell>
          <table:table-cell office:value-type="float" office:value="5.90000011" calcext:value-type="float">
            <text:p>5.90000011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79400" calcext:value-type="float">
            <text:p>79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35714373" calcext:value-type="float">
            <text:p>9.535714373</text:p>
          </table:table-cell>
          <table:table-cell table:number-columns-repeated="2" office:value-type="float" office:value="2.785714373" calcext:value-type="float">
            <text:p>2.785714373</text:p>
          </table:table-cell>
          <table:table-cell office:value-type="float" office:value="0.285714298" calcext:value-type="float">
            <text:p>0.285714298</text:p>
          </table:table-cell>
          <table:table-cell office:value-type="float" office:value="9.535714373" calcext:value-type="float">
            <text:p>9.535714373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79500" calcext:value-type="float">
            <text:p>79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000000104" calcext:value-type="float">
            <text:p>9.000000104</text:p>
          </table:table-cell>
          <table:table-cell table:number-columns-repeated="2" office:value-type="float" office:value="3.500000104" calcext:value-type="float">
            <text:p>3.500000104</text:p>
          </table:table-cell>
          <table:table-cell office:value-type="float" office:value="0" calcext:value-type="float">
            <text:p>0</text:p>
          </table:table-cell>
          <table:table-cell office:value-type="float" office:value="9.000000104" calcext:value-type="float">
            <text:p>9.000000104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79600" calcext:value-type="float">
            <text:p>796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.142857179" calcext:value-type="float">
            <text:p>4.142857179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4.142857179" calcext:value-type="float">
            <text:p>4.142857179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79700" calcext:value-type="float">
            <text:p>79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916666687" calcext:value-type="float">
            <text:p>2.916666687</text:p>
          </table:table-cell>
          <table:table-cell table:number-columns-repeated="2" office:value-type="float" office:value="5.666666687" calcext:value-type="float">
            <text:p>5.666666687</text:p>
          </table:table-cell>
          <table:table-cell office:value-type="float" office:value="0" calcext:value-type="float">
            <text:p>0</text:p>
          </table:table-cell>
          <table:table-cell office:value-type="float" office:value="2.916666687" calcext:value-type="float">
            <text:p>2.916666687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79800" calcext:value-type="float">
            <text:p>79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00000015" calcext:value-type="float">
            <text:p>9.500000015</text:p>
          </table:table-cell>
          <table:table-cell table:number-columns-repeated="2" office:value-type="float" office:value="6.000000015" calcext:value-type="float">
            <text:p>6.000000015</text:p>
          </table:table-cell>
          <table:table-cell office:value-type="float" office:value="0" calcext:value-type="float">
            <text:p>0</text:p>
          </table:table-cell>
          <table:table-cell office:value-type="float" office:value="9.500000015" calcext:value-type="float">
            <text:p>9.500000015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79900" calcext:value-type="float">
            <text:p>79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000000045" calcext:value-type="float">
            <text:p>8.000000045</text:p>
          </table:table-cell>
          <table:table-cell table:number-columns-repeated="2" office:value-type="float" office:value="6.500000045" calcext:value-type="float">
            <text:p>6.500000045</text:p>
          </table:table-cell>
          <table:table-cell office:value-type="float" office:value="0" calcext:value-type="float">
            <text:p>0</text:p>
          </table:table-cell>
          <table:table-cell office:value-type="float" office:value="8.000000045" calcext:value-type="float">
            <text:p>8.0000000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35000005" calcext:value-type="float">
            <text:p>10.35000005</text:p>
          </table:table-cell>
          <table:table-cell office:value-type="float" office:value="14.60000005" calcext:value-type="float">
            <text:p>14.60000005</text:p>
          </table:table-cell>
          <table:table-cell office:value-type="float" office:value="4.00000003" calcext:value-type="float">
            <text:p>4.00000003</text:p>
          </table:table-cell>
          <table:table-cell office:value-type="float" office:value="0" calcext:value-type="float">
            <text:p>0</text:p>
          </table:table-cell>
          <table:table-cell office:value-type="float" office:value="10.35000005" calcext:value-type="float">
            <text:p>10.35000005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80100" calcext:value-type="float">
            <text:p>80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80200" calcext:value-type="float">
            <text:p>80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833333358" calcext:value-type="float">
            <text:p>8.833333358</text:p>
          </table:table-cell>
          <table:table-cell office:value-type="float" office:value="10.83333336" calcext:value-type="float">
            <text:p>10.83333336</text:p>
          </table:table-cell>
          <table:table-cell office:value-type="float" office:value="2.166666672" calcext:value-type="float">
            <text:p>2.166666672</text:p>
          </table:table-cell>
          <table:table-cell office:value-type="float" office:value="0.666666672" calcext:value-type="float">
            <text:p>0.666666672</text:p>
          </table:table-cell>
          <table:table-cell office:value-type="float" office:value="8.833333358" calcext:value-type="float">
            <text:p>8.833333358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80300" calcext:value-type="float">
            <text:p>80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100000024" calcext:value-type="float">
            <text:p>8.100000024</text:p>
          </table:table-cell>
          <table:table-cell office:value-type="float" office:value="17.43333337" calcext:value-type="float">
            <text:p>17.43333337</text:p>
          </table:table-cell>
          <table:table-cell office:value-type="float" office:value="2.000000015" calcext:value-type="float">
            <text:p>2.000000015</text:p>
          </table:table-cell>
          <table:table-cell office:value-type="float" office:value="1.166666687" calcext:value-type="float">
            <text:p>1.166666687</text:p>
          </table:table-cell>
          <table:table-cell office:value-type="float" office:value="8.100000024" calcext:value-type="float">
            <text:p>8.100000024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80400" calcext:value-type="float">
            <text:p>80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06666672" calcext:value-type="float">
            <text:p>24.06666672</text:p>
          </table:table-cell>
          <table:table-cell office:value-type="float" office:value="2.13333337" calcext:value-type="float">
            <text:p>2.13333337</text:p>
          </table:table-cell>
          <table:table-cell office:value-type="float" office:value="0.900000021" calcext:value-type="float">
            <text:p>0.900000021</text:p>
          </table:table-cell>
          <table:table-cell office:value-type="float" office:value="0.700000018" calcext:value-type="float">
            <text:p>0.700000018</text:p>
          </table:table-cell>
          <table:table-cell office:value-type="float" office:value="24.06666672" calcext:value-type="float">
            <text:p>24.06666672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80500" calcext:value-type="float">
            <text:p>80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40000004" calcext:value-type="float">
            <text:p>24.40000004</text:p>
          </table:table-cell>
          <table:table-cell office:value-type="float" office:value="0.733333349" calcext:value-type="float">
            <text:p>0.733333349</text:p>
          </table:table-cell>
          <table:table-cell office:value-type="float" office:value="1.300000027" calcext:value-type="float">
            <text:p>1.300000027</text:p>
          </table:table-cell>
          <table:table-cell office:value-type="float" office:value="0.366666675" calcext:value-type="float">
            <text:p>0.366666675</text:p>
          </table:table-cell>
          <table:table-cell office:value-type="float" office:value="24.40000004" calcext:value-type="float">
            <text:p>24.40000004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80600" calcext:value-type="float">
            <text:p>80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5095239" calcext:value-type="float">
            <text:p>23.5095239</text:p>
          </table:table-cell>
          <table:table-cell office:value-type="float" office:value="3.542857215" calcext:value-type="float">
            <text:p>3.542857215</text:p>
          </table:table-cell>
          <table:table-cell office:value-type="float" office:value="1.542857185" calcext:value-type="float">
            <text:p>1.542857185</text:p>
          </table:table-cell>
          <table:table-cell office:value-type="float" office:value="0.876190498" calcext:value-type="float">
            <text:p>0.876190498</text:p>
          </table:table-cell>
          <table:table-cell office:value-type="float" office:value="23.5095239" calcext:value-type="float">
            <text:p>23.5095239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80700" calcext:value-type="float">
            <text:p>80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9333334" calcext:value-type="float">
            <text:p>23.9333334</text:p>
          </table:table-cell>
          <table:table-cell office:value-type="float" office:value="2.233333379" calcext:value-type="float">
            <text:p>2.233333379</text:p>
          </table:table-cell>
          <table:table-cell office:value-type="float" office:value="0.566666678" calcext:value-type="float">
            <text:p>0.566666678</text:p>
          </table:table-cell>
          <table:table-cell office:value-type="float" office:value="1.466666698" calcext:value-type="float">
            <text:p>1.466666698</text:p>
          </table:table-cell>
          <table:table-cell office:value-type="float" office:value="23.9333334" calcext:value-type="float">
            <text:p>23.9333334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80800" calcext:value-type="float">
            <text:p>80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16666672" calcext:value-type="float">
            <text:p>24.16666672</text:p>
          </table:table-cell>
          <table:table-cell office:value-type="float" office:value="2.966666713" calcext:value-type="float">
            <text:p>2.966666713</text:p>
          </table:table-cell>
          <table:table-cell office:value-type="float" office:value="0.366666675" calcext:value-type="float">
            <text:p>0.366666675</text:p>
          </table:table-cell>
          <table:table-cell office:value-type="float" office:value="0" calcext:value-type="float">
            <text:p>0</text:p>
          </table:table-cell>
          <table:table-cell office:value-type="float" office:value="24.16666672" calcext:value-type="float">
            <text:p>24.16666672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80900" calcext:value-type="float">
            <text:p>809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0" calcext:value-type="float">
            <text:p>810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81100" calcext:value-type="float">
            <text:p>8110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81200" calcext:value-type="float">
            <text:p>81200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81300" calcext:value-type="float">
            <text:p>8130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81400" calcext:value-type="float">
            <text:p>8140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81500" calcext:value-type="float">
            <text:p>8150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81600" calcext:value-type="float">
            <text:p>8160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81700" calcext:value-type="float">
            <text:p>8170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81800" calcext:value-type="float">
            <text:p>8180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81900" calcext:value-type="float">
            <text:p>8190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0" calcext:value-type="float">
            <text:p>8200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82100" calcext:value-type="float">
            <text:p>8210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82200" calcext:value-type="float">
            <text:p>8220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82300" calcext:value-type="float">
            <text:p>8230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82400" calcext:value-type="float">
            <text:p>82400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82500" calcext:value-type="float">
            <text:p>82500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82600" calcext:value-type="float">
            <text:p>82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82700" calcext:value-type="float">
            <text:p>827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82800" calcext:value-type="float">
            <text:p>828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82900" calcext:value-type="float">
            <text:p>829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0" calcext:value-type="float">
            <text:p>8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166666672" calcext:value-type="float">
            <text:p>3.16666667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3.166666672" calcext:value-type="float">
            <text:p>3.166666672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83100" calcext:value-type="float">
            <text:p>83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333333343" calcext:value-type="float">
            <text:p>5.333333343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5.333333343" calcext:value-type="float">
            <text:p>5.333333343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83200" calcext:value-type="float">
            <text:p>83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83300" calcext:value-type="float">
            <text:p>833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83400" calcext:value-type="float">
            <text:p>8340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.166666746" calcext:value-type="float">
            <text:p>4.166666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66666746" calcext:value-type="float">
            <text:p>4.166666746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83500" calcext:value-type="float">
            <text:p>835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916666687" calcext:value-type="float">
            <text:p>0.916666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6666687" calcext:value-type="float">
            <text:p>0.916666687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83600" calcext:value-type="float">
            <text:p>836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33333343" calcext:value-type="float">
            <text:p>0.833333343</text:p>
          </table:table-cell>
          <table:table-cell table:number-columns-repeated="3" office:value-type="float" office:value="0.666666687" calcext:value-type="float">
            <text:p>0.666666687</text:p>
          </table:table-cell>
          <table:table-cell office:value-type="float" office:value="0.833333343" calcext:value-type="float">
            <text:p>0.833333343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83700" calcext:value-type="float">
            <text:p>837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666666716" calcext:value-type="float">
            <text:p>1.66666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66666716" calcext:value-type="float">
            <text:p>1.666666716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83800" calcext:value-type="float">
            <text:p>83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00000003" calcext:value-type="float">
            <text:p>1.00000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0000003" calcext:value-type="float">
            <text:p>1.00000003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83900" calcext:value-type="float">
            <text:p>8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0" calcext:value-type="float">
            <text:p>8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333333373" calcext:value-type="float">
            <text:p>1.333333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33333373" calcext:value-type="float">
            <text:p>1.333333373</text:p>
          </table:table-cell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84100" calcext:value-type="float">
            <text:p>84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.083333373" calcext:value-type="float">
            <text:p>2.083333373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office:value-type="float" office:value="2.083333373" calcext:value-type="float">
            <text:p>2.083333373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84200" calcext:value-type="float">
            <text:p>84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84300" calcext:value-type="float">
            <text:p>84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547619104" calcext:value-type="float">
            <text:p>8.547619104</text:p>
          </table:table-cell>
          <table:table-cell office:value-type="float" office:value="1.547619104" calcext:value-type="float">
            <text:p>1.547619104</text:p>
          </table:table-cell>
          <table:table-cell office:value-type="float" office:value="0.714285746" calcext:value-type="float">
            <text:p>0.714285746</text:p>
          </table:table-cell>
          <table:table-cell office:value-type="float" office:value="1.547619104" calcext:value-type="float">
            <text:p>1.547619104</text:p>
          </table:table-cell>
          <table:table-cell office:value-type="float" office:value="8.547619104" calcext:value-type="float">
            <text:p>8.547619104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84400" calcext:value-type="float">
            <text:p>84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66666667" calcext:value-type="float">
            <text:p>10.66666667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10.66666667" calcext:value-type="float">
            <text:p>10.66666667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84500" calcext:value-type="float">
            <text:p>84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22619052" calcext:value-type="float">
            <text:p>24.22619052</text:p>
          </table:table-cell>
          <table:table-cell office:value-type="float" office:value="1.476190522" calcext:value-type="float">
            <text:p>1.476190522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1.476190522" calcext:value-type="float">
            <text:p>1.476190522</text:p>
          </table:table-cell>
          <table:table-cell office:value-type="float" office:value="24.22619052" calcext:value-type="float">
            <text:p>24.22619052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84600" calcext:value-type="float">
            <text:p>84600</text:p>
          </table:table-cell>
          <table:table-cell office:value-type="float" office:value="0.366666675" calcext:value-type="float">
            <text:p>0.366666675</text:p>
          </table:table-cell>
          <table:table-cell table:number-columns-repeated="3" office:value-type="float" office:value="24.86666667" calcext:value-type="float">
            <text:p>24.86666667</text:p>
          </table:table-cell>
          <table:table-cell office:value-type="float" office:value="0.166666672" calcext:value-type="float">
            <text:p>0.166666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6666667" calcext:value-type="float">
            <text:p>24.86666667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84700" calcext:value-type="float">
            <text:p>84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84800" calcext:value-type="float">
            <text:p>8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6666667" calcext:value-type="float">
            <text:p>24.86666667</text:p>
          </table:table-cell>
          <table:table-cell office:value-type="float" office:value="0.366666675" calcext:value-type="float">
            <text:p>0.366666675</text:p>
          </table:table-cell>
          <table:table-cell office:value-type="float" office:value="0" calcext:value-type="float">
            <text:p>0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24.86666667" calcext:value-type="float">
            <text:p>24.86666667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84900" calcext:value-type="float">
            <text:p>84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00" calcext:value-type="float">
            <text:p>85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6666667" calcext:value-type="float">
            <text:p>24.86666667</text:p>
          </table:table-cell>
          <table:table-cell office:value-type="float" office:value="0.366666675" calcext:value-type="float">
            <text:p>0.366666675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24.86666667" calcext:value-type="float">
            <text:p>24.86666667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85100" calcext:value-type="float">
            <text:p>85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3333334" calcext:value-type="float">
            <text:p>24.83333334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24.83333334" calcext:value-type="float">
            <text:p>24.83333334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85200" calcext:value-type="float">
            <text:p>85200</text:p>
          </table:table-cell>
          <table:table-cell office:value-type="float" office:value="0.542857155" calcext:value-type="float">
            <text:p>0.542857155</text:p>
          </table:table-cell>
          <table:table-cell table:number-columns-repeated="3" office:value-type="float" office:value="24.6261905" calcext:value-type="float">
            <text:p>24.6261905</text:p>
          </table:table-cell>
          <table:table-cell table:number-columns-repeated="2" office:value-type="float" office:value="0.476190493" calcext:value-type="float">
            <text:p>0.476190493</text:p>
          </table:table-cell>
          <table:table-cell office:value-type="float" office:value="0" calcext:value-type="float">
            <text:p>0</text:p>
          </table:table-cell>
          <table:table-cell office:value-type="float" office:value="24.6261905" calcext:value-type="float">
            <text:p>24.6261905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85300" calcext:value-type="float">
            <text:p>85300</text:p>
          </table:table-cell>
          <table:table-cell office:value-type="float" office:value="0.200000003" calcext:value-type="float">
            <text:p>0.200000003</text:p>
          </table:table-cell>
          <table:table-cell table:number-columns-repeated="3" office:value-type="float" office:value="24.61666669" calcext:value-type="float">
            <text:p>24.61666669</text:p>
          </table:table-cell>
          <table:table-cell table:number-columns-repeated="2" office:value-type="float" office:value="0.666666687" calcext:value-type="float">
            <text:p>0.666666687</text:p>
          </table:table-cell>
          <table:table-cell office:value-type="float" office:value="0" calcext:value-type="float">
            <text:p>0</text:p>
          </table:table-cell>
          <table:table-cell office:value-type="float" office:value="24.61666669" calcext:value-type="float">
            <text:p>24.61666669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85400" calcext:value-type="float">
            <text:p>85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642857149" calcext:value-type="float">
            <text:p>2.642857149</text:p>
          </table:table-cell>
          <table:table-cell table:number-columns-repeated="2" office:value-type="float" office:value="0.142857149" calcext:value-type="float">
            <text:p>0.142857149</text:p>
          </table:table-cell>
          <table:table-cell office:value-type="float" office:value="4.142857149" calcext:value-type="float">
            <text:p>4.142857149</text:p>
          </table:table-cell>
          <table:table-cell office:value-type="float" office:value="2.642857149" calcext:value-type="float">
            <text:p>2.642857149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85500" calcext:value-type="float">
            <text:p>85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333333343" calcext:value-type="float">
            <text:p>1.333333343</text:p>
          </table:table-cell>
          <table:table-cell table:number-columns-repeated="2" office:value-type="float" office:value="0.666666687" calcext:value-type="float">
            <text:p>0.666666687</text:p>
          </table:table-cell>
          <table:table-cell office:value-type="float" office:value="18.33333334" calcext:value-type="float">
            <text:p>18.33333334</text:p>
          </table:table-cell>
          <table:table-cell office:value-type="float" office:value="1.333333343" calcext:value-type="float">
            <text:p>1.333333343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85600" calcext:value-type="float">
            <text:p>856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392857149" calcext:value-type="float">
            <text:p>0.392857149</text:p>
          </table:table-cell>
          <table:table-cell table:number-columns-repeated="2" office:value-type="float" office:value="0.809523836" calcext:value-type="float">
            <text:p>0.809523836</text:p>
          </table:table-cell>
          <table:table-cell office:value-type="float" office:value="2.809523836" calcext:value-type="float">
            <text:p>2.809523836</text:p>
          </table:table-cell>
          <table:table-cell office:value-type="float" office:value="0.392857149" calcext:value-type="float">
            <text:p>0.392857149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85700" calcext:value-type="float">
            <text:p>857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66666672" calcext:value-type="float">
            <text:p>0.666666672</text:p>
          </table:table-cell>
          <table:table-cell table:number-columns-repeated="2" office:value-type="float" office:value="1.333333358" calcext:value-type="float">
            <text:p>1.333333358</text:p>
          </table:table-cell>
          <table:table-cell office:value-type="float" office:value="2.666666687" calcext:value-type="float">
            <text:p>2.666666687</text:p>
          </table:table-cell>
          <table:table-cell office:value-type="float" office:value="0.666666672" calcext:value-type="float">
            <text:p>0.666666672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85800" calcext:value-type="float">
            <text:p>85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2" office:value-type="float" office:value="1.50000003" calcext:value-type="float">
            <text:p>1.50000003</text:p>
          </table:table-cell>
          <table:table-cell office:value-type="float" office:value="5.00000003" calcext:value-type="float">
            <text:p>5.0000000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85900" calcext:value-type="float">
            <text:p>859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00000003" calcext:value-type="float">
            <text:p>1.00000003</text:p>
          </table:table-cell>
          <table:table-cell office:value-type="float" office:value="3.00000003" calcext:value-type="float">
            <text:p>3.00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0" calcext:value-type="float">
            <text:p>86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86100" calcext:value-type="float">
            <text:p>86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86200" calcext:value-type="float">
            <text:p>86200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.392857149" calcext:value-type="float">
            <text:p>1.392857149</text:p>
          </table:table-cell>
          <table:table-cell table:number-columns-repeated="3" office:value-type="float" office:value="1.059523836" calcext:value-type="float">
            <text:p>1.059523836</text:p>
          </table:table-cell>
          <table:table-cell office:value-type="float" office:value="1.392857149" calcext:value-type="float">
            <text:p>1.392857149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86300" calcext:value-type="float">
            <text:p>86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86400" calcext:value-type="float">
            <text:p>86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642857149" calcext:value-type="float">
            <text:p>9.642857149</text:p>
          </table:table-cell>
          <table:table-cell table:number-columns-repeated="3" office:value-type="float" office:value="0.142857149" calcext:value-type="float">
            <text:p>0.142857149</text:p>
          </table:table-cell>
          <table:table-cell office:value-type="float" office:value="9.642857149" calcext:value-type="float">
            <text:p>9.642857149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86500" calcext:value-type="float">
            <text:p>86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86600" calcext:value-type="float">
            <text:p>86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25" calcext:value-type="float">
            <text:p>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86700" calcext:value-type="float">
            <text:p>86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86800" calcext:value-type="float">
            <text:p>86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86900" calcext:value-type="float">
            <text:p>869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0" calcext:value-type="float">
            <text:p>87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87100" calcext:value-type="float">
            <text:p>87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87200" calcext:value-type="float">
            <text:p>87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87300" calcext:value-type="float">
            <text:p>873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87400" calcext:value-type="float">
            <text:p>874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83333343" calcext:value-type="float">
            <text:p>0.583333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3333343" calcext:value-type="float">
            <text:p>0.583333343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87500" calcext:value-type="float">
            <text:p>8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333333433" calcext:value-type="float">
            <text:p>5.333333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33333433" calcext:value-type="float">
            <text:p>5.333333433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87600" calcext:value-type="float">
            <text:p>87600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4.1666669" calcext:value-type="float">
            <text:p>14.1666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666669" calcext:value-type="float">
            <text:p>14.1666669</text:p>
          </table:table-cell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87700" calcext:value-type="float">
            <text:p>87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75" calcext:value-type="float">
            <text:p>4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87800" calcext:value-type="float">
            <text:p>87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87900" calcext:value-type="float">
            <text:p>879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0" calcext:value-type="float">
            <text:p>88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8.583333343" calcext:value-type="float">
            <text:p>8.583333343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88100" calcext:value-type="float">
            <text:p>88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88200" calcext:value-type="float">
            <text:p>88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88300" calcext:value-type="float">
            <text:p>88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88400" calcext:value-type="float">
            <text:p>8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16666669" calcext:value-type="float">
            <text:p>35.16666669</text:p>
          </table:table-cell>
          <table:table-cell office:value-type="float" office:value="14.66666669" calcext:value-type="float">
            <text:p>14.66666669</text:p>
          </table:table-cell>
          <table:table-cell office:value-type="float" office:value="27.16666669" calcext:value-type="float">
            <text:p>27.16666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88500" calcext:value-type="float">
            <text:p>88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.3333334" calcext:value-type="float">
            <text:p>62.3333334</text:p>
          </table:table-cell>
          <table:table-cell office:value-type="float" office:value="14.8333334" calcext:value-type="float">
            <text:p>14.8333334</text:p>
          </table:table-cell>
          <table:table-cell office:value-type="float" office:value="22.8333334" calcext:value-type="float">
            <text:p>22.8333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88600" calcext:value-type="float">
            <text:p>88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16666672" calcext:value-type="float">
            <text:p>0.416666672</text:p>
          </table:table-cell>
          <table:table-cell office:value-type="float" office:value="63.66666667" calcext:value-type="float">
            <text:p>63.66666667</text:p>
          </table:table-cell>
          <table:table-cell office:value-type="float" office:value="7" calcext:value-type="float">
            <text:p>7</text:p>
          </table:table-cell>
          <table:table-cell office:value-type="float" office:value="21.66666667" calcext:value-type="float">
            <text:p>21.66666667</text:p>
          </table:table-cell>
          <table:table-cell office:value-type="float" office:value="0.416666672" calcext:value-type="float">
            <text:p>0.416666672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88700" calcext:value-type="float">
            <text:p>88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366666675" calcext:value-type="float">
            <text:p>0.366666675</text:p>
          </table:table-cell>
          <table:table-cell office:value-type="float" office:value="56.53333336" calcext:value-type="float">
            <text:p>56.53333336</text:p>
          </table:table-cell>
          <table:table-cell office:value-type="float" office:value="2.666666687" calcext:value-type="float">
            <text:p>2.666666687</text:p>
          </table:table-cell>
          <table:table-cell office:value-type="float" office:value="28.33333336" calcext:value-type="float">
            <text:p>28.33333336</text:p>
          </table:table-cell>
          <table:table-cell office:value-type="float" office:value="0.366666675" calcext:value-type="float">
            <text:p>0.366666675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88800" calcext:value-type="float">
            <text:p>88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00000003" calcext:value-type="float">
            <text:p>0.200000003</text:p>
          </table:table-cell>
          <table:table-cell office:value-type="float" office:value="36.86666669" calcext:value-type="float">
            <text:p>36.86666669</text:p>
          </table:table-cell>
          <table:table-cell office:value-type="float" office:value="10.66666669" calcext:value-type="float">
            <text:p>10.66666669</text:p>
          </table:table-cell>
          <table:table-cell office:value-type="float" office:value="40.66666669" calcext:value-type="float">
            <text:p>40.66666669</text:p>
          </table:table-cell>
          <table:table-cell office:value-type="float" office:value="0.200000003" calcext:value-type="float">
            <text:p>0.200000003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88900" calcext:value-type="float">
            <text:p>88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100000009" calcext:value-type="float">
            <text:p>1.100000009</text:p>
          </table:table-cell>
          <table:table-cell office:value-type="float" office:value="41.60000004" calcext:value-type="float">
            <text:p>41.60000004</text:p>
          </table:table-cell>
          <table:table-cell office:value-type="float" office:value="6.50000003" calcext:value-type="float">
            <text:p>6.50000003</text:p>
          </table:table-cell>
          <table:table-cell office:value-type="float" office:value="36.50000003" calcext:value-type="float">
            <text:p>36.50000003</text:p>
          </table:table-cell>
          <table:table-cell office:value-type="float" office:value="1.100000009" calcext:value-type="float">
            <text:p>1.1000000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00" calcext:value-type="float">
            <text:p>89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83333343" calcext:value-type="float">
            <text:p>0.583333343</text:p>
          </table:table-cell>
          <table:table-cell office:value-type="float" office:value="13.83333337" calcext:value-type="float">
            <text:p>13.83333337</text:p>
          </table:table-cell>
          <table:table-cell office:value-type="float" office:value="19.83333337" calcext:value-type="float">
            <text:p>19.83333337</text:p>
          </table:table-cell>
          <table:table-cell office:value-type="float" office:value="2.00000003" calcext:value-type="float">
            <text:p>2.00000003</text:p>
          </table:table-cell>
          <table:table-cell office:value-type="float" office:value="0.583333343" calcext:value-type="float">
            <text:p>0.583333343</text:p>
          </table:table-cell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89100" calcext:value-type="float">
            <text:p>89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33333343" calcext:value-type="float">
            <text:p>2.833333343</text:p>
          </table:table-cell>
          <table:table-cell office:value-type="float" office:value="21.33333334" calcext:value-type="float">
            <text:p>21.33333334</text:p>
          </table:table-cell>
          <table:table-cell office:value-type="float" office:value="1.833333343" calcext:value-type="float">
            <text:p>1.83333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89200" calcext:value-type="float">
            <text:p>89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00000006" calcext:value-type="float">
            <text:p>0.400000006</text:p>
          </table:table-cell>
          <table:table-cell office:value-type="float" office:value="1.5" calcext:value-type="float">
            <text:p>1.5</text:p>
          </table:table-cell>
          <table:table-cell office:value-type="float" office:value="18.90000001" calcext:value-type="float">
            <text:p>18.90000001</text:p>
          </table:table-cell>
          <table:table-cell office:value-type="float" office:value="1" calcext:value-type="float">
            <text:p>1</text:p>
          </table:table-cell>
          <table:table-cell office:value-type="float" office:value="0.400000006" calcext:value-type="float">
            <text:p>0.400000006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89300" calcext:value-type="float">
            <text:p>89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316666678" calcext:value-type="float">
            <text:p>1.316666678</text:p>
          </table:table-cell>
          <table:table-cell office:value-type="float" office:value="2.5" calcext:value-type="float">
            <text:p>2.5</text:p>
          </table:table-cell>
          <table:table-cell office:value-type="float" office:value="17.56666668" calcext:value-type="float">
            <text:p>17.56666668</text:p>
          </table:table-cell>
          <table:table-cell office:value-type="float" office:value="2.666666672" calcext:value-type="float">
            <text:p>2.666666672</text:p>
          </table:table-cell>
          <table:table-cell office:value-type="float" office:value="1.316666678" calcext:value-type="float">
            <text:p>1.316666678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89400" calcext:value-type="float">
            <text:p>89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652380973" calcext:value-type="float">
            <text:p>2.652380973</text:p>
          </table:table-cell>
          <table:table-cell office:value-type="float" office:value="0.485714301" calcext:value-type="float">
            <text:p>0.485714301</text:p>
          </table:table-cell>
          <table:table-cell table:number-columns-repeated="2" office:value-type="float" office:value="5.95238097" calcext:value-type="float">
            <text:p>5.95238097</text:p>
          </table:table-cell>
          <table:table-cell office:value-type="float" office:value="2.652380973" calcext:value-type="float">
            <text:p>2.652380973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89500" calcext:value-type="float">
            <text:p>89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35714303" calcext:value-type="float">
            <text:p>5.35714303</text:p>
          </table:table-cell>
          <table:table-cell office:value-type="float" office:value="0.857142895" calcext:value-type="float">
            <text:p>0.857142895</text:p>
          </table:table-cell>
          <table:table-cell table:number-columns-repeated="3" office:value-type="float" office:value="5.35714303" calcext:value-type="float">
            <text:p>5.35714303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89600" calcext:value-type="float">
            <text:p>89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500000194" calcext:value-type="float">
            <text:p>5.500000194</text:p>
          </table:table-cell>
          <table:table-cell office:value-type="float" office:value="2.000000089" calcext:value-type="float">
            <text:p>2.000000089</text:p>
          </table:table-cell>
          <table:table-cell table:number-columns-repeated="3" office:value-type="float" office:value="5.500000194" calcext:value-type="float">
            <text:p>5.500000194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89700" calcext:value-type="float">
            <text:p>89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095238358" calcext:value-type="float">
            <text:p>7.095238358</text:p>
          </table:table-cell>
          <table:table-cell office:value-type="float" office:value="3.428571582" calcext:value-type="float">
            <text:p>3.428571582</text:p>
          </table:table-cell>
          <table:table-cell table:number-columns-repeated="3" office:value-type="float" office:value="7.095238358" calcext:value-type="float">
            <text:p>7.095238358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89800" calcext:value-type="float">
            <text:p>89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.88095292" calcext:value-type="float">
            <text:p>15.88095292</text:p>
          </table:table-cell>
          <table:table-cell office:value-type="float" office:value="4.714285925" calcext:value-type="float">
            <text:p>4.714285925</text:p>
          </table:table-cell>
          <table:table-cell table:number-columns-repeated="3" office:value-type="float" office:value="15.88095292" calcext:value-type="float">
            <text:p>15.88095292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89900" calcext:value-type="float">
            <text:p>899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5.78571483" calcext:value-type="float">
            <text:p>15.78571483</text:p>
          </table:table-cell>
          <table:table-cell office:value-type="float" office:value="5.285714522" calcext:value-type="float">
            <text:p>5.285714522</text:p>
          </table:table-cell>
          <table:table-cell office:value-type="float" office:value="15.78571483" calcext:value-type="float">
            <text:p>15.78571483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.380952567" calcext:value-type="float">
            <text:p>5.380952567</text:p>
          </table:table-cell>
          <table:table-cell office:value-type="float" office:value="1.714285791" calcext:value-type="float">
            <text:p>1.714285791</text:p>
          </table:table-cell>
          <table:table-cell office:value-type="float" office:value="5.380952567" calcext:value-type="float">
            <text:p>5.380952567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.71428588" calcext:value-type="float">
            <text:p>4.71428588</text:p>
          </table:table-cell>
          <table:table-cell office:value-type="float" office:value="1.714285791" calcext:value-type="float">
            <text:p>1.714285791</text:p>
          </table:table-cell>
          <table:table-cell office:value-type="float" office:value="4.71428588" calcext:value-type="float">
            <text:p>4.71428588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166666746" calcext:value-type="float">
            <text:p>2.166666746</text:p>
          </table:table-cell>
          <table:table-cell table:number-columns-repeated="2" office:value-type="float" office:value="15.00000018" calcext:value-type="float">
            <text:p>15.00000018</text:p>
          </table:table-cell>
          <table:table-cell office:value-type="float" office:value="4.333333477" calcext:value-type="float">
            <text:p>4.333333477</text:p>
          </table:table-cell>
          <table:table-cell office:value-type="float" office:value="2.166666746" calcext:value-type="float">
            <text:p>2.166666746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609523833" calcext:value-type="float">
            <text:p>1.609523833</text:p>
          </table:table-cell>
          <table:table-cell table:number-columns-repeated="2" office:value-type="float" office:value="9.476190627" calcext:value-type="float">
            <text:p>9.476190627</text:p>
          </table:table-cell>
          <table:table-cell office:value-type="float" office:value="30.60952397" calcext:value-type="float">
            <text:p>30.60952397</text:p>
          </table:table-cell>
          <table:table-cell office:value-type="float" office:value="1.609523833" calcext:value-type="float">
            <text:p>1.609523833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666672" calcext:value-type="float">
            <text:p>0.666666672</text:p>
          </table:table-cell>
          <table:table-cell table:number-columns-repeated="2" office:value-type="float" office:value="6.833333418" calcext:value-type="float">
            <text:p>6.833333418</text:p>
          </table:table-cell>
          <table:table-cell office:value-type="float" office:value="22.66666675" calcext:value-type="float">
            <text:p>22.66666675</text:p>
          </table:table-cell>
          <table:table-cell office:value-type="float" office:value="0.666666672" calcext:value-type="float">
            <text:p>0.666666672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90700" calcext:value-type="float">
            <text:p>907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0000003" calcext:value-type="float">
            <text:p>1.50000003</text:p>
          </table:table-cell>
          <table:table-cell office:value-type="float" office:value="10.00000003" calcext:value-type="float">
            <text:p>10.00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90800" calcext:value-type="float">
            <text:p>908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1.333333343" calcext:value-type="float">
            <text:p>1.33333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90900" calcext:value-type="float">
            <text:p>909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6.333333343" calcext:value-type="float">
            <text:p>6.33333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0" calcext:value-type="float">
            <text:p>9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1.333333343" calcext:value-type="float">
            <text:p>1.33333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91100" calcext:value-type="float">
            <text:p>91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91200" calcext:value-type="float">
            <text:p>912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91300" calcext:value-type="float">
            <text:p>91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91400" calcext:value-type="float">
            <text:p>91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91500" calcext:value-type="float">
            <text:p>91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916666687" calcext:value-type="float">
            <text:p>0.916666687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3.333333343" calcext:value-type="float">
            <text:p>3.333333343</text:p>
          </table:table-cell>
          <table:table-cell office:value-type="float" office:value="0.916666687" calcext:value-type="float">
            <text:p>0.916666687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91800" calcext:value-type="float">
            <text:p>9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833333343" calcext:value-type="float">
            <text:p>0.833333343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43" calcext:value-type="float">
            <text:p>0.333333343</text:p>
          </table:table-cell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  <table:table-cell table:number-columns-repeated="2" office:value-type="float" office:value="0.666666687" calcext:value-type="float">
            <text:p>0.6666666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333333343" calcext:value-type="float">
            <text:p>0.3333333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1.833333373" calcext:value-type="float">
            <text:p>1.833333373</text:p>
          </table:table-cell>
          <table:table-cell table:number-columns-repeated="2" office:value-type="float" office:value="6.00000006" calcext:value-type="float">
            <text:p>6.000000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66666687" calcext:value-type="float">
            <text:p>1.166666687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.75000003" calcext:value-type="float">
            <text:p>1.75000003</text:p>
          </table:table-cell>
          <table:table-cell table:number-columns-repeated="2" office:value-type="float" office:value="3.833333373" calcext:value-type="float">
            <text:p>3.83333337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333333343" calcext:value-type="float">
            <text:p>1.333333343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4.500000089" calcext:value-type="float">
            <text:p>4.500000089</text:p>
          </table:table-cell>
          <table:table-cell table:number-columns-repeated="2" office:value-type="float" office:value="12.91666681" calcext:value-type="float">
            <text:p>12.91666681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3.416666716" calcext:value-type="float">
            <text:p>3.416666716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6.033333465" calcext:value-type="float">
            <text:p>6.033333465</text:p>
          </table:table-cell>
          <table:table-cell table:number-columns-repeated="2" office:value-type="float" office:value="14.86666693" calcext:value-type="float">
            <text:p>14.86666693</text:p>
          </table:table-cell>
          <table:table-cell office:value-type="float" office:value="0" calcext:value-type="float">
            <text:p>0</text:p>
          </table:table-cell>
          <table:table-cell office:value-type="float" office:value="1.200000003" calcext:value-type="float">
            <text:p>1.200000003</text:p>
          </table:table-cell>
          <table:table-cell office:value-type="float" office:value="0" calcext:value-type="float">
            <text:p>0</text:p>
          </table:table-cell>
          <table:table-cell office:value-type="float" office:value="6.033333465" calcext:value-type="float">
            <text:p>6.033333465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92400" calcext:value-type="float">
            <text:p>9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916666776" calcext:value-type="float">
            <text:p>4.916666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92500" calcext:value-type="float">
            <text:p>92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833333433" calcext:value-type="float">
            <text:p>4.833333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92600" calcext:value-type="float">
            <text:p>92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166666672" calcext:value-type="float">
            <text:p>8.1666666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8.166666672" calcext:value-type="float">
            <text:p>8.166666672</text:p>
          </table:table-cell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92700" calcext:value-type="float">
            <text:p>92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75" calcext:value-type="float">
            <text:p>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92800" calcext:value-type="float">
            <text:p>92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726190493" calcext:value-type="float">
            <text:p>7.726190493</text:p>
          </table:table-cell>
          <table:table-cell office:value-type="float" office:value="0.142857149" calcext:value-type="float">
            <text:p>0.142857149</text:p>
          </table:table-cell>
          <table:table-cell table:number-columns-repeated="2" office:value-type="float" office:value="0.476190493" calcext:value-type="float">
            <text:p>0.476190493</text:p>
          </table:table-cell>
          <table:table-cell office:value-type="float" office:value="7.726190493" calcext:value-type="float">
            <text:p>7.726190493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92900" calcext:value-type="float">
            <text:p>92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25" calcext:value-type="float">
            <text:p>9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0" calcext:value-type="float">
            <text:p>9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93100" calcext:value-type="float">
            <text:p>93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93200" calcext:value-type="float">
            <text:p>93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666666672" calcext:value-type="float">
            <text:p>1.666666672</text:p>
          </table:table-cell>
          <table:table-cell office:value-type="float" office:value="0.666666672" calcext:value-type="float">
            <text:p>0.666666672</text:p>
          </table:table-cell>
          <table:table-cell office:value-type="float" office:value="3.166666672" calcext:value-type="float">
            <text:p>3.166666672</text:p>
          </table:table-cell>
          <table:table-cell office:value-type="float" office:value="4.5" calcext:value-type="float">
            <text:p>4.5</text:p>
          </table:table-cell>
          <table:table-cell office:value-type="float" office:value="1.666666672" calcext:value-type="float">
            <text:p>1.666666672</text:p>
          </table:table-cell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93300" calcext:value-type="float">
            <text:p>93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93400" calcext:value-type="float">
            <text:p>934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93500" calcext:value-type="float">
            <text:p>93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93600" calcext:value-type="float">
            <text:p>93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93700" calcext:value-type="float">
            <text:p>93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93800" calcext:value-type="float">
            <text:p>93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33333343" calcext:value-type="float">
            <text:p>1.833333343</text:p>
          </table:table-cell>
          <table:table-cell office:value-type="float" office:value="1.333333343" calcext:value-type="float">
            <text:p>1.333333343</text:p>
          </table:table-cell>
          <table:table-cell office:value-type="float" office:value="1.833333343" calcext:value-type="float">
            <text:p>1.83333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93900" calcext:value-type="float">
            <text:p>93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2.333333343" calcext:value-type="float">
            <text:p>2.333333343</text:p>
          </table:table-cell>
          <table:table-cell office:value-type="float" office:value="1.333333343" calcext:value-type="float">
            <text:p>1.333333343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0" calcext:value-type="float">
            <text:p>94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33333343" calcext:value-type="float">
            <text:p>2.333333343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94100" calcext:value-type="float">
            <text:p>94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3333343" calcext:value-type="float">
            <text:p>0.58333334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83333343" calcext:value-type="float">
            <text:p>0.583333343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94200" calcext:value-type="float">
            <text:p>94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0000003" calcext:value-type="float">
            <text:p>1.00000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00000003" calcext:value-type="float">
            <text:p>1.00000003</text:p>
          </table:table-cell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94300" calcext:value-type="float">
            <text:p>94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0000003" calcext:value-type="float">
            <text:p>1.00000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00000003" calcext:value-type="float">
            <text:p>1.00000003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94400" calcext:value-type="float">
            <text:p>94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16666701" calcext:value-type="float">
            <text:p>1.416666701</text:p>
          </table:table-cell>
          <table:table-cell office:value-type="float" office:value="0.416666672" calcext:value-type="float">
            <text:p>0.41666667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6.166666672" calcext:value-type="float">
            <text:p>6.166666672</text:p>
          </table:table-cell>
          <table:table-cell office:value-type="float" office:value="1.416666701" calcext:value-type="float">
            <text:p>1.416666701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94500" calcext:value-type="float">
            <text:p>94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166666716" calcext:value-type="float">
            <text:p>2.16666671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5" calcext:value-type="float">
            <text:p>27.25</text:p>
          </table:table-cell>
          <table:table-cell office:value-type="float" office:value="2.166666716" calcext:value-type="float">
            <text:p>2.166666716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94600" calcext:value-type="float">
            <text:p>94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333346" calcext:value-type="float">
            <text:p>0.533333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24.2" calcext:value-type="float">
            <text:p>24.2</text:p>
          </table:table-cell>
          <table:table-cell office:value-type="float" office:value="0.533333346" calcext:value-type="float">
            <text:p>0.533333346</text:p>
          </table:table-cell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94700" calcext:value-type="float">
            <text:p>94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5000003" calcext:value-type="float">
            <text:p>1.2500000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25000003" calcext:value-type="float">
            <text:p>1.25000003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94800" calcext:value-type="float">
            <text:p>9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94900" calcext:value-type="float">
            <text:p>94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816666678" calcext:value-type="float">
            <text:p>1.816666678</text:p>
          </table:table-cell>
          <table:table-cell office:value-type="float" office:value="0.666666672" calcext:value-type="float">
            <text:p>0.666666672</text:p>
          </table:table-cell>
          <table:table-cell office:value-type="float" office:value="0.5" calcext:value-type="float">
            <text:p>0.5</text:p>
          </table:table-cell>
          <table:table-cell office:value-type="float" office:value="26.56666668" calcext:value-type="float">
            <text:p>26.56666668</text:p>
          </table:table-cell>
          <table:table-cell office:value-type="float" office:value="1.816666678" calcext:value-type="float">
            <text:p>1.8166666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95100" calcext:value-type="float">
            <text:p>95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95200" calcext:value-type="float">
            <text:p>95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95300" calcext:value-type="float">
            <text:p>95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75" calcext:value-type="float">
            <text:p>2.75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.833333343" calcext:value-type="float">
            <text:p>0.833333343</text:p>
          </table:table-cell>
          <table:table-cell office:value-type="float" office:value="3.833333343" calcext:value-type="float">
            <text:p>3.833333343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95400" calcext:value-type="float">
            <text:p>95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75952382" calcext:value-type="float">
            <text:p>24.75952382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0.309523821" calcext:value-type="float">
            <text:p>0.309523821</text:p>
          </table:table-cell>
          <table:table-cell office:value-type="float" office:value="0.509523824" calcext:value-type="float">
            <text:p>0.509523824</text:p>
          </table:table-cell>
          <table:table-cell office:value-type="float" office:value="24.75952382" calcext:value-type="float">
            <text:p>24.75952382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95500" calcext:value-type="float">
            <text:p>95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56666669" calcext:value-type="float">
            <text:p>24.56666669</text:p>
          </table:table-cell>
          <table:table-cell office:value-type="float" office:value="0" calcext:value-type="float">
            <text:p>0</text:p>
          </table:table-cell>
          <table:table-cell office:value-type="float" office:value="0.666666687" calcext:value-type="float">
            <text:p>0.666666687</text:p>
          </table:table-cell>
          <table:table-cell office:value-type="float" office:value="1.066666692" calcext:value-type="float">
            <text:p>1.066666692</text:p>
          </table:table-cell>
          <table:table-cell office:value-type="float" office:value="24.56666669" calcext:value-type="float">
            <text:p>24.56666669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95600" calcext:value-type="float">
            <text:p>95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50000003" calcext:value-type="float">
            <text:p>24.50000003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1.50000003" calcext:value-type="float">
            <text:p>1.50000003</text:p>
          </table:table-cell>
          <table:table-cell office:value-type="float" office:value="24.50000003" calcext:value-type="float">
            <text:p>24.50000003</text:p>
          </table:table-cell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95700" calcext:value-type="float">
            <text:p>95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950000003" calcext:value-type="float">
            <text:p>3.95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3.950000003" calcext:value-type="float">
            <text:p>3.950000003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95800" calcext:value-type="float">
            <text:p>95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600000009" calcext:value-type="float">
            <text:p>4.600000009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4.600000009" calcext:value-type="float">
            <text:p>4.600000009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95900" calcext:value-type="float">
            <text:p>95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166666672" calcext:value-type="float">
            <text:p>2.1666666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2.166666672" calcext:value-type="float">
            <text:p>2.1666666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0" calcext:value-type="float">
            <text:p>96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033333346" calcext:value-type="float">
            <text:p>1.033333346</text:p>
          </table:table-cell>
          <table:table-cell office:value-type="float" office:value="0.533333346" calcext:value-type="float">
            <text:p>0.533333346</text:p>
          </table:table-cell>
          <table:table-cell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1.033333346" calcext:value-type="float">
            <text:p>1.033333346</text:p>
          </table:table-cell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96100" calcext:value-type="float">
            <text:p>96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96200" calcext:value-type="float">
            <text:p>96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96300" calcext:value-type="float">
            <text:p>963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96400" calcext:value-type="float">
            <text:p>96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96500" calcext:value-type="float">
            <text:p>96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96600" calcext:value-type="float">
            <text:p>96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700000003" calcext:value-type="float">
            <text:p>2.700000003</text:p>
          </table:table-cell>
          <table:table-cell office:value-type="float" office:value="2.200000003" calcext:value-type="float">
            <text:p>2.20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0000003" calcext:value-type="float">
            <text:p>2.700000003</text:p>
          </table:table-cell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96700" calcext:value-type="float">
            <text:p>96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96800" calcext:value-type="float">
            <text:p>96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96900" calcext:value-type="float">
            <text:p>96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0" calcext:value-type="float">
            <text:p>970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.083333343" calcext:value-type="float">
            <text:p>1.083333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83333343" calcext:value-type="float">
            <text:p>1.083333343</text:p>
          </table:table-cell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97100" calcext:value-type="float">
            <text:p>97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.75000003" calcext:value-type="float">
            <text:p>1.75000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000003" calcext:value-type="float">
            <text:p>1.75000003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97200" calcext:value-type="float">
            <text:p>97200</text:p>
          </table:table-cell>
          <table:table-cell office:value-type="float" office:value="0" calcext:value-type="float">
            <text:p>0</text:p>
          </table:table-cell>
          <table:table-cell office:value-type="float" office:value="0.450000003" calcext:value-type="float">
            <text:p>0.450000003</text:p>
          </table:table-cell>
          <table:table-cell table:number-columns-repeated="2" office:value-type="float" office:value="2.450000063" calcext:value-type="float">
            <text:p>2.45000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2.450000063" calcext:value-type="float">
            <text:p>2.450000063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97300" calcext:value-type="float">
            <text:p>9730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3333343" calcext:value-type="float">
            <text:p>0.583333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3333343" calcext:value-type="float">
            <text:p>0.583333343</text:p>
          </table:table-cell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97400" calcext:value-type="float">
            <text:p>97400</text:p>
          </table:table-cell>
          <table:table-cell office:value-type="float" office:value="0" calcext:value-type="float">
            <text:p>0</text:p>
          </table:table-cell>
          <table:table-cell office:value-type="float" office:value="0.642857149" calcext:value-type="float">
            <text:p>0.642857149</text:p>
          </table:table-cell>
          <table:table-cell table:number-columns-repeated="2" office:value-type="float" office:value="1.142857164" calcext:value-type="float">
            <text:p>1.142857164</text:p>
          </table:table-cell>
          <table:table-cell table:number-columns-repeated="3" office:value-type="float" office:value="0.309523821" calcext:value-type="float">
            <text:p>0.309523821</text:p>
          </table:table-cell>
          <table:table-cell office:value-type="float" office:value="1.142857164" calcext:value-type="float">
            <text:p>1.142857164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97500" calcext:value-type="float">
            <text:p>97500</text:p>
          </table:table-cell>
          <table:table-cell office:value-type="float" office:value="4.203571513" calcext:value-type="float">
            <text:p>4.203571513</text:p>
          </table:table-cell>
          <table:table-cell office:value-type="float" office:value="8.560714319" calcext:value-type="float">
            <text:p>8.560714319</text:p>
          </table:table-cell>
          <table:table-cell table:number-columns-repeated="2" office:value-type="float" office:value="26.40595293" calcext:value-type="float">
            <text:p>26.40595293</text:p>
          </table:table-cell>
          <table:table-cell table:number-columns-repeated="3" office:value-type="float" office:value="2.672619149" calcext:value-type="float">
            <text:p>2.672619149</text:p>
          </table:table-cell>
          <table:table-cell office:value-type="float" office:value="26.40595293" calcext:value-type="float">
            <text:p>26.40595293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97600" calcext:value-type="float">
            <text:p>97600</text:p>
          </table:table-cell>
          <table:table-cell office:value-type="float" office:value="2.560714304" calcext:value-type="float">
            <text:p>2.560714304</text:p>
          </table:table-cell>
          <table:table-cell office:value-type="float" office:value="11.6678572" calcext:value-type="float">
            <text:p>11.6678572</text:p>
          </table:table-cell>
          <table:table-cell table:number-columns-repeated="2" office:value-type="float" office:value="26.53690523" calcext:value-type="float">
            <text:p>26.53690523</text:p>
          </table:table-cell>
          <table:table-cell table:number-columns-repeated="3" office:value-type="float" office:value="2.053571492" calcext:value-type="float">
            <text:p>2.053571492</text:p>
          </table:table-cell>
          <table:table-cell office:value-type="float" office:value="26.53690523" calcext:value-type="float">
            <text:p>26.53690523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97700" calcext:value-type="float">
            <text:p>97700</text:p>
          </table:table-cell>
          <table:table-cell office:value-type="float" office:value="2.703571454" calcext:value-type="float">
            <text:p>2.703571454</text:p>
          </table:table-cell>
          <table:table-cell office:value-type="float" office:value="8.917857155" calcext:value-type="float">
            <text:p>8.917857155</text:p>
          </table:table-cell>
          <table:table-cell table:number-columns-repeated="2" office:value-type="float" office:value="27.59642909" calcext:value-type="float">
            <text:p>27.59642909</text:p>
          </table:table-cell>
          <table:table-cell table:number-columns-repeated="3" office:value-type="float" office:value="1.863095298" calcext:value-type="float">
            <text:p>1.863095298</text:p>
          </table:table-cell>
          <table:table-cell office:value-type="float" office:value="27.59642909" calcext:value-type="float">
            <text:p>27.59642909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97800" calcext:value-type="float">
            <text:p>97800</text:p>
          </table:table-cell>
          <table:table-cell office:value-type="float" office:value="0.825000003" calcext:value-type="float">
            <text:p>0.825000003</text:p>
          </table:table-cell>
          <table:table-cell table:number-columns-repeated="3" office:value-type="float" office:value="24.21785715" calcext:value-type="float">
            <text:p>24.21785715</text:p>
          </table:table-cell>
          <table:table-cell table:number-columns-repeated="3" office:value-type="float" office:value="0.767857149" calcext:value-type="float">
            <text:p>0.767857149</text:p>
          </table:table-cell>
          <table:table-cell office:value-type="float" office:value="24.21785715" calcext:value-type="float">
            <text:p>24.21785715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97900" calcext:value-type="float">
            <text:p>97900</text:p>
          </table:table-cell>
          <table:table-cell office:value-type="float" office:value="3.925000057" calcext:value-type="float">
            <text:p>3.925000057</text:p>
          </table:table-cell>
          <table:table-cell table:number-columns-repeated="3" office:value-type="float" office:value="23.92500006" calcext:value-type="float">
            <text:p>23.92500006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23.92500006" calcext:value-type="float">
            <text:p>23.925000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0" calcext:value-type="float">
            <text:p>98000</text:p>
          </table:table-cell>
          <table:table-cell office:value-type="float" office:value="3.400000051" calcext:value-type="float">
            <text:p>3.400000051</text:p>
          </table:table-cell>
          <table:table-cell table:number-columns-repeated="3" office:value-type="float" office:value="24.15000005" calcext:value-type="float">
            <text:p>24.15000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15000005" calcext:value-type="float">
            <text:p>24.15000005</text:p>
          </table:table-cell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98100" calcext:value-type="float">
            <text:p>98100</text:p>
          </table:table-cell>
          <table:table-cell office:value-type="float" office:value="3.325000048" calcext:value-type="float">
            <text:p>3.325000048</text:p>
          </table:table-cell>
          <table:table-cell table:number-columns-repeated="3" office:value-type="float" office:value="24.07500005" calcext:value-type="float">
            <text:p>24.07500005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24.07500005" calcext:value-type="float">
            <text:p>24.07500005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98200" calcext:value-type="float">
            <text:p>98200</text:p>
          </table:table-cell>
          <table:table-cell office:value-type="float" office:value="2.650000006" calcext:value-type="float">
            <text:p>2.650000006</text:p>
          </table:table-cell>
          <table:table-cell table:number-columns-repeated="3" office:value-type="float" office:value="29.70952441" calcext:value-type="float">
            <text:p>29.70952441</text:p>
          </table:table-cell>
          <table:table-cell table:number-columns-repeated="3" office:value-type="float" office:value="0.142857149" calcext:value-type="float">
            <text:p>0.142857149</text:p>
          </table:table-cell>
          <table:table-cell office:value-type="float" office:value="7.792857155" calcext:value-type="float">
            <text:p>7.792857155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98300" calcext:value-type="float">
            <text:p>98300</text:p>
          </table:table-cell>
          <table:table-cell office:value-type="float" office:value="2.075000018" calcext:value-type="float">
            <text:p>2.075000018</text:p>
          </table:table-cell>
          <table:table-cell table:number-columns-repeated="3" office:value-type="float" office:value="29.57500063" calcext:value-type="float">
            <text:p>29.57500063</text:p>
          </table:table-cell>
          <table:table-cell table:number-columns-repeated="3" office:value-type="float" office:value="0.291666672" calcext:value-type="float">
            <text:p>0.291666672</text:p>
          </table:table-cell>
          <table:table-cell office:value-type="float" office:value="8.325000018" calcext:value-type="float">
            <text:p>8.325000018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98400" calcext:value-type="float">
            <text:p>98400</text:p>
          </table:table-cell>
          <table:table-cell office:value-type="float" office:value="0.450000003" calcext:value-type="float">
            <text:p>0.450000003</text:p>
          </table:table-cell>
          <table:table-cell table:number-columns-repeated="3" office:value-type="float" office:value="29.53333388" calcext:value-type="float">
            <text:p>29.53333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98500" calcext:value-type="float">
            <text:p>98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00000003" calcext:value-type="float">
            <text:p>1.000000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98600" calcext:value-type="float">
            <text:p>98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166666716" calcext:value-type="float">
            <text:p>2.16666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98700" calcext:value-type="float">
            <text:p>98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000003" calcext:value-type="float">
            <text:p>1.25000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98800" calcext:value-type="float">
            <text:p>98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916666716" calcext:value-type="float">
            <text:p>1.91666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98900" calcext:value-type="float">
            <text:p>98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000003" calcext:value-type="float">
            <text:p>1.75000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0" calcext:value-type="float">
            <text:p>99000</text:p>
          </table:table-cell>
          <table:table-cell office:value-type="float" office:value="0" calcext:value-type="float">
            <text:p>0</text:p>
          </table:table-cell>
          <table:table-cell office:value-type="float" office:value="11.25" calcext:value-type="float">
            <text:p>11.25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99100" calcext:value-type="float">
            <text:p>9910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float" office:value="0.700000003" calcext:value-type="float">
            <text:p>0.700000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0000003" calcext:value-type="float">
            <text:p>0.700000003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99200" calcext:value-type="float">
            <text:p>99200</text:p>
          </table:table-cell>
          <table:table-cell office:value-type="float" office:value="0.600000009" calcext:value-type="float">
            <text:p>0.600000009</text:p>
          </table:table-cell>
          <table:table-cell office:value-type="float" office:value="10.05000001" calcext:value-type="float">
            <text:p>10.05000001</text:p>
          </table:table-cell>
          <table:table-cell table:number-columns-repeated="2" office:value-type="float" office:value="1.050000012" calcext:value-type="float">
            <text:p>1.050000012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1.050000012" calcext:value-type="float">
            <text:p>1.050000012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99300" calcext:value-type="float">
            <text:p>99300</text:p>
          </table:table-cell>
          <table:table-cell office:value-type="float" office:value="1.966666698" calcext:value-type="float">
            <text:p>1.966666698</text:p>
          </table:table-cell>
          <table:table-cell office:value-type="float" office:value="67.73333341" calcext:value-type="float">
            <text:p>67.73333341</text:p>
          </table:table-cell>
          <table:table-cell table:number-columns-repeated="2" office:value-type="float" office:value="8.066666722" calcext:value-type="float">
            <text:p>8.066666722</text:p>
          </table:table-cell>
          <table:table-cell office:value-type="float" office:value="1.333333343" calcext:value-type="float">
            <text:p>1.333333343</text:p>
          </table:table-cell>
          <table:table-cell office:value-type="float" office:value="3.866666704" calcext:value-type="float">
            <text:p>3.866666704</text:p>
          </table:table-cell>
          <table:table-cell office:value-type="float" office:value="0.900000021" calcext:value-type="float">
            <text:p>0.900000021</text:p>
          </table:table-cell>
          <table:table-cell office:value-type="float" office:value="8.066666722" calcext:value-type="float">
            <text:p>8.066666722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99400" calcext:value-type="float">
            <text:p>9940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70.71666671" calcext:value-type="float">
            <text:p>70.71666671</text:p>
          </table:table-cell>
          <table:table-cell table:number-columns-repeated="2" office:value-type="float" office:value="8.216666684" calcext:value-type="float">
            <text:p>8.216666684</text:p>
          </table:table-cell>
          <table:table-cell office:value-type="float" office:value="2.366666704" calcext:value-type="float">
            <text:p>2.366666704</text:p>
          </table:table-cell>
          <table:table-cell office:value-type="float" office:value="1.733333364" calcext:value-type="float">
            <text:p>1.733333364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8.216666684" calcext:value-type="float">
            <text:p>8.216666684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99500" calcext:value-type="float">
            <text:p>99500</text:p>
          </table:table-cell>
          <table:table-cell office:value-type="float" office:value="0" calcext:value-type="float">
            <text:p>0</text:p>
          </table:table-cell>
          <table:table-cell office:value-type="float" office:value="65.43333335" calcext:value-type="float">
            <text:p>65.43333335</text:p>
          </table:table-cell>
          <table:table-cell table:number-columns-repeated="2" office:value-type="float" office:value="10.60000001" calcext:value-type="float">
            <text:p>10.60000001</text:p>
          </table:table-cell>
          <table:table-cell office:value-type="float" office:value="0.5" calcext:value-type="float">
            <text:p>0.5</text:p>
          </table:table-cell>
          <table:table-cell office:value-type="float" office:value="1.733333349" calcext:value-type="float">
            <text:p>1.733333349</text:p>
          </table:table-cell>
          <table:table-cell office:value-type="float" office:value="0.533333346" calcext:value-type="float">
            <text:p>0.533333346</text:p>
          </table:table-cell>
          <table:table-cell office:value-type="float" office:value="10.60000001" calcext:value-type="float">
            <text:p>10.60000001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99600" calcext:value-type="float">
            <text:p>99600</text:p>
          </table:table-cell>
          <table:table-cell office:value-type="float" office:value="0" calcext:value-type="float">
            <text:p>0</text:p>
          </table:table-cell>
          <table:table-cell office:value-type="float" office:value="66.50000006" calcext:value-type="float">
            <text:p>66.50000006</text:p>
          </table:table-cell>
          <table:table-cell table:number-columns-repeated="2" office:value-type="float" office:value="9.166666687" calcext:value-type="float">
            <text:p>9.166666687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4.50000006" calcext:value-type="float">
            <text:p>4.50000006</text:p>
          </table:table-cell>
          <table:table-cell office:value-type="float" office:value="1.166666701" calcext:value-type="float">
            <text:p>1.166666701</text:p>
          </table:table-cell>
          <table:table-cell office:value-type="float" office:value="9.166666687" calcext:value-type="float">
            <text:p>9.166666687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99700" calcext:value-type="float">
            <text:p>99700</text:p>
          </table:table-cell>
          <table:table-cell office:value-type="float" office:value="0" calcext:value-type="float">
            <text:p>0</text:p>
          </table:table-cell>
          <table:table-cell office:value-type="float" office:value="65.17857151" calcext:value-type="float">
            <text:p>65.17857151</text:p>
          </table:table-cell>
          <table:table-cell table:number-columns-repeated="2" office:value-type="float" office:value="9.095238134" calcext:value-type="float">
            <text:p>9.095238134</text:p>
          </table:table-cell>
          <table:table-cell office:value-type="float" office:value="1.178571448" calcext:value-type="float">
            <text:p>1.178571448</text:p>
          </table:table-cell>
          <table:table-cell table:number-columns-repeated="2" office:value-type="float" office:value="3.178571507" calcext:value-type="float">
            <text:p>3.178571507</text:p>
          </table:table-cell>
          <table:table-cell office:value-type="float" office:value="9.095238134" calcext:value-type="float">
            <text:p>9.095238134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99800" calcext:value-type="float">
            <text:p>99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9880953" calcext:value-type="float">
            <text:p>23.9880953</text:p>
          </table:table-cell>
          <table:table-cell office:value-type="float" office:value="0.571428597" calcext:value-type="float">
            <text:p>0.571428597</text:p>
          </table:table-cell>
          <table:table-cell table:number-columns-repeated="2" office:value-type="float" office:value="1.738095298" calcext:value-type="float">
            <text:p>1.738095298</text:p>
          </table:table-cell>
          <table:table-cell office:value-type="float" office:value="23.9880953" calcext:value-type="float">
            <text:p>23.9880953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99900" calcext:value-type="float">
            <text:p>99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035714298" calcext:value-type="float">
            <text:p>9.035714298</text:p>
          </table:table-cell>
          <table:table-cell table:number-columns-repeated="3" office:value-type="float" office:value="0.285714298" calcext:value-type="float">
            <text:p>0.285714298</text:p>
          </table:table-cell>
          <table:table-cell office:value-type="float" office:value="9.035714298" calcext:value-type="float">
            <text:p>9.0357142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100100" calcext:value-type="float">
            <text:p>100100</text:p>
          </table:table-cell>
          <table:table-cell office:value-type="float" office:value="0" calcext:value-type="float">
            <text:p>0</text:p>
          </table:table-cell>
          <table:table-cell office:value-type="float" office:value="1.642857149" calcext:value-type="float">
            <text:p>1.642857149</text:p>
          </table:table-cell>
          <table:table-cell table:number-columns-repeated="2" office:value-type="float" office:value="5.976190612" calcext:value-type="float">
            <text:p>5.976190612</text:p>
          </table:table-cell>
          <table:table-cell table:number-columns-repeated="3" office:value-type="float" office:value="0.142857149" calcext:value-type="float">
            <text:p>0.142857149</text:p>
          </table:table-cell>
          <table:table-cell office:value-type="float" office:value="5.976190612" calcext:value-type="float">
            <text:p>5.976190612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00200" calcext:value-type="float">
            <text:p>1002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.25000003" calcext:value-type="float">
            <text:p>1.25000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000003" calcext:value-type="float">
            <text:p>1.25000003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100300" calcext:value-type="float">
            <text:p>100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66666687" calcext:value-type="float">
            <text:p>1.666666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66666687" calcext:value-type="float">
            <text:p>1.666666687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100400" calcext:value-type="float">
            <text:p>1004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33333343" calcext:value-type="float">
            <text:p>0.833333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3333343" calcext:value-type="float">
            <text:p>0.833333343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00500" calcext:value-type="float">
            <text:p>100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100600" calcext:value-type="float">
            <text:p>1006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83333343" calcext:value-type="float">
            <text:p>0.583333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3333343" calcext:value-type="float">
            <text:p>0.583333343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100700" calcext:value-type="float">
            <text:p>1007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5.583333462" calcext:value-type="float">
            <text:p>5.583333462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.583333462" calcext:value-type="float">
            <text:p>5.583333462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100900" calcext:value-type="float">
            <text:p>100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0" calcext:value-type="float">
            <text:p>101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101100" calcext:value-type="float">
            <text:p>101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73333335" calcext:value-type="float">
            <text:p>24.73333335</text:p>
          </table:table-cell>
          <table:table-cell office:value-type="float" office:value="0.733333349" calcext:value-type="float">
            <text:p>0.733333349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  <table:table-cell office:value-type="float" office:value="24.73333335" calcext:value-type="float">
            <text:p>24.73333335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101200" calcext:value-type="float">
            <text:p>10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101300" calcext:value-type="float">
            <text:p>101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33333343" calcext:value-type="float">
            <text:p>23.33333343</text:p>
          </table:table-cell>
          <table:table-cell table:number-columns-repeated="2" office:value-type="float" office:value="3.333333433" calcext:value-type="float">
            <text:p>3.333333433</text:p>
          </table:table-cell>
          <table:table-cell office:value-type="float" office:value="0" calcext:value-type="float">
            <text:p>0</text:p>
          </table:table-cell>
          <table:table-cell office:value-type="float" office:value="23.33333343" calcext:value-type="float">
            <text:p>23.33333343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101400" calcext:value-type="float">
            <text:p>101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101500" calcext:value-type="float">
            <text:p>101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200000003" calcext:value-type="float">
            <text:p>2.200000003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2.200000003" calcext:value-type="float">
            <text:p>2.200000003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101600" calcext:value-type="float">
            <text:p>101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25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101700" calcext:value-type="float">
            <text:p>101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101800" calcext:value-type="float">
            <text:p>101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416666672" calcext:value-type="float">
            <text:p>2.4166666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2.416666672" calcext:value-type="float">
            <text:p>2.416666672</text:p>
          </table:table-cell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101900" calcext:value-type="float">
            <text:p>101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416666672" calcext:value-type="float">
            <text:p>1.4166666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1.416666672" calcext:value-type="float">
            <text:p>1.4166666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0" calcext:value-type="float">
            <text:p>102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" calcext:value-type="float">
            <text:p>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102100" calcext:value-type="float">
            <text:p>102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416666672" calcext:value-type="float">
            <text:p>2.4166666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2.416666672" calcext:value-type="float">
            <text:p>2.416666672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102200" calcext:value-type="float">
            <text:p>102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67857145" calcext:value-type="float">
            <text:p>24.67857145</text:p>
          </table:table-cell>
          <table:table-cell table:number-columns-repeated="3" office:value-type="float" office:value="0.428571448" calcext:value-type="float">
            <text:p>0.428571448</text:p>
          </table:table-cell>
          <table:table-cell office:value-type="float" office:value="24.67857145" calcext:value-type="float">
            <text:p>24.67857145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102300" calcext:value-type="float">
            <text:p>10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office:value-type="float" office:value="0.200000003" calcext:value-type="float">
            <text:p>0.20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2.16666752" calcext:value-type="float">
            <text:p>32.16666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16666752" calcext:value-type="float">
            <text:p>32.16666752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102500" calcext:value-type="float">
            <text:p>10250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2.50000089" calcext:value-type="float">
            <text:p>32.50000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50000089" calcext:value-type="float">
            <text:p>32.50000089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102600" calcext:value-type="float">
            <text:p>102600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31.91666749" calcext:value-type="float">
            <text:p>31.91666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91666749" calcext:value-type="float">
            <text:p>31.91666749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102700" calcext:value-type="float">
            <text:p>102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1.83333415" calcext:value-type="float">
            <text:p>31.8333341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3333415" calcext:value-type="float">
            <text:p>31.83333415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102800" calcext:value-type="float">
            <text:p>102800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31.50000077" calcext:value-type="float">
            <text:p>31.50000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50000077" calcext:value-type="float">
            <text:p>31.50000077</text:p>
          </table:table-cell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102900" calcext:value-type="float">
            <text:p>102900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32.41666755" calcext:value-type="float">
            <text:p>32.41666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41666755" calcext:value-type="float">
            <text:p>32.416667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0" calcext:value-type="float">
            <text:p>103000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32.25000086" calcext:value-type="float">
            <text:p>32.25000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25000086" calcext:value-type="float">
            <text:p>32.25000086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103100" calcext:value-type="float">
            <text:p>103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583333433" calcext:value-type="float">
            <text:p>4.583333433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4.583333433" calcext:value-type="float">
            <text:p>4.583333433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103200" calcext:value-type="float">
            <text:p>103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5" calcext:value-type="float">
            <text:p>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103300" calcext:value-type="float">
            <text:p>103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75" calcext:value-type="float">
            <text:p>4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103400" calcext:value-type="float">
            <text:p>103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75" calcext:value-type="float">
            <text:p>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103500" calcext:value-type="float">
            <text:p>103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103600" calcext:value-type="float">
            <text:p>10360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103700" calcext:value-type="float">
            <text:p>103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103800" calcext:value-type="float">
            <text:p>10380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103900" calcext:value-type="float">
            <text:p>103900</text:p>
          </table:table-cell>
          <table:table-cell office:value-type="float" office:value="0" calcext:value-type="float">
            <text:p>0</text:p>
          </table:table-cell>
          <table:table-cell office:value-type="float" office:value="12.75" calcext:value-type="float">
            <text:p>12.75</text:p>
          </table:table-cell>
          <table:table-cell office:value-type="float" office:value="3.75" calcext:value-type="float">
            <text:p>3.75</text:p>
          </table:table-cell>
          <table:table-cell office:value-type="float" office:value="12.75" calcext:value-type="float">
            <text:p>1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0" calcext:value-type="float">
            <text:p>104000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4.5" calcext:value-type="float">
            <text:p>4.5</text:p>
          </table:table-cell>
          <table:table-cell office:value-type="float" office:value="15.5" calcext:value-type="float">
            <text:p>1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104100" calcext:value-type="float">
            <text:p>104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104200" calcext:value-type="float">
            <text:p>1042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104300" calcext:value-type="float">
            <text:p>1043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104400" calcext:value-type="float">
            <text:p>104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104500" calcext:value-type="float">
            <text:p>104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75" calcext:value-type="float">
            <text:p>4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104600" calcext:value-type="float">
            <text:p>104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104700" calcext:value-type="float">
            <text:p>104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104800" calcext:value-type="float">
            <text:p>10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104900" calcext:value-type="float">
            <text:p>104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833333343" calcext:value-type="float">
            <text:p>0.833333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0" calcext:value-type="float">
            <text:p>105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83333373" calcext:value-type="float">
            <text:p>1.583333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105100" calcext:value-type="float">
            <text:p>105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416666716" calcext:value-type="float">
            <text:p>2.41666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105200" calcext:value-type="float">
            <text:p>105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000003" calcext:value-type="float">
            <text:p>1.25000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105300" calcext:value-type="float">
            <text:p>105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83333373" calcext:value-type="float">
            <text:p>2.583333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105400" calcext:value-type="float">
            <text:p>105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.08333394" calcext:value-type="float">
            <text:p>30.08333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105500" calcext:value-type="float">
            <text:p>105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.41666731" calcext:value-type="float">
            <text:p>30.41666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105600" calcext:value-type="float">
            <text:p>105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105700" calcext:value-type="float">
            <text:p>105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66666675" calcext:value-type="float">
            <text:p>23.66666675</text:p>
          </table:table-cell>
          <table:table-cell table:number-columns-repeated="2" office:value-type="float" office:value="2.166666746" calcext:value-type="float">
            <text:p>2.166666746</text:p>
          </table:table-cell>
          <table:table-cell office:value-type="float" office:value="1.000000045" calcext:value-type="float">
            <text:p>1.000000045</text:p>
          </table:table-cell>
          <table:table-cell office:value-type="float" office:value="23.66666675" calcext:value-type="float">
            <text:p>23.66666675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105800" calcext:value-type="float">
            <text:p>105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.20238118" calcext:value-type="float">
            <text:p>21.20238118</text:p>
          </table:table-cell>
          <table:table-cell table:number-columns-repeated="2" office:value-type="float" office:value="6.452381179" calcext:value-type="float">
            <text:p>6.452381179</text:p>
          </table:table-cell>
          <table:table-cell office:value-type="float" office:value="2.285714388" calcext:value-type="float">
            <text:p>2.285714388</text:p>
          </table:table-cell>
          <table:table-cell office:value-type="float" office:value="21.20238118" calcext:value-type="float">
            <text:p>21.20238118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105900" calcext:value-type="float">
            <text:p>105900</text:p>
          </table:table-cell>
          <table:table-cell office:value-type="float" office:value="0" calcext:value-type="float">
            <text:p>0</text:p>
          </table:table-cell>
          <table:table-cell office:value-type="float" office:value="64.64285722" calcext:value-type="float">
            <text:p>64.64285722</text:p>
          </table:table-cell>
          <table:table-cell table:number-columns-repeated="2" office:value-type="float" office:value="9.726190507" calcext:value-type="float">
            <text:p>9.726190507</text:p>
          </table:table-cell>
          <table:table-cell table:number-columns-repeated="2" office:value-type="float" office:value="2.892857224" calcext:value-type="float">
            <text:p>2.892857224</text:p>
          </table:table-cell>
          <table:table-cell office:value-type="float" office:value="0.392857149" calcext:value-type="float">
            <text:p>0.392857149</text:p>
          </table:table-cell>
          <table:table-cell office:value-type="float" office:value="9.726190507" calcext:value-type="float">
            <text:p>9.7261905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0" calcext:value-type="float">
            <text:p>106000</text:p>
          </table:table-cell>
          <table:table-cell office:value-type="float" office:value="0" calcext:value-type="float">
            <text:p>0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3.700000003" calcext:value-type="float">
            <text:p>3.700000003</text:p>
          </table:table-cell>
          <table:table-cell office:value-type="float" office:value="1" calcext:value-type="float">
            <text:p>1</text:p>
          </table:table-cell>
          <table:table-cell office:value-type="float" office:value="3.200000003" calcext:value-type="float">
            <text:p>3.200000003</text:p>
          </table:table-cell>
          <table:table-cell office:value-type="float" office:value="0.5" calcext:value-type="float">
            <text:p>0.5</text:p>
          </table:table-cell>
          <table:table-cell office:value-type="float" office:value="3.700000003" calcext:value-type="float">
            <text:p>3.700000003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106100" calcext:value-type="float">
            <text:p>106100</text:p>
          </table:table-cell>
          <table:table-cell office:value-type="float" office:value="0" calcext:value-type="float">
            <text:p>0</text:p>
          </table:table-cell>
          <table:table-cell office:value-type="float" office:value="57.75" calcext:value-type="float">
            <text:p>57.75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106200" calcext:value-type="float">
            <text:p>10620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106300" calcext:value-type="float">
            <text:p>106300</text:p>
          </table:table-cell>
          <table:table-cell office:value-type="float" office:value="0" calcext:value-type="float">
            <text:p>0</text:p>
          </table:table-cell>
          <table:table-cell office:value-type="float" office:value="54.58333334" calcext:value-type="float">
            <text:p>54.58333334</text:p>
          </table:table-cell>
          <table:table-cell table:number-columns-repeated="2" office:value-type="float" office:value="4.75" calcext:value-type="float">
            <text:p>4.75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1.833333343" calcext:value-type="float">
            <text:p>1.833333343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106400" calcext:value-type="float">
            <text:p>10640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106500" calcext:value-type="float">
            <text:p>106500</text:p>
          </table:table-cell>
          <table:table-cell office:value-type="float" office:value="0" calcext:value-type="float">
            <text:p>0</text:p>
          </table:table-cell>
          <table:table-cell office:value-type="float" office:value="55.75" calcext:value-type="float">
            <text:p>55.75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106600" calcext:value-type="float">
            <text:p>10660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106700" calcext:value-type="float">
            <text:p>106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4.200000003" calcext:value-type="float">
            <text:p>4.200000003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106800" calcext:value-type="float">
            <text:p>106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106900" calcext:value-type="float">
            <text:p>106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0" calcext:value-type="float">
            <text:p>107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107100" calcext:value-type="float">
            <text:p>107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107200" calcext:value-type="float">
            <text:p>107200</text:p>
          </table:table-cell>
          <table:table-cell office:value-type="float" office:value="0" calcext:value-type="float">
            <text:p>0</text:p>
          </table:table-cell>
          <table:table-cell office:value-type="float" office:value="1.166666687" calcext:value-type="float">
            <text:p>1.166666687</text:p>
          </table:table-cell>
          <table:table-cell table:number-columns-repeated="2" office:value-type="float" office:value="0.666666687" calcext:value-type="float">
            <text:p>0.666666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107300" calcext:value-type="float">
            <text:p>1073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07400" calcext:value-type="float">
            <text:p>107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107500" calcext:value-type="float">
            <text:p>107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107600" calcext:value-type="float">
            <text:p>107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107700" calcext:value-type="float">
            <text:p>1077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107900" calcext:value-type="float">
            <text:p>107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0" calcext:value-type="float">
            <text:p>108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108100" calcext:value-type="float">
            <text:p>108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416666716" calcext:value-type="float">
            <text:p>2.416666716</text:p>
          </table:table-cell>
          <table:table-cell office:value-type="float" office:value="0.5" calcext:value-type="float">
            <text:p>0.5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108200" calcext:value-type="float">
            <text:p>108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116666704" calcext:value-type="float">
            <text:p>2.116666704</text:p>
          </table:table-cell>
          <table:table-cell office:value-type="float" office:value="1.866666675" calcext:value-type="float">
            <text:p>1.866666675</text:p>
          </table:table-cell>
          <table:table-cell office:value-type="float" office:value="33.86666667" calcext:value-type="float">
            <text:p>33.86666667</text:p>
          </table:table-cell>
          <table:table-cell office:value-type="float" office:value="0" calcext:value-type="float">
            <text:p>0</text:p>
          </table:table-cell>
          <table:table-cell office:value-type="float" office:value="0.916666672" calcext:value-type="float">
            <text:p>0.916666672</text:p>
          </table:table-cell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108300" calcext:value-type="float">
            <text:p>108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150000036" calcext:value-type="float">
            <text:p>2.150000036</text:p>
          </table:table-cell>
          <table:table-cell office:value-type="float" office:value="1.400000006" calcext:value-type="float">
            <text:p>1.400000006</text:p>
          </table:table-cell>
          <table:table-cell office:value-type="float" office:value="26.40000001" calcext:value-type="float">
            <text:p>26.4000000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108400" calcext:value-type="float">
            <text:p>108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30952388" calcext:value-type="float">
            <text:p>3.30952388</text:p>
          </table:table-cell>
          <table:table-cell office:value-type="float" office:value="1.809523821" calcext:value-type="float">
            <text:p>1.809523821</text:p>
          </table:table-cell>
          <table:table-cell office:value-type="float" office:value="33.80952382" calcext:value-type="float">
            <text:p>33.80952382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1.309523821" calcext:value-type="float">
            <text:p>1.309523821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108500" calcext:value-type="float">
            <text:p>108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0000015" calcext:value-type="float">
            <text:p>0.750000015</text:p>
          </table:table-cell>
          <table:table-cell office:value-type="float" office:value="0.666666672" calcext:value-type="float">
            <text:p>0.666666672</text:p>
          </table:table-cell>
          <table:table-cell office:value-type="float" office:value="38.66666667" calcext:value-type="float">
            <text:p>38.66666667</text:p>
          </table:table-cell>
          <table:table-cell office:value-type="float" office:value="0" calcext:value-type="float">
            <text:p>0</text:p>
          </table:table-cell>
          <table:table-cell office:value-type="float" office:value="0.416666672" calcext:value-type="float">
            <text:p>0.416666672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108600" calcext:value-type="float">
            <text:p>108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16666687" calcext:value-type="float">
            <text:p>0.916666687</text:p>
          </table:table-cell>
          <table:table-cell office:value-type="float" office:value="1.5" calcext:value-type="float">
            <text:p>1.5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108700" calcext:value-type="float">
            <text:p>1087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6.857143164" calcext:value-type="float">
            <text:p>6.857143164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108800" calcext:value-type="float">
            <text:p>1088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108900" calcext:value-type="float">
            <text:p>1089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109100" calcext:value-type="float">
            <text:p>1091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109200" calcext:value-type="float">
            <text:p>1092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5.88095292" calcext:value-type="float">
            <text:p>15.88095292</text:p>
          </table:table-cell>
          <table:table-cell office:value-type="float" office:value="4.714285925" calcext:value-type="float">
            <text:p>4.714285925</text:p>
          </table:table-cell>
          <table:table-cell office:value-type="float" office:value="15.88095292" calcext:value-type="float">
            <text:p>15.88095292</text:p>
          </table:table-cell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109300" calcext:value-type="float">
            <text:p>109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5.71428627" calcext:value-type="float">
            <text:p>15.71428627</text:p>
          </table:table-cell>
          <table:table-cell office:value-type="float" office:value="5.71428597" calcext:value-type="float">
            <text:p>5.71428597</text:p>
          </table:table-cell>
          <table:table-cell office:value-type="float" office:value="15.71428627" calcext:value-type="float">
            <text:p>15.71428627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109400" calcext:value-type="float">
            <text:p>1094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8.5095242" calcext:value-type="float">
            <text:p>18.5095242</text:p>
          </table:table-cell>
          <table:table-cell office:value-type="float" office:value="7.309524029" calcext:value-type="float">
            <text:p>7.309524029</text:p>
          </table:table-cell>
          <table:table-cell office:value-type="float" office:value="0.142857149" calcext:value-type="float">
            <text:p>0.142857149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109500" calcext:value-type="float">
            <text:p>1095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8.8333337" calcext:value-type="float">
            <text:p>18.8333337</text:p>
          </table:table-cell>
          <table:table-cell office:value-type="float" office:value="5.833333507" calcext:value-type="float">
            <text:p>5.833333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109600" calcext:value-type="float">
            <text:p>109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109700" calcext:value-type="float">
            <text:p>109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109800" calcext:value-type="float">
            <text:p>1098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109900" calcext:value-type="float">
            <text:p>1099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0" calcext:value-type="float">
            <text:p>11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110100" calcext:value-type="float">
            <text:p>110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110200" calcext:value-type="float">
            <text:p>110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110300" calcext:value-type="float">
            <text:p>110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110400" calcext:value-type="float">
            <text:p>1104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110500" calcext:value-type="float">
            <text:p>110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110600" calcext:value-type="float">
            <text:p>110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110700" calcext:value-type="float">
            <text:p>110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110800" calcext:value-type="float">
            <text:p>110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110900" calcext:value-type="float">
            <text:p>110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666666716" calcext:value-type="float">
            <text:p>1.66666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0" calcext:value-type="float">
            <text:p>111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00000006" calcext:value-type="float">
            <text:p>2.00000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111100" calcext:value-type="float">
            <text:p>111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111200" calcext:value-type="float">
            <text:p>11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00000003" calcext:value-type="float">
            <text:p>1.00000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111300" calcext:value-type="float">
            <text:p>111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666666716" calcext:value-type="float">
            <text:p>1.66666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111400" calcext:value-type="float">
            <text:p>111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" calcext:value-type="float">
            <text:p>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111500" calcext:value-type="float">
            <text:p>111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" calcext:value-type="float">
            <text:p>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111600" calcext:value-type="float">
            <text:p>11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111700" calcext:value-type="float">
            <text:p>111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111800" calcext:value-type="float">
            <text:p>1118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111900" calcext:value-type="float">
            <text:p>1119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0" calcext:value-type="float">
            <text:p>112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112100" calcext:value-type="float">
            <text:p>112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112200" calcext:value-type="float">
            <text:p>112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112300" calcext:value-type="float">
            <text:p>112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112400" calcext:value-type="float">
            <text:p>112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112500" calcext:value-type="float">
            <text:p>112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112600" calcext:value-type="float">
            <text:p>112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112700" calcext:value-type="float">
            <text:p>112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12800" calcext:value-type="float">
            <text:p>1128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112900" calcext:value-type="float">
            <text:p>1129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0" calcext:value-type="float">
            <text:p>11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113100" calcext:value-type="float">
            <text:p>113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113200" calcext:value-type="float">
            <text:p>113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113300" calcext:value-type="float">
            <text:p>113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113400" calcext:value-type="float">
            <text:p>1134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113500" calcext:value-type="float">
            <text:p>1135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113600" calcext:value-type="float">
            <text:p>113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113700" calcext:value-type="float">
            <text:p>1137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13800" calcext:value-type="float">
            <text:p>1138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113900" calcext:value-type="float">
            <text:p>1139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0" calcext:value-type="float">
            <text:p>1140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114100" calcext:value-type="float">
            <text:p>114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114200" calcext:value-type="float">
            <text:p>1142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114300" calcext:value-type="float">
            <text:p>1143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114400" calcext:value-type="float">
            <text:p>114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114500" calcext:value-type="float">
            <text:p>114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114600" calcext:value-type="float">
            <text:p>114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114700" calcext:value-type="float">
            <text:p>114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114800" calcext:value-type="float">
            <text:p>1148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114900" calcext:value-type="float">
            <text:p>114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0" calcext:value-type="float">
            <text:p>11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115100" calcext:value-type="float">
            <text:p>115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115200" calcext:value-type="float">
            <text:p>115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115300" calcext:value-type="float">
            <text:p>115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15400" calcext:value-type="float">
            <text:p>115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115500" calcext:value-type="float">
            <text:p>1155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115600" calcext:value-type="float">
            <text:p>115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115700" calcext:value-type="float">
            <text:p>115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115800" calcext:value-type="float">
            <text:p>115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115900" calcext:value-type="float">
            <text:p>115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000" calcext:value-type="float">
            <text:p>116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116100" calcext:value-type="float">
            <text:p>116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116200" calcext:value-type="float">
            <text:p>116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116300" calcext:value-type="float">
            <text:p>116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116400" calcext:value-type="float">
            <text:p>116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116500" calcext:value-type="float">
            <text:p>116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116600" calcext:value-type="float">
            <text:p>116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333333373" calcext:value-type="float">
            <text:p>1.3333333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116700" calcext:value-type="float">
            <text:p>116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666666836" calcext:value-type="float">
            <text:p>5.6666668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116800" calcext:value-type="float">
            <text:p>116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00000003" calcext:value-type="float">
            <text:p>1.000000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116900" calcext:value-type="float">
            <text:p>1169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0" calcext:value-type="float">
            <text:p>1170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117100" calcext:value-type="float">
            <text:p>117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117200" calcext:value-type="float">
            <text:p>1172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117300" calcext:value-type="float">
            <text:p>1173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117400" calcext:value-type="float">
            <text:p>117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117500" calcext:value-type="float">
            <text:p>1175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117600" calcext:value-type="float">
            <text:p>117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117700" calcext:value-type="float">
            <text:p>1177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117800" calcext:value-type="float">
            <text:p>117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17900" calcext:value-type="float">
            <text:p>117900</text:p>
          </table:table-cell>
          <table:table-cell office:value-type="float" office:value="0" calcext:value-type="float">
            <text:p>0</text:p>
          </table:table-cell>
          <table:table-cell office:value-type="float" office:value="2.333333343" calcext:value-type="float">
            <text:p>2.333333343</text:p>
          </table:table-cell>
          <table:table-cell office:value-type="float" office:value="2.833333343" calcext:value-type="float">
            <text:p>2.833333343</text:p>
          </table:table-cell>
          <table:table-cell office:value-type="float" office:value="1.833333343" calcext:value-type="float">
            <text:p>1.8333333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000" calcext:value-type="float">
            <text:p>118000</text:p>
          </table:table-cell>
          <table:table-cell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1.333333343" calcext:value-type="float">
            <text:p>1.333333343</text:p>
          </table:table-cell>
          <table:table-cell office:value-type="float" office:value="0.333333343" calcext:value-type="float">
            <text:p>0.3333333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18100" calcext:value-type="float">
            <text:p>118100</text:p>
          </table:table-cell>
          <table:table-cell office:value-type="float" office:value="0" calcext:value-type="float">
            <text:p>0</text:p>
          </table:table-cell>
          <table:table-cell office:value-type="float" office:value="9.833333343" calcext:value-type="float">
            <text:p>9.833333343</text:p>
          </table:table-cell>
          <table:table-cell office:value-type="float" office:value="6.833333343" calcext:value-type="float">
            <text:p>6.833333343</text:p>
          </table:table-cell>
          <table:table-cell office:value-type="float" office:value="1.333333343" calcext:value-type="float">
            <text:p>1.3333333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18200" calcext:value-type="float">
            <text:p>118200</text:p>
          </table:table-cell>
          <table:table-cell office:value-type="float" office:value="0" calcext:value-type="float">
            <text:p>0</text:p>
          </table:table-cell>
          <table:table-cell office:value-type="float" office:value="12.66666669" calcext:value-type="float">
            <text:p>12.66666669</text:p>
          </table:table-cell>
          <table:table-cell office:value-type="float" office:value="13.66666669" calcext:value-type="float">
            <text:p>13.66666669</text:p>
          </table:table-cell>
          <table:table-cell office:value-type="float" office:value="0.666666687" calcext:value-type="float">
            <text:p>0.6666666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118300" calcext:value-type="float">
            <text:p>118300</text:p>
          </table:table-cell>
          <table:table-cell office:value-type="float" office:value="0" calcext:value-type="float">
            <text:p>0</text:p>
          </table:table-cell>
          <table:table-cell office:value-type="float" office:value="11.33333334" calcext:value-type="float">
            <text:p>11.33333334</text:p>
          </table:table-cell>
          <table:table-cell office:value-type="float" office:value="19.83333334" calcext:value-type="float">
            <text:p>19.83333334</text:p>
          </table:table-cell>
          <table:table-cell office:value-type="float" office:value="0.833333343" calcext:value-type="float">
            <text:p>0.8333333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118400" calcext:value-type="float">
            <text:p>118400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118500" calcext:value-type="float">
            <text:p>118500</text:p>
          </table:table-cell>
          <table:table-cell office:value-type="float" office:value="0" calcext:value-type="float">
            <text:p>0</text:p>
          </table:table-cell>
          <table:table-cell office:value-type="float" office:value="5.583333403" calcext:value-type="float">
            <text:p>5.583333403</text:p>
          </table:table-cell>
          <table:table-cell office:value-type="float" office:value="23.91666675" calcext:value-type="float">
            <text:p>23.91666675</text:p>
          </table:table-cell>
          <table:table-cell office:value-type="float" office:value="8.916666746" calcext:value-type="float">
            <text:p>8.916666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3333343" calcext:value-type="float">
            <text:p>0.583333343</text:p>
          </table:table-cell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118600" calcext:value-type="float">
            <text:p>118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16666695" calcext:value-type="float">
            <text:p>13.16666695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16666695" calcext:value-type="float">
            <text:p>13.16666695</text:p>
          </table:table-cell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118700" calcext:value-type="float">
            <text:p>118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.0000006" calcext:value-type="float">
            <text:p>30.000000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0000006" calcext:value-type="float">
            <text:p>30.0000006</text:p>
          </table:table-cell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118800" calcext:value-type="float">
            <text:p>118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.0000006" calcext:value-type="float">
            <text:p>30.0000006</text:p>
          </table:table-cell>
          <table:table-cell office:value-type="float" office:value="9.75" calcext:value-type="float">
            <text:p>9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000006" calcext:value-type="float">
            <text:p>30.0000006</text:p>
          </table:table-cell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118900" calcext:value-type="float">
            <text:p>118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1666668" calcext:value-type="float">
            <text:p>24.81666668</text:p>
          </table:table-cell>
          <table:table-cell office:value-type="float" office:value="0" calcext:value-type="float">
            <text:p>0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.566666678" calcext:value-type="float">
            <text:p>0.566666678</text:p>
          </table:table-cell>
          <table:table-cell office:value-type="float" office:value="24.81666668" calcext:value-type="float">
            <text:p>24.8166666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0" calcext:value-type="float">
            <text:p>119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75000001" calcext:value-type="float">
            <text:p>24.75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0000015" calcext:value-type="float">
            <text:p>1.000000015</text:p>
          </table:table-cell>
          <table:table-cell office:value-type="float" office:value="24.75000001" calcext:value-type="float">
            <text:p>24.75000001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119100" calcext:value-type="float">
            <text:p>119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2.71904776" calcext:value-type="float">
            <text:p>22.71904776</text:p>
          </table:table-cell>
          <table:table-cell office:value-type="float" office:value="0.785714313" calcext:value-type="float">
            <text:p>0.785714313</text:p>
          </table:table-cell>
          <table:table-cell office:value-type="float" office:value="0.619047642" calcext:value-type="float">
            <text:p>0.619047642</text:p>
          </table:table-cell>
          <table:table-cell office:value-type="float" office:value="7.719047755" calcext:value-type="float">
            <text:p>7.719047755</text:p>
          </table:table-cell>
          <table:table-cell office:value-type="float" office:value="22.71904776" calcext:value-type="float">
            <text:p>22.71904776</text:p>
          </table:table-cell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119200" calcext:value-type="float">
            <text:p>119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90952387" calcext:value-type="float">
            <text:p>23.90952387</text:p>
          </table:table-cell>
          <table:table-cell office:value-type="float" office:value="1.309523851" calcext:value-type="float">
            <text:p>1.309523851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2.909523875" calcext:value-type="float">
            <text:p>2.909523875</text:p>
          </table:table-cell>
          <table:table-cell office:value-type="float" office:value="23.90952387" calcext:value-type="float">
            <text:p>23.90952387</text:p>
          </table:table-cell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119300" calcext:value-type="float">
            <text:p>119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5261905" calcext:value-type="float">
            <text:p>24.5261905</text:p>
          </table:table-cell>
          <table:table-cell office:value-type="float" office:value="0.476190493" calcext:value-type="float">
            <text:p>0.476190493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1.276190504" calcext:value-type="float">
            <text:p>1.276190504</text:p>
          </table:table-cell>
          <table:table-cell office:value-type="float" office:value="24.5261905" calcext:value-type="float">
            <text:p>24.5261905</text:p>
          </table:table-cell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119400" calcext:value-type="float">
            <text:p>119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.9928572" calcext:value-type="float">
            <text:p>23.9928572</text:p>
          </table:table-cell>
          <table:table-cell table:number-columns-repeated="2" office:value-type="float" office:value="0.142857149" calcext:value-type="float">
            <text:p>0.142857149</text:p>
          </table:table-cell>
          <table:table-cell office:value-type="float" office:value="3.742857203" calcext:value-type="float">
            <text:p>3.742857203</text:p>
          </table:table-cell>
          <table:table-cell office:value-type="float" office:value="23.9928572" calcext:value-type="float">
            <text:p>23.9928572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119500" calcext:value-type="float">
            <text:p>119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42619051" calcext:value-type="float">
            <text:p>24.42619051</text:p>
          </table:table-cell>
          <table:table-cell table:number-columns-repeated="2" office:value-type="float" office:value="0.476190493" calcext:value-type="float">
            <text:p>0.476190493</text:p>
          </table:table-cell>
          <table:table-cell office:value-type="float" office:value="1.342857167" calcext:value-type="float">
            <text:p>1.342857167</text:p>
          </table:table-cell>
          <table:table-cell office:value-type="float" office:value="24.42619051" calcext:value-type="float">
            <text:p>24.42619051</text:p>
          </table:table-cell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119600" calcext:value-type="float">
            <text:p>119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28571433" calcext:value-type="float">
            <text:p>24.28571433</text:p>
          </table:table-cell>
          <table:table-cell table:number-columns-repeated="2" office:value-type="float" office:value="0.285714298" calcext:value-type="float">
            <text:p>0.285714298</text:p>
          </table:table-cell>
          <table:table-cell office:value-type="float" office:value="2.285714328" calcext:value-type="float">
            <text:p>2.285714328</text:p>
          </table:table-cell>
          <table:table-cell office:value-type="float" office:value="24.28571433" calcext:value-type="float">
            <text:p>24.28571433</text:p>
          </table:table-cell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119700" calcext:value-type="float">
            <text:p>119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119800" calcext:value-type="float">
            <text:p>119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119900" calcext:value-type="float">
            <text:p>119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120100" calcext:value-type="float">
            <text:p>120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120200" calcext:value-type="float">
            <text:p>1202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120300" calcext:value-type="float">
            <text:p>120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120400" calcext:value-type="float">
            <text:p>120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120500" calcext:value-type="float">
            <text:p>1205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120600" calcext:value-type="float">
            <text:p>120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120700" calcext:value-type="float">
            <text:p>120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120800" calcext:value-type="float">
            <text:p>120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120900" calcext:value-type="float">
            <text:p>120900</text:p>
          </table:table-cell>
          <table:table-cell office:value-type="float" office:value="0" calcext:value-type="float">
            <text:p>0</text:p>
          </table:table-cell>
          <table:table-cell office:value-type="float" office:value="4.500000119" calcext:value-type="float">
            <text:p>4.500000119</text:p>
          </table:table-cell>
          <table:table-cell office:value-type="float" office:value="1.333333373" calcext:value-type="float">
            <text:p>1.333333373</text:p>
          </table:table-cell>
          <table:table-cell office:value-type="float" office:value="4.500000119" calcext:value-type="float">
            <text:p>4.500000119</text:p>
          </table:table-cell>
          <table:table-cell office:value-type="float" office:value="4.333333343" calcext:value-type="float">
            <text:p>4.333333343</text:p>
          </table:table-cell>
          <table:table-cell office:value-type="float" office:value="1.333333343" calcext:value-type="float">
            <text:p>1.333333343</text:p>
          </table:table-cell>
          <table:table-cell office:value-type="float" office:value="22.00000009" calcext:value-type="float">
            <text:p>22.000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0" calcext:value-type="float">
            <text:p>121000</text:p>
          </table:table-cell>
          <table:table-cell office:value-type="float" office:value="0" calcext:value-type="float">
            <text:p>0</text:p>
          </table:table-cell>
          <table:table-cell office:value-type="float" office:value="9.850000262" calcext:value-type="float">
            <text:p>9.850000262</text:p>
          </table:table-cell>
          <table:table-cell office:value-type="float" office:value="77.85000026" calcext:value-type="float">
            <text:p>77.85000026</text:p>
          </table:table-cell>
          <table:table-cell office:value-type="float" office:value="9.850000262" calcext:value-type="float">
            <text:p>9.850000262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1.266666681" calcext:value-type="float">
            <text:p>1.266666681</text:p>
          </table:table-cell>
          <table:table-cell office:value-type="float" office:value="1.016666681" calcext:value-type="float">
            <text:p>1.016666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121100" calcext:value-type="float">
            <text:p>121100</text:p>
          </table:table-cell>
          <table:table-cell office:value-type="float" office:value="0" calcext:value-type="float">
            <text:p>0</text:p>
          </table:table-cell>
          <table:table-cell office:value-type="float" office:value="14.3333337" calcext:value-type="float">
            <text:p>14.3333337</text:p>
          </table:table-cell>
          <table:table-cell office:value-type="float" office:value="67.8333337" calcext:value-type="float">
            <text:p>67.8333337</text:p>
          </table:table-cell>
          <table:table-cell office:value-type="float" office:value="14.3333337" calcext:value-type="float">
            <text:p>14.33333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121200" calcext:value-type="float">
            <text:p>121200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121300" calcext:value-type="float">
            <text:p>121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121400" calcext:value-type="float">
            <text:p>1214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3.5" calcext:value-type="float">
            <text:p>63.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121500" calcext:value-type="float">
            <text:p>12150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121600" calcext:value-type="float">
            <text:p>121600</text:p>
          </table:table-cell>
          <table:table-cell office:value-type="float" office:value="0" calcext:value-type="float">
            <text:p>0</text:p>
          </table:table-cell>
          <table:table-cell office:value-type="float" office:value="0.666666687" calcext:value-type="float">
            <text:p>0.666666687</text:p>
          </table:table-cell>
          <table:table-cell office:value-type="float" office:value="34.16666669" calcext:value-type="float">
            <text:p>34.16666669</text:p>
          </table:table-cell>
          <table:table-cell office:value-type="float" office:value="2.166666687" calcext:value-type="float">
            <text:p>2.1666666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121700" calcext:value-type="float">
            <text:p>121700</text:p>
          </table:table-cell>
          <table:table-cell office:value-type="float" office:value="0" calcext:value-type="float">
            <text:p>0</text:p>
          </table:table-cell>
          <table:table-cell office:value-type="float" office:value="1.666666716" calcext:value-type="float">
            <text:p>1.666666716</text:p>
          </table:table-cell>
          <table:table-cell office:value-type="float" office:value="33.66666672" calcext:value-type="float">
            <text:p>33.66666672</text:p>
          </table:table-cell>
          <table:table-cell office:value-type="float" office:value="2.666666716" calcext:value-type="float">
            <text:p>2.6666667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121800" calcext:value-type="float">
            <text:p>121800</text:p>
          </table:table-cell>
          <table:table-cell office:value-type="float" office:value="0" calcext:value-type="float">
            <text:p>0</text:p>
          </table:table-cell>
          <table:table-cell office:value-type="float" office:value="0.666666687" calcext:value-type="float">
            <text:p>0.666666687</text:p>
          </table:table-cell>
          <table:table-cell office:value-type="float" office:value="39.16666669" calcext:value-type="float">
            <text:p>39.16666669</text:p>
          </table:table-cell>
          <table:table-cell office:value-type="float" office:value="6.166666687" calcext:value-type="float">
            <text:p>6.1666666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121900" calcext:value-type="float">
            <text:p>121900</text:p>
          </table:table-cell>
          <table:table-cell office:value-type="float" office:value="0" calcext:value-type="float">
            <text:p>0</text:p>
          </table:table-cell>
          <table:table-cell office:value-type="float" office:value="2.333333403" calcext:value-type="float">
            <text:p>2.333333403</text:p>
          </table:table-cell>
          <table:table-cell office:value-type="float" office:value="24.3333334" calcext:value-type="float">
            <text:p>24.3333334</text:p>
          </table:table-cell>
          <table:table-cell office:value-type="float" office:value="4.333333403" calcext:value-type="float">
            <text:p>4.3333334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0" calcext:value-type="float">
            <text:p>122000</text:p>
          </table:table-cell>
          <table:table-cell office:value-type="float" office:value="0" calcext:value-type="float">
            <text:p>0</text:p>
          </table:table-cell>
          <table:table-cell office:value-type="float" office:value="4.666666806" calcext:value-type="float">
            <text:p>4.666666806</text:p>
          </table:table-cell>
          <table:table-cell office:value-type="float" office:value="32.66666681" calcext:value-type="float">
            <text:p>32.66666681</text:p>
          </table:table-cell>
          <table:table-cell office:value-type="float" office:value="4.666666806" calcext:value-type="float">
            <text:p>4.6666668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122100" calcext:value-type="float">
            <text:p>122100</text:p>
          </table:table-cell>
          <table:table-cell office:value-type="float" office:value="0" calcext:value-type="float">
            <text:p>0</text:p>
          </table:table-cell>
          <table:table-cell office:value-type="float" office:value="2.333333403" calcext:value-type="float">
            <text:p>2.333333403</text:p>
          </table:table-cell>
          <table:table-cell office:value-type="float" office:value="7.333333403" calcext:value-type="float">
            <text:p>7.333333403</text:p>
          </table:table-cell>
          <table:table-cell office:value-type="float" office:value="2.333333403" calcext:value-type="float">
            <text:p>2.3333334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122200" calcext:value-type="float">
            <text:p>122200</text:p>
          </table:table-cell>
          <table:table-cell office:value-type="float" office:value="0" calcext:value-type="float">
            <text:p>0</text:p>
          </table:table-cell>
          <table:table-cell office:value-type="float" office:value="1.333333373" calcext:value-type="float">
            <text:p>1.333333373</text:p>
          </table:table-cell>
          <table:table-cell office:value-type="float" office:value="10.33333337" calcext:value-type="float">
            <text:p>10.33333337</text:p>
          </table:table-cell>
          <table:table-cell office:value-type="float" office:value="1.333333373" calcext:value-type="float">
            <text:p>1.3333333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122300" calcext:value-type="float">
            <text:p>12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122400" calcext:value-type="float">
            <text:p>12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122500" calcext:value-type="float">
            <text:p>122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122600" calcext:value-type="float">
            <text:p>122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122700" calcext:value-type="float">
            <text:p>122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122800" calcext:value-type="float">
            <text:p>122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122900" calcext:value-type="float">
            <text:p>122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0" calcext:value-type="float">
            <text:p>12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25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123100" calcext:value-type="float">
            <text:p>123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123200" calcext:value-type="float">
            <text:p>123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123300" calcext:value-type="float">
            <text:p>123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25" calcext:value-type="float">
            <text:p>9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123400" calcext:value-type="float">
            <text:p>123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75" calcext:value-type="float">
            <text:p>4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123500" calcext:value-type="float">
            <text:p>123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75" calcext:value-type="float">
            <text:p>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123600" calcext:value-type="float">
            <text:p>123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123700" calcext:value-type="float">
            <text:p>123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333333343" calcext:value-type="float">
            <text:p>3.333333343</text:p>
          </table:table-cell>
          <table:table-cell table:number-columns-repeated="2" office:value-type="float" office:value="0.333333343" calcext:value-type="float">
            <text:p>0.3333333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123800" calcext:value-type="float">
            <text:p>123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642857149" calcext:value-type="float">
            <text:p>2.642857149</text:p>
          </table:table-cell>
          <table:table-cell office:value-type="float" office:value="1.476190493" calcext:value-type="float">
            <text:p>1.476190493</text:p>
          </table:table-cell>
          <table:table-cell table:number-columns-repeated="2" office:value-type="float" office:value="0.476190493" calcext:value-type="float">
            <text:p>0.476190493</text:p>
          </table:table-cell>
          <table:table-cell office:value-type="float" office:value="2.642857149" calcext:value-type="float">
            <text:p>2.642857149</text:p>
          </table:table-cell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123900" calcext:value-type="float">
            <text:p>123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000" calcext:value-type="float">
            <text:p>124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75" calcext:value-type="float">
            <text:p>4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124100" calcext:value-type="float">
            <text:p>124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91666667" calcext:value-type="float">
            <text:p>10.91666667</text:p>
          </table:table-cell>
          <table:table-cell office:value-type="float" office:value="0.500000015" calcext:value-type="float">
            <text:p>0.500000015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.500000015" calcext:value-type="float">
            <text:p>0.500000015</text:p>
          </table:table-cell>
          <table:table-cell office:value-type="float" office:value="10.91666667" calcext:value-type="float">
            <text:p>10.91666667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124200" calcext:value-type="float">
            <text:p>124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124300" calcext:value-type="float">
            <text:p>124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124400" calcext:value-type="float">
            <text:p>124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5" calcext:value-type="float">
            <text:p>1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124500" calcext:value-type="float">
            <text:p>124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75" calcext:value-type="float">
            <text:p>7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124600" calcext:value-type="float">
            <text:p>124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5" calcext:value-type="float">
            <text:p>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124700" calcext:value-type="float">
            <text:p>124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124800" calcext:value-type="float">
            <text:p>12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25" calcext:value-type="float">
            <text:p>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4.333333343" calcext:value-type="float">
            <text:p>4.333333343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1.333333343" calcext:value-type="float">
            <text:p>1.33333334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125100" calcext:value-type="float">
            <text:p>125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892857149" calcext:value-type="float">
            <text:p>2.892857149</text:p>
          </table:table-cell>
          <table:table-cell office:value-type="float" office:value="3.642857149" calcext:value-type="float">
            <text:p>3.642857149</text:p>
          </table:table-cell>
          <table:table-cell office:value-type="float" office:value="2.142857149" calcext:value-type="float">
            <text:p>2.142857149</text:p>
          </table:table-cell>
          <table:table-cell office:value-type="float" office:value="1.642857149" calcext:value-type="float">
            <text:p>1.642857149</text:p>
          </table:table-cell>
          <table:table-cell office:value-type="float" office:value="2.892857149" calcext:value-type="float">
            <text:p>2.892857149</text:p>
          </table:table-cell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125200" calcext:value-type="float">
            <text:p>125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125300" calcext:value-type="float">
            <text:p>125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125400" calcext:value-type="float">
            <text:p>125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75" calcext:value-type="float">
            <text:p>2.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125500" calcext:value-type="float">
            <text:p>125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15000001" calcext:value-type="float">
            <text:p>10.15000001</text:p>
          </table:table-cell>
          <table:table-cell office:value-type="float" office:value="4.400000006" calcext:value-type="float">
            <text:p>4.4000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5000001" calcext:value-type="float">
            <text:p>10.15000001</text:p>
          </table:table-cell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125600" calcext:value-type="float">
            <text:p>125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125700" calcext:value-type="float">
            <text:p>125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125800" calcext:value-type="float">
            <text:p>125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125900" calcext:value-type="float">
            <text:p>125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25" calcext:value-type="float">
            <text:p>8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0" calcext:value-type="float">
            <text:p>126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126100" calcext:value-type="float">
            <text:p>126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126200" calcext:value-type="float">
            <text:p>126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25" calcext:value-type="float">
            <text:p>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126300" calcext:value-type="float">
            <text:p>126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126400" calcext:value-type="float">
            <text:p>126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126500" calcext:value-type="float">
            <text:p>126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126600" calcext:value-type="float">
            <text:p>126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126700" calcext:value-type="float">
            <text:p>126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40000001" calcext:value-type="float">
            <text:p>10.40000001</text:p>
          </table:table-cell>
          <table:table-cell office:value-type="float" office:value="0" calcext:value-type="float">
            <text:p>0</text:p>
          </table:table-cell>
          <table:table-cell office:value-type="float" office:value="3.400000006" calcext:value-type="float">
            <text:p>3.400000006</text:p>
          </table:table-cell>
          <table:table-cell office:value-type="float" office:value="0" calcext:value-type="float">
            <text:p>0</text:p>
          </table:table-cell>
          <table:table-cell office:value-type="float" office:value="10.40000001" calcext:value-type="float">
            <text:p>10.40000001</text:p>
          </table:table-cell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126800" calcext:value-type="float">
            <text:p>126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350000024" calcext:value-type="float">
            <text:p>8.350000024</text:p>
          </table:table-cell>
          <table:table-cell office:value-type="float" office:value="1" calcext:value-type="float">
            <text:p>1</text:p>
          </table:table-cell>
          <table:table-cell office:value-type="float" office:value="23.60000002" calcext:value-type="float">
            <text:p>23.60000002</text:p>
          </table:table-cell>
          <table:table-cell office:value-type="float" office:value="0" calcext:value-type="float">
            <text:p>0</text:p>
          </table:table-cell>
          <table:table-cell office:value-type="float" office:value="8.350000024" calcext:value-type="float">
            <text:p>8.350000024</text:p>
          </table:table-cell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126900" calcext:value-type="float">
            <text:p>126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43333337" calcext:value-type="float">
            <text:p>24.43333337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1.933333367" calcext:value-type="float">
            <text:p>1.933333367</text:p>
          </table:table-cell>
          <table:table-cell office:value-type="float" office:value="0" calcext:value-type="float">
            <text:p>0</text:p>
          </table:table-cell>
          <table:table-cell office:value-type="float" office:value="24.43333337" calcext:value-type="float">
            <text:p>24.433333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7000" calcext:value-type="float">
            <text:p>127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.459523857" calcext:value-type="float">
            <text:p>7.459523857</text:p>
          </table:table-cell>
          <table:table-cell office:value-type="float" office:value="8.976190522" calcext:value-type="float">
            <text:p>8.976190522</text:p>
          </table:table-cell>
          <table:table-cell office:value-type="float" office:value="26.37619054" calcext:value-type="float">
            <text:p>26.37619054</text:p>
          </table:table-cell>
          <table:table-cell office:value-type="float" office:value="0.809523836" calcext:value-type="float">
            <text:p>0.809523836</text:p>
          </table:table-cell>
          <table:table-cell office:value-type="float" office:value="7.459523857" calcext:value-type="float">
            <text:p>7.459523857</text:p>
          </table:table-cell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75000003" calcext:value-type="float">
            <text:p>9.75000003</text:p>
          </table:table-cell>
          <table:table-cell table:number-columns-repeated="2" office:value-type="float" office:value="4.333333373" calcext:value-type="float">
            <text:p>4.333333373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9.75000003" calcext:value-type="float">
            <text:p>9.75000003</text:p>
          </table:table-cell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127200" calcext:value-type="float">
            <text:p>127200</text:p>
          </table:table-cell>
          <table:table-cell office:value-type="float" office:value="0" calcext:value-type="float">
            <text:p>0</text:p>
          </table:table-cell>
          <table:table-cell office:value-type="float" office:value="4.416666672" calcext:value-type="float">
            <text:p>4.416666672</text:p>
          </table:table-cell>
          <table:table-cell table:number-columns-repeated="2" office:value-type="float" office:value="11.81666689" calcext:value-type="float">
            <text:p>11.81666689</text:p>
          </table:table-cell>
          <table:table-cell office:value-type="float" office:value="0.900000021" calcext:value-type="float">
            <text:p>0.900000021</text:p>
          </table:table-cell>
          <table:table-cell office:value-type="float" office:value="4.900000021" calcext:value-type="float">
            <text:p>4.900000021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11.81666689" calcext:value-type="float">
            <text:p>11.81666689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127300" calcext:value-type="float">
            <text:p>127300</text:p>
          </table:table-cell>
          <table:table-cell office:value-type="float" office:value="0" calcext:value-type="float">
            <text:p>0</text:p>
          </table:table-cell>
          <table:table-cell office:value-type="float" office:value="25.25" calcext:value-type="float">
            <text:p>25.25</text:p>
          </table:table-cell>
          <table:table-cell table:number-columns-repeated="2" office:value-type="float" office:value="5.083333403" calcext:value-type="float">
            <text:p>5.083333403</text:p>
          </table:table-cell>
          <table:table-cell office:value-type="float" office:value="0.833333343" calcext:value-type="float">
            <text:p>0.833333343</text:p>
          </table:table-cell>
          <table:table-cell office:value-type="float" office:value="11.83333334" calcext:value-type="float">
            <text:p>11.83333334</text:p>
          </table:table-cell>
          <table:table-cell office:value-type="float" office:value="2.833333343" calcext:value-type="float">
            <text:p>2.833333343</text:p>
          </table:table-cell>
          <table:table-cell office:value-type="float" office:value="5.083333403" calcext:value-type="float">
            <text:p>5.083333403</text:p>
          </table:table-cell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127400" calcext:value-type="float">
            <text:p>127400</text:p>
          </table:table-cell>
          <table:table-cell office:value-type="float" office:value="0" calcext:value-type="float">
            <text:p>0</text:p>
          </table:table-cell>
          <table:table-cell office:value-type="float" office:value="19.66666667" calcext:value-type="float">
            <text:p>19.66666667</text:p>
          </table:table-cell>
          <table:table-cell table:number-columns-repeated="2" office:value-type="float" office:value="3.700000048" calcext:value-type="float">
            <text:p>3.700000048</text:p>
          </table:table-cell>
          <table:table-cell office:value-type="float" office:value="1.333333358" calcext:value-type="float">
            <text:p>1.333333358</text:p>
          </table:table-cell>
          <table:table-cell office:value-type="float" office:value="7.533333361" calcext:value-type="float">
            <text:p>7.533333361</text:p>
          </table:table-cell>
          <table:table-cell office:value-type="float" office:value="3.36666669" calcext:value-type="float">
            <text:p>3.36666669</text:p>
          </table:table-cell>
          <table:table-cell office:value-type="float" office:value="3.700000048" calcext:value-type="float">
            <text:p>3.700000048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127500" calcext:value-type="float">
            <text:p>127500</text:p>
          </table:table-cell>
          <table:table-cell office:value-type="float" office:value="0" calcext:value-type="float">
            <text:p>0</text:p>
          </table:table-cell>
          <table:table-cell office:value-type="float" office:value="21.75" calcext:value-type="float">
            <text:p>21.75</text:p>
          </table:table-cell>
          <table:table-cell table:number-columns-repeated="2" office:value-type="float" office:value="4.25000006" calcext:value-type="float">
            <text:p>4.25000006</text:p>
          </table:table-cell>
          <table:table-cell office:value-type="float" office:value="2.833333343" calcext:value-type="float">
            <text:p>2.833333343</text:p>
          </table:table-cell>
          <table:table-cell office:value-type="float" office:value="6.833333343" calcext:value-type="float">
            <text:p>6.833333343</text:p>
          </table:table-cell>
          <table:table-cell office:value-type="float" office:value="5.833333343" calcext:value-type="float">
            <text:p>5.833333343</text:p>
          </table:table-cell>
          <table:table-cell office:value-type="float" office:value="4.25000006" calcext:value-type="float">
            <text:p>4.25000006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127600" calcext:value-type="float">
            <text:p>127600</text:p>
          </table:table-cell>
          <table:table-cell office:value-type="float" office:value="0" calcext:value-type="float">
            <text:p>0</text:p>
          </table:table-cell>
          <table:table-cell office:value-type="float" office:value="30.25" calcext:value-type="float">
            <text:p>30.25</text:p>
          </table:table-cell>
          <table:table-cell table:number-columns-repeated="2" office:value-type="float" office:value="3.083333373" calcext:value-type="float">
            <text:p>3.083333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.083333373" calcext:value-type="float">
            <text:p>3.083333373</text:p>
          </table:table-cell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127700" calcext:value-type="float">
            <text:p>1277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.333333403" calcext:value-type="float">
            <text:p>4.333333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333333403" calcext:value-type="float">
            <text:p>4.333333403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127800" calcext:value-type="float">
            <text:p>127800</text:p>
          </table:table-cell>
          <table:table-cell office:value-type="float" office:value="0" calcext:value-type="float">
            <text:p>0</text:p>
          </table:table-cell>
          <table:table-cell office:value-type="float" office:value="37.25" calcext:value-type="float">
            <text:p>37.25</text:p>
          </table:table-cell>
          <table:table-cell table:number-columns-repeated="2" office:value-type="float" office:value="11.9166669" calcext:value-type="float">
            <text:p>11.91666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166669" calcext:value-type="float">
            <text:p>11.9166669</text:p>
          </table:table-cell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127900" calcext:value-type="float">
            <text:p>127900</text:p>
          </table:table-cell>
          <table:table-cell office:value-type="float" office:value="0" calcext:value-type="float">
            <text:p>0</text:p>
          </table:table-cell>
          <table:table-cell office:value-type="float" office:value="36.75" calcext:value-type="float">
            <text:p>36.75</text:p>
          </table:table-cell>
          <table:table-cell table:number-columns-repeated="2" office:value-type="float" office:value="11.08333355" calcext:value-type="float">
            <text:p>11.08333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8333355" calcext:value-type="float">
            <text:p>11.083333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0" calcext:value-type="float">
            <text:p>128000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128100" calcext:value-type="float">
            <text:p>128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128200" calcext:value-type="float">
            <text:p>128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128300" calcext:value-type="float">
            <text:p>128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128400" calcext:value-type="float">
            <text:p>128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0" calcext:value-type="float">
            <text:p>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128500" calcext:value-type="float">
            <text:p>128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95" calcext:value-type="float">
            <text:p>24.95</text:p>
          </table:table-cell>
          <table:table-cell office:value-type="float" office:value="0.200000003" calcext:value-type="float">
            <text:p>0.20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128600" calcext:value-type="float">
            <text:p>128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6666667" calcext:value-type="float">
            <text:p>24.86666667</text:p>
          </table:table-cell>
          <table:table-cell office:value-type="float" office:value="0.366666675" calcext:value-type="float">
            <text:p>0.366666675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24.86666667" calcext:value-type="float">
            <text:p>24.86666667</text:p>
          </table:table-cell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128700" calcext:value-type="float">
            <text:p>128700</text:p>
          </table:table-cell>
          <table:table-cell office:value-type="float" office:value="0" calcext:value-type="float">
            <text:p>0</text:p>
          </table:table-cell>
          <table:table-cell office:value-type="float" office:value="40.58333334" calcext:value-type="float">
            <text:p>40.58333334</text:p>
          </table:table-cell>
          <table:table-cell office:value-type="float" office:value="9.083333343" calcext:value-type="float">
            <text:p>9.083333343</text:p>
          </table:table-cell>
          <table:table-cell office:value-type="float" office:value="40.58333334" calcext:value-type="float">
            <text:p>40.58333334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9.083333343" calcext:value-type="float">
            <text:p>9.083333343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28800" calcext:value-type="float">
            <text:p>128800</text:p>
          </table:table-cell>
          <table:table-cell office:value-type="float" office:value="0" calcext:value-type="float">
            <text:p>0</text:p>
          </table:table-cell>
          <table:table-cell office:value-type="float" office:value="38.90952387" calcext:value-type="float">
            <text:p>38.90952387</text:p>
          </table:table-cell>
          <table:table-cell office:value-type="float" office:value="8.576190501" calcext:value-type="float">
            <text:p>8.576190501</text:p>
          </table:table-cell>
          <table:table-cell office:value-type="float" office:value="38.90952387" calcext:value-type="float">
            <text:p>38.90952387</text:p>
          </table:table-cell>
          <table:table-cell office:value-type="float" office:value="3.409523875" calcext:value-type="float">
            <text:p>3.409523875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1.476190493" calcext:value-type="float">
            <text:p>1.476190493</text:p>
          </table:table-cell>
          <table:table-cell office:value-type="float" office:value="8.576190501" calcext:value-type="float">
            <text:p>8.576190501</text:p>
          </table:table-cell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128900" calcext:value-type="float">
            <text:p>128900</text:p>
          </table:table-cell>
          <table:table-cell office:value-type="float" office:value="0" calcext:value-type="float">
            <text:p>0</text:p>
          </table:table-cell>
          <table:table-cell office:value-type="float" office:value="33.51666683" calcext:value-type="float">
            <text:p>33.51666683</text:p>
          </table:table-cell>
          <table:table-cell office:value-type="float" office:value="9.850000054" calcext:value-type="float">
            <text:p>9.850000054</text:p>
          </table:table-cell>
          <table:table-cell office:value-type="float" office:value="33.51666683" calcext:value-type="float">
            <text:p>33.51666683</text:p>
          </table:table-cell>
          <table:table-cell office:value-type="float" office:value="9.76666683" calcext:value-type="float">
            <text:p>9.76666683</text:p>
          </table:table-cell>
          <table:table-cell office:value-type="float" office:value="0.75" calcext:value-type="float">
            <text:p>0.75</text:p>
          </table:table-cell>
          <table:table-cell office:value-type="float" office:value="2.750000015" calcext:value-type="float">
            <text:p>2.750000015</text:p>
          </table:table-cell>
          <table:table-cell office:value-type="float" office:value="9.850000054" calcext:value-type="float">
            <text:p>9.85000005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000" calcext:value-type="float">
            <text:p>129000</text:p>
          </table:table-cell>
          <table:table-cell office:value-type="float" office:value="0" calcext:value-type="float">
            <text:p>0</text:p>
          </table:table-cell>
          <table:table-cell office:value-type="float" office:value="36.80952404" calcext:value-type="float">
            <text:p>36.80952404</text:p>
          </table:table-cell>
          <table:table-cell office:value-type="float" office:value="7.392857209" calcext:value-type="float">
            <text:p>7.392857209</text:p>
          </table:table-cell>
          <table:table-cell office:value-type="float" office:value="36.80952404" calcext:value-type="float">
            <text:p>36.80952404</text:p>
          </table:table-cell>
          <table:table-cell office:value-type="float" office:value="9.559524044" calcext:value-type="float">
            <text:p>9.559524044</text:p>
          </table:table-cell>
          <table:table-cell office:value-type="float" office:value="0.142857149" calcext:value-type="float">
            <text:p>0.142857149</text:p>
          </table:table-cell>
          <table:table-cell office:value-type="float" office:value="1.892857179" calcext:value-type="float">
            <text:p>1.892857179</text:p>
          </table:table-cell>
          <table:table-cell office:value-type="float" office:value="7.392857209" calcext:value-type="float">
            <text:p>7.392857209</text:p>
          </table:table-cell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129100" calcext:value-type="float">
            <text:p>129100</text:p>
          </table:table-cell>
          <table:table-cell office:value-type="float" office:value="0" calcext:value-type="float">
            <text:p>0</text:p>
          </table:table-cell>
          <table:table-cell office:value-type="float" office:value="34.47619067" calcext:value-type="float">
            <text:p>34.47619067</text:p>
          </table:table-cell>
          <table:table-cell office:value-type="float" office:value="8.809523866" calcext:value-type="float">
            <text:p>8.809523866</text:p>
          </table:table-cell>
          <table:table-cell office:value-type="float" office:value="34.47619067" calcext:value-type="float">
            <text:p>34.47619067</text:p>
          </table:table-cell>
          <table:table-cell office:value-type="float" office:value="9.976190671" calcext:value-type="float">
            <text:p>9.976190671</text:p>
          </table:table-cell>
          <table:table-cell office:value-type="float" office:value="0.392857149" calcext:value-type="float">
            <text:p>0.392857149</text:p>
          </table:table-cell>
          <table:table-cell office:value-type="float" office:value="3.059523836" calcext:value-type="float">
            <text:p>3.059523836</text:p>
          </table:table-cell>
          <table:table-cell office:value-type="float" office:value="8.809523866" calcext:value-type="float">
            <text:p>8.809523866</text:p>
          </table:table-cell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129200" calcext:value-type="float">
            <text:p>129200</text:p>
          </table:table-cell>
          <table:table-cell office:value-type="float" office:value="0" calcext:value-type="float">
            <text:p>0</text:p>
          </table:table-cell>
          <table:table-cell office:value-type="float" office:value="24.52857189" calcext:value-type="float">
            <text:p>24.52857189</text:p>
          </table:table-cell>
          <table:table-cell office:value-type="float" office:value="7.761904925" calcext:value-type="float">
            <text:p>7.761904925</text:p>
          </table:table-cell>
          <table:table-cell table:number-columns-repeated="2" office:value-type="float" office:value="24.52857189" calcext:value-type="float">
            <text:p>24.52857189</text:p>
          </table:table-cell>
          <table:table-cell office:value-type="float" office:value="2.945238143" calcext:value-type="float">
            <text:p>2.945238143</text:p>
          </table:table-cell>
          <table:table-cell office:value-type="float" office:value="7.945238173" calcext:value-type="float">
            <text:p>7.945238173</text:p>
          </table:table-cell>
          <table:table-cell office:value-type="float" office:value="7.761904925" calcext:value-type="float">
            <text:p>7.761904925</text:p>
          </table:table-cell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129300" calcext:value-type="float">
            <text:p>129300</text:p>
          </table:table-cell>
          <table:table-cell office:value-type="float" office:value="0" calcext:value-type="float">
            <text:p>0</text:p>
          </table:table-cell>
          <table:table-cell office:value-type="float" office:value="20.4238098" calcext:value-type="float">
            <text:p>20.4238098</text:p>
          </table:table-cell>
          <table:table-cell office:value-type="float" office:value="8.523809791" calcext:value-type="float">
            <text:p>8.523809791</text:p>
          </table:table-cell>
          <table:table-cell table:number-columns-repeated="2" office:value-type="float" office:value="20.4238098" calcext:value-type="float">
            <text:p>20.4238098</text:p>
          </table:table-cell>
          <table:table-cell office:value-type="float" office:value="1.257142901" calcext:value-type="float">
            <text:p>1.257142901</text:p>
          </table:table-cell>
          <table:table-cell office:value-type="float" office:value="20.4238098" calcext:value-type="float">
            <text:p>20.4238098</text:p>
          </table:table-cell>
          <table:table-cell office:value-type="float" office:value="8.523809791" calcext:value-type="float">
            <text:p>8.523809791</text:p>
          </table:table-cell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129400" calcext:value-type="float">
            <text:p>129400</text:p>
          </table:table-cell>
          <table:table-cell office:value-type="float" office:value="0" calcext:value-type="float">
            <text:p>0</text:p>
          </table:table-cell>
          <table:table-cell office:value-type="float" office:value="32.90238105" calcext:value-type="float">
            <text:p>32.90238105</text:p>
          </table:table-cell>
          <table:table-cell office:value-type="float" office:value="9.452381045" calcext:value-type="float">
            <text:p>9.452381045</text:p>
          </table:table-cell>
          <table:table-cell office:value-type="float" office:value="32.90238105" calcext:value-type="float">
            <text:p>32.90238105</text:p>
          </table:table-cell>
          <table:table-cell office:value-type="float" office:value="7.402381048" calcext:value-type="float">
            <text:p>7.402381048</text:p>
          </table:table-cell>
          <table:table-cell office:value-type="float" office:value="0.485714301" calcext:value-type="float">
            <text:p>0.485714301</text:p>
          </table:table-cell>
          <table:table-cell office:value-type="float" office:value="7.402381048" calcext:value-type="float">
            <text:p>7.402381048</text:p>
          </table:table-cell>
          <table:table-cell office:value-type="float" office:value="9.452381045" calcext:value-type="float">
            <text:p>9.452381045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129500" calcext:value-type="float">
            <text:p>129500</text:p>
          </table:table-cell>
          <table:table-cell office:value-type="float" office:value="0" calcext:value-type="float">
            <text:p>0</text:p>
          </table:table-cell>
          <table:table-cell office:value-type="float" office:value="7.483333364" calcext:value-type="float">
            <text:p>7.483333364</text:p>
          </table:table-cell>
          <table:table-cell table:number-columns-repeated="2" office:value-type="float" office:value="27.81666715" calcext:value-type="float">
            <text:p>27.81666715</text:p>
          </table:table-cell>
          <table:table-cell office:value-type="float" office:value="1.100000024" calcext:value-type="float">
            <text:p>1.100000024</text:p>
          </table:table-cell>
          <table:table-cell office:value-type="float" office:value="0.566666678" calcext:value-type="float">
            <text:p>0.566666678</text:p>
          </table:table-cell>
          <table:table-cell office:value-type="float" office:value="7.400000051" calcext:value-type="float">
            <text:p>7.400000051</text:p>
          </table:table-cell>
          <table:table-cell office:value-type="float" office:value="27.81666715" calcext:value-type="float">
            <text:p>27.81666715</text:p>
          </table:table-cell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129600" calcext:value-type="float">
            <text:p>129600</text:p>
          </table:table-cell>
          <table:table-cell office:value-type="float" office:value="0" calcext:value-type="float">
            <text:p>0</text:p>
          </table:table-cell>
          <table:table-cell office:value-type="float" office:value="5.133333355" calcext:value-type="float">
            <text:p>5.133333355</text:p>
          </table:table-cell>
          <table:table-cell table:number-columns-repeated="2" office:value-type="float" office:value="10.38333349" calcext:value-type="float">
            <text:p>10.38333349</text:p>
          </table:table-cell>
          <table:table-cell office:value-type="float" office:value="1.333333358" calcext:value-type="float">
            <text:p>1.333333358</text:p>
          </table:table-cell>
          <table:table-cell office:value-type="float" office:value="0" calcext:value-type="float">
            <text:p>0</text:p>
          </table:table-cell>
          <table:table-cell office:value-type="float" office:value="2.38333337" calcext:value-type="float">
            <text:p>2.38333337</text:p>
          </table:table-cell>
          <table:table-cell office:value-type="float" office:value="10.38333349" calcext:value-type="float">
            <text:p>10.38333349</text:p>
          </table:table-cell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129700" calcext:value-type="float">
            <text:p>129700</text:p>
          </table:table-cell>
          <table:table-cell office:value-type="float" office:value="0" calcext:value-type="float">
            <text:p>0</text:p>
          </table:table-cell>
          <table:table-cell office:value-type="float" office:value="5.083333358" calcext:value-type="float">
            <text:p>5.083333358</text:p>
          </table:table-cell>
          <table:table-cell table:number-columns-repeated="2" office:value-type="float" office:value="10.08333348" calcext:value-type="float">
            <text:p>10.08333348</text:p>
          </table:table-cell>
          <table:table-cell office:value-type="float" office:value="1.683333352" calcext:value-type="float">
            <text:p>1.683333352</text:p>
          </table:table-cell>
          <table:table-cell office:value-type="float" office:value="0.25" calcext:value-type="float">
            <text:p>0.25</text:p>
          </table:table-cell>
          <table:table-cell office:value-type="float" office:value="0.733333349" calcext:value-type="float">
            <text:p>0.733333349</text:p>
          </table:table-cell>
          <table:table-cell office:value-type="float" office:value="10.08333348" calcext:value-type="float">
            <text:p>10.08333348</text:p>
          </table:table-cell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129800" calcext:value-type="float">
            <text:p>129800</text:p>
          </table:table-cell>
          <table:table-cell office:value-type="float" office:value="0" calcext:value-type="float">
            <text:p>0</text:p>
          </table:table-cell>
          <table:table-cell office:value-type="float" office:value="5.150000006" calcext:value-type="float">
            <text:p>5.150000006</text:p>
          </table:table-cell>
          <table:table-cell table:number-columns-repeated="2" office:value-type="float" office:value="11.40000018" calcext:value-type="float">
            <text:p>11.40000018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1.40000018" calcext:value-type="float">
            <text:p>11.40000018</text:p>
          </table:table-cell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129900" calcext:value-type="float">
            <text:p>129900</text:p>
          </table:table-cell>
          <table:table-cell office:value-type="float" office:value="0" calcext:value-type="float">
            <text:p>0</text:p>
          </table:table-cell>
          <table:table-cell office:value-type="float" office:value="3.150000006" calcext:value-type="float">
            <text:p>3.150000006</text:p>
          </table:table-cell>
          <table:table-cell table:number-columns-repeated="2" office:value-type="float" office:value="11.81666693" calcext:value-type="float">
            <text:p>11.81666693</text:p>
          </table:table-cell>
          <table:table-cell office:value-type="float" office:value="0.400000006" calcext:value-type="float">
            <text:p>0.4000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1666693" calcext:value-type="float">
            <text:p>11.816666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0" calcext:value-type="float">
            <text:p>1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916666836" calcext:value-type="float">
            <text:p>6.916666836</text:p>
          </table:table-cell>
          <table:table-cell office:value-type="float" office:value="2.333333343" calcext:value-type="float">
            <text:p>2.333333343</text:p>
          </table:table-cell>
          <table:table-cell office:value-type="float" office:value="0" calcext:value-type="float">
            <text:p>0</text:p>
          </table:table-cell>
          <table:table-cell office:value-type="float" office:value="1.916666687" calcext:value-type="float">
            <text:p>1.916666687</text:p>
          </table:table-cell>
          <table:table-cell office:value-type="float" office:value="5.916666806" calcext:value-type="float">
            <text:p>5.916666806</text:p>
          </table:table-cell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130100" calcext:value-type="float">
            <text:p>130100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5.083333433" calcext:value-type="float">
            <text:p>5.083333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83333433" calcext:value-type="float">
            <text:p>5.083333433</text:p>
          </table:table-cell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130200" calcext:value-type="float">
            <text:p>130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333333433" calcext:value-type="float">
            <text:p>5.333333433</text:p>
          </table:table-cell>
          <table:table-cell office:value-type="float" office:value="0" calcext:value-type="float">
            <text:p>0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2" calcext:value-type="float">
            <text:p>2</text:p>
          </table:table-cell>
          <table:table-cell office:value-type="float" office:value="5.000000089" calcext:value-type="float">
            <text:p>5.000000089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130300" calcext:value-type="float">
            <text:p>130300</text:p>
          </table:table-cell>
          <table:table-cell office:value-type="float" office:value="0" calcext:value-type="float">
            <text:p>0</text:p>
          </table:table-cell>
          <table:table-cell office:value-type="float" office:value="3.700000003" calcext:value-type="float">
            <text:p>3.700000003</text:p>
          </table:table-cell>
          <table:table-cell table:number-columns-repeated="2" office:value-type="float" office:value="4.36666669" calcext:value-type="float">
            <text:p>4.36666669</text:p>
          </table:table-cell>
          <table:table-cell office:value-type="float" office:value="5.033333346" calcext:value-type="float">
            <text:p>5.033333346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3.700000003" calcext:value-type="float">
            <text:p>3.700000003</text:p>
          </table:table-cell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130400" calcext:value-type="float">
            <text:p>130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950000003" calcext:value-type="float">
            <text:p>8.950000003</text:p>
          </table:table-cell>
          <table:table-cell office:value-type="float" office:value="0.700000003" calcext:value-type="float">
            <text:p>0.70000000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.950000003" calcext:value-type="float">
            <text:p>8.950000003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130500" calcext:value-type="float">
            <text:p>130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130600" calcext:value-type="float">
            <text:p>130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00000003" calcext:value-type="float">
            <text:p>1.70000000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.700000003" calcext:value-type="float">
            <text:p>1.700000003</text:p>
          </table:table-cell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130700" calcext:value-type="float">
            <text:p>130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130800" calcext:value-type="float">
            <text:p>130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" calcext:value-type="float">
            <text:p>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130900" calcext:value-type="float">
            <text:p>130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0" calcext:value-type="float">
            <text:p>131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75" calcext:value-type="float">
            <text:p>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131100" calcext:value-type="float">
            <text:p>131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131200" calcext:value-type="float">
            <text:p>13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" calcext:value-type="float">
            <text:p>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131300" calcext:value-type="float">
            <text:p>131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131400" calcext:value-type="float">
            <text:p>131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" calcext:value-type="float">
            <text:p>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131500" calcext:value-type="float">
            <text:p>131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131600" calcext:value-type="float">
            <text:p>131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131700" calcext:value-type="float">
            <text:p>131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131800" calcext:value-type="float">
            <text:p>131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131900" calcext:value-type="float">
            <text:p>131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.81666668" calcext:value-type="float">
            <text:p>24.81666668</text:p>
          </table:table-cell>
          <table:table-cell table:number-columns-repeated="2" office:value-type="float" office:value="0.166666672" calcext:value-type="float">
            <text:p>0.166666672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24.81666668" calcext:value-type="float">
            <text:p>24.816666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0" calcext:value-type="float">
            <text:p>132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900000006" calcext:value-type="float">
            <text:p>4.9000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4.900000006" calcext:value-type="float">
            <text:p>4.900000006</text:p>
          </table:table-cell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132100" calcext:value-type="float">
            <text:p>132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700000003" calcext:value-type="float">
            <text:p>3.700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3.700000003" calcext:value-type="float">
            <text:p>3.700000003</text:p>
          </table:table-cell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132200" calcext:value-type="float">
            <text:p>132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350000009" calcext:value-type="float">
            <text:p>4.35000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0000009" calcext:value-type="float">
            <text:p>0.600000009</text:p>
          </table:table-cell>
          <table:table-cell office:value-type="float" office:value="4.350000009" calcext:value-type="float">
            <text:p>4.350000009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132300" calcext:value-type="float">
            <text:p>13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783333346" calcext:value-type="float">
            <text:p>3.783333346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  <table:table-cell office:value-type="float" office:value="0.533333346" calcext:value-type="float">
            <text:p>0.533333346</text:p>
          </table:table-cell>
          <table:table-cell office:value-type="float" office:value="3.783333346" calcext:value-type="float">
            <text:p>3.783333346</text:p>
          </table:table-cell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132400" calcext:value-type="float">
            <text:p>13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766666681" calcext:value-type="float">
            <text:p>3.766666681</text:p>
          </table:table-cell>
          <table:table-cell office:value-type="float" office:value="0.166666672" calcext:value-type="float">
            <text:p>0.166666672</text:p>
          </table:table-cell>
          <table:table-cell office:value-type="float" office:value="0" calcext:value-type="float">
            <text:p>0</text:p>
          </table:table-cell>
          <table:table-cell office:value-type="float" office:value="0.766666681" calcext:value-type="float">
            <text:p>0.766666681</text:p>
          </table:table-cell>
          <table:table-cell office:value-type="float" office:value="3.766666681" calcext:value-type="float">
            <text:p>3.766666681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132500" calcext:value-type="float">
            <text:p>132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650000006" calcext:value-type="float">
            <text:p>2.6500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2.650000006" calcext:value-type="float">
            <text:p>2.650000006</text:p>
          </table:table-cell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132600" calcext:value-type="float">
            <text:p>132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132700" calcext:value-type="float">
            <text:p>132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132800" calcext:value-type="float">
            <text:p>132800</text:p>
          </table:table-cell>
          <table:table-cell office:value-type="float" office:value="0" calcext:value-type="float">
            <text:p>0</text:p>
          </table:table-cell>
          <table:table-cell office:value-type="float" office:value="10.16666684" calcext:value-type="float">
            <text:p>10.16666684</text:p>
          </table:table-cell>
          <table:table-cell office:value-type="float" office:value="4.25" calcext:value-type="float">
            <text:p>4.25</text:p>
          </table:table-cell>
          <table:table-cell office:value-type="float" office:value="10.16666684" calcext:value-type="float">
            <text:p>10.1666668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6666684" calcext:value-type="float">
            <text:p>10.16666684</text:p>
          </table:table-cell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132900" calcext:value-type="float">
            <text:p>132900</text:p>
          </table:table-cell>
          <table:table-cell office:value-type="float" office:value="0" calcext:value-type="float">
            <text:p>0</text:p>
          </table:table-cell>
          <table:table-cell office:value-type="float" office:value="10.83333352" calcext:value-type="float">
            <text:p>10.83333352</text:p>
          </table:table-cell>
          <table:table-cell office:value-type="float" office:value="4.5" calcext:value-type="float">
            <text:p>4.5</text:p>
          </table:table-cell>
          <table:table-cell office:value-type="float" office:value="10.83333352" calcext:value-type="float">
            <text:p>10.83333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3333352" calcext:value-type="float">
            <text:p>10.833333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0" calcext:value-type="float">
            <text:p>133000</text:p>
          </table:table-cell>
          <table:table-cell office:value-type="float" office:value="0" calcext:value-type="float">
            <text:p>0</text:p>
          </table:table-cell>
          <table:table-cell office:value-type="float" office:value="7.416666746" calcext:value-type="float">
            <text:p>7.416666746</text:p>
          </table:table-cell>
          <table:table-cell office:value-type="float" office:value="7.416666716" calcext:value-type="float">
            <text:p>7.416666716</text:p>
          </table:table-cell>
          <table:table-cell office:value-type="float" office:value="32.91666675" calcext:value-type="float">
            <text:p>32.91666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000003" calcext:value-type="float">
            <text:p>1.25000003</text:p>
          </table:table-cell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133100" calcext:value-type="float">
            <text:p>133100</text:p>
          </table:table-cell>
          <table:table-cell office:value-type="float" office:value="0" calcext:value-type="float">
            <text:p>0</text:p>
          </table:table-cell>
          <table:table-cell office:value-type="float" office:value="9.666666776" calcext:value-type="float">
            <text:p>9.666666776</text:p>
          </table:table-cell>
          <table:table-cell office:value-type="float" office:value="5.500000089" calcext:value-type="float">
            <text:p>5.500000089</text:p>
          </table:table-cell>
          <table:table-cell office:value-type="float" office:value="29.16666678" calcext:value-type="float">
            <text:p>29.16666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666687" calcext:value-type="float">
            <text:p>0.666666687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133200" calcext:value-type="float">
            <text:p>133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133300" calcext:value-type="float">
            <text:p>133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133400" calcext:value-type="float">
            <text:p>133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133500" calcext:value-type="float">
            <text:p>133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133600" calcext:value-type="float">
            <text:p>13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133700" calcext:value-type="float">
            <text:p>133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133800" calcext:value-type="float">
            <text:p>133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133900" calcext:value-type="float">
            <text:p>13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000" calcext:value-type="float">
            <text:p>134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134100" calcext:value-type="float">
            <text:p>134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134200" calcext:value-type="float">
            <text:p>134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134300" calcext:value-type="float">
            <text:p>134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134400" calcext:value-type="float">
            <text:p>134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134500" calcext:value-type="float">
            <text:p>134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134600" calcext:value-type="float">
            <text:p>134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134700" calcext:value-type="float">
            <text:p>1347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134800" calcext:value-type="float">
            <text:p>13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134900" calcext:value-type="float">
            <text:p>134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0" calcext:value-type="float">
            <text:p>135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135100" calcext:value-type="float">
            <text:p>135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135200" calcext:value-type="float">
            <text:p>135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.3" calcext:value-type="float">
            <text:p>135.3</text:p>
          </table:table-cell>
          <table:table-cell office:value-type="float" office:value="135300" calcext:value-type="float">
            <text:p>135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135400" calcext:value-type="float">
            <text:p>135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135500" calcext:value-type="float">
            <text:p>135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75" calcext:value-type="float">
            <text:p>1.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135600" calcext:value-type="float">
            <text:p>135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35.7" calcext:value-type="float">
            <text:p>135.7</text:p>
          </table:table-cell>
          <table:table-cell office:value-type="float" office:value="135700" calcext:value-type="float">
            <text:p>135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135800" calcext:value-type="float">
            <text:p>135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.9" calcext:value-type="float">
            <text:p>135.9</text:p>
          </table:table-cell>
          <table:table-cell office:value-type="float" office:value="135900" calcext:value-type="float">
            <text:p>135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0" calcext:value-type="float">
            <text:p>136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136100" calcext:value-type="float">
            <text:p>136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36200" calcext:value-type="float">
            <text:p>136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136300" calcext:value-type="float">
            <text:p>136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136400" calcext:value-type="float">
            <text:p>136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136500" calcext:value-type="float">
            <text:p>136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136600" calcext:value-type="float">
            <text:p>136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136700" calcext:value-type="float">
            <text:p>136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136800" calcext:value-type="float">
            <text:p>1368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136900" calcext:value-type="float">
            <text:p>1369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0" calcext:value-type="float">
            <text:p>1370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1" calcext:value-type="float">
            <text:p>137.1</text:p>
          </table:table-cell>
          <table:table-cell office:value-type="float" office:value="137100" calcext:value-type="float">
            <text:p>137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37200" calcext:value-type="float">
            <text:p>1372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137300" calcext:value-type="float">
            <text:p>1373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137400" calcext:value-type="float">
            <text:p>137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137500" calcext:value-type="float">
            <text:p>1375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137600" calcext:value-type="float">
            <text:p>137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7" calcext:value-type="float">
            <text:p>137.7</text:p>
          </table:table-cell>
          <table:table-cell office:value-type="float" office:value="137700" calcext:value-type="float">
            <text:p>1377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137800" calcext:value-type="float">
            <text:p>1378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137900" calcext:value-type="float">
            <text:p>1379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0" calcext:value-type="float">
            <text:p>138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138100" calcext:value-type="float">
            <text:p>138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138200" calcext:value-type="float">
            <text:p>138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138300" calcext:value-type="float">
            <text:p>138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138400" calcext:value-type="float">
            <text:p>13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138500" calcext:value-type="float">
            <text:p>138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138600" calcext:value-type="float">
            <text:p>138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138700" calcext:value-type="float">
            <text:p>138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.5" calcext:value-type="float">
            <text:p>19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138800" calcext:value-type="float">
            <text:p>1388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9" calcext:value-type="float">
            <text:p>138.9</text:p>
          </table:table-cell>
          <table:table-cell office:value-type="float" office:value="138900" calcext:value-type="float">
            <text:p>138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0" calcext:value-type="float">
            <text:p>1390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1" calcext:value-type="float">
            <text:p>139.1</text:p>
          </table:table-cell>
          <table:table-cell office:value-type="float" office:value="139100" calcext:value-type="float">
            <text:p>139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139200" calcext:value-type="float">
            <text:p>139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139300" calcext:value-type="float">
            <text:p>139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139400" calcext:value-type="float">
            <text:p>139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5" calcext:value-type="float">
            <text:p>1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139500" calcext:value-type="float">
            <text:p>1395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.5" calcext:value-type="float">
            <text:p>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139600" calcext:value-type="float">
            <text:p>139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139700" calcext:value-type="float">
            <text:p>139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139800" calcext:value-type="float">
            <text:p>139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9.9" calcext:value-type="float">
            <text:p>139.9</text:p>
          </table:table-cell>
          <table:table-cell office:value-type="float" office:value="139900" calcext:value-type="float">
            <text:p>139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25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0" calcext:value-type="float">
            <text:p>140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140100" calcext:value-type="float">
            <text:p>140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140200" calcext:value-type="float">
            <text:p>140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3" calcext:value-type="float">
            <text:p>140.3</text:p>
          </table:table-cell>
          <table:table-cell office:value-type="float" office:value="140300" calcext:value-type="float">
            <text:p>140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25000003" calcext:value-type="float">
            <text:p>1.2500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140400" calcext:value-type="float">
            <text:p>140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666687" calcext:value-type="float">
            <text:p>0.6666666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140500" calcext:value-type="float">
            <text:p>140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140600" calcext:value-type="float">
            <text:p>140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140700" calcext:value-type="float">
            <text:p>140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40800" calcext:value-type="float">
            <text:p>140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9" calcext:value-type="float">
            <text:p>140.9</text:p>
          </table:table-cell>
          <table:table-cell office:value-type="float" office:value="140900" calcext:value-type="float">
            <text:p>1409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0" calcext:value-type="float">
            <text:p>14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1" calcext:value-type="float">
            <text:p>141.1</text:p>
          </table:table-cell>
          <table:table-cell office:value-type="float" office:value="141100" calcext:value-type="float">
            <text:p>141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141200" calcext:value-type="float">
            <text:p>141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float" office:value="141300" calcext:value-type="float">
            <text:p>141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141400" calcext:value-type="float">
            <text:p>1414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141500" calcext:value-type="float">
            <text:p>14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141600" calcext:value-type="float">
            <text:p>14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7" calcext:value-type="float">
            <text:p>141.7</text:p>
          </table:table-cell>
          <table:table-cell office:value-type="float" office:value="141700" calcext:value-type="float">
            <text:p>141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141800" calcext:value-type="float">
            <text:p>1418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5.78571483" calcext:value-type="float">
            <text:p>15.78571483</text:p>
          </table:table-cell>
          <table:table-cell office:value-type="float" office:value="5.285714522" calcext:value-type="float">
            <text:p>5.285714522</text:p>
          </table:table-cell>
          <table:table-cell office:value-type="float" office:value="15.78571483" calcext:value-type="float">
            <text:p>15.78571483</text:p>
          </table:table-cell>
        </table:table-row>
        <table:table-row table:style-name="ro1">
          <table:table-cell office:value-type="float" office:value="141.9" calcext:value-type="float">
            <text:p>141.9</text:p>
          </table:table-cell>
          <table:table-cell office:value-type="float" office:value="141900" calcext:value-type="float">
            <text:p>1419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5.66666722" calcext:value-type="float">
            <text:p>15.66666722</text:p>
          </table:table-cell>
          <table:table-cell office:value-type="float" office:value="6.000000268" calcext:value-type="float">
            <text:p>6.000000268</text:p>
          </table:table-cell>
          <table:table-cell office:value-type="float" office:value="15.66666722" calcext:value-type="float">
            <text:p>15.6666672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0" calcext:value-type="float">
            <text:p>1420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5.80952436" calcext:value-type="float">
            <text:p>15.80952436</text:p>
          </table:table-cell>
          <table:table-cell office:value-type="float" office:value="5.142857373" calcext:value-type="float">
            <text:p>5.142857373</text:p>
          </table:table-cell>
          <table:table-cell office:value-type="float" office:value="15.80952436" calcext:value-type="float">
            <text:p>15.80952436</text:p>
          </table:table-cell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142100" calcext:value-type="float">
            <text:p>1421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5.73809579" calcext:value-type="float">
            <text:p>15.73809579</text:p>
          </table:table-cell>
          <table:table-cell office:value-type="float" office:value="5.57142882" calcext:value-type="float">
            <text:p>5.57142882</text:p>
          </table:table-cell>
          <table:table-cell office:value-type="float" office:value="15.73809579" calcext:value-type="float">
            <text:p>15.73809579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42200" calcext:value-type="float">
            <text:p>1422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5.78571483" calcext:value-type="float">
            <text:p>15.78571483</text:p>
          </table:table-cell>
          <table:table-cell office:value-type="float" office:value="5.285714522" calcext:value-type="float">
            <text:p>5.285714522</text:p>
          </table:table-cell>
          <table:table-cell office:value-type="float" office:value="15.78571483" calcext:value-type="float">
            <text:p>15.78571483</text:p>
          </table:table-cell>
        </table:table-row>
        <table:table-row table:style-name="ro1">
          <table:table-cell office:value-type="float" office:value="142.3" calcext:value-type="float">
            <text:p>142.3</text:p>
          </table:table-cell>
          <table:table-cell office:value-type="float" office:value="142300" calcext:value-type="float">
            <text:p>142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5.73809579" calcext:value-type="float">
            <text:p>15.73809579</text:p>
          </table:table-cell>
          <table:table-cell office:value-type="float" office:value="5.57142882" calcext:value-type="float">
            <text:p>5.57142882</text:p>
          </table:table-cell>
          <table:table-cell office:value-type="float" office:value="15.73809579" calcext:value-type="float">
            <text:p>15.73809579</text:p>
          </table:table-cell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142400" calcext:value-type="float">
            <text:p>1424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142500" calcext:value-type="float">
            <text:p>1425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142600" calcext:value-type="float">
            <text:p>1426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142.7" calcext:value-type="float">
            <text:p>142.7</text:p>
          </table:table-cell>
          <table:table-cell office:value-type="float" office:value="142700" calcext:value-type="float">
            <text:p>1427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.28571492" calcext:value-type="float">
            <text:p>14.28571492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42800" calcext:value-type="float">
            <text:p>142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.142857417" calcext:value-type="float">
            <text:p>6.142857417</text:p>
          </table:table-cell>
          <table:table-cell table:number-columns-repeated="3" office:value-type="float" office:value="25.14285798" calcext:value-type="float">
            <text:p>25.14285798</text:p>
          </table:table-cell>
          <table:table-cell office:value-type="float" office:value="6.142857417" calcext:value-type="float">
            <text:p>6.142857417</text:p>
          </table:table-cell>
        </table:table-row>
        <table:table-row table:style-name="ro1">
          <table:table-cell office:value-type="float" office:value="142.9" calcext:value-type="float">
            <text:p>142.9</text:p>
          </table:table-cell>
          <table:table-cell office:value-type="float" office:value="142900" calcext:value-type="float">
            <text:p>142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66666672" calcext:value-type="float">
            <text:p>0.166666672</text:p>
          </table:table-cell>
          <table:table-cell office:value-type="float" office:value="15.00000001" calcext:value-type="float">
            <text:p>15.00000001</text:p>
          </table:table-cell>
          <table:table-cell office:value-type="float" office:value="84.00000001" calcext:value-type="float">
            <text:p>84.00000001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.166666672" calcext:value-type="float">
            <text:p>0.16666667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0" calcext:value-type="float">
            <text:p>14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office:value-type="float" office:value="23.50000003" calcext:value-type="float">
            <text:p>23.50000003</text:p>
          </table:table-cell>
          <table:table-cell office:value-type="float" office:value="74.50000003" calcext:value-type="float">
            <text:p>74.50000003</text:p>
          </table:table-cell>
          <table:table-cell office:value-type="float" office:value="0.666666687" calcext:value-type="float">
            <text:p>0.666666687</text:p>
          </table:table-cell>
          <table:table-cell office:value-type="float" office:value="0.333333343" calcext:value-type="float">
            <text:p>0.333333343</text:p>
          </table:table-cell>
        </table:table-row>
        <table:table-row table:style-name="ro1">
          <table:table-cell office:value-type="float" office:value="143.1" calcext:value-type="float">
            <text:p>143.1</text:p>
          </table:table-cell>
          <table:table-cell office:value-type="float" office:value="143100" calcext:value-type="float">
            <text:p>143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333333343" calcext:value-type="float">
            <text:p>0.333333343</text:p>
          </table:table-cell>
          <table:table-cell office:value-type="float" office:value="18.66666669" calcext:value-type="float">
            <text:p>18.66666669</text:p>
          </table:table-cell>
          <table:table-cell office:value-type="float" office:value="79.66666669" calcext:value-type="float">
            <text:p>79.66666669</text:p>
          </table:table-cell>
          <table:table-cell table:number-columns-repeated="2" office:value-type="float" office:value="0.333333343" calcext:value-type="float">
            <text:p>0.333333343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43200" calcext:value-type="float">
            <text:p>143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00000015" calcext:value-type="float">
            <text:p>0.500000015</text:p>
          </table:table-cell>
          <table:table-cell office:value-type="float" office:value="18.33333336" calcext:value-type="float">
            <text:p>18.33333336</text:p>
          </table:table-cell>
          <table:table-cell office:value-type="float" office:value="79.33333336" calcext:value-type="float">
            <text:p>79.33333336</text:p>
          </table:table-cell>
          <table:table-cell office:value-type="float" office:value="0.333333343" calcext:value-type="float">
            <text:p>0.333333343</text:p>
          </table:table-cell>
          <table:table-cell office:value-type="float" office:value="0.500000015" calcext:value-type="float">
            <text:p>0.500000015</text:p>
          </table:table-cell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143300" calcext:value-type="float">
            <text:p>143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66666672" calcext:value-type="float">
            <text:p>0.166666672</text:p>
          </table:table-cell>
          <table:table-cell office:value-type="float" office:value="17.66666667" calcext:value-type="float">
            <text:p>17.66666667</text:p>
          </table:table-cell>
          <table:table-cell office:value-type="float" office:value="81.66666667" calcext:value-type="float">
            <text:p>81.66666667</text:p>
          </table:table-cell>
          <table:table-cell office:value-type="float" office:value="0" calcext:value-type="float">
            <text:p>0</text:p>
          </table:table-cell>
          <table:table-cell office:value-type="float" office:value="0.166666672" calcext:value-type="float">
            <text:p>0.166666672</text:p>
          </table:table-cell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143400" calcext:value-type="float">
            <text:p>143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50000003" calcext:value-type="float">
            <text:p>17.50000003</text:p>
          </table:table-cell>
          <table:table-cell office:value-type="float" office:value="81.50000003" calcext:value-type="float">
            <text:p>81.50000003</text:p>
          </table:table-cell>
          <table:table-cell office:value-type="float" office:value="1.00000003" calcext:value-type="float">
            <text:p>1.00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143500" calcext:value-type="float">
            <text:p>143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143600" calcext:value-type="float">
            <text:p>143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143700" calcext:value-type="float">
            <text:p>143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143800" calcext:value-type="float">
            <text:p>143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9" calcext:value-type="float">
            <text:p>143.9</text:p>
          </table:table-cell>
          <table:table-cell office:value-type="float" office:value="143900" calcext:value-type="float">
            <text:p>1439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000" calcext:value-type="float">
            <text:p>144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1" calcext:value-type="float">
            <text:p>144.1</text:p>
          </table:table-cell>
          <table:table-cell office:value-type="float" office:value="144100" calcext:value-type="float">
            <text:p>144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44200" calcext:value-type="float">
            <text:p>144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3" calcext:value-type="float">
            <text:p>144.3</text:p>
          </table:table-cell>
          <table:table-cell office:value-type="float" office:value="144300" calcext:value-type="float">
            <text:p>144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144400" calcext:value-type="float">
            <text:p>1444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144500" calcext:value-type="float">
            <text:p>144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16in" svg:height="8in" svg:x="0.3098in" svg:y="0.1094in">
            <draw:object draw:notify-on-update-of-ranges="'216_II-reference-bootscan-plotdata'.C1:'216_II-reference-bootscan-plotdata'.C1 '216_II-reference-bootscan-plotdata'.C2:'216_II-reference-bootscan-plotdata'.C1446 '216_II-reference-bootscan-plotdata'.D1:'216_II-reference-bootscan-plotdata'.D1 '216_II-reference-bootscan-plotdata'.D2:'216_II-reference-bootscan-plotdata'.D1446 '216_II-reference-bootscan-plotdata'.E1:'216_II-reference-bootscan-plotdata'.E1 '216_II-reference-bootscan-plotdata'.E2:'216_II-reference-bootscan-plotdata'.E1446 '216_II-reference-bootscan-plotdata'.F1:'216_II-reference-bootscan-plotdata'.F1 '216_II-reference-bootscan-plotdata'.F2:'216_II-reference-bootscan-plotdata'.F1446 '216_II-reference-bootscan-plotdata'.G1:'216_II-reference-bootscan-plotdata'.G1 '216_II-reference-bootscan-plotdata'.G2:'216_II-reference-bootscan-plotdata'.G1446 '216_II-reference-bootscan-plotdata'.H1:'216_II-reference-bootscan-plotdata'.H1 '216_II-reference-bootscan-plotdata'.H2:'216_II-reference-bootscan-plotdata'.H1446 '216_II-reference-bootscan-plotdata'.I1:'216_II-reference-bootscan-plotdata'.I1 '216_II-reference-bootscan-plotdata'.I2:'216_II-reference-bootscan-plotdata'.I1446 '216_II-reference-bootscan-plotdata'.J1:'216_II-reference-bootscan-plotdata'.J1 '216_II-reference-bootscan-plotdata'.J2:'216_II-reference-bootscan-plotdata'.J14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0in" fo:page-height="10in" style:num-format="1" style:print-orientation="landscape"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30T22:19:30.600347066</dc:date>
    <meta:editing-duration>PT24M54S</meta:editing-duration>
    <meta:editing-cycles>5</meta:editing-cycles>
    <meta:generator>LibreOffice/7.0.4.2$Linux_X86_64 LibreOffice_project/00$Build-2</meta:generator>
    <meta:document-statistic meta:table-count="2" meta:cell-count="1445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 svg:stroke-width="0.018cm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3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6pt" style:font-size-asian="9pt" style:font-size-complex="9pt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1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1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1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1cm" svg:stroke-color="#4b1f6f" draw:fill-color="#4b1f6f" dr3d:edge-rounding="5%"/>
      <style:text-properties fo:font-size="10pt" style:font-size-asian="10pt" style:font-size-complex="10pt"/>
    </style:style>
    <style:style style:name="ch19" style:family="chart">
      <style:graphic-properties draw:stroke="solid" draw:stroke-dash="Ultrafine_20_2_20_Dots_20_3_20_Dashes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0.641cm" svg:height="20.321cm" xlink:href=".." xlink:type="simple" chart:class="chart:line" chart:style-name="ch1">
        <chart:title svg:x="15.443cm" svg:y="0.541cm" chart:style-name="ch2">
          <text:p>Bootscan with 216_II as reference</text:p>
        </chart:title>
        <chart:subtitle svg:x="17.128cm" svg:y="2.044cm" chart:style-name="ch3">
          <text:p>Window Size = 800, Step size = 100</text:p>
        </chart:subtitle>
        <chart:legend chart:legend-position="end" svg:x="36.963cm" svg:y="7.216cm" style:legend-expansion="high" chart:style-name="ch4"/>
        <chart:plot-area chart:style-name="ch5" table:cell-range-address="'216_II-reference-bootscan-plotdata'.C1:'216_II-reference-bootscan-plotdata'.J1446" chart:data-source-has-labels="row" svg:x="2.21cm" svg:y="3.133cm" svg:width="33.941cm" svg:height="15.414cm">
          <chart:coordinate-region svg:x="2.831cm" svg:y="3.133cm" svg:width="32.982cm" svg:height="14.374cm"/>
          <chart:axis chart:dimension="x" chart:name="primary-x" chart:style-name="ch6">
            <chart:title svg:x="16.3cm" svg:y="18.954cm" chart:style-name="ch7">
              <text:p>MSA Coordinates (kb)</text:p>
            </chart:title>
          </chart:axis>
          <chart:axis chart:dimension="y" chart:name="primary-y" chart:style-name="ch8">
            <chart:title svg:x="0.451cm" svg:y="14.289cm" chart:style-name="ch9">
              <text:p>Percent Bootstrap Support</text:p>
            </chart:title>
            <chart:grid chart:style-name="ch10" chart:class="major"/>
          </chart:axis>
          <chart:series chart:style-name="ch11" chart:values-cell-range-address="'216_II-reference-bootscan-plotdata'.C2:'216_II-reference-bootscan-plotdata'.C1446" chart:label-cell-address="'216_II-reference-bootscan-plotdata'.C1:'216_II-reference-bootscan-plotdata'.C1" chart:class="chart:line">
            <chart:data-point chart:repeated="1445"/>
          </chart:series>
          <chart:series chart:style-name="ch12" chart:values-cell-range-address="'216_II-reference-bootscan-plotdata'.D2:'216_II-reference-bootscan-plotdata'.D1446" chart:label-cell-address="'216_II-reference-bootscan-plotdata'.D1:'216_II-reference-bootscan-plotdata'.D1" chart:class="chart:line">
            <chart:data-point chart:repeated="1445"/>
          </chart:series>
          <chart:series chart:style-name="ch13" chart:values-cell-range-address="'216_II-reference-bootscan-plotdata'.E2:'216_II-reference-bootscan-plotdata'.E1446" chart:label-cell-address="'216_II-reference-bootscan-plotdata'.E1:'216_II-reference-bootscan-plotdata'.E1" chart:class="chart:line">
            <chart:data-point chart:repeated="1445"/>
          </chart:series>
          <chart:series chart:style-name="ch14" chart:values-cell-range-address="'216_II-reference-bootscan-plotdata'.F2:'216_II-reference-bootscan-plotdata'.F1446" chart:label-cell-address="'216_II-reference-bootscan-plotdata'.F1:'216_II-reference-bootscan-plotdata'.F1" chart:class="chart:line">
            <chart:data-point chart:repeated="1445"/>
          </chart:series>
          <chart:series chart:style-name="ch15" chart:values-cell-range-address="'216_II-reference-bootscan-plotdata'.G2:'216_II-reference-bootscan-plotdata'.G1446" chart:label-cell-address="'216_II-reference-bootscan-plotdata'.G1:'216_II-reference-bootscan-plotdata'.G1" chart:class="chart:line">
            <chart:data-point chart:repeated="1445"/>
          </chart:series>
          <chart:series chart:style-name="ch16" chart:values-cell-range-address="'216_II-reference-bootscan-plotdata'.H2:'216_II-reference-bootscan-plotdata'.H1446" chart:label-cell-address="'216_II-reference-bootscan-plotdata'.H1:'216_II-reference-bootscan-plotdata'.H1" chart:class="chart:line">
            <chart:data-point chart:repeated="1445"/>
          </chart:series>
          <chart:series chart:style-name="ch17" chart:values-cell-range-address="'216_II-reference-bootscan-plotdata'.I2:'216_II-reference-bootscan-plotdata'.I1446" chart:label-cell-address="'216_II-reference-bootscan-plotdata'.I1:'216_II-reference-bootscan-plotdata'.I1" chart:class="chart:line">
            <chart:data-point chart:repeated="1445"/>
          </chart:series>
          <chart:series chart:style-name="ch18" chart:values-cell-range-address="'216_II-reference-bootscan-plotdata'.J2:'216_II-reference-bootscan-plotdata'.J1446" chart:label-cell-address="'216_II-reference-bootscan-plotdata'.J1:'216_II-reference-bootscan-plotdata'.J1" chart:class="chart:line">
            <chart:data-point chart:repeated="144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HV5</text:p>
                <draw:g>
                  <svg:desc>'216_II-reference-bootscan-plotdata'.C1:'216_II-reference-bootscan-plotdata'.C1</svg:desc>
                </draw:g>
              </table:table-cell>
              <table:table-cell office:value-type="string">
                <text:p>C33</text:p>
                <draw:g>
                  <svg:desc>'216_II-reference-bootscan-plotdata'.D1:'216_II-reference-bootscan-plotdata'.D1</svg:desc>
                </draw:g>
              </table:table-cell>
              <table:table-cell office:value-type="string">
                <text:p>C46</text:p>
                <draw:g>
                  <svg:desc>'216_II-reference-bootscan-plotdata'.E1:'216_II-reference-bootscan-plotdata'.E1</svg:desc>
                </draw:g>
              </table:table-cell>
              <table:table-cell office:value-type="string">
                <text:p>Titanium</text:p>
                <draw:g>
                  <svg:desc>'216_II-reference-bootscan-plotdata'.F1:'216_II-reference-bootscan-plotdata'.F1</svg:desc>
                </draw:g>
              </table:table-cell>
              <table:table-cell office:value-type="string">
                <text:p>SP1777</text:p>
                <draw:g>
                  <svg:desc>'216_II-reference-bootscan-plotdata'.G1:'216_II-reference-bootscan-plotdata'.G1</svg:desc>
                </draw:g>
              </table:table-cell>
              <table:table-cell office:value-type="string">
                <text:p>K22</text:p>
                <draw:g>
                  <svg:desc>'216_II-reference-bootscan-plotdata'.H1:'216_II-reference-bootscan-plotdata'.H1</svg:desc>
                </draw:g>
              </table:table-cell>
              <table:table-cell office:value-type="string">
                <text:p>B589</text:p>
                <draw:g>
                  <svg:desc>'216_II-reference-bootscan-plotdata'.I1:'216_II-reference-bootscan-plotdata'.I1</svg:desc>
                </draw:g>
              </table:table-cell>
              <table:table-cell office:value-type="string">
                <text:p>Cooper</text:p>
                <draw:g>
                  <svg:desc>'216_II-reference-bootscan-plotdata'.J1:'216_II-reference-bootscan-plotdata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16_II-reference-bootscan-plotdata'.C2:'216_II-reference-bootscan-plotdata'.C1446</svg:desc>
                </draw:g>
              </table:table-cell>
              <table:table-cell office:value-type="float" office:value="24.95">
                <text:p>24.95</text:p>
                <draw:g>
                  <svg:desc>'216_II-reference-bootscan-plotdata'.D2:'216_II-reference-bootscan-plotdata'.D1446</svg:desc>
                </draw:g>
              </table:table-cell>
              <table:table-cell office:value-type="float" office:value="24.95">
                <text:p>24.95</text:p>
                <draw:g>
                  <svg:desc>'216_II-reference-bootscan-plotdata'.E2:'216_II-reference-bootscan-plotdata'.E1446</svg:desc>
                </draw:g>
              </table:table-cell>
              <table:table-cell office:value-type="float" office:value="24.95">
                <text:p>24.95</text:p>
                <draw:g>
                  <svg:desc>'216_II-reference-bootscan-plotdata'.F2:'216_II-reference-bootscan-plotdata'.F1446</svg:desc>
                </draw:g>
              </table:table-cell>
              <table:table-cell office:value-type="float" office:value="0">
                <text:p>0</text:p>
                <draw:g>
                  <svg:desc>'216_II-reference-bootscan-plotdata'.G2:'216_II-reference-bootscan-plotdata'.G1446</svg:desc>
                </draw:g>
              </table:table-cell>
              <table:table-cell office:value-type="float" office:value="0.200000003">
                <text:p>0.200000003</text:p>
                <draw:g>
                  <svg:desc>'216_II-reference-bootscan-plotdata'.H2:'216_II-reference-bootscan-plotdata'.H1446</svg:desc>
                </draw:g>
              </table:table-cell>
              <table:table-cell office:value-type="float" office:value="0">
                <text:p>0</text:p>
                <draw:g>
                  <svg:desc>'216_II-reference-bootscan-plotdata'.I2:'216_II-reference-bootscan-plotdata'.I1446</svg:desc>
                </draw:g>
              </table:table-cell>
              <table:table-cell office:value-type="float" office:value="24.95">
                <text:p>24.95</text:p>
                <draw:g>
                  <svg:desc>'216_II-reference-bootscan-plotdata'.J2:'216_II-reference-bootscan-plotdata'.J14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24.90000001">
                <text:p>24.9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4.85000001">
                <text:p>24.85000001</text:p>
              </table:table-cell>
              <table:table-cell office:value-type="float" office:value="24.85000001">
                <text:p>24.85000001</text:p>
              </table:table-cell>
              <table:table-cell office:value-type="float" office:value="24.85000001">
                <text:p>24.85000001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24.85000001">
                <text:p>24.85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4.60000002">
                <text:p>24.60000002</text:p>
              </table:table-cell>
              <table:table-cell office:value-type="float" office:value="24.60000002">
                <text:p>24.60000002</text:p>
              </table:table-cell>
              <table:table-cell office:value-type="float" office:value="24.60000002">
                <text:p>24.60000002</text:p>
              </table:table-cell>
              <table:table-cell office:value-type="float" office:value="0.733333349">
                <text:p>0.733333349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24.60000002">
                <text:p>24.6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4.60000002">
                <text:p>24.60000002</text:p>
              </table:table-cell>
              <table:table-cell office:value-type="float" office:value="24.60000002">
                <text:p>24.60000002</text:p>
              </table:table-cell>
              <table:table-cell office:value-type="float" office:value="24.60000002">
                <text:p>24.60000002</text:p>
              </table:table-cell>
              <table:table-cell office:value-type="float" office:value="0.700000018">
                <text:p>0.700000018</text:p>
              </table:table-cell>
              <table:table-cell office:value-type="float" office:value="0">
                <text:p>0</text:p>
              </table:table-cell>
              <table:table-cell office:value-type="float" office:value="0.900000021">
                <text:p>0.900000021</text:p>
              </table:table-cell>
              <table:table-cell office:value-type="float" office:value="24.60000002">
                <text:p>24.60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4.55000003">
                <text:p>24.55000003</text:p>
              </table:table-cell>
              <table:table-cell office:value-type="float" office:value="24.55000003">
                <text:p>24.55000003</text:p>
              </table:table-cell>
              <table:table-cell office:value-type="float" office:value="24.55000003">
                <text:p>24.55000003</text:p>
              </table:table-cell>
              <table:table-cell office:value-type="float" office:value="0.900000021">
                <text:p>0.900000021</text:p>
              </table:table-cell>
              <table:table-cell office:value-type="float" office:value="0">
                <text:p>0</text:p>
              </table:table-cell>
              <table:table-cell office:value-type="float" office:value="0.900000021">
                <text:p>0.900000021</text:p>
              </table:table-cell>
              <table:table-cell office:value-type="float" office:value="24.55000003">
                <text:p>24.5500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3.90000007">
                <text:p>23.90000007</text:p>
              </table:table-cell>
              <table:table-cell office:value-type="float" office:value="23.90000007">
                <text:p>23.90000007</text:p>
              </table:table-cell>
              <table:table-cell office:value-type="float" office:value="23.90000007">
                <text:p>23.90000007</text:p>
              </table:table-cell>
              <table:table-cell office:value-type="float" office:value="1.500000045">
                <text:p>1.500000045</text:p>
              </table:table-cell>
              <table:table-cell office:value-type="float" office:value="0">
                <text:p>0</text:p>
              </table:table-cell>
              <table:table-cell office:value-type="float" office:value="2.900000066">
                <text:p>2.900000066</text:p>
              </table:table-cell>
              <table:table-cell office:value-type="float" office:value="23.90000007">
                <text:p>23.90000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.75000001">
                <text:p>24.75000001</text:p>
              </table:table-cell>
              <table:table-cell office:value-type="float" office:value="24.75000001">
                <text:p>24.75000001</text:p>
              </table:table-cell>
              <table:table-cell office:value-type="float" office:value="24.75000001">
                <text:p>24.75000001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0">
                <text:p>0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24.75000001">
                <text:p>24.75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1.41666667">
                <text:p>11.41666667</text:p>
              </table:table-cell>
              <table:table-cell office:value-type="float" office:value="11.41666667">
                <text:p>11.41666667</text:p>
              </table:table-cell>
              <table:table-cell office:value-type="float" office:value="11.41666667">
                <text:p>11.41666667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0">
                <text:p>0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11.41666667">
                <text:p>11.41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.16666667">
                <text:p>10.16666667</text:p>
              </table:table-cell>
              <table:table-cell office:value-type="float" office:value="10.16666667">
                <text:p>10.16666667</text:p>
              </table:table-cell>
              <table:table-cell office:value-type="float" office:value="10.16666667">
                <text:p>10.16666667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0.16666667">
                <text:p>10.1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9.166666672">
                <text:p>9.166666672</text:p>
              </table:table-cell>
              <table:table-cell office:value-type="float" office:value="9.166666672">
                <text:p>9.166666672</text:p>
              </table:table-cell>
              <table:table-cell office:value-type="float" office:value="9.166666672">
                <text:p>9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9.166666672">
                <text:p>9.166666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.892857149">
                <text:p>8.892857149</text:p>
              </table:table-cell>
              <table:table-cell office:value-type="float" office:value="8.892857149">
                <text:p>8.892857149</text:p>
              </table:table-cell>
              <table:table-cell office:value-type="float" office:value="8.892857149">
                <text:p>8.89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8.892857149">
                <text:p>8.892857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0.75">
                <text:p>10.75</text:p>
              </table:table-cell>
              <table:table-cell office:value-type="float" office:value="10.75">
                <text:p>10.75</text:p>
              </table:table-cell>
              <table:table-cell office:value-type="float" office:value="10.75">
                <text:p>10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4.5261905">
                <text:p>24.5261905</text:p>
              </table:table-cell>
              <table:table-cell office:value-type="float" office:value="24.5261905">
                <text:p>24.5261905</text:p>
              </table:table-cell>
              <table:table-cell office:value-type="float" office:value="24.5261905">
                <text:p>24.5261905</text:p>
              </table:table-cell>
              <table:table-cell office:value-type="float" office:value="1.276190504">
                <text:p>1.276190504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24.5261905">
                <text:p>24.5261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0.28333339">
                <text:p>40.28333339</text:p>
              </table:table-cell>
              <table:table-cell office:value-type="float" office:value="8.116666675">
                <text:p>8.116666675</text:p>
              </table:table-cell>
              <table:table-cell office:value-type="float" office:value="40.28333339">
                <text:p>40.28333339</text:p>
              </table:table-cell>
              <table:table-cell office:value-type="float" office:value="2.533333391">
                <text:p>2.533333391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0">
                <text:p>0</text:p>
              </table:table-cell>
              <table:table-cell office:value-type="float" office:value="8.116666675">
                <text:p>8.1166666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.61666669">
                <text:p>12.61666669</text:p>
              </table:table-cell>
              <table:table-cell office:value-type="float" office:value="3.450000003">
                <text:p>3.450000003</text:p>
              </table:table-cell>
              <table:table-cell office:value-type="float" office:value="12.61666669">
                <text:p>12.61666669</text:p>
              </table:table-cell>
              <table:table-cell office:value-type="float" office:value="0.86666669">
                <text:p>0.86666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450000003">
                <text:p>3.45000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.200000033">
                <text:p>3.200000033</text:p>
              </table:table-cell>
              <table:table-cell office:value-type="float" office:value="1.033333346">
                <text:p>1.033333346</text:p>
              </table:table-cell>
              <table:table-cell office:value-type="float" office:value="2.700000033">
                <text:p>2.700000033</text:p>
              </table:table-cell>
              <table:table-cell office:value-type="float" office:value="6.200000033">
                <text:p>6.200000033</text:p>
              </table:table-cell>
              <table:table-cell office:value-type="float" office:value="0">
                <text:p>0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1.033333346">
                <text:p>1.033333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.666666687">
                <text:p>3.666666687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3.666666687">
                <text:p>3.666666687</text:p>
              </table:table-cell>
              <table:table-cell office:value-type="float" office:value="3.916666687">
                <text:p>3.916666687</text:p>
              </table:table-cell>
              <table:table-cell office:value-type="float" office:value="0.916666672">
                <text:p>0.916666672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0.583333343">
                <text:p>0.583333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0.366666675">
                <text:p>0.3666666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14.7">
                <text:p>14.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33333334">
                <text:p>15.33333334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00000003">
                <text:p>1.200000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8.533333346">
                <text:p>8.533333346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1.200000003">
                <text:p>1.200000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666666672">
                <text:p>0.666666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.416666672">
                <text:p>1.416666672</text:p>
              </table:table-cell>
              <table:table-cell office:value-type="float" office:value="1.416666672">
                <text:p>1.416666672</text:p>
              </table:table-cell>
              <table:table-cell office:value-type="float" office:value="1.416666672">
                <text:p>1.416666672</text:p>
              </table:table-cell>
              <table:table-cell office:value-type="float" office:value="2.166666672">
                <text:p>2.166666672</text:p>
              </table:table-cell>
              <table:table-cell office:value-type="float" office:value="0">
                <text:p>0</text:p>
              </table:table-cell>
              <table:table-cell office:value-type="float" office:value="2.166666672">
                <text:p>2.166666672</text:p>
              </table:table-cell>
              <table:table-cell office:value-type="float" office:value="1.416666672">
                <text:p>1.416666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.416666672">
                <text:p>1.416666672</text:p>
              </table:table-cell>
              <table:table-cell office:value-type="float" office:value="1.416666672">
                <text:p>1.416666672</text:p>
              </table:table-cell>
              <table:table-cell office:value-type="float" office:value="1.416666672">
                <text:p>1.41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.416666672">
                <text:p>1.416666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12.25000027">
                <text:p>12.25000027</text:p>
              </table:table-cell>
              <table:table-cell office:value-type="float" office:value="12.25000027">
                <text:p>12.25000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25000027">
                <text:p>12.250000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2.583333403">
                <text:p>2.583333403</text:p>
              </table:table-cell>
              <table:table-cell office:value-type="float" office:value="2.583333403">
                <text:p>2.5833334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83333403">
                <text:p>2.5833334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666666746">
                <text:p>3.666666746</text:p>
              </table:table-cell>
              <table:table-cell office:value-type="float" office:value="3.666666746">
                <text:p>3.666666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66666746">
                <text:p>3.666666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4.416666746">
                <text:p>4.416666746</text:p>
              </table:table-cell>
              <table:table-cell office:value-type="float" office:value="4.416666746">
                <text:p>4.416666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.416666746">
                <text:p>4.4166667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.833333373">
                <text:p>2.833333373</text:p>
              </table:table-cell>
              <table:table-cell office:value-type="float" office:value="2.833333373">
                <text:p>2.833333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33333373">
                <text:p>2.8333333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2.416666716">
                <text:p>2.416666716</text:p>
              </table:table-cell>
              <table:table-cell office:value-type="float" office:value="2.416666716">
                <text:p>2.416666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16666716">
                <text:p>2.416666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833333403">
                <text:p>2.833333403</text:p>
              </table:table-cell>
              <table:table-cell office:value-type="float" office:value="2.833333403">
                <text:p>2.833333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33333403">
                <text:p>2.8333334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.216666684">
                <text:p>9.216666684</text:p>
              </table:table-cell>
              <table:table-cell office:value-type="float" office:value="9.216666684">
                <text:p>9.216666684</text:p>
              </table:table-cell>
              <table:table-cell office:value-type="float" office:value="9.216666684">
                <text:p>9.216666684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766666681">
                <text:p>0.766666681</text:p>
              </table:table-cell>
              <table:table-cell office:value-type="float" office:value="9.216666684">
                <text:p>9.2166666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.150000006">
                <text:p>8.150000006</text:p>
              </table:table-cell>
              <table:table-cell office:value-type="float" office:value="8.150000006">
                <text:p>8.150000006</text:p>
              </table:table-cell>
              <table:table-cell office:value-type="float" office:value="8.150000006">
                <text:p>8.150000006</text:p>
              </table:table-cell>
              <table:table-cell office:value-type="float" office:value="0">
                <text:p>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0">
                <text:p>0</text:p>
              </table:table-cell>
              <table:table-cell office:value-type="float" office:value="8.150000006">
                <text:p>8.1500000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24.30952385">
                <text:p>24.30952385</text:p>
              </table:table-cell>
              <table:table-cell office:value-type="float" office:value="24.30952385">
                <text:p>24.30952385</text:p>
              </table:table-cell>
              <table:table-cell office:value-type="float" office:value="24.30952385">
                <text:p>24.30952385</text:p>
              </table:table-cell>
              <table:table-cell office:value-type="float" office:value="0.509523824">
                <text:p>0.509523824</text:p>
              </table:table-cell>
              <table:table-cell office:value-type="float" office:value="1.709523842">
                <text:p>1.709523842</text:p>
              </table:table-cell>
              <table:table-cell office:value-type="float" office:value="0.542857155">
                <text:p>0.542857155</text:p>
              </table:table-cell>
              <table:table-cell office:value-type="float" office:value="24.30952385">
                <text:p>24.309523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24.25000004">
                <text:p>24.25000004</text:p>
              </table:table-cell>
              <table:table-cell office:value-type="float" office:value="24.25000004">
                <text:p>24.25000004</text:p>
              </table:table-cell>
              <table:table-cell office:value-type="float" office:value="24.25000004">
                <text:p>24.25000004</text:p>
              </table:table-cell>
              <table:table-cell office:value-type="float" office:value="1.900000036">
                <text:p>1.900000036</text:p>
              </table:table-cell>
              <table:table-cell office:value-type="float" office:value="1.100000024">
                <text:p>1.100000024</text:p>
              </table:table-cell>
              <table:table-cell office:value-type="float" office:value="0">
                <text:p>0</text:p>
              </table:table-cell>
              <table:table-cell office:value-type="float" office:value="24.25000004">
                <text:p>24.2500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24.28333338">
                <text:p>24.28333338</text:p>
              </table:table-cell>
              <table:table-cell office:value-type="float" office:value="24.28333338">
                <text:p>24.28333338</text:p>
              </table:table-cell>
              <table:table-cell office:value-type="float" office:value="24.28333338">
                <text:p>24.28333338</text:p>
              </table:table-cell>
              <table:table-cell office:value-type="float" office:value="1.63333337">
                <text:p>1.63333337</text:p>
              </table:table-cell>
              <table:table-cell office:value-type="float" office:value="1.233333364">
                <text:p>1.233333364</text:p>
              </table:table-cell>
              <table:table-cell office:value-type="float" office:value="0">
                <text:p>0</text:p>
              </table:table-cell>
              <table:table-cell office:value-type="float" office:value="24.28333338">
                <text:p>24.283333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23.98333339">
                <text:p>23.98333339</text:p>
              </table:table-cell>
              <table:table-cell office:value-type="float" office:value="23.98333339">
                <text:p>23.98333339</text:p>
              </table:table-cell>
              <table:table-cell office:value-type="float" office:value="23.98333339">
                <text:p>23.98333339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3.033333391">
                <text:p>3.033333391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23.98333339">
                <text:p>23.983333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9.583333358">
                <text:p>9.583333358</text:p>
              </table:table-cell>
              <table:table-cell office:value-type="float" office:value="9.583333358">
                <text:p>9.583333358</text:p>
              </table:table-cell>
              <table:table-cell office:value-type="float" office:value="9.583333358">
                <text:p>9.583333358</text:p>
              </table:table-cell>
              <table:table-cell office:value-type="float" office:value="0.833333358">
                <text:p>0.833333358</text:p>
              </table:table-cell>
              <table:table-cell office:value-type="float" office:value="0.833333358">
                <text:p>0.833333358</text:p>
              </table:table-cell>
              <table:table-cell office:value-type="float" office:value="0">
                <text:p>0</text:p>
              </table:table-cell>
              <table:table-cell office:value-type="float" office:value="9.583333358">
                <text:p>9.5833333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9.583333343">
                <text:p>9.583333343</text:p>
              </table:table-cell>
              <table:table-cell office:value-type="float" office:value="9.583333343">
                <text:p>9.583333343</text:p>
              </table:table-cell>
              <table:table-cell office:value-type="float" office:value="9.583333343">
                <text:p>9.58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9.583333343">
                <text:p>9.583333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8.176190495">
                <text:p>8.176190495</text:p>
              </table:table-cell>
              <table:table-cell office:value-type="float" office:value="8.176190495">
                <text:p>8.176190495</text:p>
              </table:table-cell>
              <table:table-cell office:value-type="float" office:value="8.176190495">
                <text:p>8.176190495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0.342857152">
                <text:p>0.342857152</text:p>
              </table:table-cell>
              <table:table-cell office:value-type="float" office:value="8.176190495">
                <text:p>8.1761904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0.75">
                <text:p>10.75</text:p>
              </table:table-cell>
              <table:table-cell office:value-type="float" office:value="10.75">
                <text:p>10.75</text:p>
              </table:table-cell>
              <table:table-cell office:value-type="float" office:value="10.75">
                <text:p>1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  <table:table-cell office:value-type="float" office:value="9.75">
                <text:p>9.75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24.66666669">
                <text:p>24.66666669</text:p>
              </table:table-cell>
              <table:table-cell office:value-type="float" office:value="24.66666669">
                <text:p>24.66666669</text:p>
              </table:table-cell>
              <table:table-cell office:value-type="float" office:value="24.66666669">
                <text:p>24.66666669</text:p>
              </table:table-cell>
              <table:table-cell office:value-type="float" office:value="0.966666684">
                <text:p>0.966666684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4.66666669">
                <text:p>24.666666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23.85000007">
                <text:p>23.85000007</text:p>
              </table:table-cell>
              <table:table-cell office:value-type="float" office:value="23.85000007">
                <text:p>23.85000007</text:p>
              </table:table-cell>
              <table:table-cell office:value-type="float" office:value="23.85000007">
                <text:p>23.85000007</text:p>
              </table:table-cell>
              <table:table-cell office:value-type="float" office:value="3.300000057">
                <text:p>3.300000057</text:p>
              </table:table-cell>
              <table:table-cell office:value-type="float" office:value="0.966666684">
                <text:p>0.966666684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23.85000007">
                <text:p>23.850000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23.87619054">
                <text:p>23.87619054</text:p>
              </table:table-cell>
              <table:table-cell office:value-type="float" office:value="23.87619054">
                <text:p>23.87619054</text:p>
              </table:table-cell>
              <table:table-cell office:value-type="float" office:value="23.87619054">
                <text:p>23.87619054</text:p>
              </table:table-cell>
              <table:table-cell office:value-type="float" office:value="1.576190516">
                <text:p>1.576190516</text:p>
              </table:table-cell>
              <table:table-cell office:value-type="float" office:value="2.776190534">
                <text:p>2.776190534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23.87619054">
                <text:p>23.876190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24.75952382">
                <text:p>24.75952382</text:p>
              </table:table-cell>
              <table:table-cell office:value-type="float" office:value="24.75952382">
                <text:p>24.75952382</text:p>
              </table:table-cell>
              <table:table-cell office:value-type="float" office:value="24.75952382">
                <text:p>24.75952382</text:p>
              </table:table-cell>
              <table:table-cell office:value-type="float" office:value="0.509523824">
                <text:p>0.509523824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24.75952382">
                <text:p>24.759523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24.70952383">
                <text:p>24.70952383</text:p>
              </table:table-cell>
              <table:table-cell office:value-type="float" office:value="24.70952383">
                <text:p>24.70952383</text:p>
              </table:table-cell>
              <table:table-cell office:value-type="float" office:value="24.70952383">
                <text:p>24.70952383</text:p>
              </table:table-cell>
              <table:table-cell office:value-type="float" office:value="0.709523827">
                <text:p>0.709523827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24.70952383">
                <text:p>24.709523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24.81666668">
                <text:p>24.81666668</text:p>
              </table:table-cell>
              <table:table-cell office:value-type="float" office:value="24.81666668">
                <text:p>24.81666668</text:p>
              </table:table-cell>
              <table:table-cell office:value-type="float" office:value="24.81666668">
                <text:p>24.81666668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4.81666668">
                <text:p>24.81666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24.20000005">
                <text:p>24.20000005</text:p>
              </table:table-cell>
              <table:table-cell office:value-type="float" office:value="24.20000005">
                <text:p>24.20000005</text:p>
              </table:table-cell>
              <table:table-cell office:value-type="float" office:value="24.20000005">
                <text:p>24.2000000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2.700000048">
                <text:p>2.700000048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4.20000005">
                <text:p>24.200000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24.33333337">
                <text:p>24.33333337</text:p>
              </table:table-cell>
              <table:table-cell office:value-type="float" office:value="24.33333337">
                <text:p>24.33333337</text:p>
              </table:table-cell>
              <table:table-cell office:value-type="float" office:value="24.33333337">
                <text:p>24.33333337</text:p>
              </table:table-cell>
              <table:table-cell office:value-type="float" office:value="0">
                <text:p>0</text:p>
              </table:table-cell>
              <table:table-cell office:value-type="float" office:value="2.333333373">
                <text:p>2.33333337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24.33333337">
                <text:p>24.333333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24.07619053">
                <text:p>24.07619053</text:p>
              </table:table-cell>
              <table:table-cell office:value-type="float" office:value="24.07619053">
                <text:p>24.07619053</text:p>
              </table:table-cell>
              <table:table-cell office:value-type="float" office:value="24.07619053">
                <text:p>24.07619053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2.576190531">
                <text:p>2.576190531</text:p>
              </table:table-cell>
              <table:table-cell office:value-type="float" office:value="0.976190507">
                <text:p>0.976190507</text:p>
              </table:table-cell>
              <table:table-cell office:value-type="float" office:value="24.07619053">
                <text:p>24.076190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24.28333338">
                <text:p>24.28333338</text:p>
              </table:table-cell>
              <table:table-cell office:value-type="float" office:value="24.28333338">
                <text:p>24.28333338</text:p>
              </table:table-cell>
              <table:table-cell office:value-type="float" office:value="24.28333338">
                <text:p>24.28333338</text:p>
              </table:table-cell>
              <table:table-cell office:value-type="float" office:value="0">
                <text:p>0</text:p>
              </table:table-cell>
              <table:table-cell office:value-type="float" office:value="2.533333376">
                <text:p>2.533333376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24.28333338">
                <text:p>24.283333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24.18333338">
                <text:p>24.18333338</text:p>
              </table:table-cell>
              <table:table-cell office:value-type="float" office:value="24.18333338">
                <text:p>24.18333338</text:p>
              </table:table-cell>
              <table:table-cell office:value-type="float" office:value="24.18333338">
                <text:p>24.18333338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.933333382">
                <text:p>2.93333338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4.18333338">
                <text:p>24.183333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9.67619079">
                <text:p>19.67619079</text:p>
              </table:table-cell>
              <table:table-cell office:value-type="float" office:value="19.67619079">
                <text:p>19.67619079</text:p>
              </table:table-cell>
              <table:table-cell office:value-type="float" office:value="19.67619079">
                <text:p>19.67619079</text:p>
              </table:table-cell>
              <table:table-cell office:value-type="float" office:value="0.642857164">
                <text:p>0.642857164</text:p>
              </table:table-cell>
              <table:table-cell office:value-type="float" office:value="19.67619079">
                <text:p>19.67619079</text:p>
              </table:table-cell>
              <table:table-cell office:value-type="float" office:value="0.809523836">
                <text:p>0.809523836</text:p>
              </table:table-cell>
              <table:table-cell office:value-type="float" office:value="19.67619079">
                <text:p>19.676190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24.13333338">
                <text:p>24.13333338</text:p>
              </table:table-cell>
              <table:table-cell office:value-type="float" office:value="24.13333338">
                <text:p>24.13333338</text:p>
              </table:table-cell>
              <table:table-cell office:value-type="float" office:value="24.13333338">
                <text:p>24.13333338</text:p>
              </table:table-cell>
              <table:table-cell office:value-type="float" office:value="0">
                <text:p>0</text:p>
              </table:table-cell>
              <table:table-cell office:value-type="float" office:value="2.733333379">
                <text:p>2.733333379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24.13333338">
                <text:p>24.133333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.36666667">
                <text:p>17.36666667</text:p>
              </table:table-cell>
              <table:table-cell office:value-type="float" office:value="7.11666669">
                <text:p>7.11666669</text:p>
              </table:table-cell>
              <table:table-cell office:value-type="float" office:value="7.11666669">
                <text:p>7.11666669</text:p>
              </table:table-cell>
              <table:table-cell office:value-type="float" office:value="7.11666669">
                <text:p>7.11666669</text:p>
              </table:table-cell>
              <table:table-cell office:value-type="float" office:value="0">
                <text:p>0</text:p>
              </table:table-cell>
              <table:table-cell office:value-type="float" office:value="12.16666669">
                <text:p>12.16666669</text:p>
              </table:table-cell>
              <table:table-cell office:value-type="float" office:value="0">
                <text:p>0</text:p>
              </table:table-cell>
              <table:table-cell office:value-type="float" office:value="7.11666669">
                <text:p>7.116666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60000001">
                <text:p>23.60000001</text:p>
              </table:table-cell>
              <table:table-cell office:value-type="float" office:value="7.850000009">
                <text:p>7.850000009</text:p>
              </table:table-cell>
              <table:table-cell office:value-type="float" office:value="7.850000009">
                <text:p>7.850000009</text:p>
              </table:table-cell>
              <table:table-cell office:value-type="float" office:value="7.850000009">
                <text:p>7.850000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850000009">
                <text:p>7.8500000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60000001">
                <text:p>18.60000001</text:p>
              </table:table-cell>
              <table:table-cell office:value-type="float" office:value="9.600000009">
                <text:p>9.600000009</text:p>
              </table:table-cell>
              <table:table-cell office:value-type="float" office:value="9.600000009">
                <text:p>9.600000009</text:p>
              </table:table-cell>
              <table:table-cell office:value-type="float" office:value="9.600000009">
                <text:p>9.6000000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.600000009">
                <text:p>9.6000000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.60000001">
                <text:p>61.60000001</text:p>
              </table:table-cell>
              <table:table-cell office:value-type="float" office:value="3.850000009">
                <text:p>3.850000009</text:p>
              </table:table-cell>
              <table:table-cell office:value-type="float" office:value="3.850000009">
                <text:p>3.850000009</text:p>
              </table:table-cell>
              <table:table-cell office:value-type="float" office:value="3.850000009">
                <text:p>3.8500000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850000009">
                <text:p>3.8500000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63.16666667">
                <text:p>63.16666667</text:p>
              </table:table-cell>
              <table:table-cell office:value-type="float" office:value="12.16666667">
                <text:p>12.16666667</text:p>
              </table:table-cell>
              <table:table-cell office:value-type="float" office:value="12.16666667">
                <text:p>12.16666667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2.16666667">
                <text:p>12.1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66.25">
                <text:p>66.25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71.45">
                <text:p>71.45</text:p>
              </table:table-cell>
              <table:table-cell office:value-type="float" office:value="9.450000003">
                <text:p>9.450000003</text:p>
              </table:table-cell>
              <table:table-cell office:value-type="float" office:value="9.450000003">
                <text:p>9.45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450000003">
                <text:p>9.4500000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583333343">
                <text:p>0.5833333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1.783333346">
                <text:p>1.783333346</text:p>
              </table:table-cell>
              <table:table-cell office:value-type="float" office:value="1.783333346">
                <text:p>1.783333346</text:p>
              </table:table-cell>
              <table:table-cell office:value-type="float" office:value="1.783333346">
                <text:p>1.783333346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.783333346">
                <text:p>1.7833333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.700000003">
                <text:p>1.700000003</text:p>
              </table:table-cell>
              <table:table-cell office:value-type="float" office:value="1.700000003">
                <text:p>1.700000003</text:p>
              </table:table-cell>
              <table:table-cell office:value-type="float" office:value="1.700000003">
                <text:p>1.700000003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1.700000003">
                <text:p>1.7000000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10714298">
                <text:p>0.410714298</text:p>
              </table:table-cell>
              <table:table-cell office:value-type="float" office:value="1.32738097">
                <text:p>1.32738097</text:p>
              </table:table-cell>
              <table:table-cell office:value-type="float" office:value="1.32738097">
                <text:p>1.32738097</text:p>
              </table:table-cell>
              <table:table-cell office:value-type="float" office:value="1.32738097">
                <text:p>1.32738097</text:p>
              </table:table-cell>
              <table:table-cell office:value-type="float" office:value="0.125">
                <text:p>0.125</text:p>
              </table:table-cell>
              <table:table-cell office:value-type="float" office:value="0.57738097">
                <text:p>0.57738097</text:p>
              </table:table-cell>
              <table:table-cell office:value-type="float" office:value="0.57738097">
                <text:p>0.57738097</text:p>
              </table:table-cell>
              <table:table-cell office:value-type="float" office:value="1.32738097">
                <text:p>1.327380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.619047642">
                <text:p>1.619047642</text:p>
              </table:table-cell>
              <table:table-cell office:value-type="float" office:value="1.619047642">
                <text:p>1.619047642</text:p>
              </table:table-cell>
              <table:table-cell office:value-type="float" office:value="1.619047642">
                <text:p>1.619047642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0.619047642">
                <text:p>0.619047642</text:p>
              </table:table-cell>
              <table:table-cell office:value-type="float" office:value="0.619047642">
                <text:p>0.619047642</text:p>
              </table:table-cell>
              <table:table-cell office:value-type="float" office:value="1.619047642">
                <text:p>1.6190476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78571448">
                <text:p>0.678571448</text:p>
              </table:table-cell>
              <table:table-cell office:value-type="float" office:value="21.90476207">
                <text:p>21.90476207</text:p>
              </table:table-cell>
              <table:table-cell office:value-type="float" office:value="21.90476207">
                <text:p>21.90476207</text:p>
              </table:table-cell>
              <table:table-cell office:value-type="float" office:value="21.90476207">
                <text:p>21.90476207</text:p>
              </table:table-cell>
              <table:table-cell office:value-type="float" office:value="1.392857194">
                <text:p>1.392857194</text:p>
              </table:table-cell>
              <table:table-cell office:value-type="float" office:value="5.154762074">
                <text:p>5.154762074</text:p>
              </table:table-cell>
              <table:table-cell office:value-type="float" office:value="5.154762074">
                <text:p>5.154762074</text:p>
              </table:table-cell>
              <table:table-cell office:value-type="float" office:value="21.90476207">
                <text:p>21.904762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5">
                <text:p>0.75</text:p>
              </table:table-cell>
              <table:table-cell office:value-type="float" office:value="19.75000027">
                <text:p>19.75000027</text:p>
              </table:table-cell>
              <table:table-cell office:value-type="float" office:value="19.75000027">
                <text:p>19.75000027</text:p>
              </table:table-cell>
              <table:table-cell office:value-type="float" office:value="19.75000027">
                <text:p>19.75000027</text:p>
              </table:table-cell>
              <table:table-cell office:value-type="float" office:value="6.750000268">
                <text:p>6.750000268</text:p>
              </table:table-cell>
              <table:table-cell office:value-type="float" office:value="6.750000268">
                <text:p>6.750000268</text:p>
              </table:table-cell>
              <table:table-cell office:value-type="float" office:value="6.750000268">
                <text:p>6.750000268</text:p>
              </table:table-cell>
              <table:table-cell office:value-type="float" office:value="19.75000027">
                <text:p>19.750000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5">
                <text:p>0.375</text:p>
              </table:table-cell>
              <table:table-cell office:value-type="float" office:value="23.66071434">
                <text:p>23.66071434</text:p>
              </table:table-cell>
              <table:table-cell office:value-type="float" office:value="23.66071434">
                <text:p>23.66071434</text:p>
              </table:table-cell>
              <table:table-cell office:value-type="float" office:value="23.66071434">
                <text:p>23.66071434</text:p>
              </table:table-cell>
              <table:table-cell office:value-type="float" office:value="1.660714343">
                <text:p>1.660714343</text:p>
              </table:table-cell>
              <table:table-cell office:value-type="float" office:value="1.660714343">
                <text:p>1.660714343</text:p>
              </table:table-cell>
              <table:table-cell office:value-type="float" office:value="1.660714343">
                <text:p>1.660714343</text:p>
              </table:table-cell>
              <table:table-cell office:value-type="float" office:value="23.66071434">
                <text:p>23.660714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09523836">
                <text:p>0.809523836</text:p>
              </table:table-cell>
              <table:table-cell office:value-type="float" office:value="8.261904791">
                <text:p>8.261904791</text:p>
              </table:table-cell>
              <table:table-cell office:value-type="float" office:value="8.261904791">
                <text:p>8.261904791</text:p>
              </table:table-cell>
              <table:table-cell office:value-type="float" office:value="8.261904791">
                <text:p>8.261904791</text:p>
              </table:table-cell>
              <table:table-cell office:value-type="float" office:value="2.928571478">
                <text:p>2.928571478</text:p>
              </table:table-cell>
              <table:table-cell office:value-type="float" office:value="2.928571478">
                <text:p>2.92857147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8.261904791">
                <text:p>8.2619047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0.30952382">
                <text:p>10.30952382</text:p>
              </table:table-cell>
              <table:table-cell office:value-type="float" office:value="10.30952382">
                <text:p>10.30952382</text:p>
              </table:table-cell>
              <table:table-cell office:value-type="float" office:value="10.30952382">
                <text:p>10.30952382</text:p>
              </table:table-cell>
              <table:table-cell office:value-type="float" office:value="2.642857164">
                <text:p>2.642857164</text:p>
              </table:table-cell>
              <table:table-cell office:value-type="float" office:value="2.642857164">
                <text:p>2.642857164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10.30952382">
                <text:p>10.309523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8.976190493">
                <text:p>8.976190493</text:p>
              </table:table-cell>
              <table:table-cell office:value-type="float" office:value="8.976190493">
                <text:p>8.976190493</text:p>
              </table:table-cell>
              <table:table-cell office:value-type="float" office:value="8.976190493">
                <text:p>8.976190493</text:p>
              </table:table-cell>
              <table:table-cell office:value-type="float" office:value="2.642857179">
                <text:p>2.642857179</text:p>
              </table:table-cell>
              <table:table-cell office:value-type="float" office:value="2.642857179">
                <text:p>2.642857179</text:p>
              </table:table-cell>
              <table:table-cell office:value-type="float" office:value="0.809523836">
                <text:p>0.809523836</text:p>
              </table:table-cell>
              <table:table-cell office:value-type="float" office:value="8.976190493">
                <text:p>8.9761904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4.000000015">
                <text:p>4.000000015</text:p>
              </table:table-cell>
              <table:table-cell office:value-type="float" office:value="4.000000015">
                <text:p>4.000000015</text:p>
              </table:table-cell>
              <table:table-cell office:value-type="float" office:value="4.000000015">
                <text:p>4.000000015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1.833333358">
                <text:p>1.833333358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4.000000015">
                <text:p>4.000000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3.666666672">
                <text:p>3.666666672</text:p>
              </table:table-cell>
              <table:table-cell office:value-type="float" office:value="3.666666672">
                <text:p>3.666666672</text:p>
              </table:table-cell>
              <table:table-cell office:value-type="float" office:value="3.666666672">
                <text:p>3.6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.166666672">
                <text:p>2.166666672</text:p>
              </table:table-cell>
              <table:table-cell office:value-type="float" office:value="0">
                <text:p>0</text:p>
              </table:table-cell>
              <table:table-cell office:value-type="float" office:value="3.666666672">
                <text:p>3.6666666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4.083333343">
                <text:p>4.083333343</text:p>
              </table:table-cell>
              <table:table-cell office:value-type="float" office:value="4.083333343">
                <text:p>4.083333343</text:p>
              </table:table-cell>
              <table:table-cell office:value-type="float" office:value="4.083333343">
                <text:p>4.083333343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.333333343">
                <text:p>2.333333343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4.083333343">
                <text:p>4.0833333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3.900000006">
                <text:p>3.900000006</text:p>
              </table:table-cell>
              <table:table-cell office:value-type="float" office:value="3.900000006">
                <text:p>3.900000006</text:p>
              </table:table-cell>
              <table:table-cell office:value-type="float" office:value="3.900000006">
                <text:p>3.900000006</text:p>
              </table:table-cell>
              <table:table-cell office:value-type="float" office:value="0">
                <text:p>0</text:p>
              </table:table-cell>
              <table:table-cell office:value-type="float" office:value="3.400000006">
                <text:p>3.400000006</text:p>
              </table:table-cell>
              <table:table-cell office:value-type="float" office:value="1">
                <text:p>1</text:p>
              </table:table-cell>
              <table:table-cell office:value-type="float" office:value="3.900000006">
                <text:p>3.9000000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.783333465">
                <text:p>5.783333465</text:p>
              </table:table-cell>
              <table:table-cell office:value-type="float" office:value="5.783333465">
                <text:p>5.783333465</text:p>
              </table:table-cell>
              <table:table-cell office:value-type="float" office:value="0.5">
                <text:p>0.5</text:p>
              </table:table-cell>
              <table:table-cell office:value-type="float" office:value="4.950000003">
                <text:p>4.95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5.783333465">
                <text:p>5.7833334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2.833333343">
                <text:p>2.833333343</text:p>
              </table:table-cell>
              <table:table-cell office:value-type="float" office:value="7.500000134">
                <text:p>7.500000134</text:p>
              </table:table-cell>
              <table:table-cell office:value-type="float" office:value="7.500000134">
                <text:p>7.500000134</text:p>
              </table:table-cell>
              <table:table-cell office:value-type="float" office:value="0">
                <text:p>0</text:p>
              </table:table-cell>
              <table:table-cell office:value-type="float" office:value="1.333333358">
                <text:p>1.333333358</text:p>
              </table:table-cell>
              <table:table-cell office:value-type="float" office:value="1.333333358">
                <text:p>1.333333358</text:p>
              </table:table-cell>
              <table:table-cell office:value-type="float" office:value="7.500000134">
                <text:p>7.5000001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4.250000015">
                <text:p>4.250000015</text:p>
              </table:table-cell>
              <table:table-cell office:value-type="float" office:value="11.78333355">
                <text:p>11.78333355</text:p>
              </table:table-cell>
              <table:table-cell office:value-type="float" office:value="11.78333355">
                <text:p>11.78333355</text:p>
              </table:table-cell>
              <table:table-cell office:value-type="float" office:value="0">
                <text:p>0</text:p>
              </table:table-cell>
              <table:table-cell office:value-type="float" office:value="1.700000033">
                <text:p>1.700000033</text:p>
              </table:table-cell>
              <table:table-cell office:value-type="float" office:value="1.700000033">
                <text:p>1.700000033</text:p>
              </table:table-cell>
              <table:table-cell office:value-type="float" office:value="11.78333355">
                <text:p>11.783333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133333534">
                <text:p>8.133333534</text:p>
              </table:table-cell>
              <table:table-cell office:value-type="float" office:value="8.133333534">
                <text:p>8.133333534</text:p>
              </table:table-cell>
              <table:table-cell office:value-type="float" office:value="0">
                <text:p>0</text:p>
              </table:table-cell>
              <table:table-cell office:value-type="float" office:value="0.800000012">
                <text:p>0.800000012</text:p>
              </table:table-cell>
              <table:table-cell office:value-type="float" office:value="0.800000012">
                <text:p>0.800000012</text:p>
              </table:table-cell>
              <table:table-cell office:value-type="float" office:value="8.133333534">
                <text:p>8.1333335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0.83333334">
                <text:p>10.83333334</text:p>
              </table:table-cell>
              <table:table-cell office:value-type="float" office:value="28.70000052">
                <text:p>28.70000052</text:p>
              </table:table-cell>
              <table:table-cell office:value-type="float" office:value="28.70000052">
                <text:p>28.70000052</text:p>
              </table:table-cell>
              <table:table-cell office:value-type="float" office:value="0">
                <text:p>0</text:p>
              </table:table-cell>
              <table:table-cell office:value-type="float" office:value="1.533333361">
                <text:p>1.533333361</text:p>
              </table:table-cell>
              <table:table-cell office:value-type="float" office:value="1.533333361">
                <text:p>1.533333361</text:p>
              </table:table-cell>
              <table:table-cell office:value-type="float" office:value="28.70000052">
                <text:p>28.700000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8.016666681">
                <text:p>8.016666681</text:p>
              </table:table-cell>
              <table:table-cell office:value-type="float" office:value="29.51666729">
                <text:p>29.51666729</text:p>
              </table:table-cell>
              <table:table-cell office:value-type="float" office:value="29.51666729">
                <text:p>29.51666729</text:p>
              </table:table-cell>
              <table:table-cell office:value-type="float" office:value="0">
                <text:p>0</text:p>
              </table:table-cell>
              <table:table-cell office:value-type="float" office:value="2.266666695">
                <text:p>2.266666695</text:p>
              </table:table-cell>
              <table:table-cell office:value-type="float" office:value="1.166666687">
                <text:p>1.166666687</text:p>
              </table:table-cell>
              <table:table-cell office:value-type="float" office:value="29.51666729">
                <text:p>29.516667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0.73333335">
                <text:p>10.73333335</text:p>
              </table:table-cell>
              <table:table-cell office:value-type="float" office:value="29.26666723">
                <text:p>29.26666723</text:p>
              </table:table-cell>
              <table:table-cell office:value-type="float" office:value="29.26666723">
                <text:p>29.26666723</text:p>
              </table:table-cell>
              <table:table-cell office:value-type="float" office:value="0">
                <text:p>0</text:p>
              </table:table-cell>
              <table:table-cell office:value-type="float" office:value="0.933333352">
                <text:p>0.933333352</text:p>
              </table:table-cell>
              <table:table-cell office:value-type="float" office:value="0.533333346">
                <text:p>0.533333346</text:p>
              </table:table-cell>
              <table:table-cell office:value-type="float" office:value="29.26666723">
                <text:p>29.266667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0.66666734">
                <text:p>30.66666734</text:p>
              </table:table-cell>
              <table:table-cell office:value-type="float" office:value="30.66666734">
                <text:p>30.66666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66666734">
                <text:p>30.666667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4.91666667">
                <text:p>24.91666667</text:p>
              </table:table-cell>
              <table:table-cell office:value-type="float" office:value="24.91666667">
                <text:p>24.91666667</text:p>
              </table:table-cell>
              <table:table-cell office:value-type="float" office:value="24.91666667">
                <text:p>24.91666667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4.91666667">
                <text:p>24.91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0.25">
                <text:p>10.25</text:p>
              </table:table-cell>
              <table:table-cell office:value-type="float" office:value="10.25">
                <text:p>10.25</text:p>
              </table:table-cell>
              <table:table-cell office:value-type="float" office:value="10.25">
                <text:p>10.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1.75000003">
                <text:p>1.75000003</text:p>
              </table:table-cell>
              <table:table-cell office:value-type="float" office:value="1.75000003">
                <text:p>1.7500000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000003">
                <text:p>1.750000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87">
                <text:p>0.6666666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1.916666687">
                <text:p>1.916666687</text:p>
              </table:table-cell>
              <table:table-cell office:value-type="float" office:value="1.916666687">
                <text:p>1.91666668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16666687">
                <text:p>1.9166666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0.75">
                <text:p>20.75</text:p>
              </table:table-cell>
              <table:table-cell office:value-type="float" office:value="1.083333343">
                <text:p>1.083333343</text:p>
              </table:table-cell>
              <table:table-cell office:value-type="float" office:value="1.083333343">
                <text:p>1.0833333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83333343">
                <text:p>1.0833333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7.25">
                <text:p>27.25</text:p>
              </table:table-cell>
              <table:table-cell office:value-type="float" office:value="4.583333433">
                <text:p>4.583333433</text:p>
              </table:table-cell>
              <table:table-cell office:value-type="float" office:value="4.583333433">
                <text:p>4.583333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83333433">
                <text:p>4.5833334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0.75">
                <text:p>20.75</text:p>
              </table:table-cell>
              <table:table-cell office:value-type="float" office:value="5.416666776">
                <text:p>5.416666776</text:p>
              </table:table-cell>
              <table:table-cell office:value-type="float" office:value="5.416666776">
                <text:p>5.4166667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416666776">
                <text:p>5.4166667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7.75">
                <text:p>27.75</text:p>
              </table:table-cell>
              <table:table-cell office:value-type="float" office:value="5.083333462">
                <text:p>5.083333462</text:p>
              </table:table-cell>
              <table:table-cell office:value-type="float" office:value="5.083333462">
                <text:p>5.0833334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083333462">
                <text:p>5.0833334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5.000000119">
                <text:p>5.000000119</text:p>
              </table:table-cell>
              <table:table-cell office:value-type="float" office:value="5.000000119">
                <text:p>5.0000001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000000119">
                <text:p>5.0000001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7.450000003">
                <text:p>7.450000003</text:p>
              </table:table-cell>
              <table:table-cell office:value-type="float" office:value="7.450000003">
                <text:p>7.450000003</text:p>
              </table:table-cell>
              <table:table-cell office:value-type="float" office:value="7.450000003">
                <text:p>7.45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00000003">
                <text:p>3.200000003</text:p>
              </table:table-cell>
              <table:table-cell office:value-type="float" office:value="7.450000003">
                <text:p>7.4500000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0.05000001">
                <text:p>10.05000001</text:p>
              </table:table-cell>
              <table:table-cell office:value-type="float" office:value="10.05000001">
                <text:p>10.05000001</text:p>
              </table:table-cell>
              <table:table-cell office:value-type="float" office:value="10.05000001">
                <text:p>10.050000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6.30000001">
                <text:p>16.30000001</text:p>
              </table:table-cell>
              <table:table-cell office:value-type="float" office:value="10.05000001">
                <text:p>10.05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42.75">
                <text:p>42.75</text:p>
              </table:table-cell>
              <table:table-cell office:value-type="float" office:value="3.25000006">
                <text:p>3.25000006</text:p>
              </table:table-cell>
              <table:table-cell office:value-type="float" office:value="31.75000006">
                <text:p>31.75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000006">
                <text:p>3.250000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43.25">
                <text:p>43.25</text:p>
              </table:table-cell>
              <table:table-cell office:value-type="float" office:value="3.916666746">
                <text:p>3.916666746</text:p>
              </table:table-cell>
              <table:table-cell office:value-type="float" office:value="25.91666675">
                <text:p>25.91666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16666746">
                <text:p>3.9166667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6.000000149">
                <text:p>6.000000149</text:p>
              </table:table-cell>
              <table:table-cell office:value-type="float" office:value="28.00000015">
                <text:p>28.00000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000000149">
                <text:p>6.0000001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38.08333334">
                <text:p>38.08333334</text:p>
              </table:table-cell>
              <table:table-cell office:value-type="float" office:value="3.583333403">
                <text:p>3.583333403</text:p>
              </table:table-cell>
              <table:table-cell office:value-type="float" office:value="30.91666675">
                <text:p>30.91666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33333343">
                <text:p>4.833333343</text:p>
              </table:table-cell>
              <table:table-cell office:value-type="float" office:value="3.583333403">
                <text:p>3.5833334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27.3000001">
                <text:p>27.3000001</text:p>
              </table:table-cell>
              <table:table-cell office:value-type="float" office:value="4.383333385">
                <text:p>4.383333385</text:p>
              </table:table-cell>
              <table:table-cell office:value-type="float" office:value="25.38333347">
                <text:p>25.38333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5500001">
                <text:p>33.5500001</text:p>
              </table:table-cell>
              <table:table-cell office:value-type="float" office:value="4.383333385">
                <text:p>4.3833333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5.86666676">
                <text:p>15.86666676</text:p>
              </table:table-cell>
              <table:table-cell office:value-type="float" office:value="4.700000018">
                <text:p>4.700000018</text:p>
              </table:table-cell>
              <table:table-cell office:value-type="float" office:value="13.36666676">
                <text:p>13.36666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.36666676">
                <text:p>61.36666676</text:p>
              </table:table-cell>
              <table:table-cell office:value-type="float" office:value="4.700000018">
                <text:p>4.7000000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5.0333335">
                <text:p>15.0333335</text:p>
              </table:table-cell>
              <table:table-cell office:value-type="float" office:value="2.700000003">
                <text:p>2.700000003</text:p>
              </table:table-cell>
              <table:table-cell office:value-type="float" office:value="12.0333335">
                <text:p>12.0333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.5333335">
                <text:p>67.5333335</text:p>
              </table:table-cell>
              <table:table-cell office:value-type="float" office:value="2.700000003">
                <text:p>2.700000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9.13333343">
                <text:p>19.13333343</text:p>
              </table:table-cell>
              <table:table-cell office:value-type="float" office:value="4.300000027">
                <text:p>4.300000027</text:p>
              </table:table-cell>
              <table:table-cell office:value-type="float" office:value="10.13333343">
                <text:p>10.1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.13333343">
                <text:p>62.13333343</text:p>
              </table:table-cell>
              <table:table-cell office:value-type="float" office:value="4.300000027">
                <text:p>4.3000000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20.0000003">
                <text:p>20.0000003</text:p>
              </table:table-cell>
              <table:table-cell office:value-type="float" office:value="20.0000003">
                <text:p>20.0000003</text:p>
              </table:table-cell>
              <table:table-cell office:value-type="float" office:value="20.0000003">
                <text:p>20.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.0000003">
                <text:p>20.0000003</text:p>
              </table:table-cell>
              <table:table-cell office:value-type="float" office:value="20.0000003">
                <text:p>20.0000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24.40000004">
                <text:p>24.40000004</text:p>
              </table:table-cell>
              <table:table-cell office:value-type="float" office:value="24.40000004">
                <text:p>24.40000004</text:p>
              </table:table-cell>
              <table:table-cell office:value-type="float" office:value="24.40000004">
                <text:p>24.40000004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.200000033">
                <text:p>2.200000033</text:p>
              </table:table-cell>
              <table:table-cell office:value-type="float" office:value="24.40000004">
                <text:p>24.400000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24.06666672">
                <text:p>24.06666672</text:p>
              </table:table-cell>
              <table:table-cell office:value-type="float" office:value="24.06666672">
                <text:p>24.06666672</text:p>
              </table:table-cell>
              <table:table-cell office:value-type="float" office:value="24.06666672">
                <text:p>24.0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.166666687">
                <text:p>1.166666687</text:p>
              </table:table-cell>
              <table:table-cell office:value-type="float" office:value="2.400000036">
                <text:p>2.400000036</text:p>
              </table:table-cell>
              <table:table-cell office:value-type="float" office:value="24.06666672">
                <text:p>24.066666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4.37619051">
                <text:p>24.37619051</text:p>
              </table:table-cell>
              <table:table-cell office:value-type="float" office:value="24.37619051">
                <text:p>24.37619051</text:p>
              </table:table-cell>
              <table:table-cell office:value-type="float" office:value="24.37619051">
                <text:p>24.37619051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0.876190498">
                <text:p>0.876190498</text:p>
              </table:table-cell>
              <table:table-cell office:value-type="float" office:value="1.309523836">
                <text:p>1.309523836</text:p>
              </table:table-cell>
              <table:table-cell office:value-type="float" office:value="24.37619051">
                <text:p>24.37619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68.65000002">
                <text:p>68.65000002</text:p>
              </table:table-cell>
              <table:table-cell office:value-type="float" office:value="8.816666678">
                <text:p>8.816666678</text:p>
              </table:table-cell>
              <table:table-cell office:value-type="float" office:value="8.816666678">
                <text:p>8.816666678</text:p>
              </table:table-cell>
              <table:table-cell office:value-type="float" office:value="0">
                <text:p>0</text:p>
              </table:table-cell>
              <table:table-cell office:value-type="float" office:value="1.700000018">
                <text:p>1.700000018</text:p>
              </table:table-cell>
              <table:table-cell office:value-type="float" office:value="3.200000018">
                <text:p>3.200000018</text:p>
              </table:table-cell>
              <table:table-cell office:value-type="float" office:value="8.816666678">
                <text:p>8.8166666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42.38333337">
                <text:p>42.38333337</text:p>
              </table:table-cell>
              <table:table-cell office:value-type="float" office:value="4.550000027">
                <text:p>4.550000027</text:p>
              </table:table-cell>
              <table:table-cell office:value-type="float" office:value="4.550000027">
                <text:p>4.550000027</text:p>
              </table:table-cell>
              <table:table-cell office:value-type="float" office:value="3.433333367">
                <text:p>3.433333367</text:p>
              </table:table-cell>
              <table:table-cell office:value-type="float" office:value="2.033333346">
                <text:p>2.033333346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4.550000027">
                <text:p>4.5500000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9.20000003">
                <text:p>29.20000003</text:p>
              </table:table-cell>
              <table:table-cell office:value-type="float" office:value="1.700000003">
                <text:p>1.700000003</text:p>
              </table:table-cell>
              <table:table-cell office:value-type="float" office:value="1.700000003">
                <text:p>1.700000003</text:p>
              </table:table-cell>
              <table:table-cell office:value-type="float" office:value="19.86666669">
                <text:p>19.86666669</text:p>
              </table:table-cell>
              <table:table-cell office:value-type="float" office:value="1.50000003">
                <text:p>1.5000000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1.700000003">
                <text:p>1.7000000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32.45">
                <text:p>32.45</text:p>
              </table:table-cell>
              <table:table-cell office:value-type="float" office:value="1.450000003">
                <text:p>1.450000003</text:p>
              </table:table-cell>
              <table:table-cell office:value-type="float" office:value="1.450000003">
                <text:p>1.450000003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.450000003">
                <text:p>1.4500000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4.86666669">
                <text:p>14.86666669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8.36666669">
                <text:p>8.36666669</text:p>
              </table:table-cell>
              <table:table-cell office:value-type="float" office:value="0">
                <text:p>0</text:p>
              </table:table-cell>
              <table:table-cell office:value-type="float" office:value="19.16666669">
                <text:p>19.16666669</text:p>
              </table:table-cell>
              <table:table-cell office:value-type="float" office:value="1.200000003">
                <text:p>1.2000000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3.68333337">
                <text:p>13.68333337</text:p>
              </table:table-cell>
              <table:table-cell office:value-type="float" office:value="1.016666681">
                <text:p>1.016666681</text:p>
              </table:table-cell>
              <table:table-cell office:value-type="float" office:value="1.016666681">
                <text:p>1.016666681</text:p>
              </table:table-cell>
              <table:table-cell office:value-type="float" office:value="29.93333337">
                <text:p>29.93333337</text:p>
              </table:table-cell>
              <table:table-cell office:value-type="float" office:value="1">
                <text:p>1</text:p>
              </table:table-cell>
              <table:table-cell office:value-type="float" office:value="9.333333358">
                <text:p>9.333333358</text:p>
              </table:table-cell>
              <table:table-cell office:value-type="float" office:value="1.016666681">
                <text:p>1.0166666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8.333333373">
                <text:p>8.33333337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34.83333337">
                <text:p>34.83333337</text:p>
              </table:table-cell>
              <table:table-cell office:value-type="float" office:value="0.5">
                <text:p>0.5</text:p>
              </table:table-cell>
              <table:table-cell office:value-type="float" office:value="16.83333337">
                <text:p>16.833333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23.5">
                <text:p>23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950000003">
                <text:p>0.950000003</text:p>
              </table:table-cell>
              <table:table-cell office:value-type="float" office:value="0.950000003">
                <text:p>0.950000003</text:p>
              </table:table-cell>
              <table:table-cell office:value-type="float" office:value="0.950000003">
                <text:p>0.950000003</text:p>
              </table:table-cell>
              <table:table-cell office:value-type="float" office:value="32">
                <text:p>32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33">
                <text:p>33</text:p>
              </table:table-cell>
              <table:table-cell office:value-type="float" office:value="0.950000003">
                <text:p>0.9500000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3.150000006">
                <text:p>3.150000006</text:p>
              </table:table-cell>
              <table:table-cell office:value-type="float" office:value="3.150000006">
                <text:p>3.150000006</text:p>
              </table:table-cell>
              <table:table-cell office:value-type="float" office:value="3.150000006">
                <text:p>3.150000006</text:p>
              </table:table-cell>
              <table:table-cell office:value-type="float" office:value="9.200000003">
                <text:p>9.200000003</text:p>
              </table:table-cell>
              <table:table-cell office:value-type="float" office:value="0">
                <text:p>0</text:p>
              </table:table-cell>
              <table:table-cell office:value-type="float" office:value="19.2">
                <text:p>19.2</text:p>
              </table:table-cell>
              <table:table-cell office:value-type="float" office:value="3.150000006">
                <text:p>3.150000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3.700000003">
                <text:p>3.700000003</text:p>
              </table:table-cell>
              <table:table-cell office:value-type="float" office:value="3.700000003">
                <text:p>3.700000003</text:p>
              </table:table-cell>
              <table:table-cell office:value-type="float" office:value="3.700000003">
                <text:p>3.70000000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.2">
                <text:p>15.2</text:p>
              </table:table-cell>
              <table:table-cell office:value-type="float" office:value="3.700000003">
                <text:p>3.7000000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0.25">
                <text:p>10.25</text:p>
              </table:table-cell>
              <table:table-cell office:value-type="float" office:value="10.25">
                <text:p>10.25</text:p>
              </table:table-cell>
              <table:table-cell office:value-type="float" office:value="10.25">
                <text:p>10.2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0.40000001">
                <text:p>10.40000001</text:p>
              </table:table-cell>
              <table:table-cell office:value-type="float" office:value="10.40000001">
                <text:p>10.40000001</text:p>
              </table:table-cell>
              <table:table-cell office:value-type="float" office:value="10.40000001">
                <text:p>10.4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400000006">
                <text:p>9.400000006</text:p>
              </table:table-cell>
              <table:table-cell office:value-type="float" office:value="10.40000001">
                <text:p>10.40000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30.25000063">
                <text:p>30.25000063</text:p>
              </table:table-cell>
              <table:table-cell office:value-type="float" office:value="30.25000063">
                <text:p>30.25000063</text:p>
              </table:table-cell>
              <table:table-cell office:value-type="float" office:value="30.25000063">
                <text:p>30.25000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30.583334">
                <text:p>30.583334</text:p>
              </table:table-cell>
              <table:table-cell office:value-type="float" office:value="30.583334">
                <text:p>30.583334</text:p>
              </table:table-cell>
              <table:table-cell office:value-type="float" office:value="30.583334">
                <text:p>30.58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29.41666719">
                <text:p>29.41666719</text:p>
              </table:table-cell>
              <table:table-cell office:value-type="float" office:value="29.41666719">
                <text:p>29.41666719</text:p>
              </table:table-cell>
              <table:table-cell office:value-type="float" office:value="29.41666719">
                <text:p>29.41666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30.16666728">
                <text:p>30.16666728</text:p>
              </table:table-cell>
              <table:table-cell office:value-type="float" office:value="30.16666728">
                <text:p>30.16666728</text:p>
              </table:table-cell>
              <table:table-cell office:value-type="float" office:value="30.16666728">
                <text:p>30.16666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7.833333492">
                <text:p>7.833333492</text:p>
              </table:table-cell>
              <table:table-cell office:value-type="float" office:value="7.833333492">
                <text:p>7.833333492</text:p>
              </table:table-cell>
              <table:table-cell office:value-type="float" office:value="7.833333492">
                <text:p>7.833333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10.41666687">
                <text:p>10.41666687</text:p>
              </table:table-cell>
              <table:table-cell office:value-type="float" office:value="10.41666687">
                <text:p>10.41666687</text:p>
              </table:table-cell>
              <table:table-cell office:value-type="float" office:value="10.41666687">
                <text:p>10.41666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11.83333358">
                <text:p>11.83333358</text:p>
              </table:table-cell>
              <table:table-cell office:value-type="float" office:value="11.83333358">
                <text:p>11.83333358</text:p>
              </table:table-cell>
              <table:table-cell office:value-type="float" office:value="11.83333358">
                <text:p>11.83333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9.916666895">
                <text:p>9.916666895</text:p>
              </table:table-cell>
              <table:table-cell office:value-type="float" office:value="9.916666895">
                <text:p>9.916666895</text:p>
              </table:table-cell>
              <table:table-cell office:value-type="float" office:value="9.916666895">
                <text:p>9.916666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8.200000003">
                <text:p>8.200000003</text:p>
              </table:table-cell>
              <table:table-cell office:value-type="float" office:value="8.200000003">
                <text:p>8.200000003</text:p>
              </table:table-cell>
              <table:table-cell office:value-type="float" office:value="8.200000003">
                <text:p>8.2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8.200000003">
                <text:p>8.2000000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8.950000018">
                <text:p>8.950000018</text:p>
              </table:table-cell>
              <table:table-cell office:value-type="float" office:value="8.950000018">
                <text:p>8.950000018</text:p>
              </table:table-cell>
              <table:table-cell office:value-type="float" office:value="8.950000018">
                <text:p>8.950000018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8.950000018">
                <text:p>8.9500000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8.033333346">
                <text:p>8.033333346</text:p>
              </table:table-cell>
              <table:table-cell office:value-type="float" office:value="8.033333346">
                <text:p>8.033333346</text:p>
              </table:table-cell>
              <table:table-cell office:value-type="float" office:value="8.033333346">
                <text:p>8.033333346</text:p>
              </table:table-cell>
              <table:table-cell office:value-type="float" office:value="0.533333346">
                <text:p>0.533333346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8.033333346">
                <text:p>8.0333333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3.39523819">
                <text:p>23.39523819</text:p>
              </table:table-cell>
              <table:table-cell office:value-type="float" office:value="23.39523819">
                <text:p>23.39523819</text:p>
              </table:table-cell>
              <table:table-cell office:value-type="float" office:value="23.39523819">
                <text:p>23.39523819</text:p>
              </table:table-cell>
              <table:table-cell office:value-type="float" office:value="2.595238179">
                <text:p>2.595238179</text:p>
              </table:table-cell>
              <table:table-cell office:value-type="float" office:value="2.595238179">
                <text:p>2.595238179</text:p>
              </table:table-cell>
              <table:table-cell office:value-type="float" office:value="1.22857146">
                <text:p>1.22857146</text:p>
              </table:table-cell>
              <table:table-cell office:value-type="float" office:value="23.39523819">
                <text:p>23.395238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16.30952433">
                <text:p>16.30952433</text:p>
              </table:table-cell>
              <table:table-cell office:value-type="float" office:value="16.30952433">
                <text:p>16.30952433</text:p>
              </table:table-cell>
              <table:table-cell office:value-type="float" office:value="16.30952433">
                <text:p>16.30952433</text:p>
              </table:table-cell>
              <table:table-cell office:value-type="float" office:value="16.30952433">
                <text:p>16.30952433</text:p>
              </table:table-cell>
              <table:table-cell office:value-type="float" office:value="16.30952433">
                <text:p>16.30952433</text:p>
              </table:table-cell>
              <table:table-cell office:value-type="float" office:value="2.142857239">
                <text:p>2.142857239</text:p>
              </table:table-cell>
              <table:table-cell office:value-type="float" office:value="16.30952433">
                <text:p>16.309524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1.03571452">
                <text:p>21.03571452</text:p>
              </table:table-cell>
              <table:table-cell office:value-type="float" office:value="21.03571452">
                <text:p>21.03571452</text:p>
              </table:table-cell>
              <table:table-cell office:value-type="float" office:value="21.03571452">
                <text:p>21.03571452</text:p>
              </table:table-cell>
              <table:table-cell office:value-type="float" office:value="5.285714522">
                <text:p>5.285714522</text:p>
              </table:table-cell>
              <table:table-cell office:value-type="float" office:value="5.285714522">
                <text:p>5.285714522</text:p>
              </table:table-cell>
              <table:table-cell office:value-type="float" office:value="5.285714522">
                <text:p>5.285714522</text:p>
              </table:table-cell>
              <table:table-cell office:value-type="float" office:value="21.03571452">
                <text:p>21.035714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24.14285719">
                <text:p>24.14285719</text:p>
              </table:table-cell>
              <table:table-cell office:value-type="float" office:value="24.14285719">
                <text:p>24.14285719</text:p>
              </table:table-cell>
              <table:table-cell office:value-type="float" office:value="24.14285719">
                <text:p>24.14285719</text:p>
              </table:table-cell>
              <table:table-cell office:value-type="float" office:value="1.142857194">
                <text:p>1.142857194</text:p>
              </table:table-cell>
              <table:table-cell office:value-type="float" office:value="1.142857194">
                <text:p>1.142857194</text:p>
              </table:table-cell>
              <table:table-cell office:value-type="float" office:value="1.142857194">
                <text:p>1.142857194</text:p>
              </table:table-cell>
              <table:table-cell office:value-type="float" office:value="24.14285719">
                <text:p>24.142857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24.7857143">
                <text:p>24.7857143</text:p>
              </table:table-cell>
              <table:table-cell office:value-type="float" office:value="24.7857143">
                <text:p>24.7857143</text:p>
              </table:table-cell>
              <table:table-cell office:value-type="float" office:value="24.7857143">
                <text:p>24.7857143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24.7857143">
                <text:p>24.78571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8.428571448">
                <text:p>8.428571448</text:p>
              </table:table-cell>
              <table:table-cell office:value-type="float" office:value="8.428571448">
                <text:p>8.428571448</text:p>
              </table:table-cell>
              <table:table-cell office:value-type="float" office:value="8.428571448">
                <text:p>8.428571448</text:p>
              </table:table-cell>
              <table:table-cell office:value-type="float" office:value="0.428571448">
                <text:p>0.428571448</text:p>
              </table:table-cell>
              <table:table-cell office:value-type="float" office:value="0.428571448">
                <text:p>0.428571448</text:p>
              </table:table-cell>
              <table:table-cell office:value-type="float" office:value="0.428571448">
                <text:p>0.428571448</text:p>
              </table:table-cell>
              <table:table-cell office:value-type="float" office:value="8.428571448">
                <text:p>8.4285714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10.2857143">
                <text:p>10.2857143</text:p>
              </table:table-cell>
              <table:table-cell office:value-type="float" office:value="10.2857143">
                <text:p>10.2857143</text:p>
              </table:table-cell>
              <table:table-cell office:value-type="float" office:value="10.2857143">
                <text:p>10.2857143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10.2857143">
                <text:p>10.28571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7.964285746">
                <text:p>7.964285746</text:p>
              </table:table-cell>
              <table:table-cell office:value-type="float" office:value="7.964285746">
                <text:p>7.964285746</text:p>
              </table:table-cell>
              <table:table-cell office:value-type="float" office:value="7.964285746">
                <text:p>7.964285746</text:p>
              </table:table-cell>
              <table:table-cell office:value-type="float" office:value="0.714285746">
                <text:p>0.714285746</text:p>
              </table:table-cell>
              <table:table-cell office:value-type="float" office:value="0.714285746">
                <text:p>0.714285746</text:p>
              </table:table-cell>
              <table:table-cell office:value-type="float" office:value="0.714285746">
                <text:p>0.714285746</text:p>
              </table:table-cell>
              <table:table-cell office:value-type="float" office:value="7.964285746">
                <text:p>7.9642857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8.642857194">
                <text:p>8.642857194</text:p>
              </table:table-cell>
              <table:table-cell office:value-type="float" office:value="8.642857194">
                <text:p>8.642857194</text:p>
              </table:table-cell>
              <table:table-cell office:value-type="float" office:value="8.642857194">
                <text:p>8.642857194</text:p>
              </table:table-cell>
              <table:table-cell office:value-type="float" office:value="1.142857194">
                <text:p>1.142857194</text:p>
              </table:table-cell>
              <table:table-cell office:value-type="float" office:value="1.142857194">
                <text:p>1.142857194</text:p>
              </table:table-cell>
              <table:table-cell office:value-type="float" office:value="1.142857194">
                <text:p>1.142857194</text:p>
              </table:table-cell>
              <table:table-cell office:value-type="float" office:value="8.642857194">
                <text:p>8.6428571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9.750000104">
                <text:p>9.750000104</text:p>
              </table:table-cell>
              <table:table-cell office:value-type="float" office:value="9.750000104">
                <text:p>9.750000104</text:p>
              </table:table-cell>
              <table:table-cell office:value-type="float" office:value="9.750000104">
                <text:p>9.750000104</text:p>
              </table:table-cell>
              <table:table-cell office:value-type="float" office:value="12.66666682">
                <text:p>12.66666682</text:p>
              </table:table-cell>
              <table:table-cell office:value-type="float" office:value="2.666666761">
                <text:p>2.666666761</text:p>
              </table:table-cell>
              <table:table-cell office:value-type="float" office:value="12.66666682">
                <text:p>12.66666682</text:p>
              </table:table-cell>
              <table:table-cell office:value-type="float" office:value="9.750000104">
                <text:p>9.7500001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4.535714313">
                <text:p>4.535714313</text:p>
              </table:table-cell>
              <table:table-cell office:value-type="float" office:value="10.96904781">
                <text:p>10.96904781</text:p>
              </table:table-cell>
              <table:table-cell office:value-type="float" office:value="10.96904781">
                <text:p>10.96904781</text:p>
              </table:table-cell>
              <table:table-cell office:value-type="float" office:value="13.38571438">
                <text:p>13.38571438</text:p>
              </table:table-cell>
              <table:table-cell office:value-type="float" office:value="1.785714343">
                <text:p>1.785714343</text:p>
              </table:table-cell>
              <table:table-cell office:value-type="float" office:value="13.38571438">
                <text:p>13.38571438</text:p>
              </table:table-cell>
              <table:table-cell office:value-type="float" office:value="10.96904781">
                <text:p>10.969047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3.00000003">
                <text:p>3.00000003</text:p>
              </table:table-cell>
              <table:table-cell office:value-type="float" office:value="10.33333357">
                <text:p>10.33333357</text:p>
              </table:table-cell>
              <table:table-cell office:value-type="float" office:value="10.33333357">
                <text:p>10.33333357</text:p>
              </table:table-cell>
              <table:table-cell office:value-type="float" office:value="13.16666673">
                <text:p>13.16666673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13.16666673">
                <text:p>13.16666673</text:p>
              </table:table-cell>
              <table:table-cell office:value-type="float" office:value="10.33333357">
                <text:p>10.333333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3.366666734">
                <text:p>3.366666734</text:p>
              </table:table-cell>
              <table:table-cell office:value-type="float" office:value="8.716666758">
                <text:p>8.716666758</text:p>
              </table:table-cell>
              <table:table-cell office:value-type="float" office:value="8.716666758">
                <text:p>8.716666758</text:p>
              </table:table-cell>
              <table:table-cell office:value-type="float" office:value="55.21666676">
                <text:p>55.21666676</text:p>
              </table:table-cell>
              <table:table-cell office:value-type="float" office:value="0.900000006">
                <text:p>0.900000006</text:p>
              </table:table-cell>
              <table:table-cell office:value-type="float" office:value="14.36666672">
                <text:p>14.36666672</text:p>
              </table:table-cell>
              <table:table-cell office:value-type="float" office:value="8.716666758">
                <text:p>8.7166667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3.016666695">
                <text:p>3.016666695</text:p>
              </table:table-cell>
              <table:table-cell office:value-type="float" office:value="10.80000021">
                <text:p>10.80000021</text:p>
              </table:table-cell>
              <table:table-cell office:value-type="float" office:value="10.80000021">
                <text:p>10.80000021</text:p>
              </table:table-cell>
              <table:table-cell office:value-type="float" office:value="29.21666671">
                <text:p>29.21666671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3.200000033">
                <text:p>3.200000033</text:p>
              </table:table-cell>
              <table:table-cell office:value-type="float" office:value="10.80000021">
                <text:p>10.800000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4.450000003">
                <text:p>4.450000003</text:p>
              </table:table-cell>
              <table:table-cell office:value-type="float" office:value="12.28333355">
                <text:p>12.28333355</text:p>
              </table:table-cell>
              <table:table-cell office:value-type="float" office:value="12.28333355">
                <text:p>12.28333355</text:p>
              </table:table-cell>
              <table:table-cell office:value-type="float" office:value="1.25">
                <text:p>1.25</text:p>
              </table:table-cell>
              <table:table-cell office:value-type="float" office:value="0.5">
                <text:p>0.5</text:p>
              </table:table-cell>
              <table:table-cell office:value-type="float" office:value="7.950000003">
                <text:p>7.950000003</text:p>
              </table:table-cell>
              <table:table-cell office:value-type="float" office:value="12.28333355">
                <text:p>12.283333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3.700000003">
                <text:p>3.700000003</text:p>
              </table:table-cell>
              <table:table-cell office:value-type="float" office:value="10.95000021">
                <text:p>10.95000021</text:p>
              </table:table-cell>
              <table:table-cell office:value-type="float" office:value="10.95000021">
                <text:p>10.95000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50000003">
                <text:p>2.450000003</text:p>
              </table:table-cell>
              <table:table-cell office:value-type="float" office:value="10.95000021">
                <text:p>10.950000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11.58333358">
                <text:p>11.58333358</text:p>
              </table:table-cell>
              <table:table-cell office:value-type="float" office:value="11.58333358">
                <text:p>11.58333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1.58333358">
                <text:p>11.583333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12.45">
                <text:p>12.45</text:p>
              </table:table-cell>
              <table:table-cell office:value-type="float" office:value="29.03333382">
                <text:p>29.03333382</text:p>
              </table:table-cell>
              <table:table-cell office:value-type="float" office:value="29.03333382">
                <text:p>29.03333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0000003">
                <text:p>0.450000003</text:p>
              </table:table-cell>
              <table:table-cell office:value-type="float" office:value="29.03333382">
                <text:p>29.033333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24.90000001">
                <text:p>24.9000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24.85000001">
                <text:p>24.85000001</text:p>
              </table:table-cell>
              <table:table-cell office:value-type="float" office:value="24.85000001">
                <text:p>24.85000001</text:p>
              </table:table-cell>
              <table:table-cell office:value-type="float" office:value="24.85000001">
                <text:p>24.85000001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24.85000001">
                <text:p>24.850000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41.33333336">
                <text:p>41.33333336</text:p>
              </table:table-cell>
              <table:table-cell office:value-type="float" office:value="7.916666672">
                <text:p>7.916666672</text:p>
              </table:table-cell>
              <table:table-cell office:value-type="float" office:value="41.33333336">
                <text:p>41.33333336</text:p>
              </table:table-cell>
              <table:table-cell office:value-type="float" office:value="0">
                <text:p>0</text:p>
              </table:table-cell>
              <table:table-cell office:value-type="float" office:value="0.750000015">
                <text:p>0.750000015</text:p>
              </table:table-cell>
              <table:table-cell office:value-type="float" office:value="0.750000015">
                <text:p>0.750000015</text:p>
              </table:table-cell>
              <table:table-cell office:value-type="float" office:value="7.916666672">
                <text:p>7.9166666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39.35000007">
                <text:p>39.35000007</text:p>
              </table:table-cell>
              <table:table-cell office:value-type="float" office:value="8.600000009">
                <text:p>8.600000009</text:p>
              </table:table-cell>
              <table:table-cell office:value-type="float" office:value="39.35000007">
                <text:p>39.35000007</text:p>
              </table:table-cell>
              <table:table-cell office:value-type="float" office:value="0">
                <text:p>0</text:p>
              </table:table-cell>
              <table:table-cell office:value-type="float" office:value="3.350000069">
                <text:p>3.350000069</text:p>
              </table:table-cell>
              <table:table-cell office:value-type="float" office:value="0.75">
                <text:p>0.75</text:p>
              </table:table-cell>
              <table:table-cell office:value-type="float" office:value="8.600000009">
                <text:p>8.6000000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36.90000008">
                <text:p>36.90000008</text:p>
              </table:table-cell>
              <table:table-cell office:value-type="float" office:value="10.3666667">
                <text:p>10.3666667</text:p>
              </table:table-cell>
              <table:table-cell office:value-type="float" office:value="36.90000008">
                <text:p>36.90000008</text:p>
              </table:table-cell>
              <table:table-cell office:value-type="float" office:value="0.900000021">
                <text:p>0.900000021</text:p>
              </table:table-cell>
              <table:table-cell office:value-type="float" office:value="2.466666713">
                <text:p>2.466666713</text:p>
              </table:table-cell>
              <table:table-cell office:value-type="float" office:value="2.100000039">
                <text:p>2.100000039</text:p>
              </table:table-cell>
              <table:table-cell office:value-type="float" office:value="10.3666667">
                <text:p>10.3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38.00000013">
                <text:p>38.00000013</text:p>
              </table:table-cell>
              <table:table-cell office:value-type="float" office:value="6.800000042">
                <text:p>6.800000042</text:p>
              </table:table-cell>
              <table:table-cell office:value-type="float" office:value="38.00000013">
                <text:p>38.0000001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.700000018">
                <text:p>2.700000018</text:p>
              </table:table-cell>
              <table:table-cell office:value-type="float" office:value="7.500000134">
                <text:p>7.500000134</text:p>
              </table:table-cell>
              <table:table-cell office:value-type="float" office:value="6.800000042">
                <text:p>6.8000000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34.94523826">
                <text:p>34.94523826</text:p>
              </table:table-cell>
              <table:table-cell office:value-type="float" office:value="7.645238161">
                <text:p>7.645238161</text:p>
              </table:table-cell>
              <table:table-cell office:value-type="float" office:value="34.94523826">
                <text:p>34.94523826</text:p>
              </table:table-cell>
              <table:table-cell office:value-type="float" office:value="3.228571475">
                <text:p>3.228571475</text:p>
              </table:table-cell>
              <table:table-cell office:value-type="float" office:value="2.395238131">
                <text:p>2.395238131</text:p>
              </table:table-cell>
              <table:table-cell office:value-type="float" office:value="9.195238262">
                <text:p>9.195238262</text:p>
              </table:table-cell>
              <table:table-cell office:value-type="float" office:value="7.645238161">
                <text:p>7.6452381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37.76666674">
                <text:p>37.76666674</text:p>
              </table:table-cell>
              <table:table-cell office:value-type="float" office:value="9.183333367">
                <text:p>9.183333367</text:p>
              </table:table-cell>
              <table:table-cell office:value-type="float" office:value="37.76666674">
                <text:p>37.76666674</text:p>
              </table:table-cell>
              <table:table-cell office:value-type="float" office:value="0.916666687">
                <text:p>0.916666687</text:p>
              </table:table-cell>
              <table:table-cell office:value-type="float" office:value="1.166666672">
                <text:p>1.166666672</text:p>
              </table:table-cell>
              <table:table-cell office:value-type="float" office:value="4.01666674">
                <text:p>4.01666674</text:p>
              </table:table-cell>
              <table:table-cell office:value-type="float" office:value="9.183333367">
                <text:p>9.1833333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39.18333338">
                <text:p>39.18333338</text:p>
              </table:table-cell>
              <table:table-cell office:value-type="float" office:value="6.583333358">
                <text:p>6.583333358</text:p>
              </table:table-cell>
              <table:table-cell office:value-type="float" office:value="39.18333338">
                <text:p>39.18333338</text:p>
              </table:table-cell>
              <table:table-cell office:value-type="float" office:value="3.433333382">
                <text:p>3.433333382</text:p>
              </table:table-cell>
              <table:table-cell office:value-type="float" office:value="1.600000024">
                <text:p>1.600000024</text:p>
              </table:table-cell>
              <table:table-cell office:value-type="float" office:value="3.433333382">
                <text:p>3.433333382</text:p>
              </table:table-cell>
              <table:table-cell office:value-type="float" office:value="6.583333358">
                <text:p>6.5833333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37.26666677">
                <text:p>37.26666677</text:p>
              </table:table-cell>
              <table:table-cell office:value-type="float" office:value="8.733333364">
                <text:p>8.733333364</text:p>
              </table:table-cell>
              <table:table-cell office:value-type="float" office:value="37.26666677">
                <text:p>37.26666677</text:p>
              </table:table-cell>
              <table:table-cell office:value-type="float" office:value="5.76666677">
                <text:p>5.76666677</text:p>
              </table:table-cell>
              <table:table-cell office:value-type="float" office:value="0.700000003">
                <text:p>0.700000003</text:p>
              </table:table-cell>
              <table:table-cell office:value-type="float" office:value="1.533333346">
                <text:p>1.533333346</text:p>
              </table:table-cell>
              <table:table-cell office:value-type="float" office:value="8.733333364">
                <text:p>8.7333333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7.761904806">
                <text:p>7.761904806</text:p>
              </table:table-cell>
              <table:table-cell office:value-type="float" office:value="7.761904806">
                <text:p>7.761904806</text:p>
              </table:table-cell>
              <table:table-cell office:value-type="float" office:value="7.761904806">
                <text:p>7.761904806</text:p>
              </table:table-cell>
              <table:table-cell office:value-type="float" office:value="7.595238149">
                <text:p>7.595238149</text:p>
              </table:table-cell>
              <table:table-cell office:value-type="float" office:value="1.595238134">
                <text:p>1.595238134</text:p>
              </table:table-cell>
              <table:table-cell office:value-type="float" office:value="1.761904806">
                <text:p>1.761904806</text:p>
              </table:table-cell>
              <table:table-cell office:value-type="float" office:value="7.761904806">
                <text:p>7.7619048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7.183333352">
                <text:p>7.183333352</text:p>
              </table:table-cell>
              <table:table-cell office:value-type="float" office:value="7.183333352">
                <text:p>7.183333352</text:p>
              </table:table-cell>
              <table:table-cell office:value-type="float" office:value="7.183333352">
                <text:p>7.183333352</text:p>
              </table:table-cell>
              <table:table-cell office:value-type="float" office:value="16.2666667">
                <text:p>16.266666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7.183333352">
                <text:p>7.1833333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10.25000003">
                <text:p>10.25000003</text:p>
              </table:table-cell>
              <table:table-cell office:value-type="float" office:value="10.25000003">
                <text:p>10.25000003</text:p>
              </table:table-cell>
              <table:table-cell office:value-type="float" office:value="10.25000003">
                <text:p>10.25000003</text:p>
              </table:table-cell>
              <table:table-cell office:value-type="float" office:value="10.00000003">
                <text:p>10.00000003</text:p>
              </table:table-cell>
              <table:table-cell office:value-type="float" office:value="2.000000015">
                <text:p>2.000000015</text:p>
              </table:table-cell>
              <table:table-cell office:value-type="float" office:value="0">
                <text:p>0</text:p>
              </table:table-cell>
              <table:table-cell office:value-type="float" office:value="10.25000003">
                <text:p>10.250000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9.983333364">
                <text:p>9.983333364</text:p>
              </table:table-cell>
              <table:table-cell office:value-type="float" office:value="9.983333364">
                <text:p>9.983333364</text:p>
              </table:table-cell>
              <table:table-cell office:value-type="float" office:value="9.983333364">
                <text:p>9.983333364</text:p>
              </table:table-cell>
              <table:table-cell office:value-type="float" office:value="5.733333364">
                <text:p>5.733333364</text:p>
              </table:table-cell>
              <table:table-cell office:value-type="float" office:value="2.333333358">
                <text:p>2.333333358</text:p>
              </table:table-cell>
              <table:table-cell office:value-type="float" office:value="0">
                <text:p>0</text:p>
              </table:table-cell>
              <table:table-cell office:value-type="float" office:value="9.983333364">
                <text:p>9.9833333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9.866666675">
                <text:p>9.866666675</text:p>
              </table:table-cell>
              <table:table-cell office:value-type="float" office:value="9.866666675">
                <text:p>9.866666675</text:p>
              </table:table-cell>
              <table:table-cell office:value-type="float" office:value="9.866666675">
                <text:p>9.866666675</text:p>
              </table:table-cell>
              <table:table-cell office:value-type="float" office:value="3.166666672">
                <text:p>3.166666672</text:p>
              </table:table-cell>
              <table:table-cell office:value-type="float" office:value="2.366666675">
                <text:p>2.366666675</text:p>
              </table:table-cell>
              <table:table-cell office:value-type="float" office:value="0">
                <text:p>0</text:p>
              </table:table-cell>
              <table:table-cell office:value-type="float" office:value="9.866666675">
                <text:p>9.8666666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9.616666675">
                <text:p>9.616666675</text:p>
              </table:table-cell>
              <table:table-cell office:value-type="float" office:value="9.616666675">
                <text:p>9.616666675</text:p>
              </table:table-cell>
              <table:table-cell office:value-type="float" office:value="9.616666675">
                <text:p>9.616666675</text:p>
              </table:table-cell>
              <table:table-cell office:value-type="float" office:value="5.866666675">
                <text:p>5.866666675</text:p>
              </table:table-cell>
              <table:table-cell office:value-type="float" office:value="2.666666672">
                <text:p>2.666666672</text:p>
              </table:table-cell>
              <table:table-cell office:value-type="float" office:value="0">
                <text:p>0</text:p>
              </table:table-cell>
              <table:table-cell office:value-type="float" office:value="9.616666675">
                <text:p>9.6166666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8.600000009">
                <text:p>8.600000009</text:p>
              </table:table-cell>
              <table:table-cell office:value-type="float" office:value="8.600000009">
                <text:p>8.600000009</text:p>
              </table:table-cell>
              <table:table-cell office:value-type="float" office:value="8.600000009">
                <text:p>8.600000009</text:p>
              </table:table-cell>
              <table:table-cell office:value-type="float" office:value="6.900000006">
                <text:p>6.900000006</text:p>
              </table:table-cell>
              <table:table-cell office:value-type="float" office:value="1.700000003">
                <text:p>1.700000003</text:p>
              </table:table-cell>
              <table:table-cell office:value-type="float" office:value="0">
                <text:p>0</text:p>
              </table:table-cell>
              <table:table-cell office:value-type="float" office:value="8.600000009">
                <text:p>8.6000000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">
                <text:p>0</text:p>
              </table:table-cell>
              <table:table-cell office:value-type="float" office:value="24.86666667">
                <text:p>24.8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24.90000001">
                <text:p>24.900000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2.700000003">
                <text:p>2.700000003</text:p>
              </table:table-cell>
              <table:table-cell office:value-type="float" office:value="2.700000003">
                <text:p>2.700000003</text:p>
              </table:table-cell>
              <table:table-cell office:value-type="float" office:value="2.700000003">
                <text:p>2.7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00000003">
                <text:p>2.7000000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  <table:table-cell office:value-type="float" office:value="7.75">
                <text:p>7.75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9.350000009">
                <text:p>9.350000009</text:p>
              </table:table-cell>
              <table:table-cell office:value-type="float" office:value="9.350000009">
                <text:p>9.350000009</text:p>
              </table:table-cell>
              <table:table-cell office:value-type="float" office:value="9.350000009">
                <text:p>9.350000009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1">
                <text:p>1</text:p>
              </table:table-cell>
              <table:table-cell office:value-type="float" office:value="9.350000009">
                <text:p>9.3500000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24.90000001">
                <text:p>24.90000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24.83333334">
                <text:p>24.83333334</text:p>
              </table:table-cell>
              <table:table-cell office:value-type="float" office:value="24.83333334">
                <text:p>24.83333334</text:p>
              </table:table-cell>
              <table:table-cell office:value-type="float" office:value="24.83333334">
                <text:p>24.83333334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24.83333334">
                <text:p>24.833333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35.41666667">
                <text:p>35.41666667</text:p>
              </table:table-cell>
              <table:table-cell office:value-type="float" office:value="1.416666672">
                <text:p>1.416666672</text:p>
              </table:table-cell>
              <table:table-cell office:value-type="float" office:value="1.416666672">
                <text:p>1.416666672</text:p>
              </table:table-cell>
              <table:table-cell office:value-type="float" office:value="0">
                <text:p>0</text:p>
              </table:table-cell>
              <table:table-cell office:value-type="float" office:value="2.166666672">
                <text:p>2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.416666672">
                <text:p>1.4166666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30.65000001">
                <text:p>30.65000001</text:p>
              </table:table-cell>
              <table:table-cell office:value-type="float" office:value="1.650000006">
                <text:p>1.650000006</text:p>
              </table:table-cell>
              <table:table-cell office:value-type="float" office:value="1.650000006">
                <text:p>1.650000006</text:p>
              </table:table-cell>
              <table:table-cell office:value-type="float" office:value="0">
                <text:p>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4">
                <text:p>4</text:p>
              </table:table-cell>
              <table:table-cell office:value-type="float" office:value="1.650000006">
                <text:p>1.6500000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40.75">
                <text:p>40.7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20.45">
                <text:p>20.45</text:p>
              </table:table-cell>
              <table:table-cell office:value-type="float" office:value="1.450000003">
                <text:p>1.450000003</text:p>
              </table:table-cell>
              <table:table-cell office:value-type="float" office:value="1.450000003">
                <text:p>1.45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.2">
                <text:p>28.2</text:p>
              </table:table-cell>
              <table:table-cell office:value-type="float" office:value="1.450000003">
                <text:p>1.4500000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57.08333334">
                <text:p>57.08333334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833333343">
                <text:p>1.83333334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47.58333334">
                <text:p>47.58333334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24.90000001">
                <text:p>24.900000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24.91666667">
                <text:p>24.91666667</text:p>
              </table:table-cell>
              <table:table-cell office:value-type="float" office:value="24.91666667">
                <text:p>24.91666667</text:p>
              </table:table-cell>
              <table:table-cell office:value-type="float" office:value="24.91666667">
                <text:p>24.91666667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4.91666667">
                <text:p>24.91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10.25">
                <text:p>10.25</text:p>
              </table:table-cell>
              <table:table-cell office:value-type="float" office:value="10.25">
                <text:p>10.25</text:p>
              </table:table-cell>
              <table:table-cell office:value-type="float" office:value="10.25">
                <text:p>1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8.350000009">
                <text:p>8.350000009</text:p>
              </table:table-cell>
              <table:table-cell office:value-type="float" office:value="8.350000009">
                <text:p>8.350000009</text:p>
              </table:table-cell>
              <table:table-cell office:value-type="float" office:value="8.350000009">
                <text:p>8.350000009</text:p>
              </table:table-cell>
              <table:table-cell office:value-type="float" office:value="0">
                <text:p>0</text:p>
              </table:table-cell>
              <table:table-cell office:value-type="float" office:value="0.600000009">
                <text:p>0.600000009</text:p>
              </table:table-cell>
              <table:table-cell office:value-type="float" office:value="0">
                <text:p>0</text:p>
              </table:table-cell>
              <table:table-cell office:value-type="float" office:value="8.350000009">
                <text:p>8.3500000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8.266666681">
                <text:p>8.266666681</text:p>
              </table:table-cell>
              <table:table-cell office:value-type="float" office:value="8.266666681">
                <text:p>8.266666681</text:p>
              </table:table-cell>
              <table:table-cell office:value-type="float" office:value="8.266666681">
                <text:p>8.266666681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766666681">
                <text:p>0.766666681</text:p>
              </table:table-cell>
              <table:table-cell office:value-type="float" office:value="0">
                <text:p>0</text:p>
              </table:table-cell>
              <table:table-cell office:value-type="float" office:value="8.266666681">
                <text:p>8.2666666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2.892857149">
                <text:p>2.892857149</text:p>
              </table:table-cell>
              <table:table-cell office:value-type="float" office:value="2.892857149">
                <text:p>2.892857149</text:p>
              </table:table-cell>
              <table:table-cell office:value-type="float" office:value="2.892857149">
                <text:p>2.892857149</text:p>
              </table:table-cell>
              <table:table-cell office:value-type="float" office:value="0.976190493">
                <text:p>0.976190493</text:p>
              </table:table-cell>
              <table:table-cell office:value-type="float" office:value="0.976190493">
                <text:p>0.976190493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2.892857149">
                <text:p>2.8928571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10.28333335">
                <text:p>10.28333335</text:p>
              </table:table-cell>
              <table:table-cell office:value-type="float" office:value="10.28333335">
                <text:p>10.28333335</text:p>
              </table:table-cell>
              <table:table-cell office:value-type="float" office:value="10.28333335">
                <text:p>10.28333335</text:p>
              </table:table-cell>
              <table:table-cell office:value-type="float" office:value="2.533333346">
                <text:p>2.533333346</text:p>
              </table:table-cell>
              <table:table-cell office:value-type="float" office:value="1.166666672">
                <text:p>1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0.28333335">
                <text:p>10.283333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1.000000015">
                <text:p>1.000000015</text:p>
              </table:table-cell>
              <table:table-cell office:value-type="float" office:value="1.000000015">
                <text:p>1.000000015</text:p>
              </table:table-cell>
              <table:table-cell office:value-type="float" office:value="1.000000015">
                <text:p>1.000000015</text:p>
              </table:table-cell>
              <table:table-cell office:value-type="float" office:value="38.03333341">
                <text:p>38.03333341</text:p>
              </table:table-cell>
              <table:table-cell office:value-type="float" office:value="34.13333341">
                <text:p>34.13333341</text:p>
              </table:table-cell>
              <table:table-cell office:value-type="float" office:value="6.833333403">
                <text:p>6.833333403</text:p>
              </table:table-cell>
              <table:table-cell office:value-type="float" office:value="1.000000015">
                <text:p>1.0000000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22.00000003">
                <text:p>22.00000003</text:p>
              </table:table-cell>
              <table:table-cell office:value-type="float" office:value="25.00000003">
                <text:p>25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1.700000003">
                <text:p>1.700000003</text:p>
              </table:table-cell>
              <table:table-cell office:value-type="float" office:value="1.700000003">
                <text:p>1.700000003</text:p>
              </table:table-cell>
              <table:table-cell office:value-type="float" office:value="1.700000003">
                <text:p>1.700000003</text:p>
              </table:table-cell>
              <table:table-cell office:value-type="float" office:value="7.36666669">
                <text:p>7.36666669</text:p>
              </table:table-cell>
              <table:table-cell office:value-type="float" office:value="38.16666669">
                <text:p>38.16666669</text:p>
              </table:table-cell>
              <table:table-cell office:value-type="float" office:value="6.666666687">
                <text:p>6.666666687</text:p>
              </table:table-cell>
              <table:table-cell office:value-type="float" office:value="1.700000003">
                <text:p>1.700000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9.333333343">
                <text:p>9.333333343</text:p>
              </table:table-cell>
              <table:table-cell office:value-type="float" office:value="3.333333343">
                <text:p>3.33333334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4.450000003">
                <text:p>4.450000003</text:p>
              </table:table-cell>
              <table:table-cell office:value-type="float" office:value="4.450000003">
                <text:p>4.450000003</text:p>
              </table:table-cell>
              <table:table-cell office:value-type="float" office:value="4.450000003">
                <text:p>4.45000000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4.833333343">
                <text:p>4.833333343</text:p>
              </table:table-cell>
              <table:table-cell office:value-type="float" office:value="4.033333346">
                <text:p>4.033333346</text:p>
              </table:table-cell>
              <table:table-cell office:value-type="float" office:value="4.450000003">
                <text:p>4.4500000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  <table:table-cell office:value-type="float" office:value="9.75">
                <text:p>9.75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4.200000003">
                <text:p>4.200000003</text:p>
              </table:table-cell>
              <table:table-cell office:value-type="float" office:value="4.200000003">
                <text:p>4.200000003</text:p>
              </table:table-cell>
              <table:table-cell office:value-type="float" office:value="4.200000003">
                <text:p>4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00000003">
                <text:p>4.2000000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3.683333352">
                <text:p>3.683333352</text:p>
              </table:table-cell>
              <table:table-cell office:value-type="float" office:value="3.683333352">
                <text:p>3.683333352</text:p>
              </table:table-cell>
              <table:table-cell office:value-type="float" office:value="3.683333352">
                <text:p>3.683333352</text:p>
              </table:table-cell>
              <table:table-cell office:value-type="float" office:value="0.933333352">
                <text:p>0.933333352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3.683333352">
                <text:p>3.6833333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2.700000003">
                <text:p>2.700000003</text:p>
              </table:table-cell>
              <table:table-cell office:value-type="float" office:value="2.700000003">
                <text:p>2.700000003</text:p>
              </table:table-cell>
              <table:table-cell office:value-type="float" office:value="2.700000003">
                <text:p>2.7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.700000003">
                <text:p>2.7000000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9.242857188">
                <text:p>9.242857188</text:p>
              </table:table-cell>
              <table:table-cell office:value-type="float" office:value="9.242857188">
                <text:p>9.242857188</text:p>
              </table:table-cell>
              <table:table-cell office:value-type="float" office:value="9.242857188">
                <text:p>9.242857188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642857164">
                <text:p>0.642857164</text:p>
              </table:table-cell>
              <table:table-cell office:value-type="float" office:value="2.242857188">
                <text:p>2.242857188</text:p>
              </table:table-cell>
              <table:table-cell office:value-type="float" office:value="9.242857188">
                <text:p>9.2428571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4.166666672">
                <text:p>4.166666672</text:p>
              </table:table-cell>
              <table:table-cell office:value-type="float" office:value="4.166666672">
                <text:p>4.166666672</text:p>
              </table:table-cell>
              <table:table-cell office:value-type="float" office:value="4.166666672">
                <text:p>4.166666672</text:p>
              </table:table-cell>
              <table:table-cell office:value-type="float" office:value="0">
                <text:p>0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4.166666672">
                <text:p>4.1666666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6.916666672">
                <text:p>6.916666672</text:p>
              </table:table-cell>
              <table:table-cell office:value-type="float" office:value="6.916666672">
                <text:p>6.916666672</text:p>
              </table:table-cell>
              <table:table-cell office:value-type="float" office:value="6.916666672">
                <text:p>6.916666672</text:p>
              </table:table-cell>
              <table:table-cell office:value-type="float" office:value="0">
                <text:p>0</text:p>
              </table:table-cell>
              <table:table-cell office:value-type="float" office:value="1.166666672">
                <text:p>1.166666672</text:p>
              </table:table-cell>
              <table:table-cell office:value-type="float" office:value="1.166666672">
                <text:p>1.166666672</text:p>
              </table:table-cell>
              <table:table-cell office:value-type="float" office:value="6.916666672">
                <text:p>6.9166666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12.08333358">
                <text:p>12.08333358</text:p>
              </table:table-cell>
              <table:table-cell office:value-type="float" office:value="12.08333358">
                <text:p>12.08333358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12.08333358">
                <text:p>12.083333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.66666692">
                <text:p>10.66666692</text:p>
              </table:table-cell>
              <table:table-cell office:value-type="float" office:value="10.66666692">
                <text:p>10.66666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66666692">
                <text:p>10.666666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.00000024">
                <text:p>10.00000024</text:p>
              </table:table-cell>
              <table:table-cell office:value-type="float" office:value="10.00000024">
                <text:p>10.00000024</text:p>
              </table:table-cell>
              <table:table-cell office:value-type="float" office:value="1.50000003">
                <text:p>1.50000003</text:p>
              </table:table-cell>
              <table:table-cell office:value-type="float" office:value="1.50000003">
                <text:p>1.5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0.00000024">
                <text:p>10.000000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3.119047642">
                <text:p>3.119047642</text:p>
              </table:table-cell>
              <table:table-cell office:value-type="float" office:value="10.78571452">
                <text:p>10.78571452</text:p>
              </table:table-cell>
              <table:table-cell office:value-type="float" office:value="10.78571452">
                <text:p>10.78571452</text:p>
              </table:table-cell>
              <table:table-cell office:value-type="float" office:value="12.78571443">
                <text:p>12.78571443</text:p>
              </table:table-cell>
              <table:table-cell office:value-type="float" office:value="12.78571443">
                <text:p>12.78571443</text:p>
              </table:table-cell>
              <table:table-cell office:value-type="float" office:value="3.952381074">
                <text:p>3.952381074</text:p>
              </table:table-cell>
              <table:table-cell office:value-type="float" office:value="10.78571452">
                <text:p>10.785714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2.345238119">
                <text:p>2.345238119</text:p>
              </table:table-cell>
              <table:table-cell office:value-type="float" office:value="10.14523834">
                <text:p>10.14523834</text:p>
              </table:table-cell>
              <table:table-cell office:value-type="float" office:value="10.14523834">
                <text:p>10.14523834</text:p>
              </table:table-cell>
              <table:table-cell office:value-type="float" office:value="13.72857156">
                <text:p>13.72857156</text:p>
              </table:table-cell>
              <table:table-cell office:value-type="float" office:value="13.72857156">
                <text:p>13.72857156</text:p>
              </table:table-cell>
              <table:table-cell office:value-type="float" office:value="3.76190488">
                <text:p>3.76190488</text:p>
              </table:table-cell>
              <table:table-cell office:value-type="float" office:value="10.14523834">
                <text:p>10.145238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2.726190537">
                <text:p>2.726190537</text:p>
              </table:table-cell>
              <table:table-cell office:value-type="float" office:value="1.576190516">
                <text:p>1.576190516</text:p>
              </table:table-cell>
              <table:table-cell office:value-type="float" office:value="1.576190516">
                <text:p>1.576190516</text:p>
              </table:table-cell>
              <table:table-cell office:value-type="float" office:value="5.992857233">
                <text:p>5.992857233</text:p>
              </table:table-cell>
              <table:table-cell office:value-type="float" office:value="5.992857233">
                <text:p>5.992857233</text:p>
              </table:table-cell>
              <table:table-cell office:value-type="float" office:value="1.559523836">
                <text:p>1.559523836</text:p>
              </table:table-cell>
              <table:table-cell office:value-type="float" office:value="1.576190516">
                <text:p>1.5761905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.976190507">
                <text:p>0.976190507</text:p>
              </table:table-cell>
              <table:table-cell office:value-type="float" office:value="0.876190498">
                <text:p>0.876190498</text:p>
              </table:table-cell>
              <table:table-cell office:value-type="float" office:value="0.876190498">
                <text:p>0.876190498</text:p>
              </table:table-cell>
              <table:table-cell office:value-type="float" office:value="3.876190528">
                <text:p>3.876190528</text:p>
              </table:table-cell>
              <table:table-cell office:value-type="float" office:value="3.876190528">
                <text:p>3.876190528</text:p>
              </table:table-cell>
              <table:table-cell office:value-type="float" office:value="0.642857164">
                <text:p>0.642857164</text:p>
              </table:table-cell>
              <table:table-cell office:value-type="float" office:value="0.876190498">
                <text:p>0.8761904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1.166666672">
                <text:p>1.166666672</text:p>
              </table:table-cell>
              <table:table-cell office:value-type="float" office:value="1.383333355">
                <text:p>1.383333355</text:p>
              </table:table-cell>
              <table:table-cell office:value-type="float" office:value="1.383333355">
                <text:p>1.383333355</text:p>
              </table:table-cell>
              <table:table-cell office:value-type="float" office:value="1.400000021">
                <text:p>1.400000021</text:p>
              </table:table-cell>
              <table:table-cell office:value-type="float" office:value="8.216666698">
                <text:p>8.216666698</text:p>
              </table:table-cell>
              <table:table-cell office:value-type="float" office:value="2.066666692">
                <text:p>2.066666692</text:p>
              </table:table-cell>
              <table:table-cell office:value-type="float" office:value="1.383333355">
                <text:p>1.3833333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1.559523851">
                <text:p>1.559523851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1.726190522">
                <text:p>1.726190522</text:p>
              </table:table-cell>
              <table:table-cell office:value-type="float" office:value="4.892857224">
                <text:p>4.892857224</text:p>
              </table:table-cell>
              <table:table-cell office:value-type="float" office:value="4.892857224">
                <text:p>4.892857224</text:p>
              </table:table-cell>
              <table:table-cell office:value-type="float" office:value="0.309523821">
                <text:p>0.3095238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.50000003">
                <text:p>1.5000000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833333373">
                <text:p>1.833333373</text:p>
              </table:table-cell>
              <table:table-cell office:value-type="float" office:value="4.333333403">
                <text:p>4.333333403</text:p>
              </table:table-cell>
              <table:table-cell office:value-type="float" office:value="4.333333403">
                <text:p>4.333333403</text:p>
              </table:table-cell>
              <table:table-cell office:value-type="float" office:value="0.333333343">
                <text:p>0.3333333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.642857149">
                <text:p>0.6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976190493">
                <text:p>0.976190493</text:p>
              </table:table-cell>
              <table:table-cell office:value-type="float" office:value="3.976190493">
                <text:p>3.976190493</text:p>
              </table:table-cell>
              <table:table-cell office:value-type="float" office:value="3.976190493">
                <text:p>3.976190493</text:p>
              </table:table-cell>
              <table:table-cell office:value-type="float" office:value="0.142857149">
                <text:p>0.1428571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4.416666672">
                <text:p>4.416666672</text:p>
              </table:table-cell>
              <table:table-cell office:value-type="float" office:value="0.416666672">
                <text:p>0.416666672</text:p>
              </table:table-cell>
              <table:table-cell office:value-type="float" office:value="0.416666672">
                <text:p>0.416666672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2.000000015">
                <text:p>2.000000015</text:p>
              </table:table-cell>
              <table:table-cell office:value-type="float" office:value="2.000000015">
                <text:p>2.000000015</text:p>
              </table:table-cell>
              <table:table-cell office:value-type="float" office:value="0.416666672">
                <text:p>0.4166666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49.75000003">
                <text:p>49.75000003</text:p>
              </table:table-cell>
              <table:table-cell office:value-type="float" office:value="4.083333343">
                <text:p>4.083333343</text:p>
              </table:table-cell>
              <table:table-cell office:value-type="float" office:value="4.083333343">
                <text:p>4.083333343</text:p>
              </table:table-cell>
              <table:table-cell office:value-type="float" office:value="0">
                <text:p>0</text:p>
              </table:table-cell>
              <table:table-cell office:value-type="float" office:value="2.00000003">
                <text:p>2.00000003</text:p>
              </table:table-cell>
              <table:table-cell office:value-type="float" office:value="2.00000003">
                <text:p>2.00000003</text:p>
              </table:table-cell>
              <table:table-cell office:value-type="float" office:value="4.083333343">
                <text:p>4.0833333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40.83333334">
                <text:p>40.83333334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0.25">
                <text:p>0.25</text:p>
              </table:table-cell>
              <table:table-cell office:value-type="float" office:value="1.083333343">
                <text:p>1.083333343</text:p>
              </table:table-cell>
              <table:table-cell office:value-type="float" office:value="1.083333343">
                <text:p>1.083333343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73.08333334">
                <text:p>73.08333334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0.5">
                <text:p>0.5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70.75">
                <text:p>70.75</text:p>
              </table:table-cell>
              <table:table-cell office:value-type="float" office:value="9.75">
                <text:p>9.75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24.83333334">
                <text:p>24.83333334</text:p>
              </table:table-cell>
              <table:table-cell office:value-type="float" office:value="24.83333334">
                <text:p>24.83333334</text:p>
              </table:table-cell>
              <table:table-cell office:value-type="float" office:value="24.83333334">
                <text:p>24.83333334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24.83333334">
                <text:p>24.833333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30.583334">
                <text:p>30.583334</text:p>
              </table:table-cell>
              <table:table-cell office:value-type="float" office:value="30.583334">
                <text:p>30.58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583334">
                <text:p>30.5833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7.892857149">
                <text:p>7.892857149</text:p>
              </table:table-cell>
              <table:table-cell office:value-type="float" office:value="30.42619115">
                <text:p>30.42619115</text:p>
              </table:table-cell>
              <table:table-cell office:value-type="float" office:value="30.42619115">
                <text:p>30.42619115</text:p>
              </table:table-cell>
              <table:table-cell office:value-type="float" office:value="0.342857152">
                <text:p>0.342857152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342857152">
                <text:p>0.342857152</text:p>
              </table:table-cell>
              <table:table-cell office:value-type="float" office:value="30.42619115">
                <text:p>30.426191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  <table:table-cell office:value-type="float" office:value="29.50000054">
                <text:p>29.50000054</text:p>
              </table:table-cell>
              <table:table-cell office:value-type="float" office:value="29.50000054">
                <text:p>29.50000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50000054">
                <text:p>29.500000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7.642857149">
                <text:p>7.642857149</text:p>
              </table:table-cell>
              <table:table-cell office:value-type="float" office:value="30.50952449">
                <text:p>30.50952449</text:p>
              </table:table-cell>
              <table:table-cell office:value-type="float" office:value="30.50952449">
                <text:p>30.50952449</text:p>
              </table:table-cell>
              <table:table-cell office:value-type="float" office:value="0.342857152">
                <text:p>0.342857152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342857152">
                <text:p>0.342857152</text:p>
              </table:table-cell>
              <table:table-cell office:value-type="float" office:value="30.50952449">
                <text:p>30.509524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10.91666667">
                <text:p>10.91666667</text:p>
              </table:table-cell>
              <table:table-cell office:value-type="float" office:value="29.25000055">
                <text:p>29.25000055</text:p>
              </table:table-cell>
              <table:table-cell office:value-type="float" office:value="29.25000055">
                <text:p>29.25000055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29.25000055">
                <text:p>29.25000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0.28571431">
                <text:p>10.28571431</text:p>
              </table:table-cell>
              <table:table-cell office:value-type="float" office:value="27.3857148">
                <text:p>27.3857148</text:p>
              </table:table-cell>
              <table:table-cell office:value-type="float" office:value="27.3857148">
                <text:p>27.3857148</text:p>
              </table:table-cell>
              <table:table-cell office:value-type="float" office:value="1.119047657">
                <text:p>1.119047657</text:p>
              </table:table-cell>
              <table:table-cell office:value-type="float" office:value="3.219047695">
                <text:p>3.219047695</text:p>
              </table:table-cell>
              <table:table-cell office:value-type="float" office:value="3.219047695">
                <text:p>3.219047695</text:p>
              </table:table-cell>
              <table:table-cell office:value-type="float" office:value="27.3857148">
                <text:p>27.38571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9.511904791">
                <text:p>9.511904791</text:p>
              </table:table-cell>
              <table:table-cell office:value-type="float" office:value="28.47857201">
                <text:p>28.47857201</text:p>
              </table:table-cell>
              <table:table-cell office:value-type="float" office:value="28.47857201">
                <text:p>28.47857201</text:p>
              </table:table-cell>
              <table:table-cell office:value-type="float" office:value="0.928571463">
                <text:p>0.928571463</text:p>
              </table:table-cell>
              <table:table-cell office:value-type="float" office:value="2.061904818">
                <text:p>2.061904818</text:p>
              </table:table-cell>
              <table:table-cell office:value-type="float" office:value="2.061904818">
                <text:p>2.061904818</text:p>
              </table:table-cell>
              <table:table-cell office:value-type="float" office:value="28.47857201">
                <text:p>28.478572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8.119047657">
                <text:p>8.119047657</text:p>
              </table:table-cell>
              <table:table-cell office:value-type="float" office:value="28.75238159">
                <text:p>28.75238159</text:p>
              </table:table-cell>
              <table:table-cell office:value-type="float" office:value="28.75238159">
                <text:p>28.75238159</text:p>
              </table:table-cell>
              <table:table-cell office:value-type="float" office:value="0.785714313">
                <text:p>0.785714313</text:p>
              </table:table-cell>
              <table:table-cell office:value-type="float" office:value="2.419047683">
                <text:p>2.419047683</text:p>
              </table:table-cell>
              <table:table-cell office:value-type="float" office:value="2.419047683">
                <text:p>2.419047683</text:p>
              </table:table-cell>
              <table:table-cell office:value-type="float" office:value="28.75238159">
                <text:p>28.752381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66.7023811">
                <text:p>66.7023811</text:p>
              </table:table-cell>
              <table:table-cell office:value-type="float" office:value="7.452381015">
                <text:p>7.452381015</text:p>
              </table:table-cell>
              <table:table-cell office:value-type="float" office:value="7.452381015">
                <text:p>7.452381015</text:p>
              </table:table-cell>
              <table:table-cell office:value-type="float" office:value="0.535714298">
                <text:p>0.535714298</text:p>
              </table:table-cell>
              <table:table-cell office:value-type="float" office:value="5.202381104">
                <text:p>5.202381104</text:p>
              </table:table-cell>
              <table:table-cell office:value-type="float" office:value="5.202381104">
                <text:p>5.202381104</text:p>
              </table:table-cell>
              <table:table-cell office:value-type="float" office:value="7.452381015">
                <text:p>7.4523810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76.08333336">
                <text:p>76.08333336</text:p>
              </table:table-cell>
              <table:table-cell office:value-type="float" office:value="7.416666672">
                <text:p>7.416666672</text:p>
              </table:table-cell>
              <table:table-cell office:value-type="float" office:value="7.416666672">
                <text:p>7.416666672</text:p>
              </table:table-cell>
              <table:table-cell office:value-type="float" office:value="0">
                <text:p>0</text:p>
              </table:table-cell>
              <table:table-cell office:value-type="float" office:value="0.833333358">
                <text:p>0.833333358</text:p>
              </table:table-cell>
              <table:table-cell office:value-type="float" office:value="0.833333358">
                <text:p>0.833333358</text:p>
              </table:table-cell>
              <table:table-cell office:value-type="float" office:value="7.416666672">
                <text:p>7.4166666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83.75000003">
                <text:p>83.75000003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81.33333334">
                <text:p>81.3333333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85.9166667">
                <text:p>85.9166667</text:p>
              </table:table-cell>
              <table:table-cell office:value-type="float" office:value="3.916666672">
                <text:p>3.916666672</text:p>
              </table:table-cell>
              <table:table-cell office:value-type="float" office:value="3.916666672">
                <text:p>3.916666672</text:p>
              </table:table-cell>
              <table:table-cell office:value-type="float" office:value="0">
                <text:p>0</text:p>
              </table:table-cell>
              <table:table-cell office:value-type="float" office:value="1.166666701">
                <text:p>1.166666701</text:p>
              </table:table-cell>
              <table:table-cell office:value-type="float" office:value="1.166666701">
                <text:p>1.166666701</text:p>
              </table:table-cell>
              <table:table-cell office:value-type="float" office:value="3.916666672">
                <text:p>3.9166666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82.33333337">
                <text:p>82.33333337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0.75">
                <text:p>0.75</text:p>
              </table:table-cell>
              <table:table-cell office:value-type="float" office:value="2.083333373">
                <text:p>2.083333373</text:p>
              </table:table-cell>
              <table:table-cell office:value-type="float" office:value="2.083333373">
                <text:p>2.08333337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86.41666667">
                <text:p>86.41666667</text:p>
              </table:table-cell>
              <table:table-cell office:value-type="float" office:value="4.416666672">
                <text:p>4.416666672</text:p>
              </table:table-cell>
              <table:table-cell office:value-type="float" office:value="4.416666672">
                <text:p>4.41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4.416666672">
                <text:p>4.4166666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28.5">
                <text:p>28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000003">
                <text:p>1.000000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4.333333343">
                <text:p>4.333333343</text:p>
              </table:table-cell>
              <table:table-cell office:value-type="float" office:value="4.333333343">
                <text:p>4.333333343</text:p>
              </table:table-cell>
              <table:table-cell office:value-type="float" office:value="4.333333343">
                <text:p>4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4.333333343">
                <text:p>4.3333333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4.86666667">
                <text:p>24.866666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4.86666667">
                <text:p>24.866666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24.91666667">
                <text:p>24.91666667</text:p>
              </table:table-cell>
              <table:table-cell office:value-type="float" office:value="24.91666667">
                <text:p>24.91666667</text:p>
              </table:table-cell>
              <table:table-cell office:value-type="float" office:value="24.91666667">
                <text:p>24.91666667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4.91666667">
                <text:p>24.91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24.25000004">
                <text:p>24.25000004</text:p>
              </table:table-cell>
              <table:table-cell office:value-type="float" office:value="24.25000004">
                <text:p>24.25000004</text:p>
              </table:table-cell>
              <table:table-cell office:value-type="float" office:value="24.25000004">
                <text:p>24.25000004</text:p>
              </table:table-cell>
              <table:table-cell office:value-type="float" office:value="1.200000033">
                <text:p>1.200000033</text:p>
              </table:table-cell>
              <table:table-cell office:value-type="float" office:value="0.86666669">
                <text:p>0.86666669</text:p>
              </table:table-cell>
              <table:table-cell office:value-type="float" office:value="0.933333352">
                <text:p>0.933333352</text:p>
              </table:table-cell>
              <table:table-cell office:value-type="float" office:value="24.25000004">
                <text:p>24.250000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24.78333335">
                <text:p>24.78333335</text:p>
              </table:table-cell>
              <table:table-cell office:value-type="float" office:value="24.78333335">
                <text:p>24.78333335</text:p>
              </table:table-cell>
              <table:table-cell office:value-type="float" office:value="24.78333335">
                <text:p>24.78333335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533333346">
                <text:p>0.533333346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4.78333335">
                <text:p>24.783333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24.85000001">
                <text:p>24.85000001</text:p>
              </table:table-cell>
              <table:table-cell office:value-type="float" office:value="24.85000001">
                <text:p>24.85000001</text:p>
              </table:table-cell>
              <table:table-cell office:value-type="float" office:value="24.85000001">
                <text:p>24.85000001</text:p>
              </table:table-cell>
              <table:table-cell office:value-type="float" office:value="0">
                <text:p>0</text:p>
              </table:table-cell>
              <table:table-cell office:value-type="float" office:value="0.600000009">
                <text:p>0.600000009</text:p>
              </table:table-cell>
              <table:table-cell office:value-type="float" office:value="0">
                <text:p>0</text:p>
              </table:table-cell>
              <table:table-cell office:value-type="float" office:value="24.85000001">
                <text:p>24.850000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24.90000001">
                <text:p>24.90000001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24.90000001">
                <text:p>24.900000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9.066666678">
                <text:p>9.066666678</text:p>
              </table:table-cell>
              <table:table-cell office:value-type="float" office:value="9.066666678">
                <text:p>9.066666678</text:p>
              </table:table-cell>
              <table:table-cell office:value-type="float" office:value="9.066666678">
                <text:p>9.066666678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566666678">
                <text:p>0.566666678</text:p>
              </table:table-cell>
              <table:table-cell office:value-type="float" office:value="0">
                <text:p>0</text:p>
              </table:table-cell>
              <table:table-cell office:value-type="float" office:value="9.066666678">
                <text:p>9.0666666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3.416666672">
                <text:p>3.416666672</text:p>
              </table:table-cell>
              <table:table-cell office:value-type="float" office:value="3.416666672">
                <text:p>3.416666672</text:p>
              </table:table-cell>
              <table:table-cell office:value-type="float" office:value="3.416666672">
                <text:p>3.41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3.416666672">
                <text:p>3.4166666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1.450000003">
                <text:p>1.450000003</text:p>
              </table:table-cell>
              <table:table-cell office:value-type="float" office:value="1.450000003">
                <text:p>1.450000003</text:p>
              </table:table-cell>
              <table:table-cell office:value-type="float" office:value="1.450000003">
                <text:p>1.45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50000003">
                <text:p>1.4500000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2.450000003">
                <text:p>2.450000003</text:p>
              </table:table-cell>
              <table:table-cell office:value-type="float" office:value="2.450000003">
                <text:p>2.450000003</text:p>
              </table:table-cell>
              <table:table-cell office:value-type="float" office:value="2.450000003">
                <text:p>2.45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50000003">
                <text:p>2.4500000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8.25000006">
                <text:p>8.25000006</text:p>
              </table:table-cell>
              <table:table-cell office:value-type="float" office:value="8.25000006">
                <text:p>8.25000006</text:p>
              </table:table-cell>
              <table:table-cell office:value-type="float" office:value="8.25000006">
                <text:p>8.25000006</text:p>
              </table:table-cell>
              <table:table-cell office:value-type="float" office:value="1.000000015">
                <text:p>1.000000015</text:p>
              </table:table-cell>
              <table:table-cell office:value-type="float" office:value="1.500000045">
                <text:p>1.500000045</text:p>
              </table:table-cell>
              <table:table-cell office:value-type="float" office:value="1.500000045">
                <text:p>1.500000045</text:p>
              </table:table-cell>
              <table:table-cell office:value-type="float" office:value="8.25000006">
                <text:p>8.250000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8.485714346">
                <text:p>8.485714346</text:p>
              </table:table-cell>
              <table:table-cell office:value-type="float" office:value="8.485714346">
                <text:p>8.485714346</text:p>
              </table:table-cell>
              <table:table-cell office:value-type="float" office:value="8.485714346">
                <text:p>8.485714346</text:p>
              </table:table-cell>
              <table:table-cell office:value-type="float" office:value="2.485714331">
                <text:p>2.485714331</text:p>
              </table:table-cell>
              <table:table-cell office:value-type="float" office:value="0.785714313">
                <text:p>0.785714313</text:p>
              </table:table-cell>
              <table:table-cell office:value-type="float" office:value="0.785714313">
                <text:p>0.785714313</text:p>
              </table:table-cell>
              <table:table-cell office:value-type="float" office:value="8.485714346">
                <text:p>8.4857143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23.31666677">
                <text:p>23.31666677</text:p>
              </table:table-cell>
              <table:table-cell office:value-type="float" office:value="23.31666677">
                <text:p>23.31666677</text:p>
              </table:table-cell>
              <table:table-cell office:value-type="float" office:value="23.31666677">
                <text:p>23.31666677</text:p>
              </table:table-cell>
              <table:table-cell office:value-type="float" office:value="2.400000066">
                <text:p>2.400000066</text:p>
              </table:table-cell>
              <table:table-cell office:value-type="float" office:value="2.166666746">
                <text:p>2.166666746</text:p>
              </table:table-cell>
              <table:table-cell office:value-type="float" office:value="2.166666746">
                <text:p>2.166666746</text:p>
              </table:table-cell>
              <table:table-cell office:value-type="float" office:value="23.31666677">
                <text:p>23.316666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21.25000022">
                <text:p>21.25000022</text:p>
              </table:table-cell>
              <table:table-cell office:value-type="float" office:value="21.25000022">
                <text:p>21.25000022</text:p>
              </table:table-cell>
              <table:table-cell office:value-type="float" office:value="21.25000022">
                <text:p>21.25000022</text:p>
              </table:table-cell>
              <table:table-cell office:value-type="float" office:value="2.000000089">
                <text:p>2.000000089</text:p>
              </table:table-cell>
              <table:table-cell office:value-type="float" office:value="6.500000224">
                <text:p>6.500000224</text:p>
              </table:table-cell>
              <table:table-cell office:value-type="float" office:value="6.500000224">
                <text:p>6.500000224</text:p>
              </table:table-cell>
              <table:table-cell office:value-type="float" office:value="21.25000022">
                <text:p>21.250000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21.14285737">
                <text:p>21.14285737</text:p>
              </table:table-cell>
              <table:table-cell office:value-type="float" office:value="21.14285737">
                <text:p>21.14285737</text:p>
              </table:table-cell>
              <table:table-cell office:value-type="float" office:value="21.14285737">
                <text:p>21.14285737</text:p>
              </table:table-cell>
              <table:table-cell office:value-type="float" office:value="2.142857239">
                <text:p>2.142857239</text:p>
              </table:table-cell>
              <table:table-cell office:value-type="float" office:value="6.642857373">
                <text:p>6.642857373</text:p>
              </table:table-cell>
              <table:table-cell office:value-type="float" office:value="6.642857373">
                <text:p>6.642857373</text:p>
              </table:table-cell>
              <table:table-cell office:value-type="float" office:value="21.14285737">
                <text:p>21.142857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8.738095284">
                <text:p>8.738095284</text:p>
              </table:table-cell>
              <table:table-cell office:value-type="float" office:value="8.738095284">
                <text:p>8.738095284</text:p>
              </table:table-cell>
              <table:table-cell office:value-type="float" office:value="8.738095284">
                <text:p>8.738095284</text:p>
              </table:table-cell>
              <table:table-cell office:value-type="float" office:value="0.571428597">
                <text:p>0.571428597</text:p>
              </table:table-cell>
              <table:table-cell office:value-type="float" office:value="1.238095284">
                <text:p>1.238095284</text:p>
              </table:table-cell>
              <table:table-cell office:value-type="float" office:value="1.238095284">
                <text:p>1.238095284</text:p>
              </table:table-cell>
              <table:table-cell office:value-type="float" office:value="8.738095284">
                <text:p>8.7380952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0.25">
                <text:p>10.25</text:p>
              </table:table-cell>
              <table:table-cell office:value-type="float" office:value="10.25">
                <text:p>10.25</text:p>
              </table:table-cell>
              <table:table-cell office:value-type="float" office:value="10.25">
                <text:p>1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24.42857146">
                <text:p>24.42857146</text:p>
              </table:table-cell>
              <table:table-cell office:value-type="float" office:value="24.42857146">
                <text:p>24.42857146</text:p>
              </table:table-cell>
              <table:table-cell office:value-type="float" office:value="24.42857146">
                <text:p>24.42857146</text:p>
              </table:table-cell>
              <table:table-cell office:value-type="float" office:value="0.928571463">
                <text:p>0.928571463</text:p>
              </table:table-cell>
              <table:table-cell office:value-type="float" office:value="0.428571448">
                <text:p>0.428571448</text:p>
              </table:table-cell>
              <table:table-cell office:value-type="float" office:value="0.928571463">
                <text:p>0.928571463</text:p>
              </table:table-cell>
              <table:table-cell office:value-type="float" office:value="24.42857146">
                <text:p>24.428571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24.55238098">
                <text:p>24.55238098</text:p>
              </table:table-cell>
              <table:table-cell office:value-type="float" office:value="24.55238098">
                <text:p>24.55238098</text:p>
              </table:table-cell>
              <table:table-cell office:value-type="float" office:value="24.55238098">
                <text:p>24.55238098</text:p>
              </table:table-cell>
              <table:table-cell office:value-type="float" office:value="1.052380979">
                <text:p>1.052380979</text:p>
              </table:table-cell>
              <table:table-cell office:value-type="float" office:value="0.45238097">
                <text:p>0.45238097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24.55238098">
                <text:p>24.552380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24.01190482">
                <text:p>24.01190482</text:p>
              </table:table-cell>
              <table:table-cell office:value-type="float" office:value="24.01190482">
                <text:p>24.01190482</text:p>
              </table:table-cell>
              <table:table-cell office:value-type="float" office:value="24.01190482">
                <text:p>24.01190482</text:p>
              </table:table-cell>
              <table:table-cell office:value-type="float" office:value="2.261904821">
                <text:p>2.261904821</text:p>
              </table:table-cell>
              <table:table-cell office:value-type="float" office:value="1.261904806">
                <text:p>1.261904806</text:p>
              </table:table-cell>
              <table:table-cell office:value-type="float" office:value="0.428571448">
                <text:p>0.428571448</text:p>
              </table:table-cell>
              <table:table-cell office:value-type="float" office:value="24.01190482">
                <text:p>24.011904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17.15714332">
                <text:p>17.15714332</text:p>
              </table:table-cell>
              <table:table-cell office:value-type="float" office:value="17.15714332">
                <text:p>17.15714332</text:p>
              </table:table-cell>
              <table:table-cell office:value-type="float" office:value="17.15714332">
                <text:p>17.15714332</text:p>
              </table:table-cell>
              <table:table-cell office:value-type="float" office:value="17.15714332">
                <text:p>17.15714332</text:p>
              </table:table-cell>
              <table:table-cell office:value-type="float" office:value="7.523809791">
                <text:p>7.523809791</text:p>
              </table:table-cell>
              <table:table-cell office:value-type="float" office:value="6.690476432">
                <text:p>6.690476432</text:p>
              </table:table-cell>
              <table:table-cell office:value-type="float" office:value="17.15714332">
                <text:p>17.157143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8.085714445">
                <text:p>8.085714445</text:p>
              </table:table-cell>
              <table:table-cell office:value-type="float" office:value="8.085714445">
                <text:p>8.085714445</text:p>
              </table:table-cell>
              <table:table-cell office:value-type="float" office:value="8.085714445">
                <text:p>8.085714445</text:p>
              </table:table-cell>
              <table:table-cell office:value-type="float" office:value="8.085714445">
                <text:p>8.085714445</text:p>
              </table:table-cell>
              <table:table-cell office:value-type="float" office:value="1.285714328">
                <text:p>1.285714328</text:p>
              </table:table-cell>
              <table:table-cell office:value-type="float" office:value="1.285714328">
                <text:p>1.285714328</text:p>
              </table:table-cell>
              <table:table-cell office:value-type="float" office:value="8.085714445">
                <text:p>8.0857144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8.550000012">
                <text:p>8.550000012</text:p>
              </table:table-cell>
              <table:table-cell office:value-type="float" office:value="8.550000012">
                <text:p>8.550000012</text:p>
              </table:table-cell>
              <table:table-cell office:value-type="float" office:value="8.550000012">
                <text:p>8.550000012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8.550000012">
                <text:p>8.5500000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9.333333343">
                <text:p>9.333333343</text:p>
              </table:table-cell>
              <table:table-cell office:value-type="float" office:value="9.333333343">
                <text:p>9.333333343</text:p>
              </table:table-cell>
              <table:table-cell office:value-type="float" office:value="9.333333343">
                <text:p>9.333333343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9.333333343">
                <text:p>9.3333333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7.900000006">
                <text:p>7.900000006</text:p>
              </table:table-cell>
              <table:table-cell office:value-type="float" office:value="7.900000006">
                <text:p>7.900000006</text:p>
              </table:table-cell>
              <table:table-cell office:value-type="float" office:value="7.900000006">
                <text:p>7.9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7.900000006">
                <text:p>7.9000000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4.200000003">
                <text:p>4.200000003</text:p>
              </table:table-cell>
              <table:table-cell office:value-type="float" office:value="4.200000003">
                <text:p>4.200000003</text:p>
              </table:table-cell>
              <table:table-cell office:value-type="float" office:value="4.200000003">
                <text:p>4.200000003</text:p>
              </table:table-cell>
              <table:table-cell office:value-type="float" office:value="3.5">
                <text:p>3.5</text:p>
              </table:table-cell>
              <table:table-cell office:value-type="float" office:value="4.700000003">
                <text:p>4.700000003</text:p>
              </table:table-cell>
              <table:table-cell office:value-type="float" office:value="0">
                <text:p>0</text:p>
              </table:table-cell>
              <table:table-cell office:value-type="float" office:value="4.200000003">
                <text:p>4.2000000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4.150000006">
                <text:p>4.150000006</text:p>
              </table:table-cell>
              <table:table-cell office:value-type="float" office:value="4.150000006">
                <text:p>4.150000006</text:p>
              </table:table-cell>
              <table:table-cell office:value-type="float" office:value="4.150000006">
                <text:p>4.150000006</text:p>
              </table:table-cell>
              <table:table-cell office:value-type="float" office:value="5.700000003">
                <text:p>5.700000003</text:p>
              </table:table-cell>
              <table:table-cell office:value-type="float" office:value="3.5">
                <text:p>3.5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4.150000006">
                <text:p>4.1500000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3.90952383">
                <text:p>3.90952383</text:p>
              </table:table-cell>
              <table:table-cell office:value-type="float" office:value="3.90952383">
                <text:p>3.90952383</text:p>
              </table:table-cell>
              <table:table-cell office:value-type="float" office:value="3.90952383">
                <text:p>3.90952383</text:p>
              </table:table-cell>
              <table:table-cell office:value-type="float" office:value="4.309523821">
                <text:p>4.309523821</text:p>
              </table:table-cell>
              <table:table-cell office:value-type="float" office:value="3.709523827">
                <text:p>3.709523827</text:p>
              </table:table-cell>
              <table:table-cell office:value-type="float" office:value="1.342857152">
                <text:p>1.342857152</text:p>
              </table:table-cell>
              <table:table-cell office:value-type="float" office:value="3.90952383">
                <text:p>3.9095238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4.476190493">
                <text:p>4.476190493</text:p>
              </table:table-cell>
              <table:table-cell office:value-type="float" office:value="4.476190493">
                <text:p>4.476190493</text:p>
              </table:table-cell>
              <table:table-cell office:value-type="float" office:value="4.476190493">
                <text:p>4.476190493</text:p>
              </table:table-cell>
              <table:table-cell office:value-type="float" office:value="2.309523821">
                <text:p>2.309523821</text:p>
              </table:table-cell>
              <table:table-cell office:value-type="float" office:value="4.476190493">
                <text:p>4.476190493</text:p>
              </table:table-cell>
              <table:table-cell office:value-type="float" office:value="1.309523821">
                <text:p>1.309523821</text:p>
              </table:table-cell>
              <table:table-cell office:value-type="float" office:value="4.476190493">
                <text:p>4.4761904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8.61666669">
                <text:p>8.61666669</text:p>
              </table:table-cell>
              <table:table-cell office:value-type="float" office:value="8.61666669">
                <text:p>8.61666669</text:p>
              </table:table-cell>
              <table:table-cell office:value-type="float" office:value="8.61666669">
                <text:p>8.61666669</text:p>
              </table:table-cell>
              <table:table-cell office:value-type="float" office:value="1.000000015">
                <text:p>1.000000015</text:p>
              </table:table-cell>
              <table:table-cell office:value-type="float" office:value="9.800000027">
                <text:p>9.800000027</text:p>
              </table:table-cell>
              <table:table-cell office:value-type="float" office:value="3.733333349">
                <text:p>3.733333349</text:p>
              </table:table-cell>
              <table:table-cell office:value-type="float" office:value="8.61666669">
                <text:p>8.616666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5.285714522">
                <text:p>5.285714522</text:p>
              </table:table-cell>
              <table:table-cell office:value-type="float" office:value="5.285714522">
                <text:p>5.285714522</text:p>
              </table:table-cell>
              <table:table-cell office:value-type="float" office:value="5.285714522">
                <text:p>5.285714522</text:p>
              </table:table-cell>
              <table:table-cell office:value-type="float" office:value="26.28571515">
                <text:p>26.28571515</text:p>
              </table:table-cell>
              <table:table-cell office:value-type="float" office:value="26.28571515">
                <text:p>26.28571515</text:p>
              </table:table-cell>
              <table:table-cell office:value-type="float" office:value="26.28571515">
                <text:p>26.28571515</text:p>
              </table:table-cell>
              <table:table-cell office:value-type="float" office:value="5.285714522">
                <text:p>5.2857145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6.809524044">
                <text:p>6.809524044</text:p>
              </table:table-cell>
              <table:table-cell office:value-type="float" office:value="6.809524044">
                <text:p>6.809524044</text:p>
              </table:table-cell>
              <table:table-cell office:value-type="float" office:value="6.809524044">
                <text:p>6.809524044</text:p>
              </table:table-cell>
              <table:table-cell office:value-type="float" office:value="31.80952425">
                <text:p>31.80952425</text:p>
              </table:table-cell>
              <table:table-cell office:value-type="float" office:value="31.80952425">
                <text:p>31.80952425</text:p>
              </table:table-cell>
              <table:table-cell office:value-type="float" office:value="9.142857447">
                <text:p>9.142857447</text:p>
              </table:table-cell>
              <table:table-cell office:value-type="float" office:value="6.809524044">
                <text:p>6.8095240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4.690476358">
                <text:p>4.690476358</text:p>
              </table:table-cell>
              <table:table-cell office:value-type="float" office:value="4.690476358">
                <text:p>4.690476358</text:p>
              </table:table-cell>
              <table:table-cell office:value-type="float" office:value="4.690476358">
                <text:p>4.690476358</text:p>
              </table:table-cell>
              <table:table-cell office:value-type="float" office:value="36.35714322">
                <text:p>36.35714322</text:p>
              </table:table-cell>
              <table:table-cell office:value-type="float" office:value="36.35714322">
                <text:p>36.35714322</text:p>
              </table:table-cell>
              <table:table-cell office:value-type="float" office:value="8.523809806">
                <text:p>8.523809806</text:p>
              </table:table-cell>
              <table:table-cell office:value-type="float" office:value="4.690476358">
                <text:p>4.6904763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18.25238135">
                <text:p>18.25238135</text:p>
              </table:table-cell>
              <table:table-cell office:value-type="float" office:value="18.25238135">
                <text:p>18.25238135</text:p>
              </table:table-cell>
              <table:table-cell office:value-type="float" office:value="18.25238135">
                <text:p>18.25238135</text:p>
              </table:table-cell>
              <table:table-cell office:value-type="float" office:value="18.25238135">
                <text:p>18.25238135</text:p>
              </table:table-cell>
              <table:table-cell office:value-type="float" office:value="6.119047806">
                <text:p>6.119047806</text:p>
              </table:table-cell>
              <table:table-cell office:value-type="float" office:value="2.619047701">
                <text:p>2.619047701</text:p>
              </table:table-cell>
              <table:table-cell office:value-type="float" office:value="18.25238135">
                <text:p>18.252381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7.119047761">
                <text:p>7.119047761</text:p>
              </table:table-cell>
              <table:table-cell office:value-type="float" office:value="7.119047761">
                <text:p>7.119047761</text:p>
              </table:table-cell>
              <table:table-cell office:value-type="float" office:value="7.119047761">
                <text:p>7.119047761</text:p>
              </table:table-cell>
              <table:table-cell office:value-type="float" office:value="54.11904779">
                <text:p>54.11904779</text:p>
              </table:table-cell>
              <table:table-cell office:value-type="float" office:value="13.78571437">
                <text:p>13.78571437</text:p>
              </table:table-cell>
              <table:table-cell office:value-type="float" office:value="3.619047672">
                <text:p>3.619047672</text:p>
              </table:table-cell>
              <table:table-cell office:value-type="float" office:value="7.119047761">
                <text:p>7.11904776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1.842857167">
                <text:p>1.842857167</text:p>
              </table:table-cell>
              <table:table-cell office:value-type="float" office:value="1.842857167">
                <text:p>1.842857167</text:p>
              </table:table-cell>
              <table:table-cell office:value-type="float" office:value="1.842857167">
                <text:p>1.842857167</text:p>
              </table:table-cell>
              <table:table-cell office:value-type="float" office:value="13.30952384">
                <text:p>13.30952384</text:p>
              </table:table-cell>
              <table:table-cell office:value-type="float" office:value="11.17619051">
                <text:p>11.17619051</text:p>
              </table:table-cell>
              <table:table-cell office:value-type="float" office:value="2.142857164">
                <text:p>2.142857164</text:p>
              </table:table-cell>
              <table:table-cell office:value-type="float" office:value="1.842857167">
                <text:p>1.8428571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3.009523854">
                <text:p>3.009523854</text:p>
              </table:table-cell>
              <table:table-cell office:value-type="float" office:value="3.009523854">
                <text:p>3.009523854</text:p>
              </table:table-cell>
              <table:table-cell office:value-type="float" office:value="3.009523854">
                <text:p>3.009523854</text:p>
              </table:table-cell>
              <table:table-cell office:value-type="float" office:value="13.10952385">
                <text:p>13.10952385</text:p>
              </table:table-cell>
              <table:table-cell office:value-type="float" office:value="7.876190513">
                <text:p>7.876190513</text:p>
              </table:table-cell>
              <table:table-cell office:value-type="float" office:value="5.976190507">
                <text:p>5.976190507</text:p>
              </table:table-cell>
              <table:table-cell office:value-type="float" office:value="3.009523854">
                <text:p>3.0095238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1.092857152">
                <text:p>1.092857152</text:p>
              </table:table-cell>
              <table:table-cell office:value-type="float" office:value="1.092857152">
                <text:p>1.092857152</text:p>
              </table:table-cell>
              <table:table-cell office:value-type="float" office:value="1.092857152">
                <text:p>1.092857152</text:p>
              </table:table-cell>
              <table:table-cell office:value-type="float" office:value="21.84285718">
                <text:p>21.84285718</text:p>
              </table:table-cell>
              <table:table-cell office:value-type="float" office:value="19.14285718">
                <text:p>19.14285718</text:p>
              </table:table-cell>
              <table:table-cell office:value-type="float" office:value="6.642857179">
                <text:p>6.642857179</text:p>
              </table:table-cell>
              <table:table-cell office:value-type="float" office:value="1.092857152">
                <text:p>1.0928571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1.016666681">
                <text:p>1.016666681</text:p>
              </table:table-cell>
              <table:table-cell office:value-type="float" office:value="1.016666681">
                <text:p>1.016666681</text:p>
              </table:table-cell>
              <table:table-cell office:value-type="float" office:value="1.016666681">
                <text:p>1.016666681</text:p>
              </table:table-cell>
              <table:table-cell office:value-type="float" office:value="20.66666667">
                <text:p>20.66666667</text:p>
              </table:table-cell>
              <table:table-cell office:value-type="float" office:value="25.40000001">
                <text:p>25.40000001</text:p>
              </table:table-cell>
              <table:table-cell office:value-type="float" office:value="3.866666675">
                <text:p>3.866666675</text:p>
              </table:table-cell>
              <table:table-cell office:value-type="float" office:value="1.016666681">
                <text:p>1.0166666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1.766666695">
                <text:p>1.766666695</text:p>
              </table:table-cell>
              <table:table-cell office:value-type="float" office:value="1.766666695">
                <text:p>1.766666695</text:p>
              </table:table-cell>
              <table:table-cell office:value-type="float" office:value="1.766666695">
                <text:p>1.766666695</text:p>
              </table:table-cell>
              <table:table-cell office:value-type="float" office:value="24.76666671">
                <text:p>24.76666671</text:p>
              </table:table-cell>
              <table:table-cell office:value-type="float" office:value="21.83333337">
                <text:p>21.83333337</text:p>
              </table:table-cell>
              <table:table-cell office:value-type="float" office:value="4.333333358">
                <text:p>4.333333358</text:p>
              </table:table-cell>
              <table:table-cell office:value-type="float" office:value="1.766666695">
                <text:p>1.7666666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1.400000021">
                <text:p>1.400000021</text:p>
              </table:table-cell>
              <table:table-cell office:value-type="float" office:value="1.400000021">
                <text:p>1.400000021</text:p>
              </table:table-cell>
              <table:table-cell office:value-type="float" office:value="1.400000021">
                <text:p>1.400000021</text:p>
              </table:table-cell>
              <table:table-cell office:value-type="float" office:value="20.3666667">
                <text:p>20.3666667</text:p>
              </table:table-cell>
              <table:table-cell office:value-type="float" office:value="22.20000003">
                <text:p>22.20000003</text:p>
              </table:table-cell>
              <table:table-cell office:value-type="float" office:value="4.833333358">
                <text:p>4.833333358</text:p>
              </table:table-cell>
              <table:table-cell office:value-type="float" office:value="1.400000021">
                <text:p>1.4000000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1.042857155">
                <text:p>1.042857155</text:p>
              </table:table-cell>
              <table:table-cell office:value-type="float" office:value="1.042857155">
                <text:p>1.042857155</text:p>
              </table:table-cell>
              <table:table-cell office:value-type="float" office:value="1.042857155">
                <text:p>1.042857155</text:p>
              </table:table-cell>
              <table:table-cell office:value-type="float" office:value="2.142857149">
                <text:p>2.142857149</text:p>
              </table:table-cell>
              <table:table-cell office:value-type="float" office:value="13.04285716">
                <text:p>13.04285716</text:p>
              </table:table-cell>
              <table:table-cell office:value-type="float" office:value="0.642857149">
                <text:p>0.642857149</text:p>
              </table:table-cell>
              <table:table-cell office:value-type="float" office:value="1.042857155">
                <text:p>1.0428571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4.411904797">
                <text:p>4.411904797</text:p>
              </table:table-cell>
              <table:table-cell office:value-type="float" office:value="4.411904797">
                <text:p>4.411904797</text:p>
              </table:table-cell>
              <table:table-cell office:value-type="float" office:value="4.411904797">
                <text:p>4.411904797</text:p>
              </table:table-cell>
              <table:table-cell office:value-type="float" office:value="2.761904821">
                <text:p>2.761904821</text:p>
              </table:table-cell>
              <table:table-cell office:value-type="float" office:value="6.661904827">
                <text:p>6.661904827</text:p>
              </table:table-cell>
              <table:table-cell office:value-type="float" office:value="2.928571478">
                <text:p>2.928571478</text:p>
              </table:table-cell>
              <table:table-cell office:value-type="float" office:value="4.411904797">
                <text:p>4.4119047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8.178571492">
                <text:p>8.178571492</text:p>
              </table:table-cell>
              <table:table-cell office:value-type="float" office:value="8.178571492">
                <text:p>8.178571492</text:p>
              </table:table-cell>
              <table:table-cell office:value-type="float" office:value="8.178571492">
                <text:p>8.178571492</text:p>
              </table:table-cell>
              <table:table-cell office:value-type="float" office:value="13.2619049">
                <text:p>13.2619049</text:p>
              </table:table-cell>
              <table:table-cell office:value-type="float" office:value="13.2619049">
                <text:p>13.2619049</text:p>
              </table:table-cell>
              <table:table-cell office:value-type="float" office:value="2.761904851">
                <text:p>2.761904851</text:p>
              </table:table-cell>
              <table:table-cell office:value-type="float" office:value="8.178571492">
                <text:p>8.1785714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7.616666719">
                <text:p>7.616666719</text:p>
              </table:table-cell>
              <table:table-cell office:value-type="float" office:value="7.616666719">
                <text:p>7.616666719</text:p>
              </table:table-cell>
              <table:table-cell office:value-type="float" office:value="7.616666719">
                <text:p>7.616666719</text:p>
              </table:table-cell>
              <table:table-cell office:value-type="float" office:value="3.333333388">
                <text:p>3.333333388</text:p>
              </table:table-cell>
              <table:table-cell office:value-type="float" office:value="25.36666675">
                <text:p>25.36666675</text:p>
              </table:table-cell>
              <table:table-cell office:value-type="float" office:value="4.833333373">
                <text:p>4.833333373</text:p>
              </table:table-cell>
              <table:table-cell office:value-type="float" office:value="7.616666719">
                <text:p>7.6166667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22.37142873">
                <text:p>22.37142873</text:p>
              </table:table-cell>
              <table:table-cell office:value-type="float" office:value="22.37142873">
                <text:p>22.37142873</text:p>
              </table:table-cell>
              <table:table-cell office:value-type="float" office:value="22.37142873">
                <text:p>22.37142873</text:p>
              </table:table-cell>
              <table:table-cell office:value-type="float" office:value="2.071428642">
                <text:p>2.071428642</text:p>
              </table:table-cell>
              <table:table-cell office:value-type="float" office:value="6.371428728">
                <text:p>6.371428728</text:p>
              </table:table-cell>
              <table:table-cell office:value-type="float" office:value="2.071428642">
                <text:p>2.071428642</text:p>
              </table:table-cell>
              <table:table-cell office:value-type="float" office:value="22.37142873">
                <text:p>22.371428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28.85238159">
                <text:p>28.85238159</text:p>
              </table:table-cell>
              <table:table-cell office:value-type="float" office:value="7.45238097">
                <text:p>7.45238097</text:p>
              </table:table-cell>
              <table:table-cell office:value-type="float" office:value="28.85238159">
                <text:p>28.85238159</text:p>
              </table:table-cell>
              <table:table-cell office:value-type="float" office:value="0.952380985">
                <text:p>0.952380985</text:p>
              </table:table-cell>
              <table:table-cell office:value-type="float" office:value="2.519047678">
                <text:p>2.519047678</text:p>
              </table:table-cell>
              <table:table-cell office:value-type="float" office:value="2.519047678">
                <text:p>2.519047678</text:p>
              </table:table-cell>
              <table:table-cell office:value-type="float" office:value="28.85238159">
                <text:p>28.852381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28.01904811">
                <text:p>28.01904811</text:p>
              </table:table-cell>
              <table:table-cell office:value-type="float" office:value="11.76904765">
                <text:p>11.76904765</text:p>
              </table:table-cell>
              <table:table-cell office:value-type="float" office:value="28.01904811">
                <text:p>28.01904811</text:p>
              </table:table-cell>
              <table:table-cell office:value-type="float" office:value="0.652380973">
                <text:p>0.652380973</text:p>
              </table:table-cell>
              <table:table-cell office:value-type="float" office:value="1.252380982">
                <text:p>1.252380982</text:p>
              </table:table-cell>
              <table:table-cell office:value-type="float" office:value="2.269047663">
                <text:p>2.269047663</text:p>
              </table:table-cell>
              <table:table-cell office:value-type="float" office:value="28.01904811">
                <text:p>28.019048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29.86666726">
                <text:p>29.86666726</text:p>
              </table:table-cell>
              <table:table-cell office:value-type="float" office:value="9.700000003">
                <text:p>9.700000003</text:p>
              </table:table-cell>
              <table:table-cell office:value-type="float" office:value="29.86666726">
                <text:p>29.86666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0000003">
                <text:p>0.700000003</text:p>
              </table:table-cell>
              <table:table-cell office:value-type="float" office:value="29.86666726">
                <text:p>29.866667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1.50000003">
                <text:p>1.50000003</text:p>
              </table:table-cell>
              <table:table-cell office:value-type="float" office:value="0.5">
                <text:p>0.5</text:p>
              </table:table-cell>
              <table:table-cell office:value-type="float" office:value="1.50000003">
                <text:p>1.5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0000003">
                <text:p>1.500000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2.25000006">
                <text:p>2.25000006</text:p>
              </table:table-cell>
              <table:table-cell office:value-type="float" office:value="0.25">
                <text:p>0.25</text:p>
              </table:table-cell>
              <table:table-cell office:value-type="float" office:value="2.25000006">
                <text:p>2.25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5000006">
                <text:p>2.250000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2.083333373">
                <text:p>2.083333373</text:p>
              </table:table-cell>
              <table:table-cell office:value-type="float" office:value="0.75">
                <text:p>0.75</text:p>
              </table:table-cell>
              <table:table-cell office:value-type="float" office:value="2.083333373">
                <text:p>2.083333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83333373">
                <text:p>2.0833333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1.583333373">
                <text:p>1.583333373</text:p>
              </table:table-cell>
              <table:table-cell office:value-type="float" office:value="0.25">
                <text:p>0.25</text:p>
              </table:table-cell>
              <table:table-cell office:value-type="float" office:value="1.583333373">
                <text:p>1.583333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83333373">
                <text:p>1.5833333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1.50000003">
                <text:p>1.50000003</text:p>
              </table:table-cell>
              <table:table-cell office:value-type="float" office:value="0.25">
                <text:p>0.25</text:p>
              </table:table-cell>
              <table:table-cell office:value-type="float" office:value="1.50000003">
                <text:p>1.5000000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0000003">
                <text:p>1.500000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3.166666672">
                <text:p>3.166666672</text:p>
              </table:table-cell>
              <table:table-cell office:value-type="float" office:value="3.166666672">
                <text:p>3.166666672</text:p>
              </table:table-cell>
              <table:table-cell office:value-type="float" office:value="3.166666672">
                <text:p>3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3.166666672">
                <text:p>3.1666666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8.785714388">
                <text:p>8.785714388</text:p>
              </table:table-cell>
              <table:table-cell office:value-type="float" office:value="8.785714388">
                <text:p>8.785714388</text:p>
              </table:table-cell>
              <table:table-cell office:value-type="float" office:value="8.785714388">
                <text:p>8.785714388</text:p>
              </table:table-cell>
              <table:table-cell office:value-type="float" office:value="2.285714388">
                <text:p>2.285714388</text:p>
              </table:table-cell>
              <table:table-cell office:value-type="float" office:value="2.285714388">
                <text:p>2.285714388</text:p>
              </table:table-cell>
              <table:table-cell office:value-type="float" office:value="2.285714388">
                <text:p>2.285714388</text:p>
              </table:table-cell>
              <table:table-cell office:value-type="float" office:value="8.785714388">
                <text:p>8.7857143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2.642857194">
                <text:p>2.642857194</text:p>
              </table:table-cell>
              <table:table-cell office:value-type="float" office:value="2.642857194">
                <text:p>2.642857194</text:p>
              </table:table-cell>
              <table:table-cell office:value-type="float" office:value="2.642857194">
                <text:p>2.642857194</text:p>
              </table:table-cell>
              <table:table-cell office:value-type="float" office:value="1.142857194">
                <text:p>1.142857194</text:p>
              </table:table-cell>
              <table:table-cell office:value-type="float" office:value="1.142857194">
                <text:p>1.142857194</text:p>
              </table:table-cell>
              <table:table-cell office:value-type="float" office:value="1.142857194">
                <text:p>1.142857194</text:p>
              </table:table-cell>
              <table:table-cell office:value-type="float" office:value="2.642857194">
                <text:p>2.64285719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3.285714298">
                <text:p>3.285714298</text:p>
              </table:table-cell>
              <table:table-cell office:value-type="float" office:value="3.285714298">
                <text:p>3.285714298</text:p>
              </table:table-cell>
              <table:table-cell office:value-type="float" office:value="3.285714298">
                <text:p>3.28571429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3.285714298">
                <text:p>3.2857142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3.464285746">
                <text:p>3.464285746</text:p>
              </table:table-cell>
              <table:table-cell office:value-type="float" office:value="3.464285746">
                <text:p>3.464285746</text:p>
              </table:table-cell>
              <table:table-cell office:value-type="float" office:value="3.464285746">
                <text:p>3.464285746</text:p>
              </table:table-cell>
              <table:table-cell office:value-type="float" office:value="0.714285746">
                <text:p>0.714285746</text:p>
              </table:table-cell>
              <table:table-cell office:value-type="float" office:value="0.714285746">
                <text:p>0.714285746</text:p>
              </table:table-cell>
              <table:table-cell office:value-type="float" office:value="0.714285746">
                <text:p>0.714285746</text:p>
              </table:table-cell>
              <table:table-cell office:value-type="float" office:value="3.464285746">
                <text:p>3.4642857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1.892857149">
                <text:p>1.892857149</text:p>
              </table:table-cell>
              <table:table-cell office:value-type="float" office:value="1.892857149">
                <text:p>1.892857149</text:p>
              </table:table-cell>
              <table:table-cell office:value-type="float" office:value="1.892857149">
                <text:p>1.89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1.892857149">
                <text:p>1.8928571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1.178571448">
                <text:p>1.178571448</text:p>
              </table:table-cell>
              <table:table-cell office:value-type="float" office:value="1.178571448">
                <text:p>1.178571448</text:p>
              </table:table-cell>
              <table:table-cell office:value-type="float" office:value="1.178571448">
                <text:p>1.178571448</text:p>
              </table:table-cell>
              <table:table-cell office:value-type="float" office:value="2.428571507">
                <text:p>2.428571507</text:p>
              </table:table-cell>
              <table:table-cell office:value-type="float" office:value="2.428571507">
                <text:p>2.428571507</text:p>
              </table:table-cell>
              <table:table-cell office:value-type="float" office:value="2.428571507">
                <text:p>2.428571507</text:p>
              </table:table-cell>
              <table:table-cell office:value-type="float" office:value="1.178571448">
                <text:p>1.17857144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.964285746">
                <text:p>0.964285746</text:p>
              </table:table-cell>
              <table:table-cell office:value-type="float" office:value="0.964285746">
                <text:p>0.964285746</text:p>
              </table:table-cell>
              <table:table-cell office:value-type="float" office:value="0.964285746">
                <text:p>0.964285746</text:p>
              </table:table-cell>
              <table:table-cell office:value-type="float" office:value="1.714285776">
                <text:p>1.714285776</text:p>
              </table:table-cell>
              <table:table-cell office:value-type="float" office:value="1.714285776">
                <text:p>1.714285776</text:p>
              </table:table-cell>
              <table:table-cell office:value-type="float" office:value="1.714285776">
                <text:p>1.714285776</text:p>
              </table:table-cell>
              <table:table-cell office:value-type="float" office:value="0.964285746">
                <text:p>0.9642857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10.75">
                <text:p>10.75</text:p>
              </table:table-cell>
              <table:table-cell office:value-type="float" office:value="10.75">
                <text:p>10.75</text:p>
              </table:table-cell>
              <table:table-cell office:value-type="float" office:value="10.75">
                <text:p>1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4.916666672">
                <text:p>4.916666672</text:p>
              </table:table-cell>
              <table:table-cell office:value-type="float" office:value="4.916666672">
                <text:p>4.916666672</text:p>
              </table:table-cell>
              <table:table-cell office:value-type="float" office:value="4.916666672">
                <text:p>4.91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4.916666672">
                <text:p>4.9166666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5.821428597">
                <text:p>5.821428597</text:p>
              </table:table-cell>
              <table:table-cell office:value-type="float" office:value="5.821428597">
                <text:p>5.821428597</text:p>
              </table:table-cell>
              <table:table-cell office:value-type="float" office:value="5.821428597">
                <text:p>5.821428597</text:p>
              </table:table-cell>
              <table:table-cell office:value-type="float" office:value="0.571428597">
                <text:p>0.571428597</text:p>
              </table:table-cell>
              <table:table-cell office:value-type="float" office:value="0.571428597">
                <text:p>0.571428597</text:p>
              </table:table-cell>
              <table:table-cell office:value-type="float" office:value="0.571428597">
                <text:p>0.571428597</text:p>
              </table:table-cell>
              <table:table-cell office:value-type="float" office:value="5.821428597">
                <text:p>5.8214285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7.976190493">
                <text:p>7.976190493</text:p>
              </table:table-cell>
              <table:table-cell office:value-type="float" office:value="7.976190493">
                <text:p>7.976190493</text:p>
              </table:table-cell>
              <table:table-cell office:value-type="float" office:value="7.976190493">
                <text:p>7.976190493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7.976190493">
                <text:p>7.9761904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9.726190493">
                <text:p>9.726190493</text:p>
              </table:table-cell>
              <table:table-cell office:value-type="float" office:value="9.726190493">
                <text:p>9.726190493</text:p>
              </table:table-cell>
              <table:table-cell office:value-type="float" office:value="9.726190493">
                <text:p>9.726190493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9.726190493">
                <text:p>9.7261904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9.095238134">
                <text:p>9.095238134</text:p>
              </table:table-cell>
              <table:table-cell office:value-type="float" office:value="9.095238134">
                <text:p>9.095238134</text:p>
              </table:table-cell>
              <table:table-cell office:value-type="float" office:value="9.095238134">
                <text:p>9.095238134</text:p>
              </table:table-cell>
              <table:table-cell office:value-type="float" office:value="1.095238134">
                <text:p>1.095238134</text:p>
              </table:table-cell>
              <table:table-cell office:value-type="float" office:value="0.428571448">
                <text:p>0.428571448</text:p>
              </table:table-cell>
              <table:table-cell office:value-type="float" office:value="1.095238134">
                <text:p>1.095238134</text:p>
              </table:table-cell>
              <table:table-cell office:value-type="float" office:value="9.095238134">
                <text:p>9.0952381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24.40476194">
                <text:p>24.40476194</text:p>
              </table:table-cell>
              <table:table-cell office:value-type="float" office:value="24.40476194">
                <text:p>24.40476194</text:p>
              </table:table-cell>
              <table:table-cell office:value-type="float" office:value="24.40476194">
                <text:p>24.40476194</text:p>
              </table:table-cell>
              <table:table-cell office:value-type="float" office:value="0.90476194">
                <text:p>0.90476194</text:p>
              </table:table-cell>
              <table:table-cell office:value-type="float" office:value="0.571428597">
                <text:p>0.571428597</text:p>
              </table:table-cell>
              <table:table-cell office:value-type="float" office:value="0.90476194">
                <text:p>0.90476194</text:p>
              </table:table-cell>
              <table:table-cell office:value-type="float" office:value="24.40476194">
                <text:p>24.404761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24.59523812">
                <text:p>24.59523812</text:p>
              </table:table-cell>
              <table:table-cell office:value-type="float" office:value="24.59523812">
                <text:p>24.59523812</text:p>
              </table:table-cell>
              <table:table-cell office:value-type="float" office:value="24.59523812">
                <text:p>24.59523812</text:p>
              </table:table-cell>
              <table:table-cell office:value-type="float" office:value="0.595238119">
                <text:p>0.595238119</text:p>
              </table:table-cell>
              <table:table-cell office:value-type="float" office:value="0.428571448">
                <text:p>0.428571448</text:p>
              </table:table-cell>
              <table:table-cell office:value-type="float" office:value="0.595238119">
                <text:p>0.595238119</text:p>
              </table:table-cell>
              <table:table-cell office:value-type="float" office:value="24.59523812">
                <text:p>24.595238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24.80952382">
                <text:p>24.80952382</text:p>
              </table:table-cell>
              <table:table-cell office:value-type="float" office:value="24.80952382">
                <text:p>24.80952382</text:p>
              </table:table-cell>
              <table:table-cell office:value-type="float" office:value="24.80952382">
                <text:p>24.80952382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24.80952382">
                <text:p>24.809523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7.892857149">
                <text:p>7.892857149</text:p>
              </table:table-cell>
              <table:table-cell office:value-type="float" office:value="30.25952448">
                <text:p>30.25952448</text:p>
              </table:table-cell>
              <table:table-cell office:value-type="float" office:value="30.25952448">
                <text:p>30.25952448</text:p>
              </table:table-cell>
              <table:table-cell office:value-type="float" office:value="0.509523824">
                <text:p>0.509523824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0.509523824">
                <text:p>0.509523824</text:p>
              </table:table-cell>
              <table:table-cell office:value-type="float" office:value="30.25952448">
                <text:p>30.259524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9.892857149">
                <text:p>9.892857149</text:p>
              </table:table-cell>
              <table:table-cell office:value-type="float" office:value="28.85952437">
                <text:p>28.85952437</text:p>
              </table:table-cell>
              <table:table-cell office:value-type="float" office:value="28.85952437">
                <text:p>28.85952437</text:p>
              </table:table-cell>
              <table:table-cell office:value-type="float" office:value="1.442857176">
                <text:p>1.442857176</text:p>
              </table:table-cell>
              <table:table-cell office:value-type="float" office:value="0.642857164">
                <text:p>0.642857164</text:p>
              </table:table-cell>
              <table:table-cell office:value-type="float" office:value="1.442857176">
                <text:p>1.442857176</text:p>
              </table:table-cell>
              <table:table-cell office:value-type="float" office:value="28.85952437">
                <text:p>28.859524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8.392857194">
                <text:p>8.392857194</text:p>
              </table:table-cell>
              <table:table-cell office:value-type="float" office:value="27.89285778">
                <text:p>27.89285778</text:p>
              </table:table-cell>
              <table:table-cell office:value-type="float" office:value="27.89285778">
                <text:p>27.89285778</text:p>
              </table:table-cell>
              <table:table-cell office:value-type="float" office:value="2.642857239">
                <text:p>2.642857239</text:p>
              </table:table-cell>
              <table:table-cell office:value-type="float" office:value="2.642857239">
                <text:p>2.642857239</text:p>
              </table:table-cell>
              <table:table-cell office:value-type="float" office:value="2.642857239">
                <text:p>2.642857239</text:p>
              </table:table-cell>
              <table:table-cell office:value-type="float" office:value="27.89285778">
                <text:p>27.8928577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22.64285719">
                <text:p>22.64285719</text:p>
              </table:table-cell>
              <table:table-cell office:value-type="float" office:value="11.32619072">
                <text:p>11.32619072</text:p>
              </table:table-cell>
              <table:table-cell office:value-type="float" office:value="11.32619072">
                <text:p>11.32619072</text:p>
              </table:table-cell>
              <table:table-cell office:value-type="float" office:value="4.826190576">
                <text:p>4.826190576</text:p>
              </table:table-cell>
              <table:table-cell office:value-type="float" office:value="1.726190522">
                <text:p>1.726190522</text:p>
              </table:table-cell>
              <table:table-cell office:value-type="float" office:value="4.826190576">
                <text:p>4.826190576</text:p>
              </table:table-cell>
              <table:table-cell office:value-type="float" office:value="11.32619072">
                <text:p>11.326190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24.75000007">
                <text:p>24.75000007</text:p>
              </table:table-cell>
              <table:table-cell office:value-type="float" office:value="10.16666688">
                <text:p>10.16666688</text:p>
              </table:table-cell>
              <table:table-cell office:value-type="float" office:value="10.16666688">
                <text:p>10.16666688</text:p>
              </table:table-cell>
              <table:table-cell office:value-type="float" office:value="11.91666679">
                <text:p>11.91666679</text:p>
              </table:table-cell>
              <table:table-cell office:value-type="float" office:value="0.916666687">
                <text:p>0.916666687</text:p>
              </table:table-cell>
              <table:table-cell office:value-type="float" office:value="11.91666679">
                <text:p>11.91666679</text:p>
              </table:table-cell>
              <table:table-cell office:value-type="float" office:value="10.16666688">
                <text:p>10.166666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25.19285722">
                <text:p>25.19285722</text:p>
              </table:table-cell>
              <table:table-cell office:value-type="float" office:value="8.842857316">
                <text:p>8.842857316</text:p>
              </table:table-cell>
              <table:table-cell office:value-type="float" office:value="8.842857316">
                <text:p>8.842857316</text:p>
              </table:table-cell>
              <table:table-cell office:value-type="float" office:value="18.92619057">
                <text:p>18.92619057</text:p>
              </table:table-cell>
              <table:table-cell office:value-type="float" office:value="1.626190513">
                <text:p>1.626190513</text:p>
              </table:table-cell>
              <table:table-cell office:value-type="float" office:value="3.726190537">
                <text:p>3.726190537</text:p>
              </table:table-cell>
              <table:table-cell office:value-type="float" office:value="8.842857316">
                <text:p>8.8428573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11.25000012">
                <text:p>11.25000012</text:p>
              </table:table-cell>
              <table:table-cell office:value-type="float" office:value="7.316666767">
                <text:p>7.316666767</text:p>
              </table:table-cell>
              <table:table-cell office:value-type="float" office:value="7.316666767">
                <text:p>7.316666767</text:p>
              </table:table-cell>
              <table:table-cell office:value-type="float" office:value="47.9000002">
                <text:p>47.9000002</text:p>
              </table:table-cell>
              <table:table-cell office:value-type="float" office:value="3.883333415">
                <text:p>3.883333415</text:p>
              </table:table-cell>
              <table:table-cell office:value-type="float" office:value="15.01666681">
                <text:p>15.01666681</text:p>
              </table:table-cell>
              <table:table-cell office:value-type="float" office:value="7.316666767">
                <text:p>7.3166667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15.6833335">
                <text:p>15.6833335</text:p>
              </table:table-cell>
              <table:table-cell office:value-type="float" office:value="7.183333412">
                <text:p>7.183333412</text:p>
              </table:table-cell>
              <table:table-cell office:value-type="float" office:value="7.183333412">
                <text:p>7.183333412</text:p>
              </table:table-cell>
              <table:table-cell office:value-type="float" office:value="43.43333356">
                <text:p>43.43333356</text:p>
              </table:table-cell>
              <table:table-cell office:value-type="float" office:value="4.750000075">
                <text:p>4.750000075</text:p>
              </table:table-cell>
              <table:table-cell office:value-type="float" office:value="14.58333351">
                <text:p>14.58333351</text:p>
              </table:table-cell>
              <table:table-cell office:value-type="float" office:value="7.183333412">
                <text:p>7.1833334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32.55714323">
                <text:p>32.55714323</text:p>
              </table:table-cell>
              <table:table-cell office:value-type="float" office:value="7.723809704">
                <text:p>7.723809704</text:p>
              </table:table-cell>
              <table:table-cell office:value-type="float" office:value="7.723809704">
                <text:p>7.723809704</text:p>
              </table:table-cell>
              <table:table-cell office:value-type="float" office:value="32.55714323">
                <text:p>32.55714323</text:p>
              </table:table-cell>
              <table:table-cell office:value-type="float" office:value="4.357142985">
                <text:p>4.357142985</text:p>
              </table:table-cell>
              <table:table-cell office:value-type="float" office:value="7.357143074">
                <text:p>7.357143074</text:p>
              </table:table-cell>
              <table:table-cell office:value-type="float" office:value="7.723809704">
                <text:p>7.7238097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33.66904798">
                <text:p>33.66904798</text:p>
              </table:table-cell>
              <table:table-cell office:value-type="float" office:value="6.919047773">
                <text:p>6.919047773</text:p>
              </table:table-cell>
              <table:table-cell office:value-type="float" office:value="6.919047773">
                <text:p>6.919047773</text:p>
              </table:table-cell>
              <table:table-cell office:value-type="float" office:value="33.66904798">
                <text:p>33.66904798</text:p>
              </table:table-cell>
              <table:table-cell office:value-type="float" office:value="3.20238103">
                <text:p>3.20238103</text:p>
              </table:table-cell>
              <table:table-cell office:value-type="float" office:value="8.702381194">
                <text:p>8.702381194</text:p>
              </table:table-cell>
              <table:table-cell office:value-type="float" office:value="6.919047773">
                <text:p>6.9190477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33.53095277">
                <text:p>33.53095277</text:p>
              </table:table-cell>
              <table:table-cell office:value-type="float" office:value="7.114285871">
                <text:p>7.114285871</text:p>
              </table:table-cell>
              <table:table-cell office:value-type="float" office:value="7.114285871">
                <text:p>7.114285871</text:p>
              </table:table-cell>
              <table:table-cell office:value-type="float" office:value="33.53095277">
                <text:p>33.53095277</text:p>
              </table:table-cell>
              <table:table-cell office:value-type="float" office:value="2.797619134">
                <text:p>2.797619134</text:p>
              </table:table-cell>
              <table:table-cell office:value-type="float" office:value="8.797619313">
                <text:p>8.797619313</text:p>
              </table:table-cell>
              <table:table-cell office:value-type="float" office:value="7.114285871">
                <text:p>7.11428587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17.73333377">
                <text:p>17.73333377</text:p>
              </table:table-cell>
              <table:table-cell office:value-type="float" office:value="17.73333377">
                <text:p>17.73333377</text:p>
              </table:table-cell>
              <table:table-cell office:value-type="float" office:value="17.73333377">
                <text:p>17.73333377</text:p>
              </table:table-cell>
              <table:table-cell office:value-type="float" office:value="17.73333377">
                <text:p>17.73333377</text:p>
              </table:table-cell>
              <table:table-cell office:value-type="float" office:value="4.333333492">
                <text:p>4.333333492</text:p>
              </table:table-cell>
              <table:table-cell office:value-type="float" office:value="7.000000238">
                <text:p>7.000000238</text:p>
              </table:table-cell>
              <table:table-cell office:value-type="float" office:value="17.73333377">
                <text:p>17.733333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5.285714522">
                <text:p>5.285714522</text:p>
              </table:table-cell>
              <table:table-cell office:value-type="float" office:value="15.78571483">
                <text:p>15.7857148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5.285714522">
                <text:p>5.285714522</text:p>
              </table:table-cell>
              <table:table-cell office:value-type="float" office:value="5.285714522">
                <text:p>5.285714522</text:p>
              </table:table-cell>
              <table:table-cell office:value-type="float" office:value="5.285714522">
                <text:p>5.285714522</text:p>
              </table:table-cell>
              <table:table-cell office:value-type="float" office:value="26.28571515">
                <text:p>26.28571515</text:p>
              </table:table-cell>
              <table:table-cell office:value-type="float" office:value="26.28571515">
                <text:p>26.28571515</text:p>
              </table:table-cell>
              <table:table-cell office:value-type="float" office:value="26.28571515">
                <text:p>26.28571515</text:p>
              </table:table-cell>
              <table:table-cell office:value-type="float" office:value="5.285714522">
                <text:p>5.2857145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5.142857373">
                <text:p>5.142857373</text:p>
              </table:table-cell>
              <table:table-cell office:value-type="float" office:value="5.142857373">
                <text:p>5.142857373</text:p>
              </table:table-cell>
              <table:table-cell office:value-type="float" office:value="5.142857373">
                <text:p>5.142857373</text:p>
              </table:table-cell>
              <table:table-cell office:value-type="float" office:value="26.47619134">
                <text:p>26.47619134</text:p>
              </table:table-cell>
              <table:table-cell office:value-type="float" office:value="26.47619134">
                <text:p>26.47619134</text:p>
              </table:table-cell>
              <table:table-cell office:value-type="float" office:value="26.47619134">
                <text:p>26.47619134</text:p>
              </table:table-cell>
              <table:table-cell office:value-type="float" office:value="5.142857373">
                <text:p>5.1428573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5.142857373">
                <text:p>5.142857373</text:p>
              </table:table-cell>
              <table:table-cell office:value-type="float" office:value="5.142857373">
                <text:p>5.142857373</text:p>
              </table:table-cell>
              <table:table-cell office:value-type="float" office:value="5.142857373">
                <text:p>5.142857373</text:p>
              </table:table-cell>
              <table:table-cell office:value-type="float" office:value="26.47619134">
                <text:p>26.47619134</text:p>
              </table:table-cell>
              <table:table-cell office:value-type="float" office:value="26.47619134">
                <text:p>26.47619134</text:p>
              </table:table-cell>
              <table:table-cell office:value-type="float" office:value="26.47619134">
                <text:p>26.47619134</text:p>
              </table:table-cell>
              <table:table-cell office:value-type="float" office:value="5.142857373">
                <text:p>5.1428573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5.600000143">
                <text:p>5.600000143</text:p>
              </table:table-cell>
              <table:table-cell office:value-type="float" office:value="5.600000143">
                <text:p>5.600000143</text:p>
              </table:table-cell>
              <table:table-cell office:value-type="float" office:value="5.600000143">
                <text:p>5.600000143</text:p>
              </table:table-cell>
              <table:table-cell office:value-type="float" office:value="9.333333641">
                <text:p>9.333333641</text:p>
              </table:table-cell>
              <table:table-cell office:value-type="float" office:value="58.93333369">
                <text:p>58.93333369</text:p>
              </table:table-cell>
              <table:table-cell office:value-type="float" office:value="9.333333641">
                <text:p>9.333333641</text:p>
              </table:table-cell>
              <table:table-cell office:value-type="float" office:value="5.600000143">
                <text:p>5.6000001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7.228571609">
                <text:p>7.228571609</text:p>
              </table:table-cell>
              <table:table-cell office:value-type="float" office:value="7.228571609">
                <text:p>7.228571609</text:p>
              </table:table-cell>
              <table:table-cell office:value-type="float" office:value="7.228571609">
                <text:p>7.228571609</text:p>
              </table:table-cell>
              <table:table-cell office:value-type="float" office:value="9.761905089">
                <text:p>9.761905089</text:p>
              </table:table-cell>
              <table:table-cell office:value-type="float" office:value="51.56190516">
                <text:p>51.56190516</text:p>
              </table:table-cell>
              <table:table-cell office:value-type="float" office:value="9.761905089">
                <text:p>9.761905089</text:p>
              </table:table-cell>
              <table:table-cell office:value-type="float" office:value="7.228571609">
                <text:p>7.2285716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5.580952495">
                <text:p>5.580952495</text:p>
              </table:table-cell>
              <table:table-cell office:value-type="float" office:value="5.580952495">
                <text:p>5.580952495</text:p>
              </table:table-cell>
              <table:table-cell office:value-type="float" office:value="5.580952495">
                <text:p>5.580952495</text:p>
              </table:table-cell>
              <table:table-cell office:value-type="float" office:value="4.047619179">
                <text:p>4.047619179</text:p>
              </table:table-cell>
              <table:table-cell office:value-type="float" office:value="60.41428593">
                <text:p>60.41428593</text:p>
              </table:table-cell>
              <table:table-cell office:value-type="float" office:value="13.21428587">
                <text:p>13.21428587</text:p>
              </table:table-cell>
              <table:table-cell office:value-type="float" office:value="5.580952495">
                <text:p>5.5809524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6.976190522">
                <text:p>6.976190522</text:p>
              </table:table-cell>
              <table:table-cell office:value-type="float" office:value="6.976190522">
                <text:p>6.976190522</text:p>
              </table:table-cell>
              <table:table-cell office:value-type="float" office:value="6.976190522">
                <text:p>6.976190522</text:p>
              </table:table-cell>
              <table:table-cell office:value-type="float" office:value="1.809523866">
                <text:p>1.809523866</text:p>
              </table:table-cell>
              <table:table-cell office:value-type="float" office:value="20.14285724">
                <text:p>20.14285724</text:p>
              </table:table-cell>
              <table:table-cell office:value-type="float" office:value="4.142857224">
                <text:p>4.142857224</text:p>
              </table:table-cell>
              <table:table-cell office:value-type="float" office:value="6.976190522">
                <text:p>6.9761905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10.95476197">
                <text:p>10.95476197</text:p>
              </table:table-cell>
              <table:table-cell office:value-type="float" office:value="10.95476197">
                <text:p>10.95476197</text:p>
              </table:table-cell>
              <table:table-cell office:value-type="float" office:value="10.95476197">
                <text:p>10.95476197</text:p>
              </table:table-cell>
              <table:table-cell office:value-type="float" office:value="2.071428612">
                <text:p>2.071428612</text:p>
              </table:table-cell>
              <table:table-cell office:value-type="float" office:value="6.171428636">
                <text:p>6.171428636</text:p>
              </table:table-cell>
              <table:table-cell office:value-type="float" office:value="6.938095286">
                <text:p>6.938095286</text:p>
              </table:table-cell>
              <table:table-cell office:value-type="float" office:value="10.95476197">
                <text:p>10.954761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24.35000004">
                <text:p>24.35000004</text:p>
              </table:table-cell>
              <table:table-cell office:value-type="float" office:value="24.35000004">
                <text:p>24.35000004</text:p>
              </table:table-cell>
              <table:table-cell office:value-type="float" office:value="24.35000004">
                <text:p>24.35000004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.533333361">
                <text:p>1.533333361</text:p>
              </table:table-cell>
              <table:table-cell office:value-type="float" office:value="0.900000021">
                <text:p>0.900000021</text:p>
              </table:table-cell>
              <table:table-cell office:value-type="float" office:value="24.35000004">
                <text:p>24.350000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24.27619052">
                <text:p>24.27619052</text:p>
              </table:table-cell>
              <table:table-cell office:value-type="float" office:value="24.27619052">
                <text:p>24.27619052</text:p>
              </table:table-cell>
              <table:table-cell office:value-type="float" office:value="24.27619052">
                <text:p>24.27619052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0.842857167">
                <text:p>0.842857167</text:p>
              </table:table-cell>
              <table:table-cell office:value-type="float" office:value="1.576190516">
                <text:p>1.576190516</text:p>
              </table:table-cell>
              <table:table-cell office:value-type="float" office:value="24.27619052">
                <text:p>24.276190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24.58333336">
                <text:p>24.58333336</text:p>
              </table:table-cell>
              <table:table-cell office:value-type="float" office:value="24.58333336">
                <text:p>24.58333336</text:p>
              </table:table-cell>
              <table:table-cell office:value-type="float" office:value="24.58333336">
                <text:p>24.58333336</text:p>
              </table:table-cell>
              <table:table-cell office:value-type="float" office:value="0">
                <text:p>0</text:p>
              </table:table-cell>
              <table:table-cell office:value-type="float" office:value="0.733333349">
                <text:p>0.733333349</text:p>
              </table:table-cell>
              <table:table-cell office:value-type="float" office:value="0.933333352">
                <text:p>0.933333352</text:p>
              </table:table-cell>
              <table:table-cell office:value-type="float" office:value="24.58333336">
                <text:p>24.583333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24.44285718">
                <text:p>24.44285718</text:p>
              </table:table-cell>
              <table:table-cell office:value-type="float" office:value="24.44285718">
                <text:p>24.44285718</text:p>
              </table:table-cell>
              <table:table-cell office:value-type="float" office:value="24.44285718">
                <text:p>24.44285718</text:p>
              </table:table-cell>
              <table:table-cell office:value-type="float" office:value="0.342857152">
                <text:p>0.342857152</text:p>
              </table:table-cell>
              <table:table-cell office:value-type="float" office:value="0.642857164">
                <text:p>0.642857164</text:p>
              </table:table-cell>
              <table:table-cell office:value-type="float" office:value="1.242857173">
                <text:p>1.242857173</text:p>
              </table:table-cell>
              <table:table-cell office:value-type="float" office:value="24.44285718">
                <text:p>24.442857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24.50000003">
                <text:p>24.50000003</text:p>
              </table:table-cell>
              <table:table-cell office:value-type="float" office:value="24.50000003">
                <text:p>24.50000003</text:p>
              </table:table-cell>
              <table:table-cell office:value-type="float" office:value="24.50000003">
                <text:p>24.50000003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.933333352">
                <text:p>0.933333352</text:p>
              </table:table-cell>
              <table:table-cell office:value-type="float" office:value="0.700000018">
                <text:p>0.700000018</text:p>
              </table:table-cell>
              <table:table-cell office:value-type="float" office:value="24.50000003">
                <text:p>24.500000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24.80000001">
                <text:p>24.80000001</text:p>
              </table:table-cell>
              <table:table-cell office:value-type="float" office:value="24.80000001">
                <text:p>24.80000001</text:p>
              </table:table-cell>
              <table:table-cell office:value-type="float" office:value="24.80000001">
                <text:p>24.80000001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0">
                <text:p>0</text:p>
              </table:table-cell>
              <table:table-cell office:value-type="float" office:value="24.80000001">
                <text:p>24.800000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7.416666672">
                <text:p>7.416666672</text:p>
              </table:table-cell>
              <table:table-cell office:value-type="float" office:value="7.416666672">
                <text:p>7.416666672</text:p>
              </table:table-cell>
              <table:table-cell office:value-type="float" office:value="7.416666672">
                <text:p>7.41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7.416666672">
                <text:p>7.4166666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  <table:table-cell office:value-type="float" office:value="9.75">
                <text:p>9.75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9.583333492">
                <text:p>9.583333492</text:p>
              </table:table-cell>
              <table:table-cell office:value-type="float" office:value="9.583333492">
                <text:p>9.583333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83333492">
                <text:p>9.5833334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3.583333343">
                <text:p>3.583333343</text:p>
              </table:table-cell>
              <table:table-cell office:value-type="float" office:value="12.08333358">
                <text:p>12.08333358</text:p>
              </table:table-cell>
              <table:table-cell office:value-type="float" office:value="12.08333358">
                <text:p>12.08333358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.50000003">
                <text:p>1.50000003</text:p>
              </table:table-cell>
              <table:table-cell office:value-type="float" office:value="1.50000003">
                <text:p>1.50000003</text:p>
              </table:table-cell>
              <table:table-cell office:value-type="float" office:value="12.08333358">
                <text:p>12.0833335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2.65476194">
                <text:p>2.65476194</text:p>
              </table:table-cell>
              <table:table-cell office:value-type="float" office:value="8.05476208">
                <text:p>8.05476208</text:p>
              </table:table-cell>
              <table:table-cell office:value-type="float" office:value="8.05476208">
                <text:p>8.05476208</text:p>
              </table:table-cell>
              <table:table-cell office:value-type="float" office:value="0.90476194">
                <text:p>0.90476194</text:p>
              </table:table-cell>
              <table:table-cell office:value-type="float" office:value="2.638095304">
                <text:p>2.638095304</text:p>
              </table:table-cell>
              <table:table-cell office:value-type="float" office:value="2.638095304">
                <text:p>2.638095304</text:p>
              </table:table-cell>
              <table:table-cell office:value-type="float" office:value="8.05476208">
                <text:p>8.054762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3.892857179">
                <text:p>3.892857179</text:p>
              </table:table-cell>
              <table:table-cell office:value-type="float" office:value="8.126190633">
                <text:p>8.126190633</text:p>
              </table:table-cell>
              <table:table-cell office:value-type="float" office:value="8.126190633">
                <text:p>8.126190633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1.709523857">
                <text:p>1.709523857</text:p>
              </table:table-cell>
              <table:table-cell office:value-type="float" office:value="1.709523857">
                <text:p>1.709523857</text:p>
              </table:table-cell>
              <table:table-cell office:value-type="float" office:value="8.126190633">
                <text:p>8.1261906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3.059523851">
                <text:p>3.059523851</text:p>
              </table:table-cell>
              <table:table-cell office:value-type="float" office:value="11.99285743">
                <text:p>11.99285743</text:p>
              </table:table-cell>
              <table:table-cell office:value-type="float" office:value="11.99285743">
                <text:p>11.99285743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3.242857218">
                <text:p>3.242857218</text:p>
              </table:table-cell>
              <table:table-cell office:value-type="float" office:value="3.242857218">
                <text:p>3.242857218</text:p>
              </table:table-cell>
              <table:table-cell office:value-type="float" office:value="11.99285743">
                <text:p>11.9928574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4.416666746">
                <text:p>4.416666746</text:p>
              </table:table-cell>
              <table:table-cell office:value-type="float" office:value="4.416666746">
                <text:p>4.416666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6666746">
                <text:p>4.4166667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5.083333433">
                <text:p>5.083333433</text:p>
              </table:table-cell>
              <table:table-cell office:value-type="float" office:value="5.083333433">
                <text:p>5.083333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83333433">
                <text:p>5.0833334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.000000119">
                <text:p>5.000000119</text:p>
              </table:table-cell>
              <table:table-cell office:value-type="float" office:value="5.000000119">
                <text:p>5.000000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00000119">
                <text:p>5.0000001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1.50000003">
                <text:p>11.50000003</text:p>
              </table:table-cell>
              <table:table-cell office:value-type="float" office:value="11.50000003">
                <text:p>11.50000003</text:p>
              </table:table-cell>
              <table:table-cell office:value-type="float" office:value="11.50000003">
                <text:p>11.50000003</text:p>
              </table:table-cell>
              <table:table-cell office:value-type="float" office:value="0">
                <text:p>0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1.50000003">
                <text:p>11.500000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9.566666678">
                <text:p>9.566666678</text:p>
              </table:table-cell>
              <table:table-cell office:value-type="float" office:value="9.566666678">
                <text:p>9.566666678</text:p>
              </table:table-cell>
              <table:table-cell office:value-type="float" office:value="9.566666678">
                <text:p>9.566666678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0.566666678">
                <text:p>0.566666678</text:p>
              </table:table-cell>
              <table:table-cell office:value-type="float" office:value="9.566666678">
                <text:p>9.56666667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8.833333343">
                <text:p>8.833333343</text:p>
              </table:table-cell>
              <table:table-cell office:value-type="float" office:value="8.833333343">
                <text:p>8.833333343</text:p>
              </table:table-cell>
              <table:table-cell office:value-type="float" office:value="8.833333343">
                <text:p>8.833333343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8.833333343">
                <text:p>8.8333333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24.43809527">
                <text:p>24.43809527</text:p>
              </table:table-cell>
              <table:table-cell office:value-type="float" office:value="24.43809527">
                <text:p>24.43809527</text:p>
              </table:table-cell>
              <table:table-cell office:value-type="float" office:value="24.43809527">
                <text:p>24.43809527</text:p>
              </table:table-cell>
              <table:table-cell office:value-type="float" office:value="0.571428597">
                <text:p>0.571428597</text:p>
              </table:table-cell>
              <table:table-cell office:value-type="float" office:value="0.738095269">
                <text:p>0.738095269</text:p>
              </table:table-cell>
              <table:table-cell office:value-type="float" office:value="0.938095272">
                <text:p>0.938095272</text:p>
              </table:table-cell>
              <table:table-cell office:value-type="float" office:value="24.43809527">
                <text:p>24.438095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24.51904765">
                <text:p>24.51904765</text:p>
              </table:table-cell>
              <table:table-cell office:value-type="float" office:value="24.51904765">
                <text:p>24.51904765</text:p>
              </table:table-cell>
              <table:table-cell office:value-type="float" office:value="24.51904765">
                <text:p>24.51904765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0.619047642">
                <text:p>0.619047642</text:p>
              </table:table-cell>
              <table:table-cell office:value-type="float" office:value="1.019047648">
                <text:p>1.019047648</text:p>
              </table:table-cell>
              <table:table-cell office:value-type="float" office:value="24.51904765">
                <text:p>24.519047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24.55952384">
                <text:p>24.55952384</text:p>
              </table:table-cell>
              <table:table-cell office:value-type="float" office:value="24.55952384">
                <text:p>24.55952384</text:p>
              </table:table-cell>
              <table:table-cell office:value-type="float" office:value="24.55952384">
                <text:p>24.55952384</text:p>
              </table:table-cell>
              <table:table-cell office:value-type="float" office:value="0.809523836">
                <text:p>0.809523836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809523836">
                <text:p>0.809523836</text:p>
              </table:table-cell>
              <table:table-cell office:value-type="float" office:value="24.55952384">
                <text:p>24.559523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24.89285715">
                <text:p>24.89285715</text:p>
              </table:table-cell>
              <table:table-cell office:value-type="float" office:value="24.89285715">
                <text:p>24.89285715</text:p>
              </table:table-cell>
              <table:table-cell office:value-type="float" office:value="24.89285715">
                <text:p>24.89285715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24.89285715">
                <text:p>24.892857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24.80952382">
                <text:p>24.80952382</text:p>
              </table:table-cell>
              <table:table-cell office:value-type="float" office:value="24.80952382">
                <text:p>24.80952382</text:p>
              </table:table-cell>
              <table:table-cell office:value-type="float" office:value="24.80952382">
                <text:p>24.80952382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24.80952382">
                <text:p>24.8095238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24.7857143">
                <text:p>24.7857143</text:p>
              </table:table-cell>
              <table:table-cell office:value-type="float" office:value="24.7857143">
                <text:p>24.7857143</text:p>
              </table:table-cell>
              <table:table-cell office:value-type="float" office:value="24.7857143">
                <text:p>24.7857143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24.7857143">
                <text:p>24.78571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24.14285719">
                <text:p>24.14285719</text:p>
              </table:table-cell>
              <table:table-cell office:value-type="float" office:value="24.14285719">
                <text:p>24.14285719</text:p>
              </table:table-cell>
              <table:table-cell office:value-type="float" office:value="24.14285719">
                <text:p>24.14285719</text:p>
              </table:table-cell>
              <table:table-cell office:value-type="float" office:value="1.142857194">
                <text:p>1.142857194</text:p>
              </table:table-cell>
              <table:table-cell office:value-type="float" office:value="1.142857194">
                <text:p>1.142857194</text:p>
              </table:table-cell>
              <table:table-cell office:value-type="float" office:value="1.142857194">
                <text:p>1.142857194</text:p>
              </table:table-cell>
              <table:table-cell office:value-type="float" office:value="24.14285719">
                <text:p>24.142857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23.36904772">
                <text:p>23.36904772</text:p>
              </table:table-cell>
              <table:table-cell office:value-type="float" office:value="23.36904772">
                <text:p>23.36904772</text:p>
              </table:table-cell>
              <table:table-cell office:value-type="float" office:value="23.36904772">
                <text:p>23.36904772</text:p>
              </table:table-cell>
              <table:table-cell office:value-type="float" office:value="2.619047716">
                <text:p>2.619047716</text:p>
              </table:table-cell>
              <table:table-cell office:value-type="float" office:value="2.619047716">
                <text:p>2.619047716</text:p>
              </table:table-cell>
              <table:table-cell office:value-type="float" office:value="1.285714343">
                <text:p>1.285714343</text:p>
              </table:table-cell>
              <table:table-cell office:value-type="float" office:value="23.36904772">
                <text:p>23.3690477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7.476190507">
                <text:p>7.476190507</text:p>
              </table:table-cell>
              <table:table-cell office:value-type="float" office:value="7.476190507">
                <text:p>7.476190507</text:p>
              </table:table-cell>
              <table:table-cell office:value-type="float" office:value="7.476190507">
                <text:p>7.476190507</text:p>
              </table:table-cell>
              <table:table-cell office:value-type="float" office:value="4.142857194">
                <text:p>4.142857194</text:p>
              </table:table-cell>
              <table:table-cell office:value-type="float" office:value="4.142857194">
                <text:p>4.142857194</text:p>
              </table:table-cell>
              <table:table-cell office:value-type="float" office:value="0.809523836">
                <text:p>0.809523836</text:p>
              </table:table-cell>
              <table:table-cell office:value-type="float" office:value="7.476190507">
                <text:p>7.4761905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8.583333343">
                <text:p>8.583333343</text:p>
              </table:table-cell>
              <table:table-cell office:value-type="float" office:value="8.583333343">
                <text:p>8.583333343</text:p>
              </table:table-cell>
              <table:table-cell office:value-type="float" office:value="8.583333343">
                <text:p>8.58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9.333333343">
                <text:p>9.333333343</text:p>
              </table:table-cell>
              <table:table-cell office:value-type="float" office:value="0">
                <text:p>0</text:p>
              </table:table-cell>
              <table:table-cell office:value-type="float" office:value="8.583333343">
                <text:p>8.5833333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.816666678">
                <text:p>0.816666678</text:p>
              </table:table-cell>
              <table:table-cell office:value-type="float" office:value="0.816666678">
                <text:p>0.816666678</text:p>
              </table:table-cell>
              <table:table-cell office:value-type="float" office:value="0.816666678">
                <text:p>0.816666678</text:p>
              </table:table-cell>
              <table:table-cell office:value-type="float" office:value="63.53333336">
                <text:p>63.53333336</text:p>
              </table:table-cell>
              <table:table-cell office:value-type="float" office:value="18.53333336">
                <text:p>18.53333336</text:p>
              </table:table-cell>
              <table:table-cell office:value-type="float" office:value="4.666666687">
                <text:p>4.666666687</text:p>
              </table:table-cell>
              <table:table-cell office:value-type="float" office:value="0.816666678">
                <text:p>0.81666667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33333343">
                <text:p>8.833333343</text:p>
              </table:table-cell>
              <table:table-cell office:value-type="float" office:value="42.83333334">
                <text:p>42.83333334</text:p>
              </table:table-cell>
              <table:table-cell office:value-type="float" office:value="8">
                <text:p>8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2.58333334">
                <text:p>12.58333334</text:p>
              </table:table-cell>
              <table:table-cell office:value-type="float" office:value="32.83333334">
                <text:p>32.83333334</text:p>
              </table:table-cell>
              <table:table-cell office:value-type="float" office:value="1.833333343">
                <text:p>1.833333343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44.83333334">
                <text:p>44.83333334</text:p>
              </table:table-cell>
              <table:table-cell office:value-type="float" office:value="8.833333343">
                <text:p>8.833333343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33333343">
                <text:p>2.333333343</text:p>
              </table:table-cell>
              <table:table-cell office:value-type="float" office:value="45.33333334">
                <text:p>45.33333334</text:p>
              </table:table-cell>
              <table:table-cell office:value-type="float" office:value="8.333333343">
                <text:p>8.3333333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3.200000003">
                <text:p>3.200000003</text:p>
              </table:table-cell>
              <table:table-cell office:value-type="float" office:value="37.86666669">
                <text:p>37.86666669</text:p>
              </table:table-cell>
              <table:table-cell office:value-type="float" office:value="4.166666687">
                <text:p>4.166666687</text:p>
              </table:table-cell>
              <table:table-cell office:value-type="float" office:value="1.166666687">
                <text:p>1.166666687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9.75">
                <text:p>19.7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53.5">
                <text:p>53.5</text:p>
              </table:table-cell>
              <table:table-cell office:value-type="float" office:value="1.333333373">
                <text:p>1.333333373</text:p>
              </table:table-cell>
              <table:table-cell office:value-type="float" office:value="1.333333373">
                <text:p>1.333333373</text:p>
              </table:table-cell>
              <table:table-cell office:value-type="float" office:value="1.333333373">
                <text:p>1.333333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2.428571448">
                <text:p>2.428571448</text:p>
              </table:table-cell>
              <table:table-cell office:value-type="float" office:value="2.428571448">
                <text:p>2.428571448</text:p>
              </table:table-cell>
              <table:table-cell office:value-type="float" office:value="37.42857145">
                <text:p>37.42857145</text:p>
              </table:table-cell>
              <table:table-cell office:value-type="float" office:value="4.095238224">
                <text:p>4.095238224</text:p>
              </table:table-cell>
              <table:table-cell office:value-type="float" office:value="4.095238224">
                <text:p>4.095238224</text:p>
              </table:table-cell>
              <table:table-cell office:value-type="float" office:value="4.095238224">
                <text:p>4.095238224</text:p>
              </table:table-cell>
              <table:table-cell office:value-type="float" office:value="2.428571448">
                <text:p>2.42857144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4.750000045">
                <text:p>4.750000045</text:p>
              </table:table-cell>
              <table:table-cell office:value-type="float" office:value="4.750000045">
                <text:p>4.750000045</text:p>
              </table:table-cell>
              <table:table-cell office:value-type="float" office:value="54.75000004">
                <text:p>54.75000004</text:p>
              </table:table-cell>
              <table:table-cell office:value-type="float" office:value="2.000000075">
                <text:p>2.000000075</text:p>
              </table:table-cell>
              <table:table-cell office:value-type="float" office:value="2.000000075">
                <text:p>2.000000075</text:p>
              </table:table-cell>
              <table:table-cell office:value-type="float" office:value="2.000000075">
                <text:p>2.000000075</text:p>
              </table:table-cell>
              <table:table-cell office:value-type="float" office:value="4.750000045">
                <text:p>4.7500000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13.16666669">
                <text:p>13.16666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87">
                <text:p>0.66666668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833333373">
                <text:p>1.833333373</text:p>
              </table:table-cell>
              <table:table-cell office:value-type="float" office:value="11.83333337">
                <text:p>11.83333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33333373">
                <text:p>1.83333337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19.66666669">
                <text:p>19.66666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87">
                <text:p>0.66666668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2.25000006">
                <text:p>2.25000006</text:p>
              </table:table-cell>
              <table:table-cell office:value-type="float" office:value="13.25000006">
                <text:p>13.25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5000006">
                <text:p>2.250000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3.250000089">
                <text:p>3.250000089</text:p>
              </table:table-cell>
              <table:table-cell office:value-type="float" office:value="28.75000009">
                <text:p>28.750000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250000089">
                <text:p>3.25000008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4.083333448">
                <text:p>4.083333448</text:p>
              </table:table-cell>
              <table:table-cell office:value-type="float" office:value="34.58333345">
                <text:p>34.58333345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1.500000015">
                <text:p>1.500000015</text:p>
              </table:table-cell>
              <table:table-cell office:value-type="float" office:value="4.083333448">
                <text:p>4.08333344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833333462">
                <text:p>5.833333462</text:p>
              </table:table-cell>
              <table:table-cell office:value-type="float" office:value="31.66666681">
                <text:p>31.66666681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2">
                <text:p>2</text:p>
              </table:table-cell>
              <table:table-cell office:value-type="float" office:value="5.833333462">
                <text:p>5.8333334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7.866666675">
                <text:p>7.866666675</text:p>
              </table:table-cell>
              <table:table-cell office:value-type="float" office:value="7.866666675">
                <text:p>7.866666675</text:p>
              </table:table-cell>
              <table:table-cell office:value-type="float" office:value="7.866666675">
                <text:p>7.866666675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2.200000003">
                <text:p>2.200000003</text:p>
              </table:table-cell>
              <table:table-cell office:value-type="float" office:value="7.866666675">
                <text:p>7.8666666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8.166666672">
                <text:p>8.166666672</text:p>
              </table:table-cell>
              <table:table-cell office:value-type="float" office:value="8.166666672">
                <text:p>8.166666672</text:p>
              </table:table-cell>
              <table:table-cell office:value-type="float" office:value="8.166666672">
                <text:p>8.166666672</text:p>
              </table:table-cell>
              <table:table-cell office:value-type="float" office:value="1.166666672">
                <text:p>1.166666672</text:p>
              </table:table-cell>
              <table:table-cell office:value-type="float" office:value="1.166666672">
                <text:p>1.166666672</text:p>
              </table:table-cell>
              <table:table-cell office:value-type="float" office:value="1">
                <text:p>1</text:p>
              </table:table-cell>
              <table:table-cell office:value-type="float" office:value="8.166666672">
                <text:p>8.1666666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24.91666667">
                <text:p>24.91666667</text:p>
              </table:table-cell>
              <table:table-cell office:value-type="float" office:value="24.91666667">
                <text:p>24.91666667</text:p>
              </table:table-cell>
              <table:table-cell office:value-type="float" office:value="24.91666667">
                <text:p>24.91666667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24.91666667">
                <text:p>24.916666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24.78333335">
                <text:p>24.78333335</text:p>
              </table:table-cell>
              <table:table-cell office:value-type="float" office:value="24.78333335">
                <text:p>24.78333335</text:p>
              </table:table-cell>
              <table:table-cell office:value-type="float" office:value="24.78333335">
                <text:p>24.7833333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4.78333335">
                <text:p>24.783333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24.71666668">
                <text:p>24.71666668</text:p>
              </table:table-cell>
              <table:table-cell office:value-type="float" office:value="24.71666668">
                <text:p>24.71666668</text:p>
              </table:table-cell>
              <table:table-cell office:value-type="float" office:value="24.71666668">
                <text:p>24.71666668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766666681">
                <text:p>0.766666681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4.71666668">
                <text:p>24.7166666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24.59285717">
                <text:p>24.59285717</text:p>
              </table:table-cell>
              <table:table-cell office:value-type="float" office:value="24.59285717">
                <text:p>24.59285717</text:p>
              </table:table-cell>
              <table:table-cell office:value-type="float" office:value="24.59285717">
                <text:p>24.59285717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542857155">
                <text:p>0.542857155</text:p>
              </table:table-cell>
              <table:table-cell office:value-type="float" office:value="0.942857161">
                <text:p>0.942857161</text:p>
              </table:table-cell>
              <table:table-cell office:value-type="float" office:value="24.59285717">
                <text:p>24.592857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24.73333335">
                <text:p>24.73333335</text:p>
              </table:table-cell>
              <table:table-cell office:value-type="float" office:value="24.73333335">
                <text:p>24.73333335</text:p>
              </table:table-cell>
              <table:table-cell office:value-type="float" office:value="24.73333335">
                <text:p>24.73333335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566666678">
                <text:p>0.566666678</text:p>
              </table:table-cell>
              <table:table-cell office:value-type="float" office:value="24.73333335">
                <text:p>24.733333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10.60000001">
                <text:p>10.60000001</text:p>
              </table:table-cell>
              <table:table-cell office:value-type="float" office:value="10.60000001">
                <text:p>10.60000001</text:p>
              </table:table-cell>
              <table:table-cell office:value-type="float" office:value="10.60000001">
                <text:p>10.6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0000009">
                <text:p>0.600000009</text:p>
              </table:table-cell>
              <table:table-cell office:value-type="float" office:value="10.60000001">
                <text:p>10.6000000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9.826190501">
                <text:p>9.826190501</text:p>
              </table:table-cell>
              <table:table-cell office:value-type="float" office:value="9.826190501">
                <text:p>9.826190501</text:p>
              </table:table-cell>
              <table:table-cell office:value-type="float" office:value="9.826190501">
                <text:p>9.826190501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1.076190501">
                <text:p>1.076190501</text:p>
              </table:table-cell>
              <table:table-cell office:value-type="float" office:value="9.826190501">
                <text:p>9.82619050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9.10714294">
                <text:p>9.10714294</text:p>
              </table:table-cell>
              <table:table-cell office:value-type="float" office:value="9.10714294">
                <text:p>9.10714294</text:p>
              </table:table-cell>
              <table:table-cell office:value-type="float" office:value="9.10714294">
                <text:p>9.10714294</text:p>
              </table:table-cell>
              <table:table-cell office:value-type="float" office:value="0.857142895">
                <text:p>0.857142895</text:p>
              </table:table-cell>
              <table:table-cell office:value-type="float" office:value="2.35714294">
                <text:p>2.35714294</text:p>
              </table:table-cell>
              <table:table-cell office:value-type="float" office:value="2.35714294">
                <text:p>2.35714294</text:p>
              </table:table-cell>
              <table:table-cell office:value-type="float" office:value="9.10714294">
                <text:p>9.107142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8.107142955">
                <text:p>8.107142955</text:p>
              </table:table-cell>
              <table:table-cell office:value-type="float" office:value="8.107142955">
                <text:p>8.107142955</text:p>
              </table:table-cell>
              <table:table-cell office:value-type="float" office:value="8.107142955">
                <text:p>8.107142955</text:p>
              </table:table-cell>
              <table:table-cell office:value-type="float" office:value="0.857142895">
                <text:p>0.857142895</text:p>
              </table:table-cell>
              <table:table-cell office:value-type="float" office:value="2.857142955">
                <text:p>2.857142955</text:p>
              </table:table-cell>
              <table:table-cell office:value-type="float" office:value="2.857142955">
                <text:p>2.857142955</text:p>
              </table:table-cell>
              <table:table-cell office:value-type="float" office:value="8.107142955">
                <text:p>8.1071429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1.059523821">
                <text:p>1.059523821</text:p>
              </table:table-cell>
              <table:table-cell office:value-type="float" office:value="1.059523821">
                <text:p>1.059523821</text:p>
              </table:table-cell>
              <table:table-cell office:value-type="float" office:value="1.059523821">
                <text:p>1.059523821</text:p>
              </table:table-cell>
              <table:table-cell office:value-type="float" office:value="0.809523836">
                <text:p>0.809523836</text:p>
              </table:table-cell>
              <table:table-cell office:value-type="float" office:value="1.476190507">
                <text:p>1.476190507</text:p>
              </table:table-cell>
              <table:table-cell office:value-type="float" office:value="1.476190507">
                <text:p>1.476190507</text:p>
              </table:table-cell>
              <table:table-cell office:value-type="float" office:value="1.059523821">
                <text:p>1.0595238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1.059523821">
                <text:p>1.059523821</text:p>
              </table:table-cell>
              <table:table-cell office:value-type="float" office:value="1.059523821">
                <text:p>1.059523821</text:p>
              </table:table-cell>
              <table:table-cell office:value-type="float" office:value="1.059523821">
                <text:p>1.059523821</text:p>
              </table:table-cell>
              <table:table-cell office:value-type="float" office:value="1.476190507">
                <text:p>1.476190507</text:p>
              </table:table-cell>
              <table:table-cell office:value-type="float" office:value="1.476190507">
                <text:p>1.476190507</text:p>
              </table:table-cell>
              <table:table-cell office:value-type="float" office:value="0.809523836">
                <text:p>0.809523836</text:p>
              </table:table-cell>
              <table:table-cell office:value-type="float" office:value="1.059523821">
                <text:p>1.05952382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166666687">
                <text:p>3.166666687</text:p>
              </table:table-cell>
              <table:table-cell office:value-type="float" office:value="3.166666687">
                <text:p>3.16666668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1.500000045">
                <text:p>1.500000045</text:p>
              </table:table-cell>
              <table:table-cell office:value-type="float" office:value="1.500000045">
                <text:p>1.500000045</text:p>
              </table:table-cell>
              <table:table-cell office:value-type="float" office:value="1.500000045">
                <text:p>1.500000045</text:p>
              </table:table-cell>
              <table:table-cell office:value-type="float" office:value="5.500000045">
                <text:p>5.500000045</text:p>
              </table:table-cell>
              <table:table-cell office:value-type="float" office:value="5.500000045">
                <text:p>5.500000045</text:p>
              </table:table-cell>
              <table:table-cell office:value-type="float" office:value="0">
                <text:p>0</text:p>
              </table:table-cell>
              <table:table-cell office:value-type="float" office:value="1.500000045">
                <text:p>1.50000004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2.142857209">
                <text:p>2.142857209</text:p>
              </table:table-cell>
              <table:table-cell office:value-type="float" office:value="2.142857209">
                <text:p>2.142857209</text:p>
              </table:table-cell>
              <table:table-cell office:value-type="float" office:value="2.142857209">
                <text:p>2.142857209</text:p>
              </table:table-cell>
              <table:table-cell office:value-type="float" office:value="14.14285727">
                <text:p>14.14285727</text:p>
              </table:table-cell>
              <table:table-cell office:value-type="float" office:value="14.14285727">
                <text:p>14.14285727</text:p>
              </table:table-cell>
              <table:table-cell office:value-type="float" office:value="2.142857209">
                <text:p>2.142857209</text:p>
              </table:table-cell>
              <table:table-cell office:value-type="float" office:value="2.142857209">
                <text:p>2.14285720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1.928571492">
                <text:p>1.928571492</text:p>
              </table:table-cell>
              <table:table-cell office:value-type="float" office:value="1.928571492">
                <text:p>1.928571492</text:p>
              </table:table-cell>
              <table:table-cell office:value-type="float" office:value="1.928571492">
                <text:p>1.928571492</text:p>
              </table:table-cell>
              <table:table-cell office:value-type="float" office:value="12.09523818">
                <text:p>12.09523818</text:p>
              </table:table-cell>
              <table:table-cell office:value-type="float" office:value="12.09523818">
                <text:p>12.09523818</text:p>
              </table:table-cell>
              <table:table-cell office:value-type="float" office:value="1.095238134">
                <text:p>1.095238134</text:p>
              </table:table-cell>
              <table:table-cell office:value-type="float" office:value="1.928571492">
                <text:p>1.9285714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6.333333343">
                <text:p>6.333333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3.652380973">
                <text:p>3.652380973</text:p>
              </table:table-cell>
              <table:table-cell office:value-type="float" office:value="3.652380973">
                <text:p>3.652380973</text:p>
              </table:table-cell>
              <table:table-cell office:value-type="float" office:value="3.652380973">
                <text:p>3.652380973</text:p>
              </table:table-cell>
              <table:table-cell office:value-type="float" office:value="3.119047686">
                <text:p>3.119047686</text:p>
              </table:table-cell>
              <table:table-cell office:value-type="float" office:value="3.119047686">
                <text:p>3.119047686</text:p>
              </table:table-cell>
              <table:table-cell office:value-type="float" office:value="4.152381018">
                <text:p>4.152381018</text:p>
              </table:table-cell>
              <table:table-cell office:value-type="float" office:value="3.652380973">
                <text:p>3.6523809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6.333333343">
                <text:p>6.33333334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4.666666687">
                <text:p>4.666666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1.642857149">
                <text:p>1.642857149</text:p>
              </table:table-cell>
              <table:table-cell office:value-type="float" office:value="1.642857149">
                <text:p>1.642857149</text:p>
              </table:table-cell>
              <table:table-cell office:value-type="float" office:value="1.642857149">
                <text:p>1.642857149</text:p>
              </table:table-cell>
              <table:table-cell office:value-type="float" office:value="1.142857179">
                <text:p>1.142857179</text:p>
              </table:table-cell>
              <table:table-cell office:value-type="float" office:value="1.142857179">
                <text:p>1.142857179</text:p>
              </table:table-cell>
              <table:table-cell office:value-type="float" office:value="12.14285718">
                <text:p>12.14285718</text:p>
              </table:table-cell>
              <table:table-cell office:value-type="float" office:value="1.642857149">
                <text:p>1.6428571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9.00000003">
                <text:p>19.0000000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2.685714304">
                <text:p>2.685714304</text:p>
              </table:table-cell>
              <table:table-cell office:value-type="float" office:value="2.685714304">
                <text:p>2.685714304</text:p>
              </table:table-cell>
              <table:table-cell office:value-type="float" office:value="2.685714304">
                <text:p>2.685714304</text:p>
              </table:table-cell>
              <table:table-cell office:value-type="float" office:value="0.619047642">
                <text:p>0.619047642</text:p>
              </table:table-cell>
              <table:table-cell office:value-type="float" office:value="0.619047642">
                <text:p>0.619047642</text:p>
              </table:table-cell>
              <table:table-cell office:value-type="float" office:value="11.01904765">
                <text:p>11.01904765</text:p>
              </table:table-cell>
              <table:table-cell office:value-type="float" office:value="2.685714304">
                <text:p>2.6857143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1.607142895">
                <text:p>1.607142895</text:p>
              </table:table-cell>
              <table:table-cell office:value-type="float" office:value="1.607142895">
                <text:p>1.607142895</text:p>
              </table:table-cell>
              <table:table-cell office:value-type="float" office:value="1.607142895">
                <text:p>1.607142895</text:p>
              </table:table-cell>
              <table:table-cell office:value-type="float" office:value="5.190476358">
                <text:p>5.190476358</text:p>
              </table:table-cell>
              <table:table-cell office:value-type="float" office:value="5.190476358">
                <text:p>5.190476358</text:p>
              </table:table-cell>
              <table:table-cell office:value-type="float" office:value="5.190476358">
                <text:p>5.190476358</text:p>
              </table:table-cell>
              <table:table-cell office:value-type="float" office:value="1.607142895">
                <text:p>1.6071428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0.571428597">
                <text:p>0.571428597</text:p>
              </table:table-cell>
              <table:table-cell office:value-type="float" office:value="0.571428597">
                <text:p>0.571428597</text:p>
              </table:table-cell>
              <table:table-cell office:value-type="float" office:value="0.571428597">
                <text:p>0.571428597</text:p>
              </table:table-cell>
              <table:table-cell office:value-type="float" office:value="11.90476227">
                <text:p>11.90476227</text:p>
              </table:table-cell>
              <table:table-cell office:value-type="float" office:value="11.90476227">
                <text:p>11.90476227</text:p>
              </table:table-cell>
              <table:table-cell office:value-type="float" office:value="11.90476227">
                <text:p>11.90476227</text:p>
              </table:table-cell>
              <table:table-cell office:value-type="float" office:value="0.571428597">
                <text:p>0.57142859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7.678571537">
                <text:p>7.678571537</text:p>
              </table:table-cell>
              <table:table-cell office:value-type="float" office:value="7.678571537">
                <text:p>7.678571537</text:p>
              </table:table-cell>
              <table:table-cell office:value-type="float" office:value="7.678571537">
                <text:p>7.678571537</text:p>
              </table:table-cell>
              <table:table-cell office:value-type="float" office:value="2.428571537">
                <text:p>2.428571537</text:p>
              </table:table-cell>
              <table:table-cell office:value-type="float" office:value="2.428571537">
                <text:p>2.428571537</text:p>
              </table:table-cell>
              <table:table-cell office:value-type="float" office:value="2.428571537">
                <text:p>2.428571537</text:p>
              </table:table-cell>
              <table:table-cell office:value-type="float" office:value="7.678571537">
                <text:p>7.6785715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21.25000022">
                <text:p>21.25000022</text:p>
              </table:table-cell>
              <table:table-cell office:value-type="float" office:value="21.25000022">
                <text:p>21.25000022</text:p>
              </table:table-cell>
              <table:table-cell office:value-type="float" office:value="21.25000022">
                <text:p>21.25000022</text:p>
              </table:table-cell>
              <table:table-cell office:value-type="float" office:value="5.000000224">
                <text:p>5.000000224</text:p>
              </table:table-cell>
              <table:table-cell office:value-type="float" office:value="5.000000224">
                <text:p>5.000000224</text:p>
              </table:table-cell>
              <table:table-cell office:value-type="float" office:value="5.000000224">
                <text:p>5.000000224</text:p>
              </table:table-cell>
              <table:table-cell office:value-type="float" office:value="21.25000022">
                <text:p>21.2500002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19.96428601">
                <text:p>19.96428601</text:p>
              </table:table-cell>
              <table:table-cell office:value-type="float" office:value="19.96428601">
                <text:p>19.96428601</text:p>
              </table:table-cell>
              <table:table-cell office:value-type="float" office:value="19.96428601">
                <text:p>19.96428601</text:p>
              </table:table-cell>
              <table:table-cell office:value-type="float" office:value="6.714286014">
                <text:p>6.714286014</text:p>
              </table:table-cell>
              <table:table-cell office:value-type="float" office:value="6.714286014">
                <text:p>6.714286014</text:p>
              </table:table-cell>
              <table:table-cell office:value-type="float" office:value="6.714286014">
                <text:p>6.714286014</text:p>
              </table:table-cell>
              <table:table-cell office:value-type="float" office:value="19.96428601">
                <text:p>19.9642860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20.82142882">
                <text:p>20.82142882</text:p>
              </table:table-cell>
              <table:table-cell office:value-type="float" office:value="20.82142882">
                <text:p>20.82142882</text:p>
              </table:table-cell>
              <table:table-cell office:value-type="float" office:value="20.82142882">
                <text:p>20.82142882</text:p>
              </table:table-cell>
              <table:table-cell office:value-type="float" office:value="5.57142882">
                <text:p>5.57142882</text:p>
              </table:table-cell>
              <table:table-cell office:value-type="float" office:value="5.57142882">
                <text:p>5.57142882</text:p>
              </table:table-cell>
              <table:table-cell office:value-type="float" office:value="5.57142882">
                <text:p>5.57142882</text:p>
              </table:table-cell>
              <table:table-cell office:value-type="float" office:value="20.82142882">
                <text:p>20.8214288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20.47619075">
                <text:p>20.47619075</text:p>
              </table:table-cell>
              <table:table-cell office:value-type="float" office:value="20.47619075">
                <text:p>20.47619075</text:p>
              </table:table-cell>
              <table:table-cell office:value-type="float" office:value="20.47619075">
                <text:p>20.47619075</text:p>
              </table:table-cell>
              <table:table-cell office:value-type="float" office:value="3.142857283">
                <text:p>3.142857283</text:p>
              </table:table-cell>
              <table:table-cell office:value-type="float" office:value="7.476190746">
                <text:p>7.476190746</text:p>
              </table:table-cell>
              <table:table-cell office:value-type="float" office:value="7.476190746">
                <text:p>7.476190746</text:p>
              </table:table-cell>
              <table:table-cell office:value-type="float" office:value="20.47619075">
                <text:p>20.476190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23.66666675">
                <text:p>23.66666675</text:p>
              </table:table-cell>
              <table:table-cell office:value-type="float" office:value="23.66666675">
                <text:p>23.66666675</text:p>
              </table:table-cell>
              <table:table-cell office:value-type="float" office:value="23.66666675">
                <text:p>23.66666675</text:p>
              </table:table-cell>
              <table:table-cell office:value-type="float" office:value="0">
                <text:p>0</text:p>
              </table:table-cell>
              <table:table-cell office:value-type="float" office:value="2.666666746">
                <text:p>2.666666746</text:p>
              </table:table-cell>
              <table:table-cell office:value-type="float" office:value="2.666666746">
                <text:p>2.666666746</text:p>
              </table:table-cell>
              <table:table-cell office:value-type="float" office:value="23.66666675">
                <text:p>23.666666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24.58333336">
                <text:p>24.58333336</text:p>
              </table:table-cell>
              <table:table-cell office:value-type="float" office:value="24.58333336">
                <text:p>24.58333336</text:p>
              </table:table-cell>
              <table:table-cell office:value-type="float" office:value="24.58333336">
                <text:p>24.58333336</text:p>
              </table:table-cell>
              <table:table-cell office:value-type="float" office:value="0">
                <text:p>0</text:p>
              </table:table-cell>
              <table:table-cell office:value-type="float" office:value="0.833333358">
                <text:p>0.833333358</text:p>
              </table:table-cell>
              <table:table-cell office:value-type="float" office:value="0.833333358">
                <text:p>0.833333358</text:p>
              </table:table-cell>
              <table:table-cell office:value-type="float" office:value="24.58333336">
                <text:p>24.583333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9.583333358">
                <text:p>9.583333358</text:p>
              </table:table-cell>
              <table:table-cell office:value-type="float" office:value="9.583333358">
                <text:p>9.583333358</text:p>
              </table:table-cell>
              <table:table-cell office:value-type="float" office:value="9.583333358">
                <text:p>9.583333358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1.666666701">
                <text:p>1.666666701</text:p>
              </table:table-cell>
              <table:table-cell office:value-type="float" office:value="1.666666701">
                <text:p>1.666666701</text:p>
              </table:table-cell>
              <table:table-cell office:value-type="float" office:value="9.583333358">
                <text:p>9.5833333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9.566666692">
                <text:p>9.566666692</text:p>
              </table:table-cell>
              <table:table-cell office:value-type="float" office:value="9.566666692">
                <text:p>9.566666692</text:p>
              </table:table-cell>
              <table:table-cell office:value-type="float" office:value="9.566666692">
                <text:p>9.566666692</text:p>
              </table:table-cell>
              <table:table-cell office:value-type="float" office:value="3.200000003">
                <text:p>3.200000003</text:p>
              </table:table-cell>
              <table:table-cell office:value-type="float" office:value="19.36666669">
                <text:p>19.36666669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9.566666692">
                <text:p>9.56666669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9.316666678">
                <text:p>9.316666678</text:p>
              </table:table-cell>
              <table:table-cell office:value-type="float" office:value="9.316666678">
                <text:p>9.316666678</text:p>
              </table:table-cell>
              <table:table-cell office:value-type="float" office:value="9.316666678">
                <text:p>9.316666678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12.06666668">
                <text:p>12.06666668</text:p>
              </table:table-cell>
              <table:table-cell office:value-type="float" office:value="1">
                <text:p>1</text:p>
              </table:table-cell>
              <table:table-cell office:value-type="float" office:value="9.316666678">
                <text:p>9.3166666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8.450000003">
                <text:p>8.450000003</text:p>
              </table:table-cell>
              <table:table-cell office:value-type="float" office:value="8.450000003">
                <text:p>8.450000003</text:p>
              </table:table-cell>
              <table:table-cell office:value-type="float" office:value="8.450000003">
                <text:p>8.450000003</text:p>
              </table:table-cell>
              <table:table-cell office:value-type="float" office:value="0.5">
                <text:p>0.5</text:p>
              </table:table-cell>
              <table:table-cell office:value-type="float" office:value="9.200000003">
                <text:p>9.200000003</text:p>
              </table:table-cell>
              <table:table-cell office:value-type="float" office:value="0.5">
                <text:p>0.5</text:p>
              </table:table-cell>
              <table:table-cell office:value-type="float" office:value="8.450000003">
                <text:p>8.4500000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9.816666678">
                <text:p>9.816666678</text:p>
              </table:table-cell>
              <table:table-cell office:value-type="float" office:value="9.816666678">
                <text:p>9.816666678</text:p>
              </table:table-cell>
              <table:table-cell office:value-type="float" office:value="9.816666678">
                <text:p>9.816666678</text:p>
              </table:table-cell>
              <table:table-cell office:value-type="float" office:value="2.166666672">
                <text:p>2.166666672</text:p>
              </table:table-cell>
              <table:table-cell office:value-type="float" office:value="9.066666678">
                <text:p>9.066666678</text:p>
              </table:table-cell>
              <table:table-cell office:value-type="float" office:value="0.5">
                <text:p>0.5</text:p>
              </table:table-cell>
              <table:table-cell office:value-type="float" office:value="9.816666678">
                <text:p>9.8166666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8.666666672">
                <text:p>8.666666672</text:p>
              </table:table-cell>
              <table:table-cell office:value-type="float" office:value="8.666666672">
                <text:p>8.666666672</text:p>
              </table:table-cell>
              <table:table-cell office:value-type="float" office:value="8.666666672">
                <text:p>8.666666672</text:p>
              </table:table-cell>
              <table:table-cell office:value-type="float" office:value="0.5">
                <text:p>0.5</text:p>
              </table:table-cell>
              <table:table-cell office:value-type="float" office:value="8.666666672">
                <text:p>8.666666672</text:p>
              </table:table-cell>
              <table:table-cell office:value-type="float" office:value="1.166666672">
                <text:p>1.166666672</text:p>
              </table:table-cell>
              <table:table-cell office:value-type="float" office:value="8.666666672">
                <text:p>8.6666666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4.066666678">
                <text:p>4.066666678</text:p>
              </table:table-cell>
              <table:table-cell office:value-type="float" office:value="4.066666678">
                <text:p>4.066666678</text:p>
              </table:table-cell>
              <table:table-cell office:value-type="float" office:value="4.066666678">
                <text:p>4.066666678</text:p>
              </table:table-cell>
              <table:table-cell office:value-type="float" office:value="1.333333358">
                <text:p>1.333333358</text:p>
              </table:table-cell>
              <table:table-cell office:value-type="float" office:value="14.73333336">
                <text:p>14.73333336</text:p>
              </table:table-cell>
              <table:table-cell office:value-type="float" office:value="1.666666687">
                <text:p>1.666666687</text:p>
              </table:table-cell>
              <table:table-cell office:value-type="float" office:value="4.066666678">
                <text:p>4.06666667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4.066666678">
                <text:p>4.066666678</text:p>
              </table:table-cell>
              <table:table-cell office:value-type="float" office:value="4.066666678">
                <text:p>4.066666678</text:p>
              </table:table-cell>
              <table:table-cell office:value-type="float" office:value="4.066666678">
                <text:p>4.066666678</text:p>
              </table:table-cell>
              <table:table-cell office:value-type="float" office:value="2.666666701">
                <text:p>2.666666701</text:p>
              </table:table-cell>
              <table:table-cell office:value-type="float" office:value="23.8666667">
                <text:p>23.8666667</text:p>
              </table:table-cell>
              <table:table-cell office:value-type="float" office:value="7.200000033">
                <text:p>7.200000033</text:p>
              </table:table-cell>
              <table:table-cell office:value-type="float" office:value="4.066666678">
                <text:p>4.06666667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9.750000015">
                <text:p>9.750000015</text:p>
              </table:table-cell>
              <table:table-cell office:value-type="float" office:value="9.750000015">
                <text:p>9.750000015</text:p>
              </table:table-cell>
              <table:table-cell office:value-type="float" office:value="9.750000015">
                <text:p>9.750000015</text:p>
              </table:table-cell>
              <table:table-cell office:value-type="float" office:value="2">
                <text:p>2</text:p>
              </table:table-cell>
              <table:table-cell office:value-type="float" office:value="16.00000001">
                <text:p>16.00000001</text:p>
              </table:table-cell>
              <table:table-cell office:value-type="float" office:value="0">
                <text:p>0</text:p>
              </table:table-cell>
              <table:table-cell office:value-type="float" office:value="9.750000015">
                <text:p>9.7500000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9.176190525">
                <text:p>9.176190525</text:p>
              </table:table-cell>
              <table:table-cell office:value-type="float" office:value="9.176190525">
                <text:p>9.176190525</text:p>
              </table:table-cell>
              <table:table-cell office:value-type="float" office:value="9.176190525">
                <text:p>9.176190525</text:p>
              </table:table-cell>
              <table:table-cell office:value-type="float" office:value="2.476190522">
                <text:p>2.476190522</text:p>
              </table:table-cell>
              <table:table-cell office:value-type="float" office:value="6.17619054">
                <text:p>6.17619054</text:p>
              </table:table-cell>
              <table:table-cell office:value-type="float" office:value="13.64285721">
                <text:p>13.64285721</text:p>
              </table:table-cell>
              <table:table-cell office:value-type="float" office:value="9.176190525">
                <text:p>9.1761905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.700000018">
                <text:p>7.700000018</text:p>
              </table:table-cell>
              <table:table-cell office:value-type="float" office:value="7.700000018">
                <text:p>7.700000018</text:p>
              </table:table-cell>
              <table:table-cell office:value-type="float" office:value="7.700000018">
                <text:p>7.700000018</text:p>
              </table:table-cell>
              <table:table-cell office:value-type="float" office:value="10.33333336">
                <text:p>10.33333336</text:p>
              </table:table-cell>
              <table:table-cell office:value-type="float" office:value="3.333333343">
                <text:p>3.333333343</text:p>
              </table:table-cell>
              <table:table-cell office:value-type="float" office:value="3.533333346">
                <text:p>3.533333346</text:p>
              </table:table-cell>
              <table:table-cell office:value-type="float" office:value="7.700000018">
                <text:p>7.7000000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3.716666684">
                <text:p>3.716666684</text:p>
              </table:table-cell>
              <table:table-cell office:value-type="float" office:value="3.716666684">
                <text:p>3.716666684</text:p>
              </table:table-cell>
              <table:table-cell office:value-type="float" office:value="3.716666684">
                <text:p>3.716666684</text:p>
              </table:table-cell>
              <table:table-cell office:value-type="float" office:value="21.33333336">
                <text:p>21.33333336</text:p>
              </table:table-cell>
              <table:table-cell office:value-type="float" office:value="19.43333337">
                <text:p>19.43333337</text:p>
              </table:table-cell>
              <table:table-cell office:value-type="float" office:value="21.36666669">
                <text:p>21.36666669</text:p>
              </table:table-cell>
              <table:table-cell office:value-type="float" office:value="3.716666684">
                <text:p>3.7166666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2.433333352">
                <text:p>2.433333352</text:p>
              </table:table-cell>
              <table:table-cell office:value-type="float" office:value="2.433333352">
                <text:p>2.433333352</text:p>
              </table:table-cell>
              <table:table-cell office:value-type="float" office:value="2.433333352">
                <text:p>2.433333352</text:p>
              </table:table-cell>
              <table:table-cell office:value-type="float" office:value="16.70000002">
                <text:p>16.70000002</text:p>
              </table:table-cell>
              <table:table-cell office:value-type="float" office:value="21.90000002">
                <text:p>21.90000002</text:p>
              </table:table-cell>
              <table:table-cell office:value-type="float" office:value="20.66666669">
                <text:p>20.66666669</text:p>
              </table:table-cell>
              <table:table-cell office:value-type="float" office:value="2.433333352">
                <text:p>2.4333333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17.33333337">
                <text:p>17.33333337</text:p>
              </table:table-cell>
              <table:table-cell office:value-type="float" office:value="12.33333337">
                <text:p>12.33333337</text:p>
              </table:table-cell>
              <table:table-cell office:value-type="float" office:value="26.33333337">
                <text:p>26.333333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11.16666669">
                <text:p>11.16666669</text:p>
              </table:table-cell>
              <table:table-cell office:value-type="float" office:value="15.66666669">
                <text:p>15.66666669</text:p>
              </table:table-cell>
              <table:table-cell office:value-type="float" office:value="23.36666669">
                <text:p>23.36666669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1.716666684">
                <text:p>1.716666684</text:p>
              </table:table-cell>
              <table:table-cell office:value-type="float" office:value="1.716666684">
                <text:p>1.716666684</text:p>
              </table:table-cell>
              <table:table-cell office:value-type="float" office:value="1.716666684">
                <text:p>1.716666684</text:p>
              </table:table-cell>
              <table:table-cell office:value-type="float" office:value="23.06666671">
                <text:p>23.06666671</text:p>
              </table:table-cell>
              <table:table-cell office:value-type="float" office:value="12.90000004">
                <text:p>12.90000004</text:p>
              </table:table-cell>
              <table:table-cell office:value-type="float" office:value="9.166666701">
                <text:p>9.166666701</text:p>
              </table:table-cell>
              <table:table-cell office:value-type="float" office:value="1.716666684">
                <text:p>1.71666668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1.326190501">
                <text:p>1.326190501</text:p>
              </table:table-cell>
              <table:table-cell office:value-type="float" office:value="1.326190501">
                <text:p>1.326190501</text:p>
              </table:table-cell>
              <table:table-cell office:value-type="float" office:value="1.326190501">
                <text:p>1.326190501</text:p>
              </table:table-cell>
              <table:table-cell office:value-type="float" office:value="18.00952384">
                <text:p>18.00952384</text:p>
              </table:table-cell>
              <table:table-cell office:value-type="float" office:value="20.70952384">
                <text:p>20.70952384</text:p>
              </table:table-cell>
              <table:table-cell office:value-type="float" office:value="11.97619049">
                <text:p>11.97619049</text:p>
              </table:table-cell>
              <table:table-cell office:value-type="float" office:value="1.326190501">
                <text:p>1.3261905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1.509523824">
                <text:p>1.509523824</text:p>
              </table:table-cell>
              <table:table-cell office:value-type="float" office:value="1.509523824">
                <text:p>1.509523824</text:p>
              </table:table-cell>
              <table:table-cell office:value-type="float" office:value="1.509523824">
                <text:p>1.509523824</text:p>
              </table:table-cell>
              <table:table-cell office:value-type="float" office:value="6.309523851">
                <text:p>6.309523851</text:p>
              </table:table-cell>
              <table:table-cell office:value-type="float" office:value="16.84285718">
                <text:p>16.84285718</text:p>
              </table:table-cell>
              <table:table-cell office:value-type="float" office:value="12.80952385">
                <text:p>12.80952385</text:p>
              </table:table-cell>
              <table:table-cell office:value-type="float" office:value="1.509523824">
                <text:p>1.5095238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.759523824">
                <text:p>0.759523824</text:p>
              </table:table-cell>
              <table:table-cell office:value-type="float" office:value="0.759523824">
                <text:p>0.759523824</text:p>
              </table:table-cell>
              <table:table-cell office:value-type="float" office:value="0.759523824">
                <text:p>0.759523824</text:p>
              </table:table-cell>
              <table:table-cell office:value-type="float" office:value="2.309523821">
                <text:p>2.309523821</text:p>
              </table:table-cell>
              <table:table-cell office:value-type="float" office:value="33.84285715">
                <text:p>33.84285715</text:p>
              </table:table-cell>
              <table:table-cell office:value-type="float" office:value="20.80952382">
                <text:p>20.80952382</text:p>
              </table:table-cell>
              <table:table-cell office:value-type="float" office:value="0.759523824">
                <text:p>0.7595238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3.211904794">
                <text:p>3.211904794</text:p>
              </table:table-cell>
              <table:table-cell office:value-type="float" office:value="3.211904794">
                <text:p>3.211904794</text:p>
              </table:table-cell>
              <table:table-cell office:value-type="float" office:value="3.211904794">
                <text:p>3.211904794</text:p>
              </table:table-cell>
              <table:table-cell office:value-type="float" office:value="4.928571507">
                <text:p>4.928571507</text:p>
              </table:table-cell>
              <table:table-cell office:value-type="float" office:value="12.29523817">
                <text:p>12.29523817</text:p>
              </table:table-cell>
              <table:table-cell office:value-type="float" office:value="4.928571507">
                <text:p>4.928571507</text:p>
              </table:table-cell>
              <table:table-cell office:value-type="float" office:value="3.211904794">
                <text:p>3.21190479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1.142857149">
                <text:p>1.142857149</text:p>
              </table:table-cell>
              <table:table-cell office:value-type="float" office:value="1.142857149">
                <text:p>1.142857149</text:p>
              </table:table-cell>
              <table:table-cell office:value-type="float" office:value="1.142857149">
                <text:p>1.142857149</text:p>
              </table:table-cell>
              <table:table-cell office:value-type="float" office:value="4.976190493">
                <text:p>4.976190493</text:p>
              </table:table-cell>
              <table:table-cell office:value-type="float" office:value="10.47619049">
                <text:p>10.47619049</text:p>
              </table:table-cell>
              <table:table-cell office:value-type="float" office:value="4.976190493">
                <text:p>4.976190493</text:p>
              </table:table-cell>
              <table:table-cell office:value-type="float" office:value="1.142857149">
                <text:p>1.14285714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8.916666672">
                <text:p>8.916666672</text:p>
              </table:table-cell>
              <table:table-cell office:value-type="float" office:value="8.916666672">
                <text:p>8.916666672</text:p>
              </table:table-cell>
              <table:table-cell office:value-type="float" office:value="8.916666672">
                <text:p>8.916666672</text:p>
              </table:table-cell>
              <table:table-cell office:value-type="float" office:value="1.333333358">
                <text:p>1.333333358</text:p>
              </table:table-cell>
              <table:table-cell office:value-type="float" office:value="2.666666687">
                <text:p>2.666666687</text:p>
              </table:table-cell>
              <table:table-cell office:value-type="float" office:value="1.333333358">
                <text:p>1.333333358</text:p>
              </table:table-cell>
              <table:table-cell office:value-type="float" office:value="8.916666672">
                <text:p>8.9166666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10.95">
                <text:p>10.95</text:p>
              </table:table-cell>
              <table:table-cell office:value-type="float" office:value="10.95">
                <text:p>10.95</text:p>
              </table:table-cell>
              <table:table-cell office:value-type="float" office:value="10.95">
                <text:p>10.95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  <table:table-cell office:value-type="float" office:value="9.75">
                <text:p>9.75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16.5">
                <text:p>16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2.15000001">
                <text:p>12.15000001</text:p>
              </table:table-cell>
              <table:table-cell office:value-type="float" office:value="1.650000006">
                <text:p>1.650000006</text:p>
              </table:table-cell>
              <table:table-cell office:value-type="float" office:value="1.650000006">
                <text:p>1.650000006</text:p>
              </table:table-cell>
              <table:table-cell office:value-type="float" office:value="13.90000004">
                <text:p>13.90000004</text:p>
              </table:table-cell>
              <table:table-cell office:value-type="float" office:value="1.50000003">
                <text:p>1.50000003</text:p>
              </table:table-cell>
              <table:table-cell office:value-type="float" office:value="1.50000003">
                <text:p>1.50000003</text:p>
              </table:table-cell>
              <table:table-cell office:value-type="float" office:value="1.650000006">
                <text:p>1.6500000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10.7">
                <text:p>10.7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11.36666669">
                <text:p>11.36666669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38.45000003">
                <text:p>38.45000003</text:p>
              </table:table-cell>
              <table:table-cell office:value-type="float" office:value="3.950000033">
                <text:p>3.950000033</text:p>
              </table:table-cell>
              <table:table-cell office:value-type="float" office:value="3.950000033">
                <text:p>3.950000033</text:p>
              </table:table-cell>
              <table:table-cell office:value-type="float" office:value="31.86666672">
                <text:p>31.86666672</text:p>
              </table:table-cell>
              <table:table-cell office:value-type="float" office:value="2.50000003">
                <text:p>2.50000003</text:p>
              </table:table-cell>
              <table:table-cell office:value-type="float" office:value="2.333333358">
                <text:p>2.333333358</text:p>
              </table:table-cell>
              <table:table-cell office:value-type="float" office:value="3.950000033">
                <text:p>3.9500000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37.93333335">
                <text:p>37.93333335</text:p>
              </table:table-cell>
              <table:table-cell office:value-type="float" office:value="4.600000009">
                <text:p>4.600000009</text:p>
              </table:table-cell>
              <table:table-cell office:value-type="float" office:value="4.600000009">
                <text:p>4.600000009</text:p>
              </table:table-cell>
              <table:table-cell office:value-type="float" office:value="12.43333335">
                <text:p>12.43333335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0.5">
                <text:p>0.5</text:p>
              </table:table-cell>
              <table:table-cell office:value-type="float" office:value="4.600000009">
                <text:p>4.6000000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1.166666672">
                <text:p>1.166666672</text:p>
              </table:table-cell>
              <table:table-cell office:value-type="float" office:value="1.166666672">
                <text:p>1.166666672</text:p>
              </table:table-cell>
              <table:table-cell office:value-type="float" office:value="1.166666672">
                <text:p>1.166666672</text:p>
              </table:table-cell>
              <table:table-cell office:value-type="float" office:value="3.166666672">
                <text:p>3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1.166666672">
                <text:p>1.16666667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1.550000012">
                <text:p>1.550000012</text:p>
              </table:table-cell>
              <table:table-cell office:value-type="float" office:value="1.550000012">
                <text:p>1.550000012</text:p>
              </table:table-cell>
              <table:table-cell office:value-type="float" office:value="1.550000012">
                <text:p>1.550000012</text:p>
              </table:table-cell>
              <table:table-cell office:value-type="float" office:value="4.800000012">
                <text:p>4.800000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0000012">
                <text:p>1.5500000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0.700000003">
                <text:p>0.700000003</text:p>
              </table:table-cell>
              <table:table-cell office:value-type="float" office:value="0.700000003">
                <text:p>0.700000003</text:p>
              </table:table-cell>
              <table:table-cell office:value-type="float" office:value="0.700000003">
                <text:p>0.700000003</text:p>
              </table:table-cell>
              <table:table-cell office:value-type="float" office:value="0.700000003">
                <text:p>0.70000000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700000003">
                <text:p>0.70000000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2.650000006">
                <text:p>2.650000006</text:p>
              </table:table-cell>
              <table:table-cell office:value-type="float" office:value="2.650000006">
                <text:p>2.650000006</text:p>
              </table:table-cell>
              <table:table-cell office:value-type="float" office:value="2.650000006">
                <text:p>2.650000006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50000006">
                <text:p>2.6500000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3.200000003">
                <text:p>3.200000003</text:p>
              </table:table-cell>
              <table:table-cell office:value-type="float" office:value="3.200000003">
                <text:p>3.200000003</text:p>
              </table:table-cell>
              <table:table-cell office:value-type="float" office:value="3.200000003">
                <text:p>3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00000003">
                <text:p>3.2000000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4.150000006">
                <text:p>4.150000006</text:p>
              </table:table-cell>
              <table:table-cell office:value-type="float" office:value="4.150000006">
                <text:p>4.150000006</text:p>
              </table:table-cell>
              <table:table-cell office:value-type="float" office:value="4.150000006">
                <text:p>4.15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4.150000006">
                <text:p>4.15000000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23.80000007">
                <text:p>23.80000007</text:p>
              </table:table-cell>
              <table:table-cell office:value-type="float" office:value="23.80000007">
                <text:p>23.80000007</text:p>
              </table:table-cell>
              <table:table-cell office:value-type="float" office:value="23.80000007">
                <text:p>23.80000007</text:p>
              </table:table-cell>
              <table:table-cell office:value-type="float" office:value="2.000000045">
                <text:p>2.000000045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.633333385">
                <text:p>2.633333385</text:p>
              </table:table-cell>
              <table:table-cell office:value-type="float" office:value="23.80000007">
                <text:p>23.800000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22.1833335">
                <text:p>22.1833335</text:p>
              </table:table-cell>
              <table:table-cell office:value-type="float" office:value="22.1833335">
                <text:p>22.1833335</text:p>
              </table:table-cell>
              <table:table-cell office:value-type="float" office:value="22.1833335">
                <text:p>22.1833335</text:p>
              </table:table-cell>
              <table:table-cell office:value-type="float" office:value="3.333333433">
                <text:p>3.333333433</text:p>
              </table:table-cell>
              <table:table-cell office:value-type="float" office:value="0">
                <text:p>0</text:p>
              </table:table-cell>
              <table:table-cell office:value-type="float" office:value="7.933333501">
                <text:p>7.933333501</text:p>
              </table:table-cell>
              <table:table-cell office:value-type="float" office:value="22.1833335">
                <text:p>22.18333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16.57142907">
                <text:p>16.57142907</text:p>
              </table:table-cell>
              <table:table-cell office:value-type="float" office:value="16.57142907">
                <text:p>16.57142907</text:p>
              </table:table-cell>
              <table:table-cell office:value-type="float" office:value="16.57142907">
                <text:p>16.57142907</text:p>
              </table:table-cell>
              <table:table-cell office:value-type="float" office:value="16.57142907">
                <text:p>16.57142907</text:p>
              </table:table-cell>
              <table:table-cell office:value-type="float" office:value="0.571428597">
                <text:p>0.571428597</text:p>
              </table:table-cell>
              <table:table-cell office:value-type="float" office:value="16.57142907">
                <text:p>16.57142907</text:p>
              </table:table-cell>
              <table:table-cell office:value-type="float" office:value="16.57142907">
                <text:p>16.571429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16.61904812">
                <text:p>16.61904812</text:p>
              </table:table-cell>
              <table:table-cell office:value-type="float" office:value="16.61904812">
                <text:p>16.61904812</text:p>
              </table:table-cell>
              <table:table-cell office:value-type="float" office:value="16.61904812">
                <text:p>16.61904812</text:p>
              </table:table-cell>
              <table:table-cell office:value-type="float" office:value="16.61904812">
                <text:p>16.61904812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16.61904812">
                <text:p>16.61904812</text:p>
              </table:table-cell>
              <table:table-cell office:value-type="float" office:value="16.61904812">
                <text:p>16.619048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18.87619084">
                <text:p>18.87619084</text:p>
              </table:table-cell>
              <table:table-cell office:value-type="float" office:value="18.87619084">
                <text:p>18.87619084</text:p>
              </table:table-cell>
              <table:table-cell office:value-type="float" office:value="18.87619084">
                <text:p>18.87619084</text:p>
              </table:table-cell>
              <table:table-cell office:value-type="float" office:value="5.30952397">
                <text:p>5.30952397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18.87619084">
                <text:p>18.87619084</text:p>
              </table:table-cell>
              <table:table-cell office:value-type="float" office:value="18.87619084">
                <text:p>18.876190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5.033333421">
                <text:p>5.033333421</text:p>
              </table:table-cell>
              <table:table-cell office:value-type="float" office:value="5.033333421">
                <text:p>5.033333421</text:p>
              </table:table-cell>
              <table:table-cell office:value-type="float" office:value="5.033333421">
                <text:p>5.033333421</text:p>
              </table:table-cell>
              <table:table-cell office:value-type="float" office:value="14.6666667">
                <text:p>14.6666667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64.86666676">
                <text:p>64.86666676</text:p>
              </table:table-cell>
              <table:table-cell office:value-type="float" office:value="5.033333421">
                <text:p>5.0333334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6.666666791">
                <text:p>6.666666791</text:p>
              </table:table-cell>
              <table:table-cell office:value-type="float" office:value="6.666666791">
                <text:p>6.666666791</text:p>
              </table:table-cell>
              <table:table-cell office:value-type="float" office:value="6.666666791">
                <text:p>6.666666791</text:p>
              </table:table-cell>
              <table:table-cell office:value-type="float" office:value="8.166666716">
                <text:p>8.166666716</text:p>
              </table:table-cell>
              <table:table-cell office:value-type="float" office:value="0.5">
                <text:p>0.5</text:p>
              </table:table-cell>
              <table:table-cell office:value-type="float" office:value="64.66666679">
                <text:p>64.66666679</text:p>
              </table:table-cell>
              <table:table-cell office:value-type="float" office:value="6.666666791">
                <text:p>6.6666667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.916666672">
                <text:p>1.916666672</text:p>
              </table:table-cell>
              <table:table-cell office:value-type="float" office:value="1.916666672">
                <text:p>1.916666672</text:p>
              </table:table-cell>
              <table:table-cell office:value-type="float" office:value="1.916666672">
                <text:p>1.91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4.166666672">
                <text:p>4.166666672</text:p>
              </table:table-cell>
              <table:table-cell office:value-type="float" office:value="1.916666672">
                <text:p>1.9166666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25.75">
                <text:p>25.7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4.833333343">
                <text:p>4.83333334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30.75">
                <text:p>30.7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14.2666667">
                <text:p>14.2666667</text:p>
              </table:table-cell>
              <table:table-cell office:value-type="float" office:value="1.933333352">
                <text:p>1.933333352</text:p>
              </table:table-cell>
              <table:table-cell office:value-type="float" office:value="1.933333352">
                <text:p>1.933333352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">
                <text:p>0</text:p>
              </table:table-cell>
              <table:table-cell office:value-type="float" office:value="2.266666695">
                <text:p>2.266666695</text:p>
              </table:table-cell>
              <table:table-cell office:value-type="float" office:value="1.933333352">
                <text:p>1.93333335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7.833333373">
                <text:p>7.83333337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2.833333373">
                <text:p>2.833333373</text:p>
              </table:table-cell>
              <table:table-cell office:value-type="float" office:value="1.333333343">
                <text:p>1.33333334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4.650000006">
                <text:p>4.650000006</text:p>
              </table:table-cell>
              <table:table-cell office:value-type="float" office:value="4.650000006">
                <text:p>4.650000006</text:p>
              </table:table-cell>
              <table:table-cell office:value-type="float" office:value="4.650000006">
                <text:p>4.65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4.650000006">
                <text:p>4.6500000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2.392857149">
                <text:p>2.392857149</text:p>
              </table:table-cell>
              <table:table-cell office:value-type="float" office:value="2.392857149">
                <text:p>2.392857149</text:p>
              </table:table-cell>
              <table:table-cell office:value-type="float" office:value="2.392857149">
                <text:p>2.39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2.392857149">
                <text:p>2.39285714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4.883333355">
                <text:p>4.883333355</text:p>
              </table:table-cell>
              <table:table-cell office:value-type="float" office:value="4.883333355">
                <text:p>4.883333355</text:p>
              </table:table-cell>
              <table:table-cell office:value-type="float" office:value="4.883333355">
                <text:p>4.88333335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1.133333355">
                <text:p>1.133333355</text:p>
              </table:table-cell>
              <table:table-cell office:value-type="float" office:value="4.883333355">
                <text:p>4.8833333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2.950000003">
                <text:p>2.950000003</text:p>
              </table:table-cell>
              <table:table-cell office:value-type="float" office:value="2.950000003">
                <text:p>2.950000003</text:p>
              </table:table-cell>
              <table:table-cell office:value-type="float" office:value="2.950000003">
                <text:p>2.95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.950000003">
                <text:p>2.9500000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12.25">
                <text:p>12.25</text:p>
              </table:table-cell>
              <table:table-cell office:value-type="float" office:value="12.25">
                <text:p>12.25</text:p>
              </table:table-cell>
              <table:table-cell office:value-type="float" office:value="12.25">
                <text:p>12.2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24.71666668">
                <text:p>24.71666668</text:p>
              </table:table-cell>
              <table:table-cell office:value-type="float" office:value="24.71666668">
                <text:p>24.71666668</text:p>
              </table:table-cell>
              <table:table-cell office:value-type="float" office:value="24.71666668">
                <text:p>24.71666668</text:p>
              </table:table-cell>
              <table:table-cell office:value-type="float" office:value="0.966666684">
                <text:p>0.966666684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4.71666668">
                <text:p>24.716666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24.64285716">
                <text:p>24.64285716</text:p>
              </table:table-cell>
              <table:table-cell office:value-type="float" office:value="24.64285716">
                <text:p>24.64285716</text:p>
              </table:table-cell>
              <table:table-cell office:value-type="float" office:value="24.64285716">
                <text:p>24.64285716</text:p>
              </table:table-cell>
              <table:table-cell office:value-type="float" office:value="0.642857164">
                <text:p>0.642857164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642857164">
                <text:p>0.642857164</text:p>
              </table:table-cell>
              <table:table-cell office:value-type="float" office:value="24.64285716">
                <text:p>24.642857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24.202381">
                <text:p>24.202381</text:p>
              </table:table-cell>
              <table:table-cell office:value-type="float" office:value="24.202381">
                <text:p>24.202381</text:p>
              </table:table-cell>
              <table:table-cell office:value-type="float" office:value="24.202381">
                <text:p>24.202381</text:p>
              </table:table-cell>
              <table:table-cell office:value-type="float" office:value="1.452381">
                <text:p>1.452381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1.452381">
                <text:p>1.452381</text:p>
              </table:table-cell>
              <table:table-cell office:value-type="float" office:value="24.202381">
                <text:p>24.20238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8.583333343">
                <text:p>8.583333343</text:p>
              </table:table-cell>
              <table:table-cell office:value-type="float" office:value="29.8166673">
                <text:p>29.8166673</text:p>
              </table:table-cell>
              <table:table-cell office:value-type="float" office:value="29.8166673">
                <text:p>29.8166673</text:p>
              </table:table-cell>
              <table:table-cell office:value-type="float" office:value="0.900000021">
                <text:p>0.900000021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900000021">
                <text:p>0.900000021</text:p>
              </table:table-cell>
              <table:table-cell office:value-type="float" office:value="29.8166673">
                <text:p>29.816667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5.416666672">
                <text:p>5.416666672</text:p>
              </table:table-cell>
              <table:table-cell office:value-type="float" office:value="29.7500007">
                <text:p>29.7500007</text:p>
              </table:table-cell>
              <table:table-cell office:value-type="float" office:value="29.7500007">
                <text:p>29.7500007</text:p>
              </table:table-cell>
              <table:table-cell office:value-type="float" office:value="2.500000045">
                <text:p>2.50000004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2.500000045">
                <text:p>2.500000045</text:p>
              </table:table-cell>
              <table:table-cell office:value-type="float" office:value="29.7500007">
                <text:p>29.75000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8.928571463">
                <text:p>8.928571463</text:p>
              </table:table-cell>
              <table:table-cell office:value-type="float" office:value="28.3952387">
                <text:p>28.3952387</text:p>
              </table:table-cell>
              <table:table-cell office:value-type="float" office:value="28.3952387">
                <text:p>28.3952387</text:p>
              </table:table-cell>
              <table:table-cell office:value-type="float" office:value="2.395238161">
                <text:p>2.395238161</text:p>
              </table:table-cell>
              <table:table-cell office:value-type="float" office:value="1.095238134">
                <text:p>1.095238134</text:p>
              </table:table-cell>
              <table:table-cell office:value-type="float" office:value="2.395238161">
                <text:p>2.395238161</text:p>
              </table:table-cell>
              <table:table-cell office:value-type="float" office:value="28.3952387">
                <text:p>28.39523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8.769047663">
                <text:p>8.769047663</text:p>
              </table:table-cell>
              <table:table-cell office:value-type="float" office:value="28.18571487">
                <text:p>28.18571487</text:p>
              </table:table-cell>
              <table:table-cell office:value-type="float" office:value="28.18571487">
                <text:p>28.18571487</text:p>
              </table:table-cell>
              <table:table-cell office:value-type="float" office:value="3.602381021">
                <text:p>3.602381021</text:p>
              </table:table-cell>
              <table:table-cell office:value-type="float" office:value="1.519047663">
                <text:p>1.519047663</text:p>
              </table:table-cell>
              <table:table-cell office:value-type="float" office:value="1.552380994">
                <text:p>1.552380994</text:p>
              </table:table-cell>
              <table:table-cell office:value-type="float" office:value="28.18571487">
                <text:p>28.185714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7.461904824">
                <text:p>7.461904824</text:p>
              </table:table-cell>
              <table:table-cell office:value-type="float" office:value="27.24523868">
                <text:p>27.24523868</text:p>
              </table:table-cell>
              <table:table-cell office:value-type="float" office:value="27.24523868">
                <text:p>27.24523868</text:p>
              </table:table-cell>
              <table:table-cell office:value-type="float" office:value="6.2452382">
                <text:p>6.2452382</text:p>
              </table:table-cell>
              <table:table-cell office:value-type="float" office:value="1.795238152">
                <text:p>1.795238152</text:p>
              </table:table-cell>
              <table:table-cell office:value-type="float" office:value="2.761904836">
                <text:p>2.761904836</text:p>
              </table:table-cell>
              <table:table-cell office:value-type="float" office:value="27.24523868">
                <text:p>27.245238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7.280952558">
                <text:p>7.280952558</text:p>
              </table:table-cell>
              <table:table-cell office:value-type="float" office:value="20.51428598">
                <text:p>20.51428598</text:p>
              </table:table-cell>
              <table:table-cell office:value-type="float" office:value="20.51428598">
                <text:p>20.51428598</text:p>
              </table:table-cell>
              <table:table-cell office:value-type="float" office:value="20.51428598">
                <text:p>20.51428598</text:p>
              </table:table-cell>
              <table:table-cell office:value-type="float" office:value="3.714285806">
                <text:p>3.714285806</text:p>
              </table:table-cell>
              <table:table-cell office:value-type="float" office:value="6.947619215">
                <text:p>6.947619215</text:p>
              </table:table-cell>
              <table:table-cell office:value-type="float" office:value="20.51428598">
                <text:p>20.5142859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7.752381116">
                <text:p>7.752381116</text:p>
              </table:table-cell>
              <table:table-cell office:value-type="float" office:value="20.78571454">
                <text:p>20.78571454</text:p>
              </table:table-cell>
              <table:table-cell office:value-type="float" office:value="20.78571454">
                <text:p>20.78571454</text:p>
              </table:table-cell>
              <table:table-cell office:value-type="float" office:value="20.78571454">
                <text:p>20.78571454</text:p>
              </table:table-cell>
              <table:table-cell office:value-type="float" office:value="2.719047695">
                <text:p>2.719047695</text:p>
              </table:table-cell>
              <table:table-cell office:value-type="float" office:value="6.385714427">
                <text:p>6.385714427</text:p>
              </table:table-cell>
              <table:table-cell office:value-type="float" office:value="20.78571454">
                <text:p>20.7857145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0.842857167">
                <text:p>0.842857167</text:p>
              </table:table-cell>
              <table:table-cell office:value-type="float" office:value="2.692857191">
                <text:p>2.692857191</text:p>
              </table:table-cell>
              <table:table-cell office:value-type="float" office:value="2.692857191">
                <text:p>2.692857191</text:p>
              </table:table-cell>
              <table:table-cell office:value-type="float" office:value="2.692857191">
                <text:p>2.692857191</text:p>
              </table:table-cell>
              <table:table-cell office:value-type="float" office:value="1.009523839">
                <text:p>1.009523839</text:p>
              </table:table-cell>
              <table:table-cell office:value-type="float" office:value="1.376190513">
                <text:p>1.376190513</text:p>
              </table:table-cell>
              <table:table-cell office:value-type="float" office:value="2.692857191">
                <text:p>2.6928571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2.428571492">
                <text:p>2.428571492</text:p>
              </table:table-cell>
              <table:table-cell office:value-type="float" office:value="2.428571492">
                <text:p>2.428571492</text:p>
              </table:table-cell>
              <table:table-cell office:value-type="float" office:value="2.428571492">
                <text:p>2.428571492</text:p>
              </table:table-cell>
              <table:table-cell office:value-type="float" office:value="2.428571492">
                <text:p>2.428571492</text:p>
              </table:table-cell>
              <table:table-cell office:value-type="float" office:value="0.928571463">
                <text:p>0.928571463</text:p>
              </table:table-cell>
              <table:table-cell office:value-type="float" office:value="0.928571463">
                <text:p>0.928571463</text:p>
              </table:table-cell>
              <table:table-cell office:value-type="float" office:value="2.428571492">
                <text:p>2.42857149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1.900000036">
                <text:p>1.900000036</text:p>
              </table:table-cell>
              <table:table-cell office:value-type="float" office:value="1.900000036">
                <text:p>1.900000036</text:p>
              </table:table-cell>
              <table:table-cell office:value-type="float" office:value="1.900000036">
                <text:p>1.900000036</text:p>
              </table:table-cell>
              <table:table-cell office:value-type="float" office:value="8.233333409">
                <text:p>8.233333409</text:p>
              </table:table-cell>
              <table:table-cell office:value-type="float" office:value="3.166666716">
                <text:p>3.166666716</text:p>
              </table:table-cell>
              <table:table-cell office:value-type="float" office:value="3.000000045">
                <text:p>3.000000045</text:p>
              </table:table-cell>
              <table:table-cell office:value-type="float" office:value="1.900000036">
                <text:p>1.9000000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0.566666678">
                <text:p>0.566666678</text:p>
              </table:table-cell>
              <table:table-cell office:value-type="float" office:value="0.566666678">
                <text:p>0.566666678</text:p>
              </table:table-cell>
              <table:table-cell office:value-type="float" office:value="0.566666678">
                <text:p>0.566666678</text:p>
              </table:table-cell>
              <table:table-cell office:value-type="float" office:value="9.400000021">
                <text:p>9.400000021</text:p>
              </table:table-cell>
              <table:table-cell office:value-type="float" office:value="2.500000015">
                <text:p>2.500000015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.566666678">
                <text:p>0.56666667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1.595238149">
                <text:p>1.595238149</text:p>
              </table:table-cell>
              <table:table-cell office:value-type="float" office:value="1.595238149">
                <text:p>1.595238149</text:p>
              </table:table-cell>
              <table:table-cell office:value-type="float" office:value="1.595238149">
                <text:p>1.595238149</text:p>
              </table:table-cell>
              <table:table-cell office:value-type="float" office:value="4.095238179">
                <text:p>4.095238179</text:p>
              </table:table-cell>
              <table:table-cell office:value-type="float" office:value="1.428571478">
                <text:p>1.428571478</text:p>
              </table:table-cell>
              <table:table-cell office:value-type="float" office:value="4.095238179">
                <text:p>4.095238179</text:p>
              </table:table-cell>
              <table:table-cell office:value-type="float" office:value="1.595238149">
                <text:p>1.5952381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4.476190552">
                <text:p>4.476190552</text:p>
              </table:table-cell>
              <table:table-cell office:value-type="float" office:value="2.142857209">
                <text:p>2.142857209</text:p>
              </table:table-cell>
              <table:table-cell office:value-type="float" office:value="4.476190552">
                <text:p>4.476190552</text:p>
              </table:table-cell>
              <table:table-cell office:value-type="float" office:value="0.476190493">
                <text:p>0.4761904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1.285714343">
                <text:p>1.285714343</text:p>
              </table:table-cell>
              <table:table-cell office:value-type="float" office:value="1.285714343">
                <text:p>1.285714343</text:p>
              </table:table-cell>
              <table:table-cell office:value-type="float" office:value="1.285714343">
                <text:p>1.285714343</text:p>
              </table:table-cell>
              <table:table-cell office:value-type="float" office:value="3.285714403">
                <text:p>3.285714403</text:p>
              </table:table-cell>
              <table:table-cell office:value-type="float" office:value="3.285714403">
                <text:p>3.285714403</text:p>
              </table:table-cell>
              <table:table-cell office:value-type="float" office:value="3.285714403">
                <text:p>3.285714403</text:p>
              </table:table-cell>
              <table:table-cell office:value-type="float" office:value="1.285714343">
                <text:p>1.2857143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1.009523839">
                <text:p>1.009523839</text:p>
              </table:table-cell>
              <table:table-cell office:value-type="float" office:value="1.009523839">
                <text:p>1.009523839</text:p>
              </table:table-cell>
              <table:table-cell office:value-type="float" office:value="1.009523839">
                <text:p>1.009523839</text:p>
              </table:table-cell>
              <table:table-cell office:value-type="float" office:value="1.642857164">
                <text:p>1.642857164</text:p>
              </table:table-cell>
              <table:table-cell office:value-type="float" office:value="1.976190507">
                <text:p>1.976190507</text:p>
              </table:table-cell>
              <table:table-cell office:value-type="float" office:value="8.342857182">
                <text:p>8.342857182</text:p>
              </table:table-cell>
              <table:table-cell office:value-type="float" office:value="1.009523839">
                <text:p>1.00952383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7.628571615">
                <text:p>7.628571615</text:p>
              </table:table-cell>
              <table:table-cell office:value-type="float" office:value="7.628571615">
                <text:p>7.628571615</text:p>
              </table:table-cell>
              <table:table-cell office:value-type="float" office:value="7.628571615">
                <text:p>7.628571615</text:p>
              </table:table-cell>
              <table:table-cell office:value-type="float" office:value="12.09523822">
                <text:p>12.09523822</text:p>
              </table:table-cell>
              <table:table-cell office:value-type="float" office:value="11.26190491">
                <text:p>11.26190491</text:p>
              </table:table-cell>
              <table:table-cell office:value-type="float" office:value="46.12857167">
                <text:p>46.12857167</text:p>
              </table:table-cell>
              <table:table-cell office:value-type="float" office:value="7.628571615">
                <text:p>7.6285716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4.728571549">
                <text:p>4.728571549</text:p>
              </table:table-cell>
              <table:table-cell office:value-type="float" office:value="4.728571549">
                <text:p>4.728571549</text:p>
              </table:table-cell>
              <table:table-cell office:value-type="float" office:value="4.728571549">
                <text:p>4.728571549</text:p>
              </table:table-cell>
              <table:table-cell office:value-type="float" office:value="11.76190497">
                <text:p>11.76190497</text:p>
              </table:table-cell>
              <table:table-cell office:value-type="float" office:value="15.5952383">
                <text:p>15.5952383</text:p>
              </table:table-cell>
              <table:table-cell office:value-type="float" office:value="53.7285717">
                <text:p>53.7285717</text:p>
              </table:table-cell>
              <table:table-cell office:value-type="float" office:value="4.728571549">
                <text:p>4.7285715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21.42619069">
                <text:p>21.42619069</text:p>
              </table:table-cell>
              <table:table-cell office:value-type="float" office:value="21.42619069">
                <text:p>21.42619069</text:p>
              </table:table-cell>
              <table:table-cell office:value-type="float" office:value="21.42619069">
                <text:p>21.42619069</text:p>
              </table:table-cell>
              <table:table-cell office:value-type="float" office:value="2.309523895">
                <text:p>2.309523895</text:p>
              </table:table-cell>
              <table:table-cell office:value-type="float" office:value="6.109523952">
                <text:p>6.109523952</text:p>
              </table:table-cell>
              <table:table-cell office:value-type="float" office:value="5.876190633">
                <text:p>5.876190633</text:p>
              </table:table-cell>
              <table:table-cell office:value-type="float" office:value="21.42619069">
                <text:p>21.426190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1.100000009">
                <text:p>1.100000009</text:p>
              </table:table-cell>
              <table:table-cell office:value-type="float" office:value="1.100000009">
                <text:p>1.100000009</text:p>
              </table:table-cell>
              <table:table-cell office:value-type="float" office:value="1.100000009">
                <text:p>1.100000009</text:p>
              </table:table-cell>
              <table:table-cell office:value-type="float" office:value="0">
                <text:p>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1.100000009">
                <text:p>1.10000000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0.509523824">
                <text:p>0.509523824</text:p>
              </table:table-cell>
              <table:table-cell office:value-type="float" office:value="0.509523824">
                <text:p>0.509523824</text:p>
              </table:table-cell>
              <table:table-cell office:value-type="float" office:value="0.509523824">
                <text:p>0.509523824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509523824">
                <text:p>0.509523824</text:p>
              </table:table-cell>
              <table:table-cell office:value-type="float" office:value="0.509523824">
                <text:p>0.5095238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.900000006">
                <text:p>0.900000006</text:p>
              </table:table-cell>
              <table:table-cell office:value-type="float" office:value="0.900000006">
                <text:p>0.900000006</text:p>
              </table:table-cell>
              <table:table-cell office:value-type="float" office:value="0.900000006">
                <text:p>0.900000006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900000006">
                <text:p>0.90000000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1.200000003">
                <text:p>1.2000000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1.292857155">
                <text:p>1.292857155</text:p>
              </table:table-cell>
              <table:table-cell office:value-type="float" office:value="1.292857155">
                <text:p>1.292857155</text:p>
              </table:table-cell>
              <table:table-cell office:value-type="float" office:value="1.292857155">
                <text:p>1.292857155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542857155">
                <text:p>0.542857155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1.292857155">
                <text:p>1.2928571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5.25">
                <text:p>5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16.75000001">
                <text:p>16.75000001</text:p>
              </table:table-cell>
              <table:table-cell office:value-type="float" office:value="0.916666672">
                <text:p>0.916666672</text:p>
              </table:table-cell>
              <table:table-cell office:value-type="float" office:value="0.916666672">
                <text:p>0.916666672</text:p>
              </table:table-cell>
              <table:table-cell office:value-type="float" office:value="3.000000015">
                <text:p>3.000000015</text:p>
              </table:table-cell>
              <table:table-cell office:value-type="float" office:value="15.33333334">
                <text:p>15.33333334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916666672">
                <text:p>0.91666667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40.75952384">
                <text:p>40.75952384</text:p>
              </table:table-cell>
              <table:table-cell office:value-type="float" office:value="4.092857152">
                <text:p>4.092857152</text:p>
              </table:table-cell>
              <table:table-cell office:value-type="float" office:value="4.092857152">
                <text:p>4.092857152</text:p>
              </table:table-cell>
              <table:table-cell office:value-type="float" office:value="1.809523836">
                <text:p>1.809523836</text:p>
              </table:table-cell>
              <table:table-cell office:value-type="float" office:value="13.00952384">
                <text:p>13.00952384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4.092857152">
                <text:p>4.09285715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45.95">
                <text:p>45.95</text:p>
              </table:table-cell>
              <table:table-cell office:value-type="float" office:value="4.950000003">
                <text:p>4.950000003</text:p>
              </table:table-cell>
              <table:table-cell office:value-type="float" office:value="4.950000003">
                <text:p>4.950000003</text:p>
              </table:table-cell>
              <table:table-cell office:value-type="float" office:value="1">
                <text:p>1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4.950000003">
                <text:p>4.95000000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52.65000002">
                <text:p>52.65000002</text:p>
              </table:table-cell>
              <table:table-cell office:value-type="float" office:value="3.316666678">
                <text:p>3.316666678</text:p>
              </table:table-cell>
              <table:table-cell office:value-type="float" office:value="3.316666678">
                <text:p>3.316666678</text:p>
              </table:table-cell>
              <table:table-cell office:value-type="float" office:value="3.000000015">
                <text:p>3.000000015</text:p>
              </table:table-cell>
              <table:table-cell office:value-type="float" office:value="8.400000021">
                <text:p>8.400000021</text:p>
              </table:table-cell>
              <table:table-cell office:value-type="float" office:value="0">
                <text:p>0</text:p>
              </table:table-cell>
              <table:table-cell office:value-type="float" office:value="3.316666678">
                <text:p>3.3166666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44.08333334">
                <text:p>44.08333334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3.333333343">
                <text:p>3.333333343</text:p>
              </table:table-cell>
              <table:table-cell office:value-type="float" office:value="3.833333343">
                <text:p>3.833333343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55.58333334">
                <text:p>55.58333334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5.333333343">
                <text:p>5.333333343</text:p>
              </table:table-cell>
              <table:table-cell office:value-type="float" office:value="2.833333343">
                <text:p>2.833333343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7.600000009">
                <text:p>7.600000009</text:p>
              </table:table-cell>
              <table:table-cell office:value-type="float" office:value="7.600000009">
                <text:p>7.600000009</text:p>
              </table:table-cell>
              <table:table-cell office:value-type="float" office:value="7.600000009">
                <text:p>7.600000009</text:p>
              </table:table-cell>
              <table:table-cell office:value-type="float" office:value="7.900000006">
                <text:p>7.900000006</text:p>
              </table:table-cell>
              <table:table-cell office:value-type="float" office:value="3.700000003">
                <text:p>3.700000003</text:p>
              </table:table-cell>
              <table:table-cell office:value-type="float" office:value="0">
                <text:p>0</text:p>
              </table:table-cell>
              <table:table-cell office:value-type="float" office:value="7.600000009">
                <text:p>7.6000000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9.092857167">
                <text:p>9.092857167</text:p>
              </table:table-cell>
              <table:table-cell office:value-type="float" office:value="9.092857167">
                <text:p>9.092857167</text:p>
              </table:table-cell>
              <table:table-cell office:value-type="float" office:value="9.092857167">
                <text:p>9.092857167</text:p>
              </table:table-cell>
              <table:table-cell office:value-type="float" office:value="4.67619051">
                <text:p>4.67619051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1.476190507">
                <text:p>1.476190507</text:p>
              </table:table-cell>
              <table:table-cell office:value-type="float" office:value="9.092857167">
                <text:p>9.09285716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23.97619054">
                <text:p>23.97619054</text:p>
              </table:table-cell>
              <table:table-cell office:value-type="float" office:value="23.97619054">
                <text:p>23.97619054</text:p>
              </table:table-cell>
              <table:table-cell office:value-type="float" office:value="23.97619054">
                <text:p>23.97619054</text:p>
              </table:table-cell>
              <table:table-cell office:value-type="float" office:value="2.976190537">
                <text:p>2.976190537</text:p>
              </table:table-cell>
              <table:table-cell office:value-type="float" office:value="0.642857164">
                <text:p>0.642857164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23.97619054">
                <text:p>23.976190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7.450000048">
                <text:p>7.450000048</text:p>
              </table:table-cell>
              <table:table-cell office:value-type="float" office:value="7.450000048">
                <text:p>7.450000048</text:p>
              </table:table-cell>
              <table:table-cell office:value-type="float" office:value="7.450000048">
                <text:p>7.450000048</text:p>
              </table:table-cell>
              <table:table-cell office:value-type="float" office:value="2.700000048">
                <text:p>2.700000048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7.450000048">
                <text:p>7.45000004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6.061904877">
                <text:p>6.061904877</text:p>
              </table:table-cell>
              <table:table-cell office:value-type="float" office:value="6.061904877">
                <text:p>6.061904877</text:p>
              </table:table-cell>
              <table:table-cell office:value-type="float" office:value="6.061904877">
                <text:p>6.061904877</text:p>
              </table:table-cell>
              <table:table-cell office:value-type="float" office:value="6.061904877">
                <text:p>6.061904877</text:p>
              </table:table-cell>
              <table:table-cell office:value-type="float" office:value="0.428571448">
                <text:p>0.428571448</text:p>
              </table:table-cell>
              <table:table-cell office:value-type="float" office:value="1.261904806">
                <text:p>1.261904806</text:p>
              </table:table-cell>
              <table:table-cell office:value-type="float" office:value="6.061904877">
                <text:p>6.0619048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8.719047785">
                <text:p>8.719047785</text:p>
              </table:table-cell>
              <table:table-cell office:value-type="float" office:value="8.719047785">
                <text:p>8.719047785</text:p>
              </table:table-cell>
              <table:table-cell office:value-type="float" office:value="8.719047785">
                <text:p>8.719047785</text:p>
              </table:table-cell>
              <table:table-cell office:value-type="float" office:value="8.719047785">
                <text:p>8.719047785</text:p>
              </table:table-cell>
              <table:table-cell office:value-type="float" office:value="0.785714313">
                <text:p>0.785714313</text:p>
              </table:table-cell>
              <table:table-cell office:value-type="float" office:value="1.619047672">
                <text:p>1.619047672</text:p>
              </table:table-cell>
              <table:table-cell office:value-type="float" office:value="8.719047785">
                <text:p>8.71904778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5.90000011">
                <text:p>5.90000011</text:p>
              </table:table-cell>
              <table:table-cell office:value-type="float" office:value="5.90000011">
                <text:p>5.90000011</text:p>
              </table:table-cell>
              <table:table-cell office:value-type="float" office:value="5.90000011">
                <text:p>5.90000011</text:p>
              </table:table-cell>
              <table:table-cell office:value-type="float" office:value="5.90000011">
                <text:p>5.90000011</text:p>
              </table:table-cell>
              <table:table-cell office:value-type="float" office:value="1.00000003">
                <text:p>1.00000003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5.90000011">
                <text:p>5.9000001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9.535714373">
                <text:p>9.535714373</text:p>
              </table:table-cell>
              <table:table-cell office:value-type="float" office:value="9.535714373">
                <text:p>9.535714373</text:p>
              </table:table-cell>
              <table:table-cell office:value-type="float" office:value="9.535714373">
                <text:p>9.535714373</text:p>
              </table:table-cell>
              <table:table-cell office:value-type="float" office:value="2.785714373">
                <text:p>2.785714373</text:p>
              </table:table-cell>
              <table:table-cell office:value-type="float" office:value="2.785714373">
                <text:p>2.785714373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9.535714373">
                <text:p>9.53571437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9.000000104">
                <text:p>9.000000104</text:p>
              </table:table-cell>
              <table:table-cell office:value-type="float" office:value="9.000000104">
                <text:p>9.000000104</text:p>
              </table:table-cell>
              <table:table-cell office:value-type="float" office:value="9.000000104">
                <text:p>9.000000104</text:p>
              </table:table-cell>
              <table:table-cell office:value-type="float" office:value="3.500000104">
                <text:p>3.500000104</text:p>
              </table:table-cell>
              <table:table-cell office:value-type="float" office:value="3.500000104">
                <text:p>3.500000104</text:p>
              </table:table-cell>
              <table:table-cell office:value-type="float" office:value="0">
                <text:p>0</text:p>
              </table:table-cell>
              <table:table-cell office:value-type="float" office:value="9.000000104">
                <text:p>9.0000001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4.142857179">
                <text:p>4.142857179</text:p>
              </table:table-cell>
              <table:table-cell office:value-type="float" office:value="4.142857179">
                <text:p>4.142857179</text:p>
              </table:table-cell>
              <table:table-cell office:value-type="float" office:value="4.142857179">
                <text:p>4.142857179</text:p>
              </table:table-cell>
              <table:table-cell office:value-type="float" office:value="4.142857179">
                <text:p>4.142857179</text:p>
              </table:table-cell>
              <table:table-cell office:value-type="float" office:value="4.142857179">
                <text:p>4.14285717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4.142857179">
                <text:p>4.14285717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2.916666687">
                <text:p>2.916666687</text:p>
              </table:table-cell>
              <table:table-cell office:value-type="float" office:value="2.916666687">
                <text:p>2.916666687</text:p>
              </table:table-cell>
              <table:table-cell office:value-type="float" office:value="2.916666687">
                <text:p>2.916666687</text:p>
              </table:table-cell>
              <table:table-cell office:value-type="float" office:value="5.666666687">
                <text:p>5.666666687</text:p>
              </table:table-cell>
              <table:table-cell office:value-type="float" office:value="5.666666687">
                <text:p>5.666666687</text:p>
              </table:table-cell>
              <table:table-cell office:value-type="float" office:value="0">
                <text:p>0</text:p>
              </table:table-cell>
              <table:table-cell office:value-type="float" office:value="2.916666687">
                <text:p>2.91666668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9.500000015">
                <text:p>9.500000015</text:p>
              </table:table-cell>
              <table:table-cell office:value-type="float" office:value="9.500000015">
                <text:p>9.500000015</text:p>
              </table:table-cell>
              <table:table-cell office:value-type="float" office:value="9.500000015">
                <text:p>9.500000015</text:p>
              </table:table-cell>
              <table:table-cell office:value-type="float" office:value="6.000000015">
                <text:p>6.000000015</text:p>
              </table:table-cell>
              <table:table-cell office:value-type="float" office:value="6.000000015">
                <text:p>6.000000015</text:p>
              </table:table-cell>
              <table:table-cell office:value-type="float" office:value="0">
                <text:p>0</text:p>
              </table:table-cell>
              <table:table-cell office:value-type="float" office:value="9.500000015">
                <text:p>9.5000000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8.000000045">
                <text:p>8.000000045</text:p>
              </table:table-cell>
              <table:table-cell office:value-type="float" office:value="8.000000045">
                <text:p>8.000000045</text:p>
              </table:table-cell>
              <table:table-cell office:value-type="float" office:value="8.000000045">
                <text:p>8.000000045</text:p>
              </table:table-cell>
              <table:table-cell office:value-type="float" office:value="6.500000045">
                <text:p>6.500000045</text:p>
              </table:table-cell>
              <table:table-cell office:value-type="float" office:value="6.500000045">
                <text:p>6.500000045</text:p>
              </table:table-cell>
              <table:table-cell office:value-type="float" office:value="0">
                <text:p>0</text:p>
              </table:table-cell>
              <table:table-cell office:value-type="float" office:value="8.000000045">
                <text:p>8.0000000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0.35000005">
                <text:p>10.35000005</text:p>
              </table:table-cell>
              <table:table-cell office:value-type="float" office:value="10.35000005">
                <text:p>10.35000005</text:p>
              </table:table-cell>
              <table:table-cell office:value-type="float" office:value="10.35000005">
                <text:p>10.35000005</text:p>
              </table:table-cell>
              <table:table-cell office:value-type="float" office:value="14.60000005">
                <text:p>14.60000005</text:p>
              </table:table-cell>
              <table:table-cell office:value-type="float" office:value="4.00000003">
                <text:p>4.00000003</text:p>
              </table:table-cell>
              <table:table-cell office:value-type="float" office:value="0">
                <text:p>0</text:p>
              </table:table-cell>
              <table:table-cell office:value-type="float" office:value="10.35000005">
                <text:p>10.3500000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8.833333358">
                <text:p>8.833333358</text:p>
              </table:table-cell>
              <table:table-cell office:value-type="float" office:value="8.833333358">
                <text:p>8.833333358</text:p>
              </table:table-cell>
              <table:table-cell office:value-type="float" office:value="8.833333358">
                <text:p>8.833333358</text:p>
              </table:table-cell>
              <table:table-cell office:value-type="float" office:value="10.83333336">
                <text:p>10.83333336</text:p>
              </table:table-cell>
              <table:table-cell office:value-type="float" office:value="2.166666672">
                <text:p>2.166666672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8.833333358">
                <text:p>8.8333333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8.100000024">
                <text:p>8.100000024</text:p>
              </table:table-cell>
              <table:table-cell office:value-type="float" office:value="8.100000024">
                <text:p>8.100000024</text:p>
              </table:table-cell>
              <table:table-cell office:value-type="float" office:value="8.100000024">
                <text:p>8.100000024</text:p>
              </table:table-cell>
              <table:table-cell office:value-type="float" office:value="17.43333337">
                <text:p>17.43333337</text:p>
              </table:table-cell>
              <table:table-cell office:value-type="float" office:value="2.000000015">
                <text:p>2.000000015</text:p>
              </table:table-cell>
              <table:table-cell office:value-type="float" office:value="1.166666687">
                <text:p>1.166666687</text:p>
              </table:table-cell>
              <table:table-cell office:value-type="float" office:value="8.100000024">
                <text:p>8.1000000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24.06666672">
                <text:p>24.06666672</text:p>
              </table:table-cell>
              <table:table-cell office:value-type="float" office:value="24.06666672">
                <text:p>24.06666672</text:p>
              </table:table-cell>
              <table:table-cell office:value-type="float" office:value="24.06666672">
                <text:p>24.06666672</text:p>
              </table:table-cell>
              <table:table-cell office:value-type="float" office:value="2.13333337">
                <text:p>2.13333337</text:p>
              </table:table-cell>
              <table:table-cell office:value-type="float" office:value="0.900000021">
                <text:p>0.900000021</text:p>
              </table:table-cell>
              <table:table-cell office:value-type="float" office:value="0.700000018">
                <text:p>0.700000018</text:p>
              </table:table-cell>
              <table:table-cell office:value-type="float" office:value="24.06666672">
                <text:p>24.0666667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24.40000004">
                <text:p>24.40000004</text:p>
              </table:table-cell>
              <table:table-cell office:value-type="float" office:value="24.40000004">
                <text:p>24.40000004</text:p>
              </table:table-cell>
              <table:table-cell office:value-type="float" office:value="24.40000004">
                <text:p>24.40000004</text:p>
              </table:table-cell>
              <table:table-cell office:value-type="float" office:value="0.733333349">
                <text:p>0.733333349</text:p>
              </table:table-cell>
              <table:table-cell office:value-type="float" office:value="1.300000027">
                <text:p>1.300000027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24.40000004">
                <text:p>24.4000000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23.5095239">
                <text:p>23.5095239</text:p>
              </table:table-cell>
              <table:table-cell office:value-type="float" office:value="23.5095239">
                <text:p>23.5095239</text:p>
              </table:table-cell>
              <table:table-cell office:value-type="float" office:value="23.5095239">
                <text:p>23.5095239</text:p>
              </table:table-cell>
              <table:table-cell office:value-type="float" office:value="3.542857215">
                <text:p>3.542857215</text:p>
              </table:table-cell>
              <table:table-cell office:value-type="float" office:value="1.542857185">
                <text:p>1.542857185</text:p>
              </table:table-cell>
              <table:table-cell office:value-type="float" office:value="0.876190498">
                <text:p>0.876190498</text:p>
              </table:table-cell>
              <table:table-cell office:value-type="float" office:value="23.5095239">
                <text:p>23.50952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23.9333334">
                <text:p>23.9333334</text:p>
              </table:table-cell>
              <table:table-cell office:value-type="float" office:value="23.9333334">
                <text:p>23.9333334</text:p>
              </table:table-cell>
              <table:table-cell office:value-type="float" office:value="23.9333334">
                <text:p>23.9333334</text:p>
              </table:table-cell>
              <table:table-cell office:value-type="float" office:value="2.233333379">
                <text:p>2.233333379</text:p>
              </table:table-cell>
              <table:table-cell office:value-type="float" office:value="0.566666678">
                <text:p>0.566666678</text:p>
              </table:table-cell>
              <table:table-cell office:value-type="float" office:value="1.466666698">
                <text:p>1.466666698</text:p>
              </table:table-cell>
              <table:table-cell office:value-type="float" office:value="23.9333334">
                <text:p>23.93333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24.16666672">
                <text:p>24.16666672</text:p>
              </table:table-cell>
              <table:table-cell office:value-type="float" office:value="24.16666672">
                <text:p>24.16666672</text:p>
              </table:table-cell>
              <table:table-cell office:value-type="float" office:value="24.16666672">
                <text:p>24.16666672</text:p>
              </table:table-cell>
              <table:table-cell office:value-type="float" office:value="2.966666713">
                <text:p>2.966666713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">
                <text:p>0</text:p>
              </table:table-cell>
              <table:table-cell office:value-type="float" office:value="24.16666672">
                <text:p>24.166666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3.166666672">
                <text:p>3.166666672</text:p>
              </table:table-cell>
              <table:table-cell office:value-type="float" office:value="3.166666672">
                <text:p>3.166666672</text:p>
              </table:table-cell>
              <table:table-cell office:value-type="float" office:value="3.166666672">
                <text:p>3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3.166666672">
                <text:p>3.1666666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5.333333343">
                <text:p>5.333333343</text:p>
              </table:table-cell>
              <table:table-cell office:value-type="float" office:value="5.333333343">
                <text:p>5.333333343</text:p>
              </table:table-cell>
              <table:table-cell office:value-type="float" office:value="5.333333343">
                <text:p>5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5.333333343">
                <text:p>5.3333333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166666746">
                <text:p>4.166666746</text:p>
              </table:table-cell>
              <table:table-cell office:value-type="float" office:value="4.166666746">
                <text:p>4.166666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66666746">
                <text:p>4.16666674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916666687">
                <text:p>0.916666687</text:p>
              </table:table-cell>
              <table:table-cell office:value-type="float" office:value="0.916666687">
                <text:p>0.916666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6666687">
                <text:p>0.91666668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833333343">
                <text:p>0.83333334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66666716">
                <text:p>1.666666716</text:p>
              </table:table-cell>
              <table:table-cell office:value-type="float" office:value="1.666666716">
                <text:p>1.666666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66666716">
                <text:p>1.6666667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000003">
                <text:p>1.0000000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33333373">
                <text:p>1.333333373</text:p>
              </table:table-cell>
              <table:table-cell office:value-type="float" office:value="1.333333373">
                <text:p>1.333333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33333373">
                <text:p>1.33333337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2.083333373">
                <text:p>2.083333373</text:p>
              </table:table-cell>
              <table:table-cell office:value-type="float" office:value="2.083333373">
                <text:p>2.08333337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2.083333373">
                <text:p>2.08333337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8.547619104">
                <text:p>8.547619104</text:p>
              </table:table-cell>
              <table:table-cell office:value-type="float" office:value="8.547619104">
                <text:p>8.547619104</text:p>
              </table:table-cell>
              <table:table-cell office:value-type="float" office:value="8.547619104">
                <text:p>8.547619104</text:p>
              </table:table-cell>
              <table:table-cell office:value-type="float" office:value="1.547619104">
                <text:p>1.547619104</text:p>
              </table:table-cell>
              <table:table-cell office:value-type="float" office:value="0.714285746">
                <text:p>0.714285746</text:p>
              </table:table-cell>
              <table:table-cell office:value-type="float" office:value="1.547619104">
                <text:p>1.547619104</text:p>
              </table:table-cell>
              <table:table-cell office:value-type="float" office:value="8.547619104">
                <text:p>8.54761910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10.66666667">
                <text:p>10.66666667</text:p>
              </table:table-cell>
              <table:table-cell office:value-type="float" office:value="10.66666667">
                <text:p>10.66666667</text:p>
              </table:table-cell>
              <table:table-cell office:value-type="float" office:value="10.66666667">
                <text:p>10.66666667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0.66666667">
                <text:p>10.666666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24.22619052">
                <text:p>24.22619052</text:p>
              </table:table-cell>
              <table:table-cell office:value-type="float" office:value="24.22619052">
                <text:p>24.22619052</text:p>
              </table:table-cell>
              <table:table-cell office:value-type="float" office:value="24.22619052">
                <text:p>24.22619052</text:p>
              </table:table-cell>
              <table:table-cell office:value-type="float" office:value="1.476190522">
                <text:p>1.476190522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1.476190522">
                <text:p>1.476190522</text:p>
              </table:table-cell>
              <table:table-cell office:value-type="float" office:value="24.22619052">
                <text:p>24.2261905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86666667">
                <text:p>24.866666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4.86666667">
                <text:p>24.866666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24.86666667">
                <text:p>24.866666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24.83333334">
                <text:p>24.83333334</text:p>
              </table:table-cell>
              <table:table-cell office:value-type="float" office:value="24.83333334">
                <text:p>24.83333334</text:p>
              </table:table-cell>
              <table:table-cell office:value-type="float" office:value="24.83333334">
                <text:p>24.83333334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24.83333334">
                <text:p>24.833333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542857155">
                <text:p>0.542857155</text:p>
              </table:table-cell>
              <table:table-cell office:value-type="float" office:value="24.6261905">
                <text:p>24.6261905</text:p>
              </table:table-cell>
              <table:table-cell office:value-type="float" office:value="24.6261905">
                <text:p>24.6261905</text:p>
              </table:table-cell>
              <table:table-cell office:value-type="float" office:value="24.6261905">
                <text:p>24.6261905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0">
                <text:p>0</text:p>
              </table:table-cell>
              <table:table-cell office:value-type="float" office:value="24.6261905">
                <text:p>24.62619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4.61666669">
                <text:p>24.61666669</text:p>
              </table:table-cell>
              <table:table-cell office:value-type="float" office:value="24.61666669">
                <text:p>24.61666669</text:p>
              </table:table-cell>
              <table:table-cell office:value-type="float" office:value="24.61666669">
                <text:p>24.61666669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">
                <text:p>0</text:p>
              </table:table-cell>
              <table:table-cell office:value-type="float" office:value="24.61666669">
                <text:p>24.6166666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2.642857149">
                <text:p>2.642857149</text:p>
              </table:table-cell>
              <table:table-cell office:value-type="float" office:value="2.642857149">
                <text:p>2.642857149</text:p>
              </table:table-cell>
              <table:table-cell office:value-type="float" office:value="2.642857149">
                <text:p>2.6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4.142857149">
                <text:p>4.142857149</text:p>
              </table:table-cell>
              <table:table-cell office:value-type="float" office:value="2.642857149">
                <text:p>2.6428571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18.33333334">
                <text:p>18.33333334</text:p>
              </table:table-cell>
              <table:table-cell office:value-type="float" office:value="1.333333343">
                <text:p>1.3333333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">
                <text:p>2</text:p>
              </table:table-cell>
              <table:table-cell office:value-type="float" office:value="0.392857149">
                <text:p>0.392857149</text:p>
              </table:table-cell>
              <table:table-cell office:value-type="float" office:value="0.392857149">
                <text:p>0.392857149</text:p>
              </table:table-cell>
              <table:table-cell office:value-type="float" office:value="0.392857149">
                <text:p>0.392857149</text:p>
              </table:table-cell>
              <table:table-cell office:value-type="float" office:value="0.809523836">
                <text:p>0.809523836</text:p>
              </table:table-cell>
              <table:table-cell office:value-type="float" office:value="0.809523836">
                <text:p>0.809523836</text:p>
              </table:table-cell>
              <table:table-cell office:value-type="float" office:value="2.809523836">
                <text:p>2.809523836</text:p>
              </table:table-cell>
              <table:table-cell office:value-type="float" office:value="0.392857149">
                <text:p>0.3928571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">
                <text:p>1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1.333333358">
                <text:p>1.333333358</text:p>
              </table:table-cell>
              <table:table-cell office:value-type="float" office:value="1.333333358">
                <text:p>1.333333358</text:p>
              </table:table-cell>
              <table:table-cell office:value-type="float" office:value="2.666666687">
                <text:p>2.666666687</text:p>
              </table:table-cell>
              <table:table-cell office:value-type="float" office:value="0.666666672">
                <text:p>0.66666667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50000003">
                <text:p>1.50000003</text:p>
              </table:table-cell>
              <table:table-cell office:value-type="float" office:value="1.50000003">
                <text:p>1.50000003</text:p>
              </table:table-cell>
              <table:table-cell office:value-type="float" office:value="5.00000003">
                <text:p>5.0000000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3.00000003">
                <text:p>3.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25">
                <text:p>1.25</text:p>
              </table:table-cell>
              <table:table-cell office:value-type="float" office:value="1.392857149">
                <text:p>1.392857149</text:p>
              </table:table-cell>
              <table:table-cell office:value-type="float" office:value="1.392857149">
                <text:p>1.392857149</text:p>
              </table:table-cell>
              <table:table-cell office:value-type="float" office:value="1.392857149">
                <text:p>1.392857149</text:p>
              </table:table-cell>
              <table:table-cell office:value-type="float" office:value="1.059523836">
                <text:p>1.059523836</text:p>
              </table:table-cell>
              <table:table-cell office:value-type="float" office:value="1.059523836">
                <text:p>1.059523836</text:p>
              </table:table-cell>
              <table:table-cell office:value-type="float" office:value="1.059523836">
                <text:p>1.059523836</text:p>
              </table:table-cell>
              <table:table-cell office:value-type="float" office:value="1.392857149">
                <text:p>1.39285714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9.642857149">
                <text:p>9.642857149</text:p>
              </table:table-cell>
              <table:table-cell office:value-type="float" office:value="9.642857149">
                <text:p>9.642857149</text:p>
              </table:table-cell>
              <table:table-cell office:value-type="float" office:value="9.642857149">
                <text:p>9.6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9.642857149">
                <text:p>9.6428571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3333343">
                <text:p>0.5833333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.333333433">
                <text:p>5.333333433</text:p>
              </table:table-cell>
              <table:table-cell office:value-type="float" office:value="5.333333433">
                <text:p>5.333333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33333433">
                <text:p>5.3333334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4.1666669">
                <text:p>14.1666669</text:p>
              </table:table-cell>
              <table:table-cell office:value-type="float" office:value="14.1666669">
                <text:p>14.1666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1666669">
                <text:p>14.16666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8.583333343">
                <text:p>8.58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.16666669">
                <text:p>35.16666669</text:p>
              </table:table-cell>
              <table:table-cell office:value-type="float" office:value="14.66666669">
                <text:p>14.66666669</text:p>
              </table:table-cell>
              <table:table-cell office:value-type="float" office:value="27.16666669">
                <text:p>27.16666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.3333334">
                <text:p>62.3333334</text:p>
              </table:table-cell>
              <table:table-cell office:value-type="float" office:value="14.8333334">
                <text:p>14.8333334</text:p>
              </table:table-cell>
              <table:table-cell office:value-type="float" office:value="22.8333334">
                <text:p>22.8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.416666672">
                <text:p>0.416666672</text:p>
              </table:table-cell>
              <table:table-cell office:value-type="float" office:value="0.416666672">
                <text:p>0.416666672</text:p>
              </table:table-cell>
              <table:table-cell office:value-type="float" office:value="0.416666672">
                <text:p>0.416666672</text:p>
              </table:table-cell>
              <table:table-cell office:value-type="float" office:value="63.66666667">
                <text:p>63.66666667</text:p>
              </table:table-cell>
              <table:table-cell office:value-type="float" office:value="7">
                <text:p>7</text:p>
              </table:table-cell>
              <table:table-cell office:value-type="float" office:value="21.66666667">
                <text:p>21.66666667</text:p>
              </table:table-cell>
              <table:table-cell office:value-type="float" office:value="0.416666672">
                <text:p>0.4166666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56.53333336">
                <text:p>56.53333336</text:p>
              </table:table-cell>
              <table:table-cell office:value-type="float" office:value="2.666666687">
                <text:p>2.666666687</text:p>
              </table:table-cell>
              <table:table-cell office:value-type="float" office:value="28.33333336">
                <text:p>28.33333336</text:p>
              </table:table-cell>
              <table:table-cell office:value-type="float" office:value="0.366666675">
                <text:p>0.3666666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36.86666669">
                <text:p>36.86666669</text:p>
              </table:table-cell>
              <table:table-cell office:value-type="float" office:value="10.66666669">
                <text:p>10.66666669</text:p>
              </table:table-cell>
              <table:table-cell office:value-type="float" office:value="40.66666669">
                <text:p>40.66666669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1.100000009">
                <text:p>1.100000009</text:p>
              </table:table-cell>
              <table:table-cell office:value-type="float" office:value="1.100000009">
                <text:p>1.100000009</text:p>
              </table:table-cell>
              <table:table-cell office:value-type="float" office:value="1.100000009">
                <text:p>1.100000009</text:p>
              </table:table-cell>
              <table:table-cell office:value-type="float" office:value="41.60000004">
                <text:p>41.60000004</text:p>
              </table:table-cell>
              <table:table-cell office:value-type="float" office:value="6.50000003">
                <text:p>6.50000003</text:p>
              </table:table-cell>
              <table:table-cell office:value-type="float" office:value="36.50000003">
                <text:p>36.50000003</text:p>
              </table:table-cell>
              <table:table-cell office:value-type="float" office:value="1.100000009">
                <text:p>1.1000000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13.83333337">
                <text:p>13.83333337</text:p>
              </table:table-cell>
              <table:table-cell office:value-type="float" office:value="19.83333337">
                <text:p>19.83333337</text:p>
              </table:table-cell>
              <table:table-cell office:value-type="float" office:value="2.00000003">
                <text:p>2.00000003</text:p>
              </table:table-cell>
              <table:table-cell office:value-type="float" office:value="0.583333343">
                <text:p>0.58333334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33333343">
                <text:p>2.833333343</text:p>
              </table:table-cell>
              <table:table-cell office:value-type="float" office:value="21.33333334">
                <text:p>21.33333334</text:p>
              </table:table-cell>
              <table:table-cell office:value-type="float" office:value="1.833333343">
                <text:p>1.8333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1.5">
                <text:p>1.5</text:p>
              </table:table-cell>
              <table:table-cell office:value-type="float" office:value="18.90000001">
                <text:p>18.90000001</text:p>
              </table:table-cell>
              <table:table-cell office:value-type="float" office:value="1">
                <text:p>1</text:p>
              </table:table-cell>
              <table:table-cell office:value-type="float" office:value="0.400000006">
                <text:p>0.40000000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1.316666678">
                <text:p>1.316666678</text:p>
              </table:table-cell>
              <table:table-cell office:value-type="float" office:value="1.316666678">
                <text:p>1.316666678</text:p>
              </table:table-cell>
              <table:table-cell office:value-type="float" office:value="1.316666678">
                <text:p>1.316666678</text:p>
              </table:table-cell>
              <table:table-cell office:value-type="float" office:value="2.5">
                <text:p>2.5</text:p>
              </table:table-cell>
              <table:table-cell office:value-type="float" office:value="17.56666668">
                <text:p>17.56666668</text:p>
              </table:table-cell>
              <table:table-cell office:value-type="float" office:value="2.666666672">
                <text:p>2.666666672</text:p>
              </table:table-cell>
              <table:table-cell office:value-type="float" office:value="1.316666678">
                <text:p>1.31666667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2.652380973">
                <text:p>2.652380973</text:p>
              </table:table-cell>
              <table:table-cell office:value-type="float" office:value="2.652380973">
                <text:p>2.652380973</text:p>
              </table:table-cell>
              <table:table-cell office:value-type="float" office:value="2.652380973">
                <text:p>2.652380973</text:p>
              </table:table-cell>
              <table:table-cell office:value-type="float" office:value="0.485714301">
                <text:p>0.485714301</text:p>
              </table:table-cell>
              <table:table-cell office:value-type="float" office:value="5.95238097">
                <text:p>5.95238097</text:p>
              </table:table-cell>
              <table:table-cell office:value-type="float" office:value="5.95238097">
                <text:p>5.95238097</text:p>
              </table:table-cell>
              <table:table-cell office:value-type="float" office:value="2.652380973">
                <text:p>2.65238097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5.35714303">
                <text:p>5.35714303</text:p>
              </table:table-cell>
              <table:table-cell office:value-type="float" office:value="5.35714303">
                <text:p>5.35714303</text:p>
              </table:table-cell>
              <table:table-cell office:value-type="float" office:value="5.35714303">
                <text:p>5.35714303</text:p>
              </table:table-cell>
              <table:table-cell office:value-type="float" office:value="0.857142895">
                <text:p>0.857142895</text:p>
              </table:table-cell>
              <table:table-cell office:value-type="float" office:value="5.35714303">
                <text:p>5.35714303</text:p>
              </table:table-cell>
              <table:table-cell office:value-type="float" office:value="5.35714303">
                <text:p>5.35714303</text:p>
              </table:table-cell>
              <table:table-cell office:value-type="float" office:value="5.35714303">
                <text:p>5.357143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5.500000194">
                <text:p>5.500000194</text:p>
              </table:table-cell>
              <table:table-cell office:value-type="float" office:value="5.500000194">
                <text:p>5.500000194</text:p>
              </table:table-cell>
              <table:table-cell office:value-type="float" office:value="5.500000194">
                <text:p>5.500000194</text:p>
              </table:table-cell>
              <table:table-cell office:value-type="float" office:value="2.000000089">
                <text:p>2.000000089</text:p>
              </table:table-cell>
              <table:table-cell office:value-type="float" office:value="5.500000194">
                <text:p>5.500000194</text:p>
              </table:table-cell>
              <table:table-cell office:value-type="float" office:value="5.500000194">
                <text:p>5.500000194</text:p>
              </table:table-cell>
              <table:table-cell office:value-type="float" office:value="5.500000194">
                <text:p>5.5000001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7.095238358">
                <text:p>7.095238358</text:p>
              </table:table-cell>
              <table:table-cell office:value-type="float" office:value="7.095238358">
                <text:p>7.095238358</text:p>
              </table:table-cell>
              <table:table-cell office:value-type="float" office:value="7.095238358">
                <text:p>7.095238358</text:p>
              </table:table-cell>
              <table:table-cell office:value-type="float" office:value="3.428571582">
                <text:p>3.428571582</text:p>
              </table:table-cell>
              <table:table-cell office:value-type="float" office:value="7.095238358">
                <text:p>7.095238358</text:p>
              </table:table-cell>
              <table:table-cell office:value-type="float" office:value="7.095238358">
                <text:p>7.095238358</text:p>
              </table:table-cell>
              <table:table-cell office:value-type="float" office:value="7.095238358">
                <text:p>7.0952383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15.88095292">
                <text:p>15.88095292</text:p>
              </table:table-cell>
              <table:table-cell office:value-type="float" office:value="15.88095292">
                <text:p>15.88095292</text:p>
              </table:table-cell>
              <table:table-cell office:value-type="float" office:value="15.88095292">
                <text:p>15.88095292</text:p>
              </table:table-cell>
              <table:table-cell office:value-type="float" office:value="4.714285925">
                <text:p>4.714285925</text:p>
              </table:table-cell>
              <table:table-cell office:value-type="float" office:value="15.88095292">
                <text:p>15.88095292</text:p>
              </table:table-cell>
              <table:table-cell office:value-type="float" office:value="15.88095292">
                <text:p>15.88095292</text:p>
              </table:table-cell>
              <table:table-cell office:value-type="float" office:value="15.88095292">
                <text:p>15.880952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5.285714522">
                <text:p>5.285714522</text:p>
              </table:table-cell>
              <table:table-cell office:value-type="float" office:value="15.78571483">
                <text:p>15.7857148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5.380952567">
                <text:p>5.380952567</text:p>
              </table:table-cell>
              <table:table-cell office:value-type="float" office:value="5.380952567">
                <text:p>5.380952567</text:p>
              </table:table-cell>
              <table:table-cell office:value-type="float" office:value="5.380952567">
                <text:p>5.380952567</text:p>
              </table:table-cell>
              <table:table-cell office:value-type="float" office:value="5.380952567">
                <text:p>5.380952567</text:p>
              </table:table-cell>
              <table:table-cell office:value-type="float" office:value="5.380952567">
                <text:p>5.380952567</text:p>
              </table:table-cell>
              <table:table-cell office:value-type="float" office:value="1.714285791">
                <text:p>1.714285791</text:p>
              </table:table-cell>
              <table:table-cell office:value-type="float" office:value="5.380952567">
                <text:p>5.3809525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4.71428588">
                <text:p>4.71428588</text:p>
              </table:table-cell>
              <table:table-cell office:value-type="float" office:value="4.71428588">
                <text:p>4.71428588</text:p>
              </table:table-cell>
              <table:table-cell office:value-type="float" office:value="4.71428588">
                <text:p>4.71428588</text:p>
              </table:table-cell>
              <table:table-cell office:value-type="float" office:value="4.71428588">
                <text:p>4.71428588</text:p>
              </table:table-cell>
              <table:table-cell office:value-type="float" office:value="4.71428588">
                <text:p>4.71428588</text:p>
              </table:table-cell>
              <table:table-cell office:value-type="float" office:value="1.714285791">
                <text:p>1.714285791</text:p>
              </table:table-cell>
              <table:table-cell office:value-type="float" office:value="4.71428588">
                <text:p>4.7142858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2.166666746">
                <text:p>2.166666746</text:p>
              </table:table-cell>
              <table:table-cell office:value-type="float" office:value="2.166666746">
                <text:p>2.166666746</text:p>
              </table:table-cell>
              <table:table-cell office:value-type="float" office:value="2.166666746">
                <text:p>2.166666746</text:p>
              </table:table-cell>
              <table:table-cell office:value-type="float" office:value="15.00000018">
                <text:p>15.00000018</text:p>
              </table:table-cell>
              <table:table-cell office:value-type="float" office:value="15.00000018">
                <text:p>15.00000018</text:p>
              </table:table-cell>
              <table:table-cell office:value-type="float" office:value="4.333333477">
                <text:p>4.333333477</text:p>
              </table:table-cell>
              <table:table-cell office:value-type="float" office:value="2.166666746">
                <text:p>2.16666674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1.609523833">
                <text:p>1.609523833</text:p>
              </table:table-cell>
              <table:table-cell office:value-type="float" office:value="1.609523833">
                <text:p>1.609523833</text:p>
              </table:table-cell>
              <table:table-cell office:value-type="float" office:value="1.609523833">
                <text:p>1.609523833</text:p>
              </table:table-cell>
              <table:table-cell office:value-type="float" office:value="9.476190627">
                <text:p>9.476190627</text:p>
              </table:table-cell>
              <table:table-cell office:value-type="float" office:value="9.476190627">
                <text:p>9.476190627</text:p>
              </table:table-cell>
              <table:table-cell office:value-type="float" office:value="30.60952397">
                <text:p>30.60952397</text:p>
              </table:table-cell>
              <table:table-cell office:value-type="float" office:value="1.609523833">
                <text:p>1.60952383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6.833333418">
                <text:p>6.833333418</text:p>
              </table:table-cell>
              <table:table-cell office:value-type="float" office:value="6.833333418">
                <text:p>6.833333418</text:p>
              </table:table-cell>
              <table:table-cell office:value-type="float" office:value="22.66666675">
                <text:p>22.66666675</text:p>
              </table:table-cell>
              <table:table-cell office:value-type="float" office:value="0.666666672">
                <text:p>0.66666667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0000003">
                <text:p>1.50000003</text:p>
              </table:table-cell>
              <table:table-cell office:value-type="float" office:value="1.50000003">
                <text:p>1.50000003</text:p>
              </table:table-cell>
              <table:table-cell office:value-type="float" office:value="10.00000003">
                <text:p>10.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6.333333343">
                <text:p>6.3333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916666687">
                <text:p>0.916666687</text:p>
              </table:table-cell>
              <table:table-cell office:value-type="float" office:value="0.916666687">
                <text:p>0.916666687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3.333333343">
                <text:p>3.333333343</text:p>
              </table:table-cell>
              <table:table-cell office:value-type="float" office:value="0.916666687">
                <text:p>0.91666668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1.5">
                <text:p>1.5</text:p>
              </table:table-cell>
              <table:table-cell office:value-type="float" office:value="21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333333343">
                <text:p>0.33333334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333333343">
                <text:p>0.3333333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1.833333373">
                <text:p>1.833333373</text:p>
              </table:table-cell>
              <table:table-cell office:value-type="float" office:value="6.00000006">
                <text:p>6.00000006</text:p>
              </table:table-cell>
              <table:table-cell office:value-type="float" office:value="6.00000006">
                <text:p>6.0000000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166666687">
                <text:p>1.16666668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1.75000003">
                <text:p>1.75000003</text:p>
              </table:table-cell>
              <table:table-cell office:value-type="float" office:value="3.833333373">
                <text:p>3.833333373</text:p>
              </table:table-cell>
              <table:table-cell office:value-type="float" office:value="3.833333373">
                <text:p>3.83333337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333333343">
                <text:p>1.33333334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4.500000089">
                <text:p>4.500000089</text:p>
              </table:table-cell>
              <table:table-cell office:value-type="float" office:value="12.91666681">
                <text:p>12.91666681</text:p>
              </table:table-cell>
              <table:table-cell office:value-type="float" office:value="12.91666681">
                <text:p>12.91666681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3.416666716">
                <text:p>3.4166667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6.033333465">
                <text:p>6.033333465</text:p>
              </table:table-cell>
              <table:table-cell office:value-type="float" office:value="14.86666693">
                <text:p>14.86666693</text:p>
              </table:table-cell>
              <table:table-cell office:value-type="float" office:value="14.86666693">
                <text:p>14.86666693</text:p>
              </table:table-cell>
              <table:table-cell office:value-type="float" office:value="0">
                <text:p>0</text:p>
              </table:table-cell>
              <table:table-cell office:value-type="float" office:value="1.200000003">
                <text:p>1.200000003</text:p>
              </table:table-cell>
              <table:table-cell office:value-type="float" office:value="0">
                <text:p>0</text:p>
              </table:table-cell>
              <table:table-cell office:value-type="float" office:value="6.033333465">
                <text:p>6.03333346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4.916666776">
                <text:p>4.916666776</text:p>
              </table:table-cell>
              <table:table-cell office:value-type="float" office:value="4.916666776">
                <text:p>4.916666776</text:p>
              </table:table-cell>
              <table:table-cell office:value-type="float" office:value="4.916666776">
                <text:p>4.916666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4.833333433">
                <text:p>4.833333433</text:p>
              </table:table-cell>
              <table:table-cell office:value-type="float" office:value="4.833333433">
                <text:p>4.833333433</text:p>
              </table:table-cell>
              <table:table-cell office:value-type="float" office:value="4.833333433">
                <text:p>4.8333334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8.166666672">
                <text:p>8.166666672</text:p>
              </table:table-cell>
              <table:table-cell office:value-type="float" office:value="8.166666672">
                <text:p>8.166666672</text:p>
              </table:table-cell>
              <table:table-cell office:value-type="float" office:value="8.166666672">
                <text:p>8.16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8.166666672">
                <text:p>8.16666667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7.726190493">
                <text:p>7.726190493</text:p>
              </table:table-cell>
              <table:table-cell office:value-type="float" office:value="7.726190493">
                <text:p>7.726190493</text:p>
              </table:table-cell>
              <table:table-cell office:value-type="float" office:value="7.726190493">
                <text:p>7.726190493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7.726190493">
                <text:p>7.72619049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13.2">
                <text:p>13.2</text:p>
              </table:table-cell>
              <table:table-cell office:value-type="float" office:value="13.2">
                <text:p>13.2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1.666666672">
                <text:p>1.666666672</text:p>
              </table:table-cell>
              <table:table-cell office:value-type="float" office:value="1.666666672">
                <text:p>1.666666672</text:p>
              </table:table-cell>
              <table:table-cell office:value-type="float" office:value="1.666666672">
                <text:p>1.666666672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3.166666672">
                <text:p>3.166666672</text:p>
              </table:table-cell>
              <table:table-cell office:value-type="float" office:value="4.5">
                <text:p>4.5</text:p>
              </table:table-cell>
              <table:table-cell office:value-type="float" office:value="1.666666672">
                <text:p>1.66666667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33333343">
                <text:p>1.8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1.833333343">
                <text:p>1.8333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333333343">
                <text:p>2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33333343">
                <text:p>2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83333343">
                <text:p>0.58333334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.00000003">
                <text:p>1.0000000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.00000003">
                <text:p>1.0000000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1.416666701">
                <text:p>1.416666701</text:p>
              </table:table-cell>
              <table:table-cell office:value-type="float" office:value="1.416666701">
                <text:p>1.416666701</text:p>
              </table:table-cell>
              <table:table-cell office:value-type="float" office:value="0.416666672">
                <text:p>0.41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6.166666672">
                <text:p>6.166666672</text:p>
              </table:table-cell>
              <table:table-cell office:value-type="float" office:value="1.416666701">
                <text:p>1.41666670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2.166666716">
                <text:p>2.166666716</text:p>
              </table:table-cell>
              <table:table-cell office:value-type="float" office:value="2.166666716">
                <text:p>2.16666671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25">
                <text:p>27.25</text:p>
              </table:table-cell>
              <table:table-cell office:value-type="float" office:value="2.166666716">
                <text:p>2.1666667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0.533333346">
                <text:p>0.533333346</text:p>
              </table:table-cell>
              <table:table-cell office:value-type="float" office:value="0.533333346">
                <text:p>0.5333333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4.2">
                <text:p>24.2</text:p>
              </table:table-cell>
              <table:table-cell office:value-type="float" office:value="0.533333346">
                <text:p>0.53333334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1.25000003">
                <text:p>1.25000003</text:p>
              </table:table-cell>
              <table:table-cell office:value-type="float" office:value="1.25000003">
                <text:p>1.2500000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.25000003">
                <text:p>1.2500000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1.816666678">
                <text:p>1.816666678</text:p>
              </table:table-cell>
              <table:table-cell office:value-type="float" office:value="1.816666678">
                <text:p>1.816666678</text:p>
              </table:table-cell>
              <table:table-cell office:value-type="float" office:value="1.816666678">
                <text:p>1.816666678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0.5">
                <text:p>0.5</text:p>
              </table:table-cell>
              <table:table-cell office:value-type="float" office:value="26.56666668">
                <text:p>26.56666668</text:p>
              </table:table-cell>
              <table:table-cell office:value-type="float" office:value="1.816666678">
                <text:p>1.81666667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3.833333343">
                <text:p>3.833333343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24.75952382">
                <text:p>24.75952382</text:p>
              </table:table-cell>
              <table:table-cell office:value-type="float" office:value="24.75952382">
                <text:p>24.75952382</text:p>
              </table:table-cell>
              <table:table-cell office:value-type="float" office:value="24.75952382">
                <text:p>24.75952382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0.509523824">
                <text:p>0.509523824</text:p>
              </table:table-cell>
              <table:table-cell office:value-type="float" office:value="24.75952382">
                <text:p>24.7595238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24.56666669">
                <text:p>24.56666669</text:p>
              </table:table-cell>
              <table:table-cell office:value-type="float" office:value="24.56666669">
                <text:p>24.56666669</text:p>
              </table:table-cell>
              <table:table-cell office:value-type="float" office:value="24.56666669">
                <text:p>24.56666669</text:p>
              </table:table-cell>
              <table:table-cell office:value-type="float" office:value="0">
                <text:p>0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1.066666692">
                <text:p>1.066666692</text:p>
              </table:table-cell>
              <table:table-cell office:value-type="float" office:value="24.56666669">
                <text:p>24.566666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24.50000003">
                <text:p>24.50000003</text:p>
              </table:table-cell>
              <table:table-cell office:value-type="float" office:value="24.50000003">
                <text:p>24.50000003</text:p>
              </table:table-cell>
              <table:table-cell office:value-type="float" office:value="24.50000003">
                <text:p>24.50000003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50000003">
                <text:p>1.50000003</text:p>
              </table:table-cell>
              <table:table-cell office:value-type="float" office:value="24.50000003">
                <text:p>24.5000000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3.950000003">
                <text:p>3.950000003</text:p>
              </table:table-cell>
              <table:table-cell office:value-type="float" office:value="3.950000003">
                <text:p>3.950000003</text:p>
              </table:table-cell>
              <table:table-cell office:value-type="float" office:value="3.950000003">
                <text:p>3.95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3.950000003">
                <text:p>3.95000000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4.600000009">
                <text:p>4.600000009</text:p>
              </table:table-cell>
              <table:table-cell office:value-type="float" office:value="4.600000009">
                <text:p>4.600000009</text:p>
              </table:table-cell>
              <table:table-cell office:value-type="float" office:value="4.600000009">
                <text:p>4.600000009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4.600000009">
                <text:p>4.6000000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2.166666672">
                <text:p>2.166666672</text:p>
              </table:table-cell>
              <table:table-cell office:value-type="float" office:value="2.166666672">
                <text:p>2.166666672</text:p>
              </table:table-cell>
              <table:table-cell office:value-type="float" office:value="2.166666672">
                <text:p>2.16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.166666672">
                <text:p>2.16666667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1.033333346">
                <text:p>1.033333346</text:p>
              </table:table-cell>
              <table:table-cell office:value-type="float" office:value="1.033333346">
                <text:p>1.033333346</text:p>
              </table:table-cell>
              <table:table-cell office:value-type="float" office:value="1.033333346">
                <text:p>1.033333346</text:p>
              </table:table-cell>
              <table:table-cell office:value-type="float" office:value="0.533333346">
                <text:p>0.533333346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033333346">
                <text:p>1.03333334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2.700000003">
                <text:p>2.700000003</text:p>
              </table:table-cell>
              <table:table-cell office:value-type="float" office:value="2.700000003">
                <text:p>2.700000003</text:p>
              </table:table-cell>
              <table:table-cell office:value-type="float" office:value="2.700000003">
                <text:p>2.700000003</text:p>
              </table:table-cell>
              <table:table-cell office:value-type="float" office:value="2.200000003">
                <text:p>2.2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00000003">
                <text:p>2.70000000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1.083333343">
                <text:p>1.083333343</text:p>
              </table:table-cell>
              <table:table-cell office:value-type="float" office:value="1.083333343">
                <text:p>1.08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83333343">
                <text:p>1.08333334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1.75000003">
                <text:p>1.75000003</text:p>
              </table:table-cell>
              <table:table-cell office:value-type="float" office:value="1.75000003">
                <text:p>1.75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000003">
                <text:p>1.750000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0.450000003">
                <text:p>0.450000003</text:p>
              </table:table-cell>
              <table:table-cell office:value-type="float" office:value="2.450000063">
                <text:p>2.450000063</text:p>
              </table:table-cell>
              <table:table-cell office:value-type="float" office:value="2.450000063">
                <text:p>2.450000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.450000063">
                <text:p>2.4500000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3333343">
                <text:p>0.58333334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.642857149">
                <text:p>0.642857149</text:p>
              </table:table-cell>
              <table:table-cell office:value-type="float" office:value="1.142857164">
                <text:p>1.142857164</text:p>
              </table:table-cell>
              <table:table-cell office:value-type="float" office:value="1.142857164">
                <text:p>1.142857164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0.309523821">
                <text:p>0.309523821</text:p>
              </table:table-cell>
              <table:table-cell office:value-type="float" office:value="1.142857164">
                <text:p>1.14285716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.203571513">
                <text:p>4.203571513</text:p>
              </table:table-cell>
              <table:table-cell office:value-type="float" office:value="8.560714319">
                <text:p>8.560714319</text:p>
              </table:table-cell>
              <table:table-cell office:value-type="float" office:value="26.40595293">
                <text:p>26.40595293</text:p>
              </table:table-cell>
              <table:table-cell office:value-type="float" office:value="26.40595293">
                <text:p>26.40595293</text:p>
              </table:table-cell>
              <table:table-cell office:value-type="float" office:value="2.672619149">
                <text:p>2.672619149</text:p>
              </table:table-cell>
              <table:table-cell office:value-type="float" office:value="2.672619149">
                <text:p>2.672619149</text:p>
              </table:table-cell>
              <table:table-cell office:value-type="float" office:value="2.672619149">
                <text:p>2.672619149</text:p>
              </table:table-cell>
              <table:table-cell office:value-type="float" office:value="26.40595293">
                <text:p>26.4059529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560714304">
                <text:p>2.560714304</text:p>
              </table:table-cell>
              <table:table-cell office:value-type="float" office:value="11.6678572">
                <text:p>11.6678572</text:p>
              </table:table-cell>
              <table:table-cell office:value-type="float" office:value="26.53690523">
                <text:p>26.53690523</text:p>
              </table:table-cell>
              <table:table-cell office:value-type="float" office:value="26.53690523">
                <text:p>26.53690523</text:p>
              </table:table-cell>
              <table:table-cell office:value-type="float" office:value="2.053571492">
                <text:p>2.053571492</text:p>
              </table:table-cell>
              <table:table-cell office:value-type="float" office:value="2.053571492">
                <text:p>2.053571492</text:p>
              </table:table-cell>
              <table:table-cell office:value-type="float" office:value="2.053571492">
                <text:p>2.053571492</text:p>
              </table:table-cell>
              <table:table-cell office:value-type="float" office:value="26.53690523">
                <text:p>26.536905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703571454">
                <text:p>2.703571454</text:p>
              </table:table-cell>
              <table:table-cell office:value-type="float" office:value="8.917857155">
                <text:p>8.917857155</text:p>
              </table:table-cell>
              <table:table-cell office:value-type="float" office:value="27.59642909">
                <text:p>27.59642909</text:p>
              </table:table-cell>
              <table:table-cell office:value-type="float" office:value="27.59642909">
                <text:p>27.59642909</text:p>
              </table:table-cell>
              <table:table-cell office:value-type="float" office:value="1.863095298">
                <text:p>1.863095298</text:p>
              </table:table-cell>
              <table:table-cell office:value-type="float" office:value="1.863095298">
                <text:p>1.863095298</text:p>
              </table:table-cell>
              <table:table-cell office:value-type="float" office:value="1.863095298">
                <text:p>1.863095298</text:p>
              </table:table-cell>
              <table:table-cell office:value-type="float" office:value="27.59642909">
                <text:p>27.5964290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25000003">
                <text:p>0.825000003</text:p>
              </table:table-cell>
              <table:table-cell office:value-type="float" office:value="24.21785715">
                <text:p>24.21785715</text:p>
              </table:table-cell>
              <table:table-cell office:value-type="float" office:value="24.21785715">
                <text:p>24.21785715</text:p>
              </table:table-cell>
              <table:table-cell office:value-type="float" office:value="24.21785715">
                <text:p>24.21785715</text:p>
              </table:table-cell>
              <table:table-cell office:value-type="float" office:value="0.767857149">
                <text:p>0.767857149</text:p>
              </table:table-cell>
              <table:table-cell office:value-type="float" office:value="0.767857149">
                <text:p>0.767857149</text:p>
              </table:table-cell>
              <table:table-cell office:value-type="float" office:value="0.767857149">
                <text:p>0.767857149</text:p>
              </table:table-cell>
              <table:table-cell office:value-type="float" office:value="24.21785715">
                <text:p>24.217857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925000057">
                <text:p>3.925000057</text:p>
              </table:table-cell>
              <table:table-cell office:value-type="float" office:value="23.92500006">
                <text:p>23.92500006</text:p>
              </table:table-cell>
              <table:table-cell office:value-type="float" office:value="23.92500006">
                <text:p>23.92500006</text:p>
              </table:table-cell>
              <table:table-cell office:value-type="float" office:value="23.92500006">
                <text:p>23.9250000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3.92500006">
                <text:p>23.925000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400000051">
                <text:p>3.400000051</text:p>
              </table:table-cell>
              <table:table-cell office:value-type="float" office:value="24.15000005">
                <text:p>24.15000005</text:p>
              </table:table-cell>
              <table:table-cell office:value-type="float" office:value="24.15000005">
                <text:p>24.15000005</text:p>
              </table:table-cell>
              <table:table-cell office:value-type="float" office:value="24.15000005">
                <text:p>24.15000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15000005">
                <text:p>24.150000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325000048">
                <text:p>3.325000048</text:p>
              </table:table-cell>
              <table:table-cell office:value-type="float" office:value="24.07500005">
                <text:p>24.07500005</text:p>
              </table:table-cell>
              <table:table-cell office:value-type="float" office:value="24.07500005">
                <text:p>24.07500005</text:p>
              </table:table-cell>
              <table:table-cell office:value-type="float" office:value="24.07500005">
                <text:p>24.0750000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4.07500005">
                <text:p>24.0750000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650000006">
                <text:p>2.650000006</text:p>
              </table:table-cell>
              <table:table-cell office:value-type="float" office:value="29.70952441">
                <text:p>29.70952441</text:p>
              </table:table-cell>
              <table:table-cell office:value-type="float" office:value="29.70952441">
                <text:p>29.70952441</text:p>
              </table:table-cell>
              <table:table-cell office:value-type="float" office:value="29.70952441">
                <text:p>29.70952441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7.792857155">
                <text:p>7.7928571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075000018">
                <text:p>2.075000018</text:p>
              </table:table-cell>
              <table:table-cell office:value-type="float" office:value="29.57500063">
                <text:p>29.57500063</text:p>
              </table:table-cell>
              <table:table-cell office:value-type="float" office:value="29.57500063">
                <text:p>29.57500063</text:p>
              </table:table-cell>
              <table:table-cell office:value-type="float" office:value="29.57500063">
                <text:p>29.57500063</text:p>
              </table:table-cell>
              <table:table-cell office:value-type="float" office:value="0.291666672">
                <text:p>0.291666672</text:p>
              </table:table-cell>
              <table:table-cell office:value-type="float" office:value="0.291666672">
                <text:p>0.291666672</text:p>
              </table:table-cell>
              <table:table-cell office:value-type="float" office:value="0.291666672">
                <text:p>0.291666672</text:p>
              </table:table-cell>
              <table:table-cell office:value-type="float" office:value="8.325000018">
                <text:p>8.32500001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50000003">
                <text:p>0.450000003</text:p>
              </table:table-cell>
              <table:table-cell office:value-type="float" office:value="29.53333388">
                <text:p>29.53333388</text:p>
              </table:table-cell>
              <table:table-cell office:value-type="float" office:value="29.53333388">
                <text:p>29.53333388</text:p>
              </table:table-cell>
              <table:table-cell office:value-type="float" office:value="29.53333388">
                <text:p>29.5333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2.166666716">
                <text:p>2.166666716</text:p>
              </table:table-cell>
              <table:table-cell office:value-type="float" office:value="2.166666716">
                <text:p>2.166666716</text:p>
              </table:table-cell>
              <table:table-cell office:value-type="float" office:value="2.166666716">
                <text:p>2.166666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1.25000003">
                <text:p>1.25000003</text:p>
              </table:table-cell>
              <table:table-cell office:value-type="float" office:value="1.25000003">
                <text:p>1.25000003</text:p>
              </table:table-cell>
              <table:table-cell office:value-type="float" office:value="1.25000003">
                <text:p>1.25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1.916666716">
                <text:p>1.916666716</text:p>
              </table:table-cell>
              <table:table-cell office:value-type="float" office:value="1.916666716">
                <text:p>1.916666716</text:p>
              </table:table-cell>
              <table:table-cell office:value-type="float" office:value="1.916666716">
                <text:p>1.916666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1.75000003">
                <text:p>1.75000003</text:p>
              </table:table-cell>
              <table:table-cell office:value-type="float" office:value="1.75000003">
                <text:p>1.75000003</text:p>
              </table:table-cell>
              <table:table-cell office:value-type="float" office:value="1.75000003">
                <text:p>1.75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11.7">
                <text:p>11.7</text:p>
              </table:table-cell>
              <table:table-cell office:value-type="float" office:value="0.700000003">
                <text:p>0.700000003</text:p>
              </table:table-cell>
              <table:table-cell office:value-type="float" office:value="0.700000003">
                <text:p>0.7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0000003">
                <text:p>0.70000000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600000009">
                <text:p>0.600000009</text:p>
              </table:table-cell>
              <table:table-cell office:value-type="float" office:value="10.05000001">
                <text:p>10.05000001</text:p>
              </table:table-cell>
              <table:table-cell office:value-type="float" office:value="1.050000012">
                <text:p>1.050000012</text:p>
              </table:table-cell>
              <table:table-cell office:value-type="float" office:value="1.050000012">
                <text:p>1.050000012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1.050000012">
                <text:p>1.0500000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966666698">
                <text:p>1.966666698</text:p>
              </table:table-cell>
              <table:table-cell office:value-type="float" office:value="67.73333341">
                <text:p>67.73333341</text:p>
              </table:table-cell>
              <table:table-cell office:value-type="float" office:value="8.066666722">
                <text:p>8.066666722</text:p>
              </table:table-cell>
              <table:table-cell office:value-type="float" office:value="8.066666722">
                <text:p>8.066666722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3.866666704">
                <text:p>3.866666704</text:p>
              </table:table-cell>
              <table:table-cell office:value-type="float" office:value="0.900000021">
                <text:p>0.900000021</text:p>
              </table:table-cell>
              <table:table-cell office:value-type="float" office:value="8.066666722">
                <text:p>8.06666672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70.71666671">
                <text:p>70.71666671</text:p>
              </table:table-cell>
              <table:table-cell office:value-type="float" office:value="8.216666684">
                <text:p>8.216666684</text:p>
              </table:table-cell>
              <table:table-cell office:value-type="float" office:value="8.216666684">
                <text:p>8.216666684</text:p>
              </table:table-cell>
              <table:table-cell office:value-type="float" office:value="2.366666704">
                <text:p>2.366666704</text:p>
              </table:table-cell>
              <table:table-cell office:value-type="float" office:value="1.733333364">
                <text:p>1.733333364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8.216666684">
                <text:p>8.2166666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65.43333335">
                <text:p>65.43333335</text:p>
              </table:table-cell>
              <table:table-cell office:value-type="float" office:value="10.60000001">
                <text:p>10.60000001</text:p>
              </table:table-cell>
              <table:table-cell office:value-type="float" office:value="10.60000001">
                <text:p>10.60000001</text:p>
              </table:table-cell>
              <table:table-cell office:value-type="float" office:value="0.5">
                <text:p>0.5</text:p>
              </table:table-cell>
              <table:table-cell office:value-type="float" office:value="1.733333349">
                <text:p>1.733333349</text:p>
              </table:table-cell>
              <table:table-cell office:value-type="float" office:value="0.533333346">
                <text:p>0.533333346</text:p>
              </table:table-cell>
              <table:table-cell office:value-type="float" office:value="10.60000001">
                <text:p>10.6000000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66.50000006">
                <text:p>66.50000006</text:p>
              </table:table-cell>
              <table:table-cell office:value-type="float" office:value="9.166666687">
                <text:p>9.166666687</text:p>
              </table:table-cell>
              <table:table-cell office:value-type="float" office:value="9.166666687">
                <text:p>9.166666687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4.50000006">
                <text:p>4.50000006</text:p>
              </table:table-cell>
              <table:table-cell office:value-type="float" office:value="1.166666701">
                <text:p>1.166666701</text:p>
              </table:table-cell>
              <table:table-cell office:value-type="float" office:value="9.166666687">
                <text:p>9.16666668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65.17857151">
                <text:p>65.17857151</text:p>
              </table:table-cell>
              <table:table-cell office:value-type="float" office:value="9.095238134">
                <text:p>9.095238134</text:p>
              </table:table-cell>
              <table:table-cell office:value-type="float" office:value="9.095238134">
                <text:p>9.095238134</text:p>
              </table:table-cell>
              <table:table-cell office:value-type="float" office:value="1.178571448">
                <text:p>1.178571448</text:p>
              </table:table-cell>
              <table:table-cell office:value-type="float" office:value="3.178571507">
                <text:p>3.178571507</text:p>
              </table:table-cell>
              <table:table-cell office:value-type="float" office:value="3.178571507">
                <text:p>3.178571507</text:p>
              </table:table-cell>
              <table:table-cell office:value-type="float" office:value="9.095238134">
                <text:p>9.0952381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23.9880953">
                <text:p>23.9880953</text:p>
              </table:table-cell>
              <table:table-cell office:value-type="float" office:value="23.9880953">
                <text:p>23.9880953</text:p>
              </table:table-cell>
              <table:table-cell office:value-type="float" office:value="23.9880953">
                <text:p>23.9880953</text:p>
              </table:table-cell>
              <table:table-cell office:value-type="float" office:value="0.571428597">
                <text:p>0.571428597</text:p>
              </table:table-cell>
              <table:table-cell office:value-type="float" office:value="1.738095298">
                <text:p>1.738095298</text:p>
              </table:table-cell>
              <table:table-cell office:value-type="float" office:value="1.738095298">
                <text:p>1.738095298</text:p>
              </table:table-cell>
              <table:table-cell office:value-type="float" office:value="23.9880953">
                <text:p>23.988095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9.035714298">
                <text:p>9.035714298</text:p>
              </table:table-cell>
              <table:table-cell office:value-type="float" office:value="9.035714298">
                <text:p>9.035714298</text:p>
              </table:table-cell>
              <table:table-cell office:value-type="float" office:value="9.035714298">
                <text:p>9.03571429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9.035714298">
                <text:p>9.03571429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1.642857149">
                <text:p>1.642857149</text:p>
              </table:table-cell>
              <table:table-cell office:value-type="float" office:value="5.976190612">
                <text:p>5.976190612</text:p>
              </table:table-cell>
              <table:table-cell office:value-type="float" office:value="5.976190612">
                <text:p>5.976190612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5.976190612">
                <text:p>5.9761906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.25000003">
                <text:p>1.25000003</text:p>
              </table:table-cell>
              <table:table-cell office:value-type="float" office:value="1.25000003">
                <text:p>1.25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000003">
                <text:p>1.2500000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666666687">
                <text:p>1.666666687</text:p>
              </table:table-cell>
              <table:table-cell office:value-type="float" office:value="1.666666687">
                <text:p>1.666666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66666687">
                <text:p>1.66666668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33333343">
                <text:p>0.83333334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0.583333343">
                <text:p>0.58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3333343">
                <text:p>0.58333334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5.583333462">
                <text:p>5.583333462</text:p>
              </table:table-cell>
              <table:table-cell office:value-type="float" office:value="5.583333462">
                <text:p>5.583333462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83333462">
                <text:p>5.58333346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24.73333335">
                <text:p>24.73333335</text:p>
              </table:table-cell>
              <table:table-cell office:value-type="float" office:value="24.73333335">
                <text:p>24.73333335</text:p>
              </table:table-cell>
              <table:table-cell office:value-type="float" office:value="24.73333335">
                <text:p>24.73333335</text:p>
              </table:table-cell>
              <table:table-cell office:value-type="float" office:value="0.733333349">
                <text:p>0.733333349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24.73333335">
                <text:p>24.7333333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  <table:table-cell office:value-type="float" office:value="23.33333343">
                <text:p>23.33333343</text:p>
              </table:table-cell>
              <table:table-cell office:value-type="float" office:value="23.33333343">
                <text:p>23.33333343</text:p>
              </table:table-cell>
              <table:table-cell office:value-type="float" office:value="23.33333343">
                <text:p>23.33333343</text:p>
              </table:table-cell>
              <table:table-cell office:value-type="float" office:value="3.333333433">
                <text:p>3.333333433</text:p>
              </table:table-cell>
              <table:table-cell office:value-type="float" office:value="3.333333433">
                <text:p>3.333333433</text:p>
              </table:table-cell>
              <table:table-cell office:value-type="float" office:value="0">
                <text:p>0</text:p>
              </table:table-cell>
              <table:table-cell office:value-type="float" office:value="23.33333343">
                <text:p>23.3333334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2.200000003">
                <text:p>2.200000003</text:p>
              </table:table-cell>
              <table:table-cell office:value-type="float" office:value="2.200000003">
                <text:p>2.200000003</text:p>
              </table:table-cell>
              <table:table-cell office:value-type="float" office:value="2.200000003">
                <text:p>2.200000003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2.200000003">
                <text:p>2.20000000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  <table:table-cell office:value-type="float" office:value="2.416666672">
                <text:p>2.416666672</text:p>
              </table:table-cell>
              <table:table-cell office:value-type="float" office:value="2.416666672">
                <text:p>2.416666672</text:p>
              </table:table-cell>
              <table:table-cell office:value-type="float" office:value="2.416666672">
                <text:p>2.41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.416666672">
                <text:p>2.41666667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1.416666672">
                <text:p>1.416666672</text:p>
              </table:table-cell>
              <table:table-cell office:value-type="float" office:value="1.416666672">
                <text:p>1.416666672</text:p>
              </table:table-cell>
              <table:table-cell office:value-type="float" office:value="1.416666672">
                <text:p>1.41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.416666672">
                <text:p>1.4166666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2.416666672">
                <text:p>2.416666672</text:p>
              </table:table-cell>
              <table:table-cell office:value-type="float" office:value="2.416666672">
                <text:p>2.416666672</text:p>
              </table:table-cell>
              <table:table-cell office:value-type="float" office:value="2.416666672">
                <text:p>2.416666672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2.416666672">
                <text:p>2.41666667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24.67857145">
                <text:p>24.67857145</text:p>
              </table:table-cell>
              <table:table-cell office:value-type="float" office:value="24.67857145">
                <text:p>24.67857145</text:p>
              </table:table-cell>
              <table:table-cell office:value-type="float" office:value="24.67857145">
                <text:p>24.67857145</text:p>
              </table:table-cell>
              <table:table-cell office:value-type="float" office:value="0.428571448">
                <text:p>0.428571448</text:p>
              </table:table-cell>
              <table:table-cell office:value-type="float" office:value="0.428571448">
                <text:p>0.428571448</text:p>
              </table:table-cell>
              <table:table-cell office:value-type="float" office:value="0.428571448">
                <text:p>0.428571448</text:p>
              </table:table-cell>
              <table:table-cell office:value-type="float" office:value="24.67857145">
                <text:p>24.6785714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32.16666752">
                <text:p>32.16666752</text:p>
              </table:table-cell>
              <table:table-cell office:value-type="float" office:value="32.16666752">
                <text:p>32.16666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.16666752">
                <text:p>32.1666675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2.50000089">
                <text:p>32.50000089</text:p>
              </table:table-cell>
              <table:table-cell office:value-type="float" office:value="32.50000089">
                <text:p>32.50000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.50000089">
                <text:p>32.5000008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31.91666749">
                <text:p>31.91666749</text:p>
              </table:table-cell>
              <table:table-cell office:value-type="float" office:value="31.91666749">
                <text:p>31.91666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91666749">
                <text:p>31.9166674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1.83333415">
                <text:p>31.83333415</text:p>
              </table:table-cell>
              <table:table-cell office:value-type="float" office:value="31.83333415">
                <text:p>31.8333341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83333415">
                <text:p>31.8333341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31.50000077">
                <text:p>31.50000077</text:p>
              </table:table-cell>
              <table:table-cell office:value-type="float" office:value="31.50000077">
                <text:p>31.50000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50000077">
                <text:p>31.5000007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32.41666755">
                <text:p>32.41666755</text:p>
              </table:table-cell>
              <table:table-cell office:value-type="float" office:value="32.41666755">
                <text:p>32.41666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.41666755">
                <text:p>32.4166675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32.25000086">
                <text:p>32.25000086</text:p>
              </table:table-cell>
              <table:table-cell office:value-type="float" office:value="32.25000086">
                <text:p>32.25000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.25000086">
                <text:p>32.2500008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.583333433">
                <text:p>4.583333433</text:p>
              </table:table-cell>
              <table:table-cell office:value-type="float" office:value="4.583333433">
                <text:p>4.583333433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4.583333433">
                <text:p>4.58333343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  <table:table-cell office:value-type="float" office:value="12.75">
                <text:p>12.75</text:p>
              </table:table-cell>
              <table:table-cell office:value-type="float" office:value="3.75">
                <text:p>3.75</text:p>
              </table:table-cell>
              <table:table-cell office:value-type="float" office:value="12.75">
                <text:p>1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4.5">
                <text:p>4.5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.583333373">
                <text:p>1.583333373</text:p>
              </table:table-cell>
              <table:table-cell office:value-type="float" office:value="1.583333373">
                <text:p>1.583333373</text:p>
              </table:table-cell>
              <table:table-cell office:value-type="float" office:value="1.583333373">
                <text:p>1.583333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2.416666716">
                <text:p>2.416666716</text:p>
              </table:table-cell>
              <table:table-cell office:value-type="float" office:value="2.416666716">
                <text:p>2.416666716</text:p>
              </table:table-cell>
              <table:table-cell office:value-type="float" office:value="2.416666716">
                <text:p>2.416666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  <table:table-cell office:value-type="float" office:value="1.25000003">
                <text:p>1.25000003</text:p>
              </table:table-cell>
              <table:table-cell office:value-type="float" office:value="1.25000003">
                <text:p>1.25000003</text:p>
              </table:table-cell>
              <table:table-cell office:value-type="float" office:value="1.25000003">
                <text:p>1.25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  <table:table-cell office:value-type="float" office:value="2.583333373">
                <text:p>2.583333373</text:p>
              </table:table-cell>
              <table:table-cell office:value-type="float" office:value="2.583333373">
                <text:p>2.583333373</text:p>
              </table:table-cell>
              <table:table-cell office:value-type="float" office:value="2.583333373">
                <text:p>2.583333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30.08333394">
                <text:p>30.08333394</text:p>
              </table:table-cell>
              <table:table-cell office:value-type="float" office:value="30.08333394">
                <text:p>30.08333394</text:p>
              </table:table-cell>
              <table:table-cell office:value-type="float" office:value="30.08333394">
                <text:p>30.08333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  <table:table-cell office:value-type="float" office:value="30.41666731">
                <text:p>30.41666731</text:p>
              </table:table-cell>
              <table:table-cell office:value-type="float" office:value="30.41666731">
                <text:p>30.41666731</text:p>
              </table:table-cell>
              <table:table-cell office:value-type="float" office:value="30.41666731">
                <text:p>30.4166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  <table:table-cell office:value-type="float" office:value="23.66666675">
                <text:p>23.66666675</text:p>
              </table:table-cell>
              <table:table-cell office:value-type="float" office:value="23.66666675">
                <text:p>23.66666675</text:p>
              </table:table-cell>
              <table:table-cell office:value-type="float" office:value="23.66666675">
                <text:p>23.66666675</text:p>
              </table:table-cell>
              <table:table-cell office:value-type="float" office:value="2.166666746">
                <text:p>2.166666746</text:p>
              </table:table-cell>
              <table:table-cell office:value-type="float" office:value="2.166666746">
                <text:p>2.166666746</text:p>
              </table:table-cell>
              <table:table-cell office:value-type="float" office:value="1.000000045">
                <text:p>1.000000045</text:p>
              </table:table-cell>
              <table:table-cell office:value-type="float" office:value="23.66666675">
                <text:p>23.6666667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  <table:table-cell office:value-type="float" office:value="21.20238118">
                <text:p>21.20238118</text:p>
              </table:table-cell>
              <table:table-cell office:value-type="float" office:value="21.20238118">
                <text:p>21.20238118</text:p>
              </table:table-cell>
              <table:table-cell office:value-type="float" office:value="21.20238118">
                <text:p>21.20238118</text:p>
              </table:table-cell>
              <table:table-cell office:value-type="float" office:value="6.452381179">
                <text:p>6.452381179</text:p>
              </table:table-cell>
              <table:table-cell office:value-type="float" office:value="6.452381179">
                <text:p>6.452381179</text:p>
              </table:table-cell>
              <table:table-cell office:value-type="float" office:value="2.285714388">
                <text:p>2.285714388</text:p>
              </table:table-cell>
              <table:table-cell office:value-type="float" office:value="21.20238118">
                <text:p>21.2023811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64.64285722">
                <text:p>64.64285722</text:p>
              </table:table-cell>
              <table:table-cell office:value-type="float" office:value="9.726190507">
                <text:p>9.726190507</text:p>
              </table:table-cell>
              <table:table-cell office:value-type="float" office:value="9.726190507">
                <text:p>9.726190507</text:p>
              </table:table-cell>
              <table:table-cell office:value-type="float" office:value="2.892857224">
                <text:p>2.892857224</text:p>
              </table:table-cell>
              <table:table-cell office:value-type="float" office:value="2.892857224">
                <text:p>2.892857224</text:p>
              </table:table-cell>
              <table:table-cell office:value-type="float" office:value="0.392857149">
                <text:p>0.392857149</text:p>
              </table:table-cell>
              <table:table-cell office:value-type="float" office:value="9.726190507">
                <text:p>9.72619050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58.2">
                <text:p>58.2</text:p>
              </table:table-cell>
              <table:table-cell office:value-type="float" office:value="3.700000003">
                <text:p>3.700000003</text:p>
              </table:table-cell>
              <table:table-cell office:value-type="float" office:value="3.700000003">
                <text:p>3.700000003</text:p>
              </table:table-cell>
              <table:table-cell office:value-type="float" office:value="1">
                <text:p>1</text:p>
              </table:table-cell>
              <table:table-cell office:value-type="float" office:value="3.200000003">
                <text:p>3.200000003</text:p>
              </table:table-cell>
              <table:table-cell office:value-type="float" office:value="0.5">
                <text:p>0.5</text:p>
              </table:table-cell>
              <table:table-cell office:value-type="float" office:value="3.700000003">
                <text:p>3.70000000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57.75">
                <text:p>57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  <table:table-cell office:value-type="float" office:value="54.58333334">
                <text:p>54.58333334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833333343">
                <text:p>1.833333343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52.5">
                <text:p>52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55.75">
                <text:p>55.7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10.7">
                <text:p>10.7</text:p>
              </table:table-cell>
              <table:table-cell office:value-type="float" office:value="10.7">
                <text:p>10.7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4.200000003">
                <text:p>4.200000003</text:p>
              </table:table-cell>
              <table:table-cell office:value-type="float" office:value="0">
                <text:p>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1.166666687">
                <text:p>1.16666668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2.416666716">
                <text:p>2.416666716</text:p>
              </table:table-cell>
              <table:table-cell office:value-type="float" office:value="2.416666716">
                <text:p>2.416666716</text:p>
              </table:table-cell>
              <table:table-cell office:value-type="float" office:value="2.416666716">
                <text:p>2.416666716</text:p>
              </table:table-cell>
              <table:table-cell office:value-type="float" office:value="0.5">
                <text:p>0.5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  <table:table-cell office:value-type="float" office:value="2.116666704">
                <text:p>2.116666704</text:p>
              </table:table-cell>
              <table:table-cell office:value-type="float" office:value="2.116666704">
                <text:p>2.116666704</text:p>
              </table:table-cell>
              <table:table-cell office:value-type="float" office:value="2.116666704">
                <text:p>2.116666704</text:p>
              </table:table-cell>
              <table:table-cell office:value-type="float" office:value="1.866666675">
                <text:p>1.866666675</text:p>
              </table:table-cell>
              <table:table-cell office:value-type="float" office:value="33.86666667">
                <text:p>33.86666667</text:p>
              </table:table-cell>
              <table:table-cell office:value-type="float" office:value="0">
                <text:p>0</text:p>
              </table:table-cell>
              <table:table-cell office:value-type="float" office:value="0.916666672">
                <text:p>0.91666667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2.150000036">
                <text:p>2.150000036</text:p>
              </table:table-cell>
              <table:table-cell office:value-type="float" office:value="2.150000036">
                <text:p>2.150000036</text:p>
              </table:table-cell>
              <table:table-cell office:value-type="float" office:value="2.150000036">
                <text:p>2.150000036</text:p>
              </table:table-cell>
              <table:table-cell office:value-type="float" office:value="1.400000006">
                <text:p>1.400000006</text:p>
              </table:table-cell>
              <table:table-cell office:value-type="float" office:value="26.40000001">
                <text:p>26.40000001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3.30952388">
                <text:p>3.30952388</text:p>
              </table:table-cell>
              <table:table-cell office:value-type="float" office:value="3.30952388">
                <text:p>3.30952388</text:p>
              </table:table-cell>
              <table:table-cell office:value-type="float" office:value="3.30952388">
                <text:p>3.30952388</text:p>
              </table:table-cell>
              <table:table-cell office:value-type="float" office:value="1.809523821">
                <text:p>1.809523821</text:p>
              </table:table-cell>
              <table:table-cell office:value-type="float" office:value="33.80952382">
                <text:p>33.80952382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1.309523821">
                <text:p>1.30952382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  <table:table-cell office:value-type="float" office:value="0.750000015">
                <text:p>0.750000015</text:p>
              </table:table-cell>
              <table:table-cell office:value-type="float" office:value="0.750000015">
                <text:p>0.750000015</text:p>
              </table:table-cell>
              <table:table-cell office:value-type="float" office:value="0.750000015">
                <text:p>0.750000015</text:p>
              </table:table-cell>
              <table:table-cell office:value-type="float" office:value="0.666666672">
                <text:p>0.666666672</text:p>
              </table:table-cell>
              <table:table-cell office:value-type="float" office:value="38.66666667">
                <text:p>38.66666667</text:p>
              </table:table-cell>
              <table:table-cell office:value-type="float" office:value="0">
                <text:p>0</text:p>
              </table:table-cell>
              <table:table-cell office:value-type="float" office:value="0.416666672">
                <text:p>0.41666667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0.916666687">
                <text:p>0.916666687</text:p>
              </table:table-cell>
              <table:table-cell office:value-type="float" office:value="0.916666687">
                <text:p>0.916666687</text:p>
              </table:table-cell>
              <table:table-cell office:value-type="float" office:value="0.916666687">
                <text:p>0.916666687</text:p>
              </table:table-cell>
              <table:table-cell office:value-type="float" office:value="1.5">
                <text:p>1.5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  <table:table-cell office:value-type="float" office:value="6.857143164">
                <text:p>6.857143164</text:p>
              </table:table-cell>
              <table:table-cell office:value-type="float" office:value="6.857143164">
                <text:p>6.857143164</text:p>
              </table:table-cell>
              <table:table-cell office:value-type="float" office:value="6.857143164">
                <text:p>6.857143164</text:p>
              </table:table-cell>
              <table:table-cell office:value-type="float" office:value="6.857143164">
                <text:p>6.857143164</text:p>
              </table:table-cell>
              <table:table-cell office:value-type="float" office:value="6.857143164">
                <text:p>6.857143164</text:p>
              </table:table-cell>
              <table:table-cell office:value-type="float" office:value="6.857143164">
                <text:p>6.857143164</text:p>
              </table:table-cell>
              <table:table-cell office:value-type="float" office:value="6.857143164">
                <text:p>6.85714316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15.88095292">
                <text:p>15.88095292</text:p>
              </table:table-cell>
              <table:table-cell office:value-type="float" office:value="15.88095292">
                <text:p>15.88095292</text:p>
              </table:table-cell>
              <table:table-cell office:value-type="float" office:value="15.88095292">
                <text:p>15.88095292</text:p>
              </table:table-cell>
              <table:table-cell office:value-type="float" office:value="15.88095292">
                <text:p>15.88095292</text:p>
              </table:table-cell>
              <table:table-cell office:value-type="float" office:value="15.88095292">
                <text:p>15.88095292</text:p>
              </table:table-cell>
              <table:table-cell office:value-type="float" office:value="4.714285925">
                <text:p>4.714285925</text:p>
              </table:table-cell>
              <table:table-cell office:value-type="float" office:value="15.88095292">
                <text:p>15.8809529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  <table:table-cell office:value-type="float" office:value="15.71428627">
                <text:p>15.71428627</text:p>
              </table:table-cell>
              <table:table-cell office:value-type="float" office:value="15.71428627">
                <text:p>15.71428627</text:p>
              </table:table-cell>
              <table:table-cell office:value-type="float" office:value="15.71428627">
                <text:p>15.71428627</text:p>
              </table:table-cell>
              <table:table-cell office:value-type="float" office:value="15.71428627">
                <text:p>15.71428627</text:p>
              </table:table-cell>
              <table:table-cell office:value-type="float" office:value="15.71428627">
                <text:p>15.71428627</text:p>
              </table:table-cell>
              <table:table-cell office:value-type="float" office:value="5.71428597">
                <text:p>5.71428597</text:p>
              </table:table-cell>
              <table:table-cell office:value-type="float" office:value="15.71428627">
                <text:p>15.7142862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  <table:table-cell office:value-type="float" office:value="18.5095242">
                <text:p>18.5095242</text:p>
              </table:table-cell>
              <table:table-cell office:value-type="float" office:value="18.5095242">
                <text:p>18.5095242</text:p>
              </table:table-cell>
              <table:table-cell office:value-type="float" office:value="18.5095242">
                <text:p>18.5095242</text:p>
              </table:table-cell>
              <table:table-cell office:value-type="float" office:value="18.5095242">
                <text:p>18.5095242</text:p>
              </table:table-cell>
              <table:table-cell office:value-type="float" office:value="18.5095242">
                <text:p>18.5095242</text:p>
              </table:table-cell>
              <table:table-cell office:value-type="float" office:value="7.309524029">
                <text:p>7.309524029</text:p>
              </table:table-cell>
              <table:table-cell office:value-type="float" office:value="0.142857149">
                <text:p>0.14285714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18.8333337">
                <text:p>18.8333337</text:p>
              </table:table-cell>
              <table:table-cell office:value-type="float" office:value="18.8333337">
                <text:p>18.8333337</text:p>
              </table:table-cell>
              <table:table-cell office:value-type="float" office:value="18.8333337">
                <text:p>18.8333337</text:p>
              </table:table-cell>
              <table:table-cell office:value-type="float" office:value="18.8333337">
                <text:p>18.8333337</text:p>
              </table:table-cell>
              <table:table-cell office:value-type="float" office:value="18.8333337">
                <text:p>18.8333337</text:p>
              </table:table-cell>
              <table:table-cell office:value-type="float" office:value="5.833333507">
                <text:p>5.83333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1.666666716">
                <text:p>1.666666716</text:p>
              </table:table-cell>
              <table:table-cell office:value-type="float" office:value="1.666666716">
                <text:p>1.666666716</text:p>
              </table:table-cell>
              <table:table-cell office:value-type="float" office:value="1.666666716">
                <text:p>1.666666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2.00000006">
                <text:p>2.00000006</text:p>
              </table:table-cell>
              <table:table-cell office:value-type="float" office:value="2.00000006">
                <text:p>2.00000006</text:p>
              </table:table-cell>
              <table:table-cell office:value-type="float" office:value="2.00000006">
                <text:p>2.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  <table:table-cell office:value-type="float" office:value="1.666666716">
                <text:p>1.666666716</text:p>
              </table:table-cell>
              <table:table-cell office:value-type="float" office:value="1.666666716">
                <text:p>1.666666716</text:p>
              </table:table-cell>
              <table:table-cell office:value-type="float" office:value="1.666666716">
                <text:p>1.666666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26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  <table:table-cell office:value-type="float" office:value="1.333333373">
                <text:p>1.333333373</text:p>
              </table:table-cell>
              <table:table-cell office:value-type="float" office:value="1.333333373">
                <text:p>1.333333373</text:p>
              </table:table-cell>
              <table:table-cell office:value-type="float" office:value="1.333333373">
                <text:p>1.333333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5.666666836">
                <text:p>5.666666836</text:p>
              </table:table-cell>
              <table:table-cell office:value-type="float" office:value="5.666666836">
                <text:p>5.666666836</text:p>
              </table:table-cell>
              <table:table-cell office:value-type="float" office:value="5.666666836">
                <text:p>5.666666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2.333333343">
                <text:p>2.333333343</text:p>
              </table:table-cell>
              <table:table-cell office:value-type="float" office:value="2.833333343">
                <text:p>2.833333343</text:p>
              </table:table-cell>
              <table:table-cell office:value-type="float" office:value="1.833333343">
                <text:p>1.8333333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9.833333343">
                <text:p>9.833333343</text:p>
              </table:table-cell>
              <table:table-cell office:value-type="float" office:value="6.833333343">
                <text:p>6.8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12.66666669">
                <text:p>12.66666669</text:p>
              </table:table-cell>
              <table:table-cell office:value-type="float" office:value="13.66666669">
                <text:p>13.66666669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  <table:table-cell office:value-type="float" office:value="11.33333334">
                <text:p>11.33333334</text:p>
              </table:table-cell>
              <table:table-cell office:value-type="float" office:value="19.83333334">
                <text:p>19.83333334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5.583333403">
                <text:p>5.583333403</text:p>
              </table:table-cell>
              <table:table-cell office:value-type="float" office:value="23.91666675">
                <text:p>23.91666675</text:p>
              </table:table-cell>
              <table:table-cell office:value-type="float" office:value="8.916666746">
                <text:p>8.916666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3333343">
                <text:p>0.58333334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13.16666695">
                <text:p>13.16666695</text:p>
              </table:table-cell>
              <table:table-cell office:value-type="float" office:value="13.16666695">
                <text:p>13.1666669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.16666695">
                <text:p>13.1666669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30.0000006">
                <text:p>30.0000006</text:p>
              </table:table-cell>
              <table:table-cell office:value-type="float" office:value="30.0000006">
                <text:p>30.000000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0000006">
                <text:p>30.000000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30.0000006">
                <text:p>30.0000006</text:p>
              </table:table-cell>
              <table:table-cell office:value-type="float" office:value="30.0000006">
                <text:p>30.0000006</text:p>
              </table:table-cell>
              <table:table-cell office:value-type="float" office:value="9.75">
                <text:p>9.7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0000006">
                <text:p>30.000000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  <table:table-cell office:value-type="float" office:value="24.81666668">
                <text:p>24.81666668</text:p>
              </table:table-cell>
              <table:table-cell office:value-type="float" office:value="24.81666668">
                <text:p>24.81666668</text:p>
              </table:table-cell>
              <table:table-cell office:value-type="float" office:value="24.81666668">
                <text:p>24.81666668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566666678">
                <text:p>0.566666678</text:p>
              </table:table-cell>
              <table:table-cell office:value-type="float" office:value="24.81666668">
                <text:p>24.8166666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24.75000001">
                <text:p>24.75000001</text:p>
              </table:table-cell>
              <table:table-cell office:value-type="float" office:value="24.75000001">
                <text:p>24.75000001</text:p>
              </table:table-cell>
              <table:table-cell office:value-type="float" office:value="24.75000001">
                <text:p>24.75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0000015">
                <text:p>1.000000015</text:p>
              </table:table-cell>
              <table:table-cell office:value-type="float" office:value="24.75000001">
                <text:p>24.7500000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  <table:table-cell office:value-type="float" office:value="22.71904776">
                <text:p>22.71904776</text:p>
              </table:table-cell>
              <table:table-cell office:value-type="float" office:value="22.71904776">
                <text:p>22.71904776</text:p>
              </table:table-cell>
              <table:table-cell office:value-type="float" office:value="22.71904776">
                <text:p>22.71904776</text:p>
              </table:table-cell>
              <table:table-cell office:value-type="float" office:value="0.785714313">
                <text:p>0.785714313</text:p>
              </table:table-cell>
              <table:table-cell office:value-type="float" office:value="0.619047642">
                <text:p>0.619047642</text:p>
              </table:table-cell>
              <table:table-cell office:value-type="float" office:value="7.719047755">
                <text:p>7.719047755</text:p>
              </table:table-cell>
              <table:table-cell office:value-type="float" office:value="22.71904776">
                <text:p>22.7190477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  <table:table-cell office:value-type="float" office:value="23.90952387">
                <text:p>23.90952387</text:p>
              </table:table-cell>
              <table:table-cell office:value-type="float" office:value="23.90952387">
                <text:p>23.90952387</text:p>
              </table:table-cell>
              <table:table-cell office:value-type="float" office:value="23.90952387">
                <text:p>23.90952387</text:p>
              </table:table-cell>
              <table:table-cell office:value-type="float" office:value="1.309523851">
                <text:p>1.309523851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2.909523875">
                <text:p>2.909523875</text:p>
              </table:table-cell>
              <table:table-cell office:value-type="float" office:value="23.90952387">
                <text:p>23.9095238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  <table:table-cell office:value-type="float" office:value="24.5261905">
                <text:p>24.5261905</text:p>
              </table:table-cell>
              <table:table-cell office:value-type="float" office:value="24.5261905">
                <text:p>24.5261905</text:p>
              </table:table-cell>
              <table:table-cell office:value-type="float" office:value="24.5261905">
                <text:p>24.5261905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1.276190504">
                <text:p>1.276190504</text:p>
              </table:table-cell>
              <table:table-cell office:value-type="float" office:value="24.5261905">
                <text:p>24.526190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  <table:table-cell office:value-type="float" office:value="23.9928572">
                <text:p>23.9928572</text:p>
              </table:table-cell>
              <table:table-cell office:value-type="float" office:value="23.9928572">
                <text:p>23.9928572</text:p>
              </table:table-cell>
              <table:table-cell office:value-type="float" office:value="23.9928572">
                <text:p>23.9928572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3.742857203">
                <text:p>3.742857203</text:p>
              </table:table-cell>
              <table:table-cell office:value-type="float" office:value="23.9928572">
                <text:p>23.992857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24.42619051">
                <text:p>24.42619051</text:p>
              </table:table-cell>
              <table:table-cell office:value-type="float" office:value="24.42619051">
                <text:p>24.42619051</text:p>
              </table:table-cell>
              <table:table-cell office:value-type="float" office:value="24.42619051">
                <text:p>24.42619051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1.342857167">
                <text:p>1.342857167</text:p>
              </table:table-cell>
              <table:table-cell office:value-type="float" office:value="24.42619051">
                <text:p>24.4261905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  <table:table-cell office:value-type="float" office:value="24.28571433">
                <text:p>24.28571433</text:p>
              </table:table-cell>
              <table:table-cell office:value-type="float" office:value="24.28571433">
                <text:p>24.28571433</text:p>
              </table:table-cell>
              <table:table-cell office:value-type="float" office:value="24.28571433">
                <text:p>24.28571433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0.285714298">
                <text:p>0.285714298</text:p>
              </table:table-cell>
              <table:table-cell office:value-type="float" office:value="2.285714328">
                <text:p>2.285714328</text:p>
              </table:table-cell>
              <table:table-cell office:value-type="float" office:value="24.28571433">
                <text:p>24.2857143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4.500000119">
                <text:p>4.500000119</text:p>
              </table:table-cell>
              <table:table-cell office:value-type="float" office:value="1.333333373">
                <text:p>1.333333373</text:p>
              </table:table-cell>
              <table:table-cell office:value-type="float" office:value="4.500000119">
                <text:p>4.500000119</text:p>
              </table:table-cell>
              <table:table-cell office:value-type="float" office:value="4.333333343">
                <text:p>4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22.00000009">
                <text:p>22.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9.850000262">
                <text:p>9.850000262</text:p>
              </table:table-cell>
              <table:table-cell office:value-type="float" office:value="77.85000026">
                <text:p>77.85000026</text:p>
              </table:table-cell>
              <table:table-cell office:value-type="float" office:value="9.850000262">
                <text:p>9.85000026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.266666681">
                <text:p>1.266666681</text:p>
              </table:table-cell>
              <table:table-cell office:value-type="float" office:value="1.016666681">
                <text:p>1.016666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14.3333337">
                <text:p>14.3333337</text:p>
              </table:table-cell>
              <table:table-cell office:value-type="float" office:value="67.8333337">
                <text:p>67.8333337</text:p>
              </table:table-cell>
              <table:table-cell office:value-type="float" office:value="14.3333337">
                <text:p>14.333333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3.5">
                <text:p>6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34.16666669">
                <text:p>34.16666669</text:p>
              </table:table-cell>
              <table:table-cell office:value-type="float" office:value="2.166666687">
                <text:p>2.166666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  <table:table-cell office:value-type="float" office:value="1.666666716">
                <text:p>1.666666716</text:p>
              </table:table-cell>
              <table:table-cell office:value-type="float" office:value="33.66666672">
                <text:p>33.66666672</text:p>
              </table:table-cell>
              <table:table-cell office:value-type="float" office:value="2.666666716">
                <text:p>2.666666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39.16666669">
                <text:p>39.16666669</text:p>
              </table:table-cell>
              <table:table-cell office:value-type="float" office:value="6.166666687">
                <text:p>6.166666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  <table:table-cell office:value-type="float" office:value="2.333333403">
                <text:p>2.333333403</text:p>
              </table:table-cell>
              <table:table-cell office:value-type="float" office:value="24.3333334">
                <text:p>24.3333334</text:p>
              </table:table-cell>
              <table:table-cell office:value-type="float" office:value="4.333333403">
                <text:p>4.333333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4.666666806">
                <text:p>4.666666806</text:p>
              </table:table-cell>
              <table:table-cell office:value-type="float" office:value="32.66666681">
                <text:p>32.66666681</text:p>
              </table:table-cell>
              <table:table-cell office:value-type="float" office:value="4.666666806">
                <text:p>4.666666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  <table:table-cell office:value-type="float" office:value="2.333333403">
                <text:p>2.333333403</text:p>
              </table:table-cell>
              <table:table-cell office:value-type="float" office:value="7.333333403">
                <text:p>7.333333403</text:p>
              </table:table-cell>
              <table:table-cell office:value-type="float" office:value="2.333333403">
                <text:p>2.333333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1.333333373">
                <text:p>1.333333373</text:p>
              </table:table-cell>
              <table:table-cell office:value-type="float" office:value="10.33333337">
                <text:p>10.33333337</text:p>
              </table:table-cell>
              <table:table-cell office:value-type="float" office:value="1.333333373">
                <text:p>1.333333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333333343">
                <text:p>3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  <table:table-cell office:value-type="float" office:value="2.642857149">
                <text:p>2.642857149</text:p>
              </table:table-cell>
              <table:table-cell office:value-type="float" office:value="2.642857149">
                <text:p>2.642857149</text:p>
              </table:table-cell>
              <table:table-cell office:value-type="float" office:value="2.642857149">
                <text:p>2.642857149</text:p>
              </table:table-cell>
              <table:table-cell office:value-type="float" office:value="1.476190493">
                <text:p>1.476190493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0.476190493">
                <text:p>0.476190493</text:p>
              </table:table-cell>
              <table:table-cell office:value-type="float" office:value="2.642857149">
                <text:p>2.64285714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  <table:table-cell office:value-type="float" office:value="10.91666667">
                <text:p>10.91666667</text:p>
              </table:table-cell>
              <table:table-cell office:value-type="float" office:value="10.91666667">
                <text:p>10.91666667</text:p>
              </table:table-cell>
              <table:table-cell office:value-type="float" office:value="10.91666667">
                <text:p>10.91666667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10.91666667">
                <text:p>10.9166666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  <table:table-cell office:value-type="float" office:value="7.75">
                <text:p>7.75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4.333333343">
                <text:p>4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333333343">
                <text:p>1.33333334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  <table:table-cell office:value-type="float" office:value="2.892857149">
                <text:p>2.892857149</text:p>
              </table:table-cell>
              <table:table-cell office:value-type="float" office:value="2.892857149">
                <text:p>2.892857149</text:p>
              </table:table-cell>
              <table:table-cell office:value-type="float" office:value="2.892857149">
                <text:p>2.892857149</text:p>
              </table:table-cell>
              <table:table-cell office:value-type="float" office:value="3.642857149">
                <text:p>3.642857149</text:p>
              </table:table-cell>
              <table:table-cell office:value-type="float" office:value="2.142857149">
                <text:p>2.142857149</text:p>
              </table:table-cell>
              <table:table-cell office:value-type="float" office:value="1.642857149">
                <text:p>1.642857149</text:p>
              </table:table-cell>
              <table:table-cell office:value-type="float" office:value="2.892857149">
                <text:p>2.89285714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  <table:table-cell office:value-type="float" office:value="10.15000001">
                <text:p>10.15000001</text:p>
              </table:table-cell>
              <table:table-cell office:value-type="float" office:value="10.15000001">
                <text:p>10.15000001</text:p>
              </table:table-cell>
              <table:table-cell office:value-type="float" office:value="10.15000001">
                <text:p>10.15000001</text:p>
              </table:table-cell>
              <table:table-cell office:value-type="float" office:value="4.400000006">
                <text:p>4.4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15000001">
                <text:p>10.1500000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  <table:table-cell office:value-type="float" office:value="10.40000001">
                <text:p>10.40000001</text:p>
              </table:table-cell>
              <table:table-cell office:value-type="float" office:value="10.40000001">
                <text:p>10.40000001</text:p>
              </table:table-cell>
              <table:table-cell office:value-type="float" office:value="10.40000001">
                <text:p>10.40000001</text:p>
              </table:table-cell>
              <table:table-cell office:value-type="float" office:value="0">
                <text:p>0</text:p>
              </table:table-cell>
              <table:table-cell office:value-type="float" office:value="3.400000006">
                <text:p>3.400000006</text:p>
              </table:table-cell>
              <table:table-cell office:value-type="float" office:value="0">
                <text:p>0</text:p>
              </table:table-cell>
              <table:table-cell office:value-type="float" office:value="10.40000001">
                <text:p>10.4000000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  <table:table-cell office:value-type="float" office:value="8.350000024">
                <text:p>8.350000024</text:p>
              </table:table-cell>
              <table:table-cell office:value-type="float" office:value="8.350000024">
                <text:p>8.350000024</text:p>
              </table:table-cell>
              <table:table-cell office:value-type="float" office:value="8.350000024">
                <text:p>8.350000024</text:p>
              </table:table-cell>
              <table:table-cell office:value-type="float" office:value="1">
                <text:p>1</text:p>
              </table:table-cell>
              <table:table-cell office:value-type="float" office:value="23.60000002">
                <text:p>23.60000002</text:p>
              </table:table-cell>
              <table:table-cell office:value-type="float" office:value="0">
                <text:p>0</text:p>
              </table:table-cell>
              <table:table-cell office:value-type="float" office:value="8.350000024">
                <text:p>8.35000002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  <table:table-cell office:value-type="float" office:value="24.43333337">
                <text:p>24.43333337</text:p>
              </table:table-cell>
              <table:table-cell office:value-type="float" office:value="24.43333337">
                <text:p>24.43333337</text:p>
              </table:table-cell>
              <table:table-cell office:value-type="float" office:value="24.43333337">
                <text:p>24.43333337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.933333367">
                <text:p>1.933333367</text:p>
              </table:table-cell>
              <table:table-cell office:value-type="float" office:value="0">
                <text:p>0</text:p>
              </table:table-cell>
              <table:table-cell office:value-type="float" office:value="24.43333337">
                <text:p>24.4333333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7.459523857">
                <text:p>7.459523857</text:p>
              </table:table-cell>
              <table:table-cell office:value-type="float" office:value="7.459523857">
                <text:p>7.459523857</text:p>
              </table:table-cell>
              <table:table-cell office:value-type="float" office:value="7.459523857">
                <text:p>7.459523857</text:p>
              </table:table-cell>
              <table:table-cell office:value-type="float" office:value="8.976190522">
                <text:p>8.976190522</text:p>
              </table:table-cell>
              <table:table-cell office:value-type="float" office:value="26.37619054">
                <text:p>26.37619054</text:p>
              </table:table-cell>
              <table:table-cell office:value-type="float" office:value="0.809523836">
                <text:p>0.809523836</text:p>
              </table:table-cell>
              <table:table-cell office:value-type="float" office:value="7.459523857">
                <text:p>7.45952385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  <table:table-cell office:value-type="float" office:value="9.75000003">
                <text:p>9.75000003</text:p>
              </table:table-cell>
              <table:table-cell office:value-type="float" office:value="9.75000003">
                <text:p>9.75000003</text:p>
              </table:table-cell>
              <table:table-cell office:value-type="float" office:value="9.75000003">
                <text:p>9.75000003</text:p>
              </table:table-cell>
              <table:table-cell office:value-type="float" office:value="4.333333373">
                <text:p>4.333333373</text:p>
              </table:table-cell>
              <table:table-cell office:value-type="float" office:value="4.333333373">
                <text:p>4.33333337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9.75000003">
                <text:p>9.7500000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4.416666672">
                <text:p>4.416666672</text:p>
              </table:table-cell>
              <table:table-cell office:value-type="float" office:value="11.81666689">
                <text:p>11.81666689</text:p>
              </table:table-cell>
              <table:table-cell office:value-type="float" office:value="11.81666689">
                <text:p>11.81666689</text:p>
              </table:table-cell>
              <table:table-cell office:value-type="float" office:value="0.900000021">
                <text:p>0.900000021</text:p>
              </table:table-cell>
              <table:table-cell office:value-type="float" office:value="4.900000021">
                <text:p>4.900000021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1.81666689">
                <text:p>11.8166668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  <table:table-cell office:value-type="float" office:value="25.25">
                <text:p>25.25</text:p>
              </table:table-cell>
              <table:table-cell office:value-type="float" office:value="5.083333403">
                <text:p>5.083333403</text:p>
              </table:table-cell>
              <table:table-cell office:value-type="float" office:value="5.083333403">
                <text:p>5.083333403</text:p>
              </table:table-cell>
              <table:table-cell office:value-type="float" office:value="0.833333343">
                <text:p>0.833333343</text:p>
              </table:table-cell>
              <table:table-cell office:value-type="float" office:value="11.83333334">
                <text:p>11.83333334</text:p>
              </table:table-cell>
              <table:table-cell office:value-type="float" office:value="2.833333343">
                <text:p>2.833333343</text:p>
              </table:table-cell>
              <table:table-cell office:value-type="float" office:value="5.083333403">
                <text:p>5.08333340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  <table:table-cell office:value-type="float" office:value="19.66666667">
                <text:p>19.66666667</text:p>
              </table:table-cell>
              <table:table-cell office:value-type="float" office:value="3.700000048">
                <text:p>3.700000048</text:p>
              </table:table-cell>
              <table:table-cell office:value-type="float" office:value="3.700000048">
                <text:p>3.700000048</text:p>
              </table:table-cell>
              <table:table-cell office:value-type="float" office:value="1.333333358">
                <text:p>1.333333358</text:p>
              </table:table-cell>
              <table:table-cell office:value-type="float" office:value="7.533333361">
                <text:p>7.533333361</text:p>
              </table:table-cell>
              <table:table-cell office:value-type="float" office:value="3.36666669">
                <text:p>3.36666669</text:p>
              </table:table-cell>
              <table:table-cell office:value-type="float" office:value="3.700000048">
                <text:p>3.70000004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  <table:table-cell office:value-type="float" office:value="21.75">
                <text:p>21.75</text:p>
              </table:table-cell>
              <table:table-cell office:value-type="float" office:value="4.25000006">
                <text:p>4.25000006</text:p>
              </table:table-cell>
              <table:table-cell office:value-type="float" office:value="4.25000006">
                <text:p>4.25000006</text:p>
              </table:table-cell>
              <table:table-cell office:value-type="float" office:value="2.833333343">
                <text:p>2.833333343</text:p>
              </table:table-cell>
              <table:table-cell office:value-type="float" office:value="6.833333343">
                <text:p>6.833333343</text:p>
              </table:table-cell>
              <table:table-cell office:value-type="float" office:value="5.833333343">
                <text:p>5.833333343</text:p>
              </table:table-cell>
              <table:table-cell office:value-type="float" office:value="4.25000006">
                <text:p>4.2500000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  <table:table-cell office:value-type="float" office:value="30.25">
                <text:p>30.25</text:p>
              </table:table-cell>
              <table:table-cell office:value-type="float" office:value="3.083333373">
                <text:p>3.083333373</text:p>
              </table:table-cell>
              <table:table-cell office:value-type="float" office:value="3.083333373">
                <text:p>3.08333337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3.083333373">
                <text:p>3.08333337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4.333333403">
                <text:p>4.333333403</text:p>
              </table:table-cell>
              <table:table-cell office:value-type="float" office:value="4.333333403">
                <text:p>4.333333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.333333403">
                <text:p>4.33333340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  <table:table-cell office:value-type="float" office:value="37.25">
                <text:p>37.25</text:p>
              </table:table-cell>
              <table:table-cell office:value-type="float" office:value="11.9166669">
                <text:p>11.9166669</text:p>
              </table:table-cell>
              <table:table-cell office:value-type="float" office:value="11.9166669">
                <text:p>11.91666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9166669">
                <text:p>11.916666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  <table:table-cell office:value-type="float" office:value="36.75">
                <text:p>36.75</text:p>
              </table:table-cell>
              <table:table-cell office:value-type="float" office:value="11.08333355">
                <text:p>11.08333355</text:p>
              </table:table-cell>
              <table:table-cell office:value-type="float" office:value="11.08333355">
                <text:p>11.08333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08333355">
                <text:p>11.0833335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24.95">
                <text:p>24.95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24.86666667">
                <text:p>24.86666667</text:p>
              </table:table-cell>
              <table:table-cell office:value-type="float" office:value="0.366666675">
                <text:p>0.366666675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24.86666667">
                <text:p>24.8666666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  <table:table-cell office:value-type="float" office:value="40.58333334">
                <text:p>40.58333334</text:p>
              </table:table-cell>
              <table:table-cell office:value-type="float" office:value="9.083333343">
                <text:p>9.083333343</text:p>
              </table:table-cell>
              <table:table-cell office:value-type="float" office:value="40.58333334">
                <text:p>40.58333334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9.083333343">
                <text:p>9.08333334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  <table:table-cell office:value-type="float" office:value="38.90952387">
                <text:p>38.90952387</text:p>
              </table:table-cell>
              <table:table-cell office:value-type="float" office:value="8.576190501">
                <text:p>8.576190501</text:p>
              </table:table-cell>
              <table:table-cell office:value-type="float" office:value="38.90952387">
                <text:p>38.90952387</text:p>
              </table:table-cell>
              <table:table-cell office:value-type="float" office:value="3.409523875">
                <text:p>3.409523875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1.476190493">
                <text:p>1.476190493</text:p>
              </table:table-cell>
              <table:table-cell office:value-type="float" office:value="8.576190501">
                <text:p>8.57619050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  <table:table-cell office:value-type="float" office:value="33.51666683">
                <text:p>33.51666683</text:p>
              </table:table-cell>
              <table:table-cell office:value-type="float" office:value="9.850000054">
                <text:p>9.850000054</text:p>
              </table:table-cell>
              <table:table-cell office:value-type="float" office:value="33.51666683">
                <text:p>33.51666683</text:p>
              </table:table-cell>
              <table:table-cell office:value-type="float" office:value="9.76666683">
                <text:p>9.76666683</text:p>
              </table:table-cell>
              <table:table-cell office:value-type="float" office:value="0.75">
                <text:p>0.75</text:p>
              </table:table-cell>
              <table:table-cell office:value-type="float" office:value="2.750000015">
                <text:p>2.750000015</text:p>
              </table:table-cell>
              <table:table-cell office:value-type="float" office:value="9.850000054">
                <text:p>9.85000005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36.80952404">
                <text:p>36.80952404</text:p>
              </table:table-cell>
              <table:table-cell office:value-type="float" office:value="7.392857209">
                <text:p>7.392857209</text:p>
              </table:table-cell>
              <table:table-cell office:value-type="float" office:value="36.80952404">
                <text:p>36.80952404</text:p>
              </table:table-cell>
              <table:table-cell office:value-type="float" office:value="9.559524044">
                <text:p>9.559524044</text:p>
              </table:table-cell>
              <table:table-cell office:value-type="float" office:value="0.142857149">
                <text:p>0.142857149</text:p>
              </table:table-cell>
              <table:table-cell office:value-type="float" office:value="1.892857179">
                <text:p>1.892857179</text:p>
              </table:table-cell>
              <table:table-cell office:value-type="float" office:value="7.392857209">
                <text:p>7.39285720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  <table:table-cell office:value-type="float" office:value="34.47619067">
                <text:p>34.47619067</text:p>
              </table:table-cell>
              <table:table-cell office:value-type="float" office:value="8.809523866">
                <text:p>8.809523866</text:p>
              </table:table-cell>
              <table:table-cell office:value-type="float" office:value="34.47619067">
                <text:p>34.47619067</text:p>
              </table:table-cell>
              <table:table-cell office:value-type="float" office:value="9.976190671">
                <text:p>9.976190671</text:p>
              </table:table-cell>
              <table:table-cell office:value-type="float" office:value="0.392857149">
                <text:p>0.392857149</text:p>
              </table:table-cell>
              <table:table-cell office:value-type="float" office:value="3.059523836">
                <text:p>3.059523836</text:p>
              </table:table-cell>
              <table:table-cell office:value-type="float" office:value="8.809523866">
                <text:p>8.80952386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  <table:table-cell office:value-type="float" office:value="24.52857189">
                <text:p>24.52857189</text:p>
              </table:table-cell>
              <table:table-cell office:value-type="float" office:value="7.761904925">
                <text:p>7.761904925</text:p>
              </table:table-cell>
              <table:table-cell office:value-type="float" office:value="24.52857189">
                <text:p>24.52857189</text:p>
              </table:table-cell>
              <table:table-cell office:value-type="float" office:value="24.52857189">
                <text:p>24.52857189</text:p>
              </table:table-cell>
              <table:table-cell office:value-type="float" office:value="2.945238143">
                <text:p>2.945238143</text:p>
              </table:table-cell>
              <table:table-cell office:value-type="float" office:value="7.945238173">
                <text:p>7.945238173</text:p>
              </table:table-cell>
              <table:table-cell office:value-type="float" office:value="7.761904925">
                <text:p>7.76190492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20.4238098">
                <text:p>20.4238098</text:p>
              </table:table-cell>
              <table:table-cell office:value-type="float" office:value="8.523809791">
                <text:p>8.523809791</text:p>
              </table:table-cell>
              <table:table-cell office:value-type="float" office:value="20.4238098">
                <text:p>20.4238098</text:p>
              </table:table-cell>
              <table:table-cell office:value-type="float" office:value="20.4238098">
                <text:p>20.4238098</text:p>
              </table:table-cell>
              <table:table-cell office:value-type="float" office:value="1.257142901">
                <text:p>1.257142901</text:p>
              </table:table-cell>
              <table:table-cell office:value-type="float" office:value="20.4238098">
                <text:p>20.4238098</text:p>
              </table:table-cell>
              <table:table-cell office:value-type="float" office:value="8.523809791">
                <text:p>8.52380979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  <table:table-cell office:value-type="float" office:value="32.90238105">
                <text:p>32.90238105</text:p>
              </table:table-cell>
              <table:table-cell office:value-type="float" office:value="9.452381045">
                <text:p>9.452381045</text:p>
              </table:table-cell>
              <table:table-cell office:value-type="float" office:value="32.90238105">
                <text:p>32.90238105</text:p>
              </table:table-cell>
              <table:table-cell office:value-type="float" office:value="7.402381048">
                <text:p>7.402381048</text:p>
              </table:table-cell>
              <table:table-cell office:value-type="float" office:value="0.485714301">
                <text:p>0.485714301</text:p>
              </table:table-cell>
              <table:table-cell office:value-type="float" office:value="7.402381048">
                <text:p>7.402381048</text:p>
              </table:table-cell>
              <table:table-cell office:value-type="float" office:value="9.452381045">
                <text:p>9.45238104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  <table:table-cell office:value-type="float" office:value="7.483333364">
                <text:p>7.483333364</text:p>
              </table:table-cell>
              <table:table-cell office:value-type="float" office:value="27.81666715">
                <text:p>27.81666715</text:p>
              </table:table-cell>
              <table:table-cell office:value-type="float" office:value="27.81666715">
                <text:p>27.81666715</text:p>
              </table:table-cell>
              <table:table-cell office:value-type="float" office:value="1.100000024">
                <text:p>1.100000024</text:p>
              </table:table-cell>
              <table:table-cell office:value-type="float" office:value="0.566666678">
                <text:p>0.566666678</text:p>
              </table:table-cell>
              <table:table-cell office:value-type="float" office:value="7.400000051">
                <text:p>7.400000051</text:p>
              </table:table-cell>
              <table:table-cell office:value-type="float" office:value="27.81666715">
                <text:p>27.8166671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5.133333355">
                <text:p>5.133333355</text:p>
              </table:table-cell>
              <table:table-cell office:value-type="float" office:value="10.38333349">
                <text:p>10.38333349</text:p>
              </table:table-cell>
              <table:table-cell office:value-type="float" office:value="10.38333349">
                <text:p>10.38333349</text:p>
              </table:table-cell>
              <table:table-cell office:value-type="float" office:value="1.333333358">
                <text:p>1.333333358</text:p>
              </table:table-cell>
              <table:table-cell office:value-type="float" office:value="0">
                <text:p>0</text:p>
              </table:table-cell>
              <table:table-cell office:value-type="float" office:value="2.38333337">
                <text:p>2.38333337</text:p>
              </table:table-cell>
              <table:table-cell office:value-type="float" office:value="10.38333349">
                <text:p>10.3833334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  <table:table-cell office:value-type="float" office:value="5.083333358">
                <text:p>5.083333358</text:p>
              </table:table-cell>
              <table:table-cell office:value-type="float" office:value="10.08333348">
                <text:p>10.08333348</text:p>
              </table:table-cell>
              <table:table-cell office:value-type="float" office:value="10.08333348">
                <text:p>10.08333348</text:p>
              </table:table-cell>
              <table:table-cell office:value-type="float" office:value="1.683333352">
                <text:p>1.683333352</text:p>
              </table:table-cell>
              <table:table-cell office:value-type="float" office:value="0.25">
                <text:p>0.25</text:p>
              </table:table-cell>
              <table:table-cell office:value-type="float" office:value="0.733333349">
                <text:p>0.733333349</text:p>
              </table:table-cell>
              <table:table-cell office:value-type="float" office:value="10.08333348">
                <text:p>10.0833334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  <table:table-cell office:value-type="float" office:value="5.150000006">
                <text:p>5.150000006</text:p>
              </table:table-cell>
              <table:table-cell office:value-type="float" office:value="11.40000018">
                <text:p>11.40000018</text:p>
              </table:table-cell>
              <table:table-cell office:value-type="float" office:value="11.40000018">
                <text:p>11.40000018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1.40000018">
                <text:p>11.4000001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  <table:table-cell office:value-type="float" office:value="3.150000006">
                <text:p>3.150000006</text:p>
              </table:table-cell>
              <table:table-cell office:value-type="float" office:value="11.81666693">
                <text:p>11.81666693</text:p>
              </table:table-cell>
              <table:table-cell office:value-type="float" office:value="11.81666693">
                <text:p>11.81666693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1666693">
                <text:p>11.8166669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916666836">
                <text:p>6.916666836</text:p>
              </table:table-cell>
              <table:table-cell office:value-type="float" office:value="6.916666836">
                <text:p>6.916666836</text:p>
              </table:table-cell>
              <table:table-cell office:value-type="float" office:value="2.333333343">
                <text:p>2.333333343</text:p>
              </table:table-cell>
              <table:table-cell office:value-type="float" office:value="0">
                <text:p>0</text:p>
              </table:table-cell>
              <table:table-cell office:value-type="float" office:value="1.916666687">
                <text:p>1.916666687</text:p>
              </table:table-cell>
              <table:table-cell office:value-type="float" office:value="5.916666806">
                <text:p>5.91666680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5.083333433">
                <text:p>5.083333433</text:p>
              </table:table-cell>
              <table:table-cell office:value-type="float" office:value="5.083333433">
                <text:p>5.083333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83333433">
                <text:p>5.0833334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.333333433">
                <text:p>5.333333433</text:p>
              </table:table-cell>
              <table:table-cell office:value-type="float" office:value="5.333333433">
                <text:p>5.333333433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2">
                <text:p>2</text:p>
              </table:table-cell>
              <table:table-cell office:value-type="float" office:value="5.000000089">
                <text:p>5.00000008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  <table:table-cell office:value-type="float" office:value="3.700000003">
                <text:p>3.700000003</text:p>
              </table:table-cell>
              <table:table-cell office:value-type="float" office:value="4.36666669">
                <text:p>4.36666669</text:p>
              </table:table-cell>
              <table:table-cell office:value-type="float" office:value="4.36666669">
                <text:p>4.36666669</text:p>
              </table:table-cell>
              <table:table-cell office:value-type="float" office:value="5.033333346">
                <text:p>5.033333346</text:p>
              </table:table-cell>
              <table:table-cell office:value-type="float" office:value="0.5">
                <text:p>0.5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3.700000003">
                <text:p>3.70000000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  <table:table-cell office:value-type="float" office:value="8.950000003">
                <text:p>8.950000003</text:p>
              </table:table-cell>
              <table:table-cell office:value-type="float" office:value="8.950000003">
                <text:p>8.950000003</text:p>
              </table:table-cell>
              <table:table-cell office:value-type="float" office:value="8.950000003">
                <text:p>8.950000003</text:p>
              </table:table-cell>
              <table:table-cell office:value-type="float" office:value="0.700000003">
                <text:p>0.700000003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8.950000003">
                <text:p>8.95000000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  <table:table-cell office:value-type="float" office:value="10.25">
                <text:p>10.25</text:p>
              </table:table-cell>
              <table:table-cell office:value-type="float" office:value="10.25">
                <text:p>10.25</text:p>
              </table:table-cell>
              <table:table-cell office:value-type="float" office:value="10.25">
                <text:p>10.2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  <table:table-cell office:value-type="float" office:value="1.700000003">
                <text:p>1.700000003</text:p>
              </table:table-cell>
              <table:table-cell office:value-type="float" office:value="1.700000003">
                <text:p>1.700000003</text:p>
              </table:table-cell>
              <table:table-cell office:value-type="float" office:value="1.700000003">
                <text:p>1.70000000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700000003">
                <text:p>1.700000003</text:p>
              </table:table-cell>
              <table:table-cell office:value-type="float" office:value="1.700000003">
                <text:p>1.70000000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  <table:table-cell office:value-type="float" office:value="24.81666668">
                <text:p>24.81666668</text:p>
              </table:table-cell>
              <table:table-cell office:value-type="float" office:value="24.81666668">
                <text:p>24.81666668</text:p>
              </table:table-cell>
              <table:table-cell office:value-type="float" office:value="24.81666668">
                <text:p>24.81666668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24.81666668">
                <text:p>24.8166666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4.900000006">
                <text:p>4.900000006</text:p>
              </table:table-cell>
              <table:table-cell office:value-type="float" office:value="4.900000006">
                <text:p>4.900000006</text:p>
              </table:table-cell>
              <table:table-cell office:value-type="float" office:value="4.900000006">
                <text:p>4.9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4.900000006">
                <text:p>4.90000000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  <table:table-cell office:value-type="float" office:value="3.700000003">
                <text:p>3.700000003</text:p>
              </table:table-cell>
              <table:table-cell office:value-type="float" office:value="3.700000003">
                <text:p>3.700000003</text:p>
              </table:table-cell>
              <table:table-cell office:value-type="float" office:value="3.700000003">
                <text:p>3.7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3.700000003">
                <text:p>3.70000000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  <table:table-cell office:value-type="float" office:value="4.350000009">
                <text:p>4.350000009</text:p>
              </table:table-cell>
              <table:table-cell office:value-type="float" office:value="4.350000009">
                <text:p>4.350000009</text:p>
              </table:table-cell>
              <table:table-cell office:value-type="float" office:value="4.350000009">
                <text:p>4.350000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0000009">
                <text:p>0.600000009</text:p>
              </table:table-cell>
              <table:table-cell office:value-type="float" office:value="4.350000009">
                <text:p>4.35000000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  <table:table-cell office:value-type="float" office:value="3.783333346">
                <text:p>3.783333346</text:p>
              </table:table-cell>
              <table:table-cell office:value-type="float" office:value="3.783333346">
                <text:p>3.783333346</text:p>
              </table:table-cell>
              <table:table-cell office:value-type="float" office:value="3.783333346">
                <text:p>3.783333346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0.533333346">
                <text:p>0.533333346</text:p>
              </table:table-cell>
              <table:table-cell office:value-type="float" office:value="3.783333346">
                <text:p>3.78333334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  <table:table-cell office:value-type="float" office:value="3.766666681">
                <text:p>3.766666681</text:p>
              </table:table-cell>
              <table:table-cell office:value-type="float" office:value="3.766666681">
                <text:p>3.766666681</text:p>
              </table:table-cell>
              <table:table-cell office:value-type="float" office:value="3.766666681">
                <text:p>3.766666681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">
                <text:p>0</text:p>
              </table:table-cell>
              <table:table-cell office:value-type="float" office:value="0.766666681">
                <text:p>0.766666681</text:p>
              </table:table-cell>
              <table:table-cell office:value-type="float" office:value="3.766666681">
                <text:p>3.76666668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  <table:table-cell office:value-type="float" office:value="2.650000006">
                <text:p>2.650000006</text:p>
              </table:table-cell>
              <table:table-cell office:value-type="float" office:value="2.650000006">
                <text:p>2.650000006</text:p>
              </table:table-cell>
              <table:table-cell office:value-type="float" office:value="2.650000006">
                <text:p>2.65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0000006">
                <text:p>0.400000006</text:p>
              </table:table-cell>
              <table:table-cell office:value-type="float" office:value="2.650000006">
                <text:p>2.65000000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  <table:table-cell office:value-type="float" office:value="10.16666684">
                <text:p>10.16666684</text:p>
              </table:table-cell>
              <table:table-cell office:value-type="float" office:value="4.25">
                <text:p>4.25</text:p>
              </table:table-cell>
              <table:table-cell office:value-type="float" office:value="10.16666684">
                <text:p>10.16666684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16666684">
                <text:p>10.1666668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  <table:table-cell office:value-type="float" office:value="10.83333352">
                <text:p>10.83333352</text:p>
              </table:table-cell>
              <table:table-cell office:value-type="float" office:value="4.5">
                <text:p>4.5</text:p>
              </table:table-cell>
              <table:table-cell office:value-type="float" office:value="10.83333352">
                <text:p>10.83333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83333352">
                <text:p>10.8333335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7.416666746">
                <text:p>7.416666746</text:p>
              </table:table-cell>
              <table:table-cell office:value-type="float" office:value="7.416666716">
                <text:p>7.416666716</text:p>
              </table:table-cell>
              <table:table-cell office:value-type="float" office:value="32.91666675">
                <text:p>32.91666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000003">
                <text:p>1.2500000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  <table:table-cell office:value-type="float" office:value="9.666666776">
                <text:p>9.666666776</text:p>
              </table:table-cell>
              <table:table-cell office:value-type="float" office:value="5.500000089">
                <text:p>5.500000089</text:p>
              </table:table-cell>
              <table:table-cell office:value-type="float" office:value="29.16666678">
                <text:p>29.16666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87">
                <text:p>0.66666668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1.25000003">
                <text:p>1.25000003</text:p>
              </table:table-cell>
              <table:table-cell office:value-type="float" office:value="1.25000003">
                <text:p>1.25000003</text:p>
              </table:table-cell>
              <table:table-cell office:value-type="float" office:value="1.25000003">
                <text:p>1.25000003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5.285714522">
                <text:p>5.285714522</text:p>
              </table:table-cell>
              <table:table-cell office:value-type="float" office:value="15.78571483">
                <text:p>15.7857148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  <table:table-cell office:value-type="float" office:value="15.66666722">
                <text:p>15.66666722</text:p>
              </table:table-cell>
              <table:table-cell office:value-type="float" office:value="15.66666722">
                <text:p>15.66666722</text:p>
              </table:table-cell>
              <table:table-cell office:value-type="float" office:value="15.66666722">
                <text:p>15.66666722</text:p>
              </table:table-cell>
              <table:table-cell office:value-type="float" office:value="15.66666722">
                <text:p>15.66666722</text:p>
              </table:table-cell>
              <table:table-cell office:value-type="float" office:value="15.66666722">
                <text:p>15.66666722</text:p>
              </table:table-cell>
              <table:table-cell office:value-type="float" office:value="6.000000268">
                <text:p>6.000000268</text:p>
              </table:table-cell>
              <table:table-cell office:value-type="float" office:value="15.66666722">
                <text:p>15.6666672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15.80952436">
                <text:p>15.80952436</text:p>
              </table:table-cell>
              <table:table-cell office:value-type="float" office:value="15.80952436">
                <text:p>15.80952436</text:p>
              </table:table-cell>
              <table:table-cell office:value-type="float" office:value="15.80952436">
                <text:p>15.80952436</text:p>
              </table:table-cell>
              <table:table-cell office:value-type="float" office:value="15.80952436">
                <text:p>15.80952436</text:p>
              </table:table-cell>
              <table:table-cell office:value-type="float" office:value="15.80952436">
                <text:p>15.80952436</text:p>
              </table:table-cell>
              <table:table-cell office:value-type="float" office:value="5.142857373">
                <text:p>5.142857373</text:p>
              </table:table-cell>
              <table:table-cell office:value-type="float" office:value="15.80952436">
                <text:p>15.8095243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  <table:table-cell office:value-type="float" office:value="15.73809579">
                <text:p>15.73809579</text:p>
              </table:table-cell>
              <table:table-cell office:value-type="float" office:value="15.73809579">
                <text:p>15.73809579</text:p>
              </table:table-cell>
              <table:table-cell office:value-type="float" office:value="15.73809579">
                <text:p>15.73809579</text:p>
              </table:table-cell>
              <table:table-cell office:value-type="float" office:value="15.73809579">
                <text:p>15.73809579</text:p>
              </table:table-cell>
              <table:table-cell office:value-type="float" office:value="15.73809579">
                <text:p>15.73809579</text:p>
              </table:table-cell>
              <table:table-cell office:value-type="float" office:value="5.57142882">
                <text:p>5.57142882</text:p>
              </table:table-cell>
              <table:table-cell office:value-type="float" office:value="15.73809579">
                <text:p>15.7380957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15.78571483">
                <text:p>15.78571483</text:p>
              </table:table-cell>
              <table:table-cell office:value-type="float" office:value="5.285714522">
                <text:p>5.285714522</text:p>
              </table:table-cell>
              <table:table-cell office:value-type="float" office:value="15.78571483">
                <text:p>15.7857148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  <table:table-cell office:value-type="float" office:value="15.73809579">
                <text:p>15.73809579</text:p>
              </table:table-cell>
              <table:table-cell office:value-type="float" office:value="15.73809579">
                <text:p>15.73809579</text:p>
              </table:table-cell>
              <table:table-cell office:value-type="float" office:value="15.73809579">
                <text:p>15.73809579</text:p>
              </table:table-cell>
              <table:table-cell office:value-type="float" office:value="15.73809579">
                <text:p>15.73809579</text:p>
              </table:table-cell>
              <table:table-cell office:value-type="float" office:value="15.73809579">
                <text:p>15.73809579</text:p>
              </table:table-cell>
              <table:table-cell office:value-type="float" office:value="5.57142882">
                <text:p>5.57142882</text:p>
              </table:table-cell>
              <table:table-cell office:value-type="float" office:value="15.73809579">
                <text:p>15.7380957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  <table:table-cell office:value-type="float" office:value="14.28571492">
                <text:p>14.2857149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  <table:table-cell office:value-type="float" office:value="6.142857417">
                <text:p>6.142857417</text:p>
              </table:table-cell>
              <table:table-cell office:value-type="float" office:value="6.142857417">
                <text:p>6.142857417</text:p>
              </table:table-cell>
              <table:table-cell office:value-type="float" office:value="6.142857417">
                <text:p>6.142857417</text:p>
              </table:table-cell>
              <table:table-cell office:value-type="float" office:value="25.14285798">
                <text:p>25.14285798</text:p>
              </table:table-cell>
              <table:table-cell office:value-type="float" office:value="25.14285798">
                <text:p>25.14285798</text:p>
              </table:table-cell>
              <table:table-cell office:value-type="float" office:value="25.14285798">
                <text:p>25.14285798</text:p>
              </table:table-cell>
              <table:table-cell office:value-type="float" office:value="6.142857417">
                <text:p>6.14285741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5.00000001">
                <text:p>15.00000001</text:p>
              </table:table-cell>
              <table:table-cell office:value-type="float" office:value="84.00000001">
                <text:p>84.00000001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166666672">
                <text:p>0.16666667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23.50000003">
                <text:p>23.50000003</text:p>
              </table:table-cell>
              <table:table-cell office:value-type="float" office:value="74.50000003">
                <text:p>74.50000003</text:p>
              </table:table-cell>
              <table:table-cell office:value-type="float" office:value="0.666666687">
                <text:p>0.666666687</text:p>
              </table:table-cell>
              <table:table-cell office:value-type="float" office:value="0.333333343">
                <text:p>0.33333334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18.66666669">
                <text:p>18.66666669</text:p>
              </table:table-cell>
              <table:table-cell office:value-type="float" office:value="79.66666669">
                <text:p>79.66666669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333333343">
                <text:p>0.33333334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0.500000015">
                <text:p>0.500000015</text:p>
              </table:table-cell>
              <table:table-cell office:value-type="float" office:value="18.33333336">
                <text:p>18.33333336</text:p>
              </table:table-cell>
              <table:table-cell office:value-type="float" office:value="79.33333336">
                <text:p>79.33333336</text:p>
              </table:table-cell>
              <table:table-cell office:value-type="float" office:value="0.333333343">
                <text:p>0.333333343</text:p>
              </table:table-cell>
              <table:table-cell office:value-type="float" office:value="0.500000015">
                <text:p>0.50000001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0.166666672">
                <text:p>0.166666672</text:p>
              </table:table-cell>
              <table:table-cell office:value-type="float" office:value="17.66666667">
                <text:p>17.66666667</text:p>
              </table:table-cell>
              <table:table-cell office:value-type="float" office:value="81.66666667">
                <text:p>81.66666667</text:p>
              </table:table-cell>
              <table:table-cell office:value-type="float" office:value="0">
                <text:p>0</text:p>
              </table:table-cell>
              <table:table-cell office:value-type="float" office:value="0.166666672">
                <text:p>0.16666667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.50000003">
                <text:p>17.50000003</text:p>
              </table:table-cell>
              <table:table-cell office:value-type="float" office:value="81.50000003">
                <text:p>81.50000003</text:p>
              </table:table-cell>
              <table:table-cell office:value-type="float" office:value="1.00000003">
                <text:p>1.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